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ekorot-Vilna" svg:font-family="Mekorot-Vilna" style:font-pitch="variable"/>
    <style:font-face style:name="Mekorot-Vilna1" svg:font-family="Mekorot-Vilna" style:font-adornments="Viln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ofar" svg:font-family="Shofar"/>
    <style:font-face style:name="Times New Roman" svg:font-family="'Times New Roman'" style:font-family-generic="roman"/>
  </office:font-face-decls>
  <office:automatic-styles>
    <style:style style:name="P1" style:family="paragraph" style:parent-style-name="Endnote">
      <style:paragraph-properties fo:text-align="end" style:justify-single-word="false" style:writing-mode="rl-tb"/>
      <style:text-properties officeooo:rsid="000fc776" officeooo:paragraph-rsid="000fc776"/>
    </style:style>
    <style:style style:name="P2" style:family="paragraph" style:parent-style-name="Footnote">
      <style:paragraph-properties fo:text-align="end" style:justify-single-word="false" style:writing-mode="rl-tb"/>
      <style:text-properties officeooo:rsid="000e7896" officeooo:paragraph-rsid="000e7896"/>
    </style:style>
    <style:style style:name="P3" style:family="paragraph" style:parent-style-name="Footnote">
      <style:text-properties officeooo:rsid="0012afa7" officeooo:paragraph-rsid="0012afa7"/>
    </style:style>
    <style:style style:name="P4" style:family="paragraph" style:parent-style-name="Footnote">
      <style:text-properties officeooo:rsid="00181f7e" officeooo:paragraph-rsid="00181f7e"/>
    </style:style>
    <style:style style:name="P5" style:family="paragraph" style:parent-style-name="Footnote">
      <style:text-properties officeooo:rsid="001b7927" officeooo:paragraph-rsid="001b7927"/>
    </style:style>
    <style:style style:name="P6" style:family="paragraph" style:parent-style-name="Footnote">
      <style:text-properties officeooo:rsid="00220349" officeooo:paragraph-rsid="00220349"/>
    </style:style>
    <style:style style:name="P7" style:family="paragraph" style:parent-style-name="Footnote">
      <style:text-properties officeooo:rsid="0022d435" officeooo:paragraph-rsid="0022d435"/>
    </style:style>
    <style:style style:name="P8" style:family="paragraph" style:parent-style-name="Endnote">
      <style:text-properties officeooo:rsid="003a9ecc" officeooo:paragraph-rsid="003a9ecc"/>
    </style:style>
    <style:style style:name="P9" style:family="paragraph" style:parent-style-name="Footnote">
      <style:text-properties officeooo:rsid="002e650c" officeooo:paragraph-rsid="002e650c"/>
    </style:style>
    <style:style style:name="P10" style:family="paragraph" style:parent-style-name="Footnote">
      <style:text-properties officeooo:rsid="0030c236" officeooo:paragraph-rsid="0030c236"/>
    </style:style>
    <style:style style:name="P11" style:family="paragraph" style:parent-style-name="Footnote">
      <style:text-properties officeooo:rsid="00385e29" officeooo:paragraph-rsid="00385e29"/>
    </style:style>
    <style:style style:name="P12" style:family="paragraph" style:parent-style-name="Footnote">
      <style:text-properties officeooo:rsid="0047269e" officeooo:paragraph-rsid="0047269e"/>
    </style:style>
    <style:style style:name="P13" style:family="paragraph" style:parent-style-name="Footnote">
      <style:text-properties officeooo:rsid="004e1ec4" officeooo:paragraph-rsid="004e1ec4"/>
    </style:style>
    <style:style style:name="P14" style:family="paragraph" style:parent-style-name="Footnote">
      <style:text-properties officeooo:rsid="00513af6" officeooo:paragraph-rsid="00513af6"/>
    </style:style>
    <style:style style:name="P15" style:family="paragraph" style:parent-style-name="Footnote">
      <style:text-properties officeooo:rsid="00562f0f" officeooo:paragraph-rsid="00562f0f"/>
    </style:style>
    <style:style style:name="P16" style:family="paragraph" style:parent-style-name="Footnote">
      <style:text-properties officeooo:rsid="005abeeb" officeooo:paragraph-rsid="005abeeb"/>
    </style:style>
    <style:style style:name="P17" style:family="paragraph" style:parent-style-name="Footnote">
      <style:text-properties officeooo:rsid="00613bc9" officeooo:paragraph-rsid="00613bc9"/>
    </style:style>
    <style:style style:name="P18" style:family="paragraph" style:parent-style-name="Footnote">
      <style:text-properties officeooo:rsid="00675499" officeooo:paragraph-rsid="00675499"/>
    </style:style>
    <style:style style:name="P19" style:family="paragraph" style:parent-style-name="Footnote">
      <style:text-properties officeooo:rsid="006c8492" officeooo:paragraph-rsid="006c8492"/>
    </style:style>
    <style:style style:name="P20" style:family="paragraph" style:parent-style-name="Footnote">
      <style:text-properties officeooo:rsid="00778fb5" officeooo:paragraph-rsid="00778fb5"/>
    </style:style>
    <style:style style:name="P21" style:family="paragraph" style:parent-style-name="Footnote">
      <style:text-properties officeooo:rsid="00895103" officeooo:paragraph-rsid="00895103"/>
    </style:style>
    <style:style style:name="P22" style:family="paragraph" style:parent-style-name="Footnote">
      <style:text-properties officeooo:rsid="008e848d" officeooo:paragraph-rsid="008e848d"/>
    </style:style>
    <style:style style:name="P23" style:family="paragraph" style:parent-style-name="Footnote">
      <style:text-properties officeooo:rsid="008ebff6" officeooo:paragraph-rsid="008ebff6"/>
    </style:style>
    <style:style style:name="P24" style:family="paragraph" style:parent-style-name="Footnote">
      <style:text-properties officeooo:rsid="00916cc5" officeooo:paragraph-rsid="00916cc5"/>
    </style:style>
    <style:style style:name="P25" style:family="paragraph" style:parent-style-name="Endnote">
      <style:text-properties officeooo:rsid="00a35bee" officeooo:paragraph-rsid="00a35bee"/>
    </style:style>
    <style:style style:name="P26" style:family="paragraph" style:parent-style-name="Footnote">
      <style:text-properties officeooo:rsid="009ec1aa" officeooo:paragraph-rsid="009ec1aa"/>
    </style:style>
    <style:style style:name="P27" style:family="paragraph" style:parent-style-name="Footnote">
      <style:text-properties officeooo:rsid="00a5c909" officeooo:paragraph-rsid="00a5c909"/>
    </style:style>
    <style:style style:name="P28" style:family="paragraph" style:parent-style-name="Footnote">
      <style:text-properties officeooo:rsid="00ad170a" officeooo:paragraph-rsid="00ad170a"/>
    </style:style>
    <style:style style:name="P29" style:family="paragraph" style:parent-style-name="Footnote">
      <style:text-properties officeooo:rsid="00ae3400" officeooo:paragraph-rsid="00ae3400"/>
    </style:style>
    <style:style style:name="P30" style:family="paragraph" style:parent-style-name="Footnote">
      <style:text-properties officeooo:rsid="00bb3f61" officeooo:paragraph-rsid="00bb3f61"/>
    </style:style>
    <style:style style:name="P31" style:family="paragraph" style:parent-style-name="Standard">
      <style:paragraph-properties fo:text-align="end" style:justify-single-word="false" style:writing-mode="rl-tb"/>
      <style:text-properties officeooo:rsid="00bb3f61" officeooo:paragraph-rsid="00bb3f61"/>
    </style:style>
    <style:style style:name="P32" style:family="paragraph" style:parent-style-name="Footnote">
      <style:text-properties officeooo:rsid="00c0a4a0" officeooo:paragraph-rsid="00c0a4a0"/>
    </style:style>
    <style:style style:name="P33" style:family="paragraph" style:parent-style-name="Footnote">
      <style:text-properties officeooo:rsid="00cab764" officeooo:paragraph-rsid="00cab764"/>
    </style:style>
    <style:style style:name="P34" style:family="paragraph" style:parent-style-name="Footnote">
      <style:text-properties officeooo:rsid="00ce0849" officeooo:paragraph-rsid="00ce0849"/>
    </style:style>
    <style:style style:name="P35" style:family="paragraph" style:parent-style-name="Endnote">
      <style:text-properties officeooo:rsid="00e640cd" officeooo:paragraph-rsid="00e640cd"/>
    </style:style>
    <style:style style:name="P36" style:family="paragraph" style:parent-style-name="Footnote">
      <style:text-properties officeooo:rsid="00e640cd" officeooo:paragraph-rsid="00e640cd"/>
    </style:style>
    <style:style style:name="P37" style:family="paragraph" style:parent-style-name="Endnote">
      <style:text-properties officeooo:rsid="01023b57" officeooo:paragraph-rsid="01023b57"/>
    </style:style>
    <style:style style:name="P38" style:family="paragraph" style:parent-style-name="Endnote">
      <style:text-properties officeooo:rsid="01049079" officeooo:paragraph-rsid="01049079"/>
    </style:style>
    <style:style style:name="P39" style:family="paragraph" style:parent-style-name="Endnote">
      <style:text-properties officeooo:rsid="0105fe16" officeooo:paragraph-rsid="0105fe16"/>
    </style:style>
    <style:style style:name="P40" style:family="paragraph" style:parent-style-name="Endnote">
      <style:text-properties officeooo:rsid="0109e952" officeooo:paragraph-rsid="0109e952"/>
    </style:style>
    <style:style style:name="P41" style:family="paragraph" style:parent-style-name="Endnote">
      <style:text-properties officeooo:rsid="010f6046" officeooo:paragraph-rsid="010f6046"/>
    </style:style>
    <style:style style:name="P42" style:family="paragraph" style:parent-style-name="Endnote">
      <style:text-properties officeooo:rsid="01116f44" officeooo:paragraph-rsid="01116f44"/>
    </style:style>
    <style:style style:name="P43" style:family="paragraph" style:parent-style-name="Endnote">
      <style:text-properties officeooo:rsid="011402eb" officeooo:paragraph-rsid="011402eb"/>
    </style:style>
    <style:style style:name="P44" style:family="paragraph" style:parent-style-name="Endnote">
      <style:text-properties officeooo:rsid="011487a1" officeooo:paragraph-rsid="011487a1"/>
    </style:style>
    <style:style style:name="P45" style:family="paragraph" style:parent-style-name="Footnote">
      <style:text-properties officeooo:rsid="00dd6dde" officeooo:paragraph-rsid="00dd6dde"/>
    </style:style>
    <style:style style:name="P46" style:family="paragraph" style:parent-style-name="Footnote">
      <style:text-properties officeooo:rsid="00e4a2e5" officeooo:paragraph-rsid="00e4a2e5"/>
    </style:style>
    <style:style style:name="P47" style:family="paragraph" style:parent-style-name="Footnote">
      <style:text-properties officeooo:rsid="00e613cf" officeooo:paragraph-rsid="00e613cf"/>
    </style:style>
    <style:style style:name="P48" style:family="paragraph" style:parent-style-name="Footnote">
      <style:text-properties officeooo:rsid="00e98337" officeooo:paragraph-rsid="00e98337"/>
    </style:style>
    <style:style style:name="P49" style:family="paragraph" style:parent-style-name="Footnote">
      <style:text-properties officeooo:rsid="00edfb47" officeooo:paragraph-rsid="00edfb47"/>
    </style:style>
    <style:style style:name="P50" style:family="paragraph" style:parent-style-name="Footnote">
      <style:text-properties officeooo:rsid="00f6e5a7" officeooo:paragraph-rsid="00f6e5a7"/>
    </style:style>
    <style:style style:name="P51" style:family="paragraph" style:parent-style-name="Footnote">
      <style:text-properties officeooo:rsid="00fcc31d" officeooo:paragraph-rsid="00fcc31d"/>
    </style:style>
    <style:style style:name="P52" style:family="paragraph" style:parent-style-name="Footnote">
      <style:text-properties officeooo:rsid="0100eac0" officeooo:paragraph-rsid="0100eac0"/>
    </style:style>
    <style:style style:name="P53" style:family="paragraph" style:parent-style-name="Footnote">
      <style:text-properties officeooo:rsid="0102750d" officeooo:paragraph-rsid="0102750d"/>
    </style:style>
    <style:style style:name="P54" style:family="paragraph" style:parent-style-name="Footnote">
      <style:text-properties officeooo:rsid="010866f0" officeooo:paragraph-rsid="010866f0"/>
    </style:style>
    <style:style style:name="P55" style:family="paragraph" style:parent-style-name="Footnote">
      <style:text-properties officeooo:rsid="010b1c38" officeooo:paragraph-rsid="010b1c38"/>
    </style:style>
    <style:style style:name="P56" style:family="paragraph" style:parent-style-name="Endnote">
      <style:text-properties officeooo:rsid="0116f321" officeooo:paragraph-rsid="0116f321"/>
    </style:style>
    <style:style style:name="P57" style:family="paragraph" style:parent-style-name="Endnote">
      <style:text-properties officeooo:rsid="01191dcb" officeooo:paragraph-rsid="01191dcb"/>
    </style:style>
    <style:style style:name="P58" style:family="paragraph" style:parent-style-name="Endnote">
      <style:text-properties officeooo:rsid="0119321c" officeooo:paragraph-rsid="0119321c"/>
    </style:style>
    <style:style style:name="P59" style:family="paragraph" style:parent-style-name="Endnote">
      <style:text-properties officeooo:rsid="011b43e9" officeooo:paragraph-rsid="011b43e9"/>
    </style:style>
    <style:style style:name="P60" style:family="paragraph" style:parent-style-name="Endnote">
      <style:text-properties officeooo:rsid="011bb476" officeooo:paragraph-rsid="011bb476"/>
    </style:style>
    <style:style style:name="P61" style:family="paragraph" style:parent-style-name="Endnote">
      <style:text-properties officeooo:rsid="012bb4f4" officeooo:paragraph-rsid="012bb4f4"/>
    </style:style>
    <style:style style:name="P62" style:family="paragraph" style:parent-style-name="Endnote">
      <style:text-properties officeooo:rsid="0119ce7b" officeooo:paragraph-rsid="0119ce7b"/>
    </style:style>
    <style:style style:name="P63" style:family="paragraph" style:parent-style-name="Footnote">
      <style:text-properties officeooo:rsid="011f32ee" officeooo:paragraph-rsid="011f32ee"/>
    </style:style>
    <style:style style:name="P64" style:family="paragraph" style:parent-style-name="Footnote">
      <style:text-properties officeooo:rsid="012009c6" officeooo:paragraph-rsid="012009c6"/>
    </style:style>
    <style:style style:name="P65" style:family="paragraph" style:parent-style-name="Footnote">
      <style:text-properties officeooo:rsid="0123d93c" officeooo:paragraph-rsid="0123d93c"/>
    </style:style>
    <style:style style:name="P66" style:family="paragraph" style:parent-style-name="Footnote">
      <style:text-properties officeooo:rsid="012bca01" officeooo:paragraph-rsid="012bca01"/>
    </style:style>
    <style:style style:name="P67" style:family="paragraph" style:parent-style-name="Footnote">
      <style:text-properties officeooo:rsid="0136837e" officeooo:paragraph-rsid="0136837e"/>
    </style:style>
    <style:style style:name="P68" style:family="paragraph" style:parent-style-name="Endnote">
      <style:text-properties officeooo:rsid="014a3938" officeooo:paragraph-rsid="014a3938"/>
    </style:style>
    <style:style style:name="P69" style:family="paragraph" style:parent-style-name="Endnote">
      <style:text-properties officeooo:rsid="014c9a28" officeooo:paragraph-rsid="014c9a28"/>
    </style:style>
    <style:style style:name="P70" style:family="paragraph" style:parent-style-name="Endnote">
      <style:text-properties officeooo:rsid="01625724" officeooo:paragraph-rsid="01625724"/>
    </style:style>
    <style:style style:name="P71" style:family="paragraph" style:parent-style-name="Endnote">
      <style:text-properties officeooo:rsid="0162c520" officeooo:paragraph-rsid="0162c520"/>
    </style:style>
    <style:style style:name="P72" style:family="paragraph" style:parent-style-name="Footnote">
      <style:text-properties officeooo:rsid="0131818e" officeooo:paragraph-rsid="012e00e4"/>
    </style:style>
    <style:style style:name="P73" style:family="paragraph" style:parent-style-name="Footnote">
      <style:paragraph-properties fo:margin-left="0in" fo:margin-right="0in" fo:text-indent="0in" style:auto-text-indent="false"/>
      <style:text-properties officeooo:rsid="01499ebf" officeooo:paragraph-rsid="01499ebf"/>
    </style:style>
    <style:style style:name="P74" style:family="paragraph" style:parent-style-name="Footnote">
      <style:text-properties officeooo:rsid="014fe5aa" officeooo:paragraph-rsid="014fe5aa"/>
    </style:style>
    <style:style style:name="P75" style:family="paragraph" style:parent-style-name="Footnote">
      <style:text-properties officeooo:rsid="0150ae8a" officeooo:paragraph-rsid="0150ae8a"/>
    </style:style>
    <style:style style:name="P76" style:family="paragraph" style:parent-style-name="Footnote">
      <style:text-properties officeooo:rsid="0153dc67" officeooo:paragraph-rsid="0153dc67"/>
    </style:style>
    <style:style style:name="P77" style:family="paragraph" style:parent-style-name="Footnote">
      <style:text-properties officeooo:rsid="015564dc" officeooo:paragraph-rsid="015564dc"/>
    </style:style>
    <style:style style:name="P78" style:family="paragraph" style:parent-style-name="Endnote">
      <style:text-properties officeooo:rsid="01689c5b" officeooo:paragraph-rsid="01689c5b"/>
    </style:style>
    <style:style style:name="P79" style:family="paragraph" style:parent-style-name="Footnote">
      <style:text-properties officeooo:rsid="016b04ab" officeooo:paragraph-rsid="016b04ab"/>
    </style:style>
    <style:style style:name="P80" style:family="paragraph" style:parent-style-name="Footnote">
      <style:text-properties officeooo:rsid="016c58ad" officeooo:paragraph-rsid="016c58ad"/>
    </style:style>
    <style:style style:name="P81" style:family="paragraph" style:parent-style-name="Footnote">
      <style:text-properties officeooo:rsid="017074b7" officeooo:paragraph-rsid="017074b7"/>
    </style:style>
    <style:style style:name="P82" style:family="paragraph" style:parent-style-name="Footnote">
      <style:text-properties officeooo:rsid="01723d7c" officeooo:paragraph-rsid="01723d7c"/>
    </style:style>
    <style:style style:name="P83" style:family="paragraph" style:parent-style-name="Footnote">
      <style:text-properties officeooo:rsid="0175b9a0" officeooo:paragraph-rsid="0175b9a0"/>
    </style:style>
    <style:style style:name="P84" style:family="paragraph" style:parent-style-name="Endnote">
      <style:text-properties officeooo:rsid="017d7be8" officeooo:paragraph-rsid="017d7be8"/>
    </style:style>
    <style:style style:name="P85" style:family="paragraph" style:parent-style-name="Endnote">
      <style:text-properties officeooo:rsid="018363f9" officeooo:paragraph-rsid="018363f9"/>
    </style:style>
    <style:style style:name="P86" style:family="paragraph" style:parent-style-name="Endnote">
      <style:text-properties officeooo:rsid="01b20893" officeooo:paragraph-rsid="01b20893"/>
    </style:style>
    <style:style style:name="P87" style:family="paragraph" style:parent-style-name="Footnote">
      <style:text-properties officeooo:rsid="017ef65d" officeooo:paragraph-rsid="017ef65d"/>
    </style:style>
    <style:style style:name="P88" style:family="paragraph" style:parent-style-name="Footnote">
      <style:text-properties officeooo:rsid="0180d61c" officeooo:paragraph-rsid="0180d61c"/>
    </style:style>
    <style:style style:name="P89" style:family="paragraph" style:parent-style-name="Footnote">
      <style:text-properties officeooo:rsid="0190ce5a" officeooo:paragraph-rsid="0190ce5a"/>
    </style:style>
    <style:style style:name="P90" style:family="paragraph" style:parent-style-name="Footnote">
      <style:text-properties officeooo:rsid="01a24403" officeooo:paragraph-rsid="01a24403"/>
    </style:style>
    <style:style style:name="P91" style:family="paragraph" style:parent-style-name="Footnote">
      <style:text-properties officeooo:rsid="01a46b2d" officeooo:paragraph-rsid="01a46b2d"/>
    </style:style>
    <style:style style:name="P92" style:family="paragraph" style:parent-style-name="Standard">
      <style:paragraph-properties fo:text-align="end" style:justify-single-word="false" style:writing-mode="rl-tb"/>
      <style:text-properties fo:font-size="10pt" fo:font-style="italic" officeooo:rsid="0180d61c" officeooo:paragraph-rsid="0185489b" style:font-size-asian="10pt" style:font-style-asian="italic" style:font-name-complex="Mekorot-Vilna1" style:font-size-complex="10pt" style:font-style-complex="italic" style:font-weight-complex="bold"/>
    </style:style>
    <style:style style:name="P93" style:family="paragraph" style:parent-style-name="Endnote">
      <style:text-properties officeooo:rsid="01d09e76" officeooo:paragraph-rsid="01d09e76"/>
    </style:style>
    <style:style style:name="P94" style:family="paragraph" style:parent-style-name="Footnote">
      <style:text-properties officeooo:rsid="01bbc26d" officeooo:paragraph-rsid="01bbc26d"/>
    </style:style>
    <style:style style:name="P95" style:family="paragraph" style:parent-style-name="Footnote">
      <style:text-properties officeooo:rsid="01be9ad0" officeooo:paragraph-rsid="01be9ad0"/>
    </style:style>
    <style:style style:name="P96" style:family="paragraph" style:parent-style-name="Footnote">
      <style:text-properties officeooo:rsid="01c8eab4" officeooo:paragraph-rsid="01c8eab4"/>
    </style:style>
    <style:style style:name="P97" style:family="paragraph" style:parent-style-name="Footnote">
      <style:text-properties officeooo:rsid="01ca3597" officeooo:paragraph-rsid="01ca3597"/>
    </style:style>
    <style:style style:name="P98" style:family="paragraph" style:parent-style-name="Footnote">
      <style:text-properties officeooo:rsid="01ce7104" officeooo:paragraph-rsid="01ce7104"/>
    </style:style>
    <style:style style:name="P99" style:family="paragraph" style:parent-style-name="Footnote">
      <style:text-properties officeooo:rsid="01d45e72" officeooo:paragraph-rsid="01d45e72"/>
    </style:style>
    <style:style style:name="P100" style:family="paragraph" style:parent-style-name="Footnote">
      <style:text-properties officeooo:rsid="01dd583a" officeooo:paragraph-rsid="01dd583a"/>
    </style:style>
    <style:style style:name="P101" style:family="paragraph" style:parent-style-name="Footnote">
      <style:text-properties officeooo:rsid="01dd8079" officeooo:paragraph-rsid="01dd8079"/>
    </style:style>
    <style:style style:name="P102" style:family="paragraph" style:parent-style-name="Footnote">
      <style:text-properties officeooo:rsid="022633f0" officeooo:paragraph-rsid="022633f0"/>
    </style:style>
    <style:style style:name="P103" style:family="paragraph" style:parent-style-name="Footnote">
      <style:text-properties officeooo:rsid="02302b0d" officeooo:paragraph-rsid="02302b0d"/>
    </style:style>
    <style:style style:name="P104" style:family="paragraph" style:parent-style-name="Footnote">
      <style:text-properties officeooo:rsid="02375cee" officeooo:paragraph-rsid="02375cee"/>
    </style:style>
    <style:style style:name="P105" style:family="paragraph" style:parent-style-name="Standard">
      <style:paragraph-properties fo:text-align="end" style:justify-single-word="false" style:writing-mode="rl-tb"/>
      <style:text-properties officeooo:paragraph-rsid="000c4929" style:font-name-complex="Mekorot-Vilna"/>
    </style:style>
    <style:style style:name="P106" style:family="paragraph" style:parent-style-name="Standard">
      <style:paragraph-properties fo:text-align="end" style:justify-single-word="false" style:writing-mode="rl-tb"/>
      <style:text-properties officeooo:rsid="000c7df0" officeooo:paragraph-rsid="000c7df0" style:font-name-complex="Mekorot-Vilna"/>
    </style:style>
    <style:style style:name="P107" style:family="paragraph" style:parent-style-name="Standard">
      <style:paragraph-properties fo:text-align="end" style:justify-single-word="false" style:writing-mode="rl-tb"/>
      <style:text-properties fo:font-style="italic" fo:font-weight="bold" officeooo:rsid="000c7df0" officeooo:paragraph-rsid="002858f3" style:font-style-asian="italic" style:font-weight-asian="bold" style:font-name-complex="Mekorot-Vilna" style:font-style-complex="italic" style:font-weight-complex="bold"/>
    </style:style>
    <style:style style:name="P108" style:family="paragraph" style:parent-style-name="Standard">
      <style:paragraph-properties fo:text-align="end" style:justify-single-word="false" style:writing-mode="rl-tb"/>
      <style:text-properties fo:font-style="italic" fo:font-weight="bold" officeooo:rsid="0012afa7" officeooo:paragraph-rsid="002446b2" style:font-style-asian="italic" style:font-weight-asian="bold" style:font-name-complex="Mekorot-Vilna" style:font-style-complex="italic" style:font-weight-complex="bold"/>
    </style:style>
    <style:style style:name="P109" style:family="paragraph" style:parent-style-name="Standard">
      <style:paragraph-properties fo:text-align="end" style:justify-single-word="false" style:writing-mode="rl-tb"/>
      <style:text-properties fo:font-style="italic" fo:font-weight="bold" officeooo:rsid="009f41f2" officeooo:paragraph-rsid="009f41f2" style:font-style-asian="italic" style:font-weight-asian="bold" style:font-name-complex="Mekorot-Vilna" style:font-style-complex="italic" style:font-weight-complex="bold"/>
    </style:style>
    <style:style style:name="P110" style:family="paragraph" style:parent-style-name="Standard">
      <style:paragraph-properties fo:text-align="end" style:justify-single-word="false" style:writing-mode="rl-tb"/>
      <style:text-properties fo:font-style="italic" fo:font-weight="bold" officeooo:rsid="00dcb2fe" officeooo:paragraph-rsid="00dcb2fe" style:font-style-asian="italic" style:font-weight-asian="bold" style:font-name-complex="Mekorot-Vilna" style:font-style-complex="italic" style:font-weight-complex="bold"/>
    </style:style>
    <style:style style:name="P111" style:family="paragraph" style:parent-style-name="Standard">
      <style:paragraph-properties fo:text-align="end" style:justify-single-word="false" style:writing-mode="rl-tb"/>
      <style:text-properties fo:font-style="italic" fo:font-weight="bold" officeooo:rsid="00e2274a" officeooo:paragraph-rsid="00e2274a" style:font-style-asian="italic" style:font-weight-asian="bold" style:font-name-complex="Mekorot-Vilna" style:font-style-complex="italic" style:font-weight-complex="bold"/>
    </style:style>
    <style:style style:name="P112" style:family="paragraph" style:parent-style-name="Standard">
      <style:paragraph-properties fo:text-align="end" style:justify-single-word="false" style:writing-mode="rl-tb"/>
      <style:text-properties fo:font-style="italic" fo:font-weight="bold" officeooo:rsid="021b38df" officeooo:paragraph-rsid="021b38df" style:font-style-asian="italic" style:font-weight-asian="bold" style:font-style-complex="italic" style:font-weight-complex="bold"/>
    </style:style>
    <style:style style:name="P113" style:family="paragraph" style:parent-style-name="Standard">
      <style:paragraph-properties fo:text-align="end" style:justify-single-word="false" style:writing-mode="rl-tb"/>
      <style:text-properties fo:font-style="italic" fo:font-weight="bold" officeooo:rsid="0226f751" officeooo:paragraph-rsid="0226f751" style:font-style-asian="italic" style:font-weight-asian="bold" style:font-style-complex="italic" style:font-weight-complex="bold"/>
    </style:style>
    <style:style style:name="P114" style:family="paragraph" style:parent-style-name="Standard">
      <style:paragraph-properties fo:text-align="end" style:justify-single-word="false" style:writing-mode="rl-tb"/>
      <style:text-properties fo:font-style="italic" fo:font-weight="bold" officeooo:rsid="022a07d8" officeooo:paragraph-rsid="022a07d8" style:font-style-asian="italic" style:font-weight-asian="bold" style:font-style-complex="italic" style:font-weight-complex="bold"/>
    </style:style>
    <style:style style:name="P115" style:family="paragraph" style:parent-style-name="Standard">
      <style:paragraph-properties fo:text-align="end" style:justify-single-word="false" style:writing-mode="rl-tb"/>
      <style:text-properties fo:font-style="italic" fo:font-weight="bold" officeooo:rsid="022cc840" officeooo:paragraph-rsid="022cc840" style:font-style-asian="italic" style:font-weight-asian="bold" style:font-style-complex="italic" style:font-weight-complex="bold"/>
    </style:style>
    <style:style style:name="P116" style:family="paragraph" style:parent-style-name="Standard">
      <style:paragraph-properties fo:text-align="end" style:justify-single-word="false" style:writing-mode="rl-tb"/>
      <style:text-properties fo:font-style="italic" fo:font-weight="bold" officeooo:rsid="0232e019" officeooo:paragraph-rsid="0232e019" style:font-style-asian="italic" style:font-weight-asian="bold" style:font-style-complex="italic" style:font-weight-complex="bold"/>
    </style:style>
    <style:style style:name="P117" style:family="paragraph" style:parent-style-name="Standard">
      <style:paragraph-properties fo:text-align="end" style:justify-single-word="false" style:writing-mode="rl-tb"/>
      <style:text-properties fo:font-style="italic" fo:font-weight="bold" officeooo:rsid="0234a9c2" officeooo:paragraph-rsid="0234a9c2" style:font-style-asian="italic" style:font-weight-asian="bold" style:font-style-complex="italic" style:font-weight-complex="bold"/>
    </style:style>
    <style:style style:name="P118" style:family="paragraph" style:parent-style-name="Standard">
      <style:paragraph-properties fo:text-align="end" style:justify-single-word="false" style:writing-mode="rl-tb"/>
      <style:text-properties fo:font-style="italic" fo:font-weight="bold" officeooo:rsid="023679ac" officeooo:paragraph-rsid="023679ac" style:font-style-asian="italic" style:font-weight-asian="bold" style:font-style-complex="italic" style:font-weight-complex="bold"/>
    </style:style>
    <style:style style:name="P119" style:family="paragraph" style:parent-style-name="Standard">
      <style:paragraph-properties fo:text-align="end" style:justify-single-word="false" style:writing-mode="rl-tb"/>
      <style:text-properties fo:font-style="italic" fo:font-weight="bold" officeooo:rsid="0240dd03" officeooo:paragraph-rsid="0246f2c3" style:font-style-asian="italic" style:font-weight-asian="bold" style:font-style-complex="italic" style:font-weight-complex="bold"/>
    </style:style>
    <style:style style:name="P120" style:family="paragraph" style:parent-style-name="Standard">
      <style:paragraph-properties fo:text-align="end" style:justify-single-word="false" style:writing-mode="rl-tb"/>
      <style:text-properties fo:font-style="italic" fo:font-weight="bold" officeooo:rsid="0246f2c3" officeooo:paragraph-rsid="0246f2c3" style:font-style-asian="italic" style:font-weight-asian="bold" style:font-style-complex="italic" style:font-weight-complex="bold"/>
    </style:style>
    <style:style style:name="P121" style:family="paragraph" style:parent-style-name="Standard">
      <style:paragraph-properties fo:text-align="end" style:justify-single-word="false" style:writing-mode="rl-tb"/>
      <style:text-properties fo:font-style="italic" fo:font-weight="bold" officeooo:rsid="0246fdf5" officeooo:paragraph-rsid="0246fdf5" style:font-style-asian="italic" style:font-weight-asian="bold" style:font-style-complex="italic" style:font-weight-complex="bold"/>
    </style:style>
    <style:style style:name="P122" style:family="paragraph" style:parent-style-name="Standard">
      <style:paragraph-properties fo:text-align="end" style:justify-single-word="false" style:writing-mode="rl-tb"/>
      <style:text-properties fo:font-style="italic" fo:font-weight="bold" officeooo:rsid="027361f2" officeooo:paragraph-rsid="027361f2" style:font-style-asian="italic" style:font-weight-asian="bold" style:font-style-complex="italic" style:font-weight-complex="bold"/>
    </style:style>
    <style:style style:name="P123" style:family="paragraph" style:parent-style-name="Standard">
      <style:paragraph-properties fo:text-align="end" style:justify-single-word="false" style:writing-mode="rl-tb"/>
      <style:text-properties fo:font-style="italic" fo:font-weight="bold" officeooo:rsid="0285b738" officeooo:paragraph-rsid="0285b738" style:font-style-asian="italic" style:font-weight-asian="bold" style:font-style-complex="italic" style:font-weight-complex="bold"/>
    </style:style>
    <style:style style:name="P124" style:family="paragraph" style:parent-style-name="Standard">
      <loext:graphic-properties draw:fill-gradient-name="gradient" draw:fill-hatch-name="hatch"/>
      <style:paragraph-properties fo:text-align="end" style:justify-single-word="false" style:writing-mode="rl-tb"/>
      <style:text-properties fo:font-style="italic" fo:font-weight="bold" officeooo:rsid="02695b60" officeooo:paragraph-rsid="02695b60" style:font-style-asian="italic" style:font-weight-asian="bold" style:font-style-complex="italic" style:font-weight-complex="bold"/>
    </style:style>
    <style:style style:name="P125" style:family="paragraph" style:parent-style-name="Standard">
      <style:paragraph-properties fo:text-align="end" style:justify-single-word="false" style:writing-mode="rl-tb"/>
      <style:text-properties fo:font-style="italic" officeooo:rsid="00bede4c" officeooo:paragraph-rsid="00bede4c" style:font-style-asian="italic" style:font-style-complex="italic"/>
    </style:style>
    <style:style style:name="P126" style:family="paragraph" style:parent-style-name="Standard">
      <style:paragraph-properties fo:text-align="end" style:justify-single-word="false" style:writing-mode="rl-tb"/>
      <style:text-properties fo:font-style="italic" officeooo:rsid="00c3a52a" officeooo:paragraph-rsid="00d94c15" style:font-style-asian="italic" style:font-style-complex="italic"/>
    </style:style>
    <style:style style:name="P127" style:family="paragraph" style:parent-style-name="Standard">
      <style:paragraph-properties fo:text-align="end" style:justify-single-word="false" style:writing-mode="rl-tb"/>
      <style:text-properties fo:font-style="italic" officeooo:rsid="00c3a52a" officeooo:paragraph-rsid="00d9e04b" style:font-style-asian="italic" style:font-style-complex="italic"/>
    </style:style>
    <style:style style:name="P128" style:family="paragraph" style:parent-style-name="Standard">
      <style:paragraph-properties fo:text-align="end" style:justify-single-word="false" style:writing-mode="rl-tb"/>
      <style:text-properties fo:font-style="italic" officeooo:rsid="0131e496" officeooo:paragraph-rsid="016461dc" style:font-style-asian="italic" style:font-style-complex="italic"/>
    </style:style>
    <style:style style:name="P129" style:family="paragraph" style:parent-style-name="Standard">
      <style:paragraph-properties fo:text-align="end" style:justify-single-word="false" style:writing-mode="rl-tb"/>
      <style:text-properties fo:font-style="italic" officeooo:rsid="01656671" officeooo:paragraph-rsid="01656671" style:font-style-asian="italic" style:font-style-complex="italic"/>
    </style:style>
    <style:style style:name="P130" style:family="paragraph" style:parent-style-name="Standard">
      <style:paragraph-properties fo:text-align="end" style:justify-single-word="false" style:writing-mode="rl-tb"/>
      <style:text-properties fo:font-style="italic" officeooo:rsid="016e91fb" officeooo:paragraph-rsid="016e91fb" style:font-style-asian="italic" style:font-style-complex="italic"/>
    </style:style>
    <style:style style:name="P131" style:family="paragraph" style:parent-style-name="Standard">
      <style:paragraph-properties fo:text-align="end" style:justify-single-word="false" style:writing-mode="rl-tb"/>
      <style:text-properties fo:font-style="italic" officeooo:rsid="00f50ac7" officeooo:paragraph-rsid="00f50ac7" style:font-style-asian="italic" style:font-style-complex="italic"/>
    </style:style>
    <style:style style:name="P132" style:family="paragraph" style:parent-style-name="Standard">
      <style:paragraph-properties fo:text-align="end" style:justify-single-word="false" style:writing-mode="rl-tb"/>
      <style:text-properties fo:font-style="italic" officeooo:rsid="010b1c38" officeooo:paragraph-rsid="0142a60e" style:font-style-asian="italic" style:font-style-complex="italic"/>
    </style:style>
    <style:style style:name="P133" style:family="paragraph" style:parent-style-name="Standard">
      <style:paragraph-properties fo:text-align="end" style:justify-single-word="false" style:writing-mode="rl-tb"/>
      <style:text-properties fo:font-style="italic" officeooo:rsid="017b848a" officeooo:paragraph-rsid="017b848a" style:font-style-asian="italic" style:font-style-complex="italic"/>
    </style:style>
    <style:style style:name="P134" style:family="paragraph" style:parent-style-name="Standard">
      <style:paragraph-properties fo:text-align="end" style:justify-single-word="false" style:writing-mode="rl-tb"/>
      <style:text-properties fo:font-style="italic" officeooo:rsid="0180d61c" officeooo:paragraph-rsid="0180d61c" style:font-style-asian="italic" style:font-style-complex="italic"/>
    </style:style>
    <style:style style:name="P135" style:family="paragraph" style:parent-style-name="Standard">
      <style:paragraph-properties fo:text-align="end" style:justify-single-word="false" style:writing-mode="rl-tb"/>
      <style:text-properties fo:font-style="italic" officeooo:rsid="018910eb" officeooo:paragraph-rsid="018910eb" style:font-style-asian="italic" style:font-style-complex="italic"/>
    </style:style>
    <style:style style:name="P136" style:family="paragraph" style:parent-style-name="Standard">
      <style:paragraph-properties fo:text-align="end" style:justify-single-word="false" style:writing-mode="rl-tb"/>
      <style:text-properties fo:font-style="italic" officeooo:rsid="018c1d68" officeooo:paragraph-rsid="018c1d68" style:font-style-asian="italic" style:font-style-complex="italic"/>
    </style:style>
    <style:style style:name="P137" style:family="paragraph" style:parent-style-name="Standard">
      <style:paragraph-properties fo:text-align="end" style:justify-single-word="false" style:writing-mode="rl-tb"/>
      <style:text-properties fo:font-style="italic" officeooo:rsid="0198532a" officeooo:paragraph-rsid="020bb5ee" style:font-style-asian="italic" style:font-style-complex="italic"/>
    </style:style>
    <style:style style:name="P138" style:family="paragraph" style:parent-style-name="Standard">
      <style:paragraph-properties fo:text-align="end" style:justify-single-word="false" style:writing-mode="rl-tb"/>
      <style:text-properties fo:font-style="italic" officeooo:rsid="020c02dc" officeooo:paragraph-rsid="02122aa0" style:font-style-asian="italic" style:font-style-complex="italic"/>
    </style:style>
    <style:style style:name="P139" style:family="paragraph" style:parent-style-name="Standard">
      <style:paragraph-properties fo:text-align="end" style:justify-single-word="false" style:writing-mode="rl-tb"/>
      <style:text-properties fo:font-style="italic" officeooo:rsid="020c02dc" officeooo:paragraph-rsid="020c02dc" style:font-style-asian="italic" style:font-style-complex="italic"/>
    </style:style>
    <style:style style:name="P140" style:family="paragraph" style:parent-style-name="Standard">
      <style:paragraph-properties fo:text-align="end" style:justify-single-word="false" style:writing-mode="rl-tb"/>
      <style:text-properties fo:font-style="italic" officeooo:rsid="020c02dc" officeooo:paragraph-rsid="02124404" style:font-style-asian="italic" style:font-style-complex="italic"/>
    </style:style>
    <style:style style:name="P141" style:family="paragraph" style:parent-style-name="Standard">
      <style:paragraph-properties fo:text-align="end" style:justify-single-word="false" style:writing-mode="rl-tb"/>
      <style:text-properties fo:font-style="italic" officeooo:rsid="02136747" officeooo:paragraph-rsid="02136747" style:font-style-asian="italic" style:font-style-complex="italic"/>
    </style:style>
    <style:style style:name="P142" style:family="paragraph" style:parent-style-name="Standard">
      <style:paragraph-properties fo:text-align="end" style:justify-single-word="false" style:writing-mode="rl-tb"/>
      <style:text-properties fo:font-style="italic" fo:font-weight="normal" officeooo:rsid="02900a96" officeooo:paragraph-rsid="02aee157" style:font-style-asian="italic" style:font-weight-asian="normal" style:font-name-complex="Mekorot-Vilna" style:font-style-complex="italic" style:font-weight-complex="normal"/>
    </style:style>
    <style:style style:name="P143" style:family="paragraph" style:parent-style-name="Standard">
      <style:paragraph-properties fo:text-align="end" style:justify-single-word="false" style:writing-mode="rl-tb"/>
      <style:text-properties fo:font-style="italic" fo:font-weight="normal" officeooo:rsid="02a1cbc9" officeooo:paragraph-rsid="02a1cbc9" style:font-style-asian="italic" style:font-weight-asian="normal" style:font-name-complex="Mekorot-Vilna" style:font-style-complex="italic" style:font-weight-complex="normal"/>
    </style:style>
    <style:style style:name="P144" style:family="paragraph" style:parent-style-name="Standard">
      <style:paragraph-properties fo:text-align="end" style:justify-single-word="false" style:writing-mode="rl-tb"/>
      <style:text-properties fo:font-style="italic" fo:font-weight="normal" officeooo:rsid="02c9818a" officeooo:paragraph-rsid="02c9818a" style:font-style-asian="italic" style:font-weight-asian="normal" style:font-name-complex="Mekorot-Vilna" style:font-style-complex="italic" style:font-weight-complex="normal"/>
    </style:style>
    <style:style style:name="P145" style:family="paragraph" style:parent-style-name="Standard">
      <style:paragraph-properties fo:text-align="end" style:justify-single-word="false" style:writing-mode="rl-tb"/>
      <style:text-properties fo:font-style="italic" fo:font-weight="normal" officeooo:rsid="02cd2f9e" officeooo:paragraph-rsid="02cd2f9e" style:font-style-asian="italic" style:font-weight-asian="normal" style:font-name-complex="Mekorot-Vilna" style:font-style-complex="italic" style:font-weight-complex="normal"/>
    </style:style>
    <style:style style:name="P146" style:family="paragraph" style:parent-style-name="Standard">
      <style:paragraph-properties fo:text-align="end" style:justify-single-word="false" style:writing-mode="rl-tb"/>
      <style:text-properties fo:font-style="italic" fo:font-weight="normal" officeooo:rsid="02cfd775" officeooo:paragraph-rsid="031c0195" style:font-style-asian="italic" style:font-weight-asian="normal" style:font-name-complex="Mekorot-Vilna" style:font-style-complex="italic" style:font-weight-complex="normal"/>
    </style:style>
    <style:style style:name="P147" style:family="paragraph" style:parent-style-name="Standard">
      <style:paragraph-properties fo:text-align="end" style:justify-single-word="false" style:writing-mode="rl-tb"/>
      <style:text-properties fo:font-style="italic" fo:font-weight="normal" officeooo:rsid="02cfd775" officeooo:paragraph-rsid="031cfeb5" style:font-style-asian="italic" style:font-weight-asian="normal" style:font-name-complex="Mekorot-Vilna" style:font-style-complex="italic" style:font-weight-complex="normal"/>
    </style:style>
    <style:style style:name="P148" style:family="paragraph" style:parent-style-name="Standard">
      <style:paragraph-properties fo:text-align="end" style:justify-single-word="false" style:writing-mode="rl-tb"/>
      <style:text-properties fo:font-style="italic" fo:font-weight="normal" officeooo:rsid="02cfd775" officeooo:paragraph-rsid="0321d580" style:font-style-asian="italic" style:font-weight-asian="normal" style:font-name-complex="Mekorot-Vilna" style:font-style-complex="italic" style:font-weight-complex="normal"/>
    </style:style>
    <style:style style:name="P149" style:family="paragraph" style:parent-style-name="Standard">
      <style:paragraph-properties fo:text-align="end" style:justify-single-word="false" style:writing-mode="rl-tb"/>
      <style:text-properties fo:font-style="italic" fo:font-weight="normal" officeooo:rsid="032b707a" officeooo:paragraph-rsid="032b707a" style:font-style-asian="italic" style:font-weight-asian="normal" style:font-name-complex="Mekorot-Vilna" style:font-style-complex="italic" style:font-weight-complex="normal"/>
    </style:style>
    <style:style style:name="P150" style:family="paragraph" style:parent-style-name="Standard">
      <style:paragraph-properties fo:text-align="end" style:justify-single-word="false" style:writing-mode="rl-tb"/>
      <style:text-properties fo:font-style="italic" fo:font-weight="normal" officeooo:rsid="03336ad9" officeooo:paragraph-rsid="03336ad9" style:font-style-asian="italic" style:font-weight-asian="normal" style:font-name-complex="Mekorot-Vilna" style:font-style-complex="italic" style:font-weight-complex="normal"/>
    </style:style>
    <style:style style:name="P151" style:family="paragraph" style:parent-style-name="Standard">
      <style:paragraph-properties fo:text-align="end" style:justify-single-word="false" style:writing-mode="rl-tb"/>
      <style:text-properties fo:font-style="normal" fo:font-weight="bold" officeooo:rsid="000c7df0" officeooo:paragraph-rsid="002858f3" style:font-style-asian="normal" style:font-weight-asian="bold" style:font-name-complex="Mekorot-Vilna" style:font-style-complex="normal" style:font-weight-complex="bold"/>
    </style:style>
    <style:style style:name="P152" style:family="paragraph" style:parent-style-name="Standard">
      <style:paragraph-properties fo:text-align="end" style:justify-single-word="false" style:writing-mode="rl-tb"/>
      <style:text-properties fo:font-style="normal" fo:font-weight="bold" officeooo:rsid="001c72e4" officeooo:paragraph-rsid="003a9ecc" style:font-style-asian="normal" style:font-weight-asian="bold" style:font-name-complex="Mekorot-Vilna" style:font-style-complex="normal" style:font-weight-complex="bold"/>
    </style:style>
    <style:style style:name="P153" style:family="paragraph" style:parent-style-name="Standard">
      <style:paragraph-properties fo:text-align="end" style:justify-single-word="false" style:writing-mode="rl-tb"/>
      <style:text-properties fo:font-style="normal" fo:font-weight="bold" officeooo:rsid="00345bd4" officeooo:paragraph-rsid="00345bd4" style:font-style-asian="normal" style:font-weight-asian="bold" style:font-name-complex="Mekorot-Vilna" style:font-style-complex="normal" style:font-weight-complex="bold"/>
    </style:style>
    <style:style style:name="P154" style:family="paragraph" style:parent-style-name="Standard">
      <style:paragraph-properties fo:text-align="end" style:justify-single-word="false" style:writing-mode="rl-tb"/>
      <style:text-properties fo:font-style="normal" fo:font-weight="bold" officeooo:rsid="003b8d60" officeooo:paragraph-rsid="003b8d60" style:font-style-asian="normal" style:font-weight-asian="bold" style:font-name-complex="Mekorot-Vilna" style:font-style-complex="normal" style:font-weight-complex="bold"/>
    </style:style>
    <style:style style:name="P155" style:family="paragraph" style:parent-style-name="Standard">
      <style:paragraph-properties fo:text-align="end" style:justify-single-word="false" style:writing-mode="rl-tb"/>
      <style:text-properties fo:font-style="normal" fo:font-weight="bold" officeooo:rsid="007625db" officeooo:paragraph-rsid="007625db" style:font-style-asian="normal" style:font-weight-asian="bold" style:font-name-complex="Mekorot-Vilna" style:font-style-complex="normal" style:font-weight-complex="bold"/>
    </style:style>
    <style:style style:name="P156" style:family="paragraph" style:parent-style-name="Standard">
      <style:paragraph-properties fo:text-align="end" style:justify-single-word="false" style:writing-mode="rl-tb"/>
      <style:text-properties fo:font-style="normal" fo:font-weight="bold" officeooo:rsid="00857ce2" officeooo:paragraph-rsid="00857ce2" style:font-style-asian="normal" style:font-weight-asian="bold" style:font-name-complex="Mekorot-Vilna" style:font-style-complex="normal" style:font-weight-complex="bold"/>
    </style:style>
    <style:style style:name="P157" style:family="paragraph" style:parent-style-name="Standard">
      <style:paragraph-properties fo:text-align="end" style:justify-single-word="false" style:writing-mode="rl-tb"/>
      <style:text-properties fo:font-style="normal" fo:font-weight="bold" officeooo:rsid="00c7bda0" officeooo:paragraph-rsid="00d9e04b" style:font-style-asian="normal" style:font-weight-asian="bold" style:font-name-complex="Mekorot-Vilna" style:font-style-complex="normal" style:font-weight-complex="bold"/>
    </style:style>
    <style:style style:name="P158" style:family="paragraph" style:parent-style-name="Standard">
      <style:paragraph-properties fo:text-align="end" style:justify-single-word="false" style:writing-mode="rl-tb"/>
      <style:text-properties fo:font-style="normal" fo:font-weight="bold" officeooo:rsid="00dcb2fe" officeooo:paragraph-rsid="00dcb2fe" style:font-style-asian="normal" style:font-weight-asian="bold" style:font-name-complex="Mekorot-Vilna" style:font-style-complex="normal" style:font-weight-complex="bold"/>
    </style:style>
    <style:style style:name="P159" style:family="paragraph" style:parent-style-name="Standard">
      <style:paragraph-properties fo:text-align="end" style:justify-single-word="false" style:writing-mode="rl-tb"/>
      <style:text-properties fo:font-style="normal" fo:font-weight="bold" officeooo:rsid="020bb5ee" officeooo:paragraph-rsid="020bb5ee" style:font-style-asian="normal" style:font-weight-asian="bold" style:font-name-complex="Mekorot-Vilna" style:font-style-complex="normal" style:font-weight-complex="bold"/>
    </style:style>
    <style:style style:name="P160" style:family="paragraph" style:parent-style-name="Standard">
      <style:paragraph-properties fo:text-align="end" style:justify-single-word="false" style:writing-mode="rl-tb"/>
      <style:text-properties fo:font-style="normal" fo:font-weight="normal" officeooo:rsid="023555ec" officeooo:paragraph-rsid="023555ec" style:font-style-asian="normal" style:font-weight-asian="normal" style:font-name-complex="Mekorot-Vilna" style:font-style-complex="normal" style:font-weight-complex="normal"/>
    </style:style>
    <style:style style:name="P161" style:family="paragraph" style:parent-style-name="Standard">
      <style:paragraph-properties fo:text-align="end" style:justify-single-word="false" style:writing-mode="rl-tb">
        <style:tab-stops>
          <style:tab-stop style:position="3.7811in"/>
        </style:tab-stops>
      </style:paragraph-properties>
      <style:text-properties officeooo:paragraph-rsid="004e1ec4"/>
    </style:style>
    <style:style style:name="P162" style:family="paragraph" style:parent-style-name="Standard">
      <style:paragraph-properties fo:text-align="end" style:justify-single-word="false" style:writing-mode="rl-tb"/>
      <style:text-properties officeooo:rsid="0068dcc5" officeooo:paragraph-rsid="0068dcc5"/>
    </style:style>
    <style:style style:name="P163" style:family="paragraph" style:parent-style-name="Endnote">
      <style:text-properties officeooo:rsid="0251367b" officeooo:paragraph-rsid="0251367b"/>
    </style:style>
    <style:style style:name="P164" style:family="paragraph" style:parent-style-name="Endnote">
      <style:text-properties officeooo:rsid="02561001" officeooo:paragraph-rsid="02561001"/>
    </style:style>
    <style:style style:name="P165" style:family="paragraph" style:parent-style-name="Endnote">
      <style:text-properties officeooo:rsid="0264b4f2" officeooo:paragraph-rsid="0264b4f2"/>
    </style:style>
    <style:style style:name="P166" style:family="paragraph" style:parent-style-name="Footnote">
      <style:text-properties officeooo:rsid="024b622f" officeooo:paragraph-rsid="024b622f"/>
    </style:style>
    <style:style style:name="P167" style:family="paragraph" style:parent-style-name="Footnote">
      <style:text-properties officeooo:rsid="0254694d" officeooo:paragraph-rsid="0254694d"/>
    </style:style>
    <style:style style:name="P168" style:family="paragraph" style:parent-style-name="Endnote">
      <style:text-properties officeooo:rsid="026ca97e" officeooo:paragraph-rsid="026ca97e"/>
    </style:style>
    <style:style style:name="P169" style:family="paragraph" style:parent-style-name="Endnote">
      <style:text-properties officeooo:rsid="02816790" officeooo:paragraph-rsid="02816790"/>
    </style:style>
    <style:style style:name="P170" style:family="paragraph" style:parent-style-name="Endnote">
      <style:text-properties officeooo:rsid="02ab6073" officeooo:paragraph-rsid="02ab6073"/>
    </style:style>
    <style:style style:name="P171" style:family="paragraph" style:parent-style-name="Endnote">
      <style:text-properties officeooo:rsid="02c3bcd1" officeooo:paragraph-rsid="02c3bcd1"/>
    </style:style>
    <style:style style:name="P172" style:family="paragraph" style:parent-style-name="Endnote">
      <style:text-properties officeooo:rsid="02c40e2d" officeooo:paragraph-rsid="02c40e2d"/>
    </style:style>
    <style:style style:name="P173" style:family="paragraph" style:parent-style-name="Endnote">
      <style:text-properties officeooo:rsid="02f90c67" officeooo:paragraph-rsid="02f90c67"/>
    </style:style>
    <style:style style:name="P174" style:family="paragraph" style:parent-style-name="Footnote">
      <style:text-properties officeooo:rsid="02dc993d" officeooo:paragraph-rsid="02dc993d"/>
    </style:style>
    <style:style style:name="P175" style:family="paragraph" style:parent-style-name="Endnote">
      <style:text-properties officeooo:rsid="032324d0" officeooo:paragraph-rsid="032324d0"/>
    </style:style>
    <style:style style:name="P176" style:family="paragraph" style:parent-style-name="Endnote">
      <style:text-properties officeooo:rsid="0329a765" officeooo:paragraph-rsid="0329a765"/>
    </style:style>
    <style:style style:name="P177" style:family="paragraph" style:parent-style-name="Endnote">
      <style:text-properties officeooo:rsid="032f4bb9" officeooo:paragraph-rsid="032f4bb9"/>
    </style:style>
    <style:style style:name="P178" style:family="paragraph" style:parent-style-name="Endnote">
      <style:text-properties officeooo:rsid="0339341a" officeooo:paragraph-rsid="0339341a"/>
    </style:style>
    <style:style style:name="P179" style:family="paragraph" style:parent-style-name="Endnote" style:list-style-name="L1">
      <style:text-properties officeooo:rsid="0116f321" officeooo:paragraph-rsid="0116f321"/>
    </style:style>
    <style:style style:name="P180" style:family="paragraph" style:parent-style-name="Endnote" style:list-style-name="L1">
      <style:text-properties officeooo:rsid="01189c44" officeooo:paragraph-rsid="01189c44"/>
    </style:style>
    <style:style style:name="P181" style:family="paragraph" style:parent-style-name="Endnote" style:list-style-name="L2">
      <style:text-properties officeooo:rsid="01191dcb" officeooo:paragraph-rsid="01191dcb"/>
    </style:style>
    <style:style style:name="P182" style:family="paragraph" style:parent-style-name="Endnote" style:list-style-name="L3">
      <style:text-properties officeooo:rsid="01116f44" officeooo:paragraph-rsid="01116f44"/>
    </style:style>
    <style:style style:name="P183" style:family="paragraph" style:parent-style-name="Endnote">
      <style:text-properties officeooo:rsid="0352e9c6" officeooo:paragraph-rsid="0352e9c6"/>
    </style:style>
    <style:style style:name="P184" style:family="paragraph" style:parent-style-name="Footnote">
      <style:text-properties officeooo:rsid="0346f636" officeooo:paragraph-rsid="0346f636"/>
    </style:style>
    <style:style style:name="P185" style:family="paragraph" style:parent-style-name="Standard">
      <style:paragraph-properties fo:text-align="end" style:justify-single-word="false" style:writing-mode="rl-tb"/>
      <style:text-properties fo:font-style="italic" fo:font-weight="normal" officeooo:rsid="0334246a" officeooo:paragraph-rsid="0334246a" style:font-style-asian="italic" style:font-weight-asian="normal" style:font-name-complex="Mekorot-Vilna" style:font-style-complex="italic" style:font-weight-complex="normal"/>
    </style:style>
    <style:style style:name="P186" style:family="paragraph" style:parent-style-name="Standard">
      <style:paragraph-properties fo:text-align="end" style:justify-single-word="false" style:writing-mode="rl-tb"/>
      <style:text-properties fo:font-style="italic" fo:font-weight="normal" officeooo:rsid="0342540c" officeooo:paragraph-rsid="0342540c" style:font-style-asian="italic" style:font-weight-asian="normal" style:font-name-complex="Mekorot-Vilna" style:font-style-complex="italic" style:font-weight-complex="normal"/>
    </style:style>
    <style:style style:name="P187" style:family="paragraph" style:parent-style-name="Standard">
      <style:paragraph-properties fo:text-align="end" style:justify-single-word="false" style:writing-mode="rl-tb"/>
      <style:text-properties fo:font-style="italic" fo:font-weight="normal" officeooo:rsid="034a243a" officeooo:paragraph-rsid="034a243a" style:font-style-asian="italic" style:font-weight-asian="normal" style:font-name-complex="Mekorot-Vilna" style:font-style-complex="italic" style:font-weight-complex="normal"/>
    </style:style>
    <style:style style:name="T1" style:family="text">
      <style:text-properties officeooo:rsid="000c4929"/>
    </style:style>
    <style:style style:name="T2" style:family="text">
      <style:text-properties fo:font-style="italic" style:font-style-asian="italic" style:font-style-complex="italic"/>
    </style:style>
    <style:style style:name="T3" style:family="text">
      <style:text-properties fo:font-style="italic" officeooo:rsid="001db278" style:font-style-asian="italic" style:font-style-complex="italic"/>
    </style:style>
    <style:style style:name="T4" style:family="text">
      <style:text-properties fo:font-style="italic" officeooo:rsid="00220349" style:font-style-asian="italic" style:font-style-complex="italic"/>
    </style:style>
    <style:style style:name="T5" style:family="text">
      <style:text-properties fo:font-style="italic" officeooo:rsid="003191ab" style:font-style-asian="italic" style:font-style-complex="italic"/>
    </style:style>
    <style:style style:name="T6" style:family="text">
      <style:text-properties fo:font-style="italic" officeooo:rsid="003e424b"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c4929" style:font-style-asian="italic" style:font-weight-asian="bold" style:font-style-complex="italic" style:font-weight-complex="bold"/>
    </style:style>
    <style:style style:name="T9" style:family="text">
      <style:text-properties fo:font-style="italic" fo:font-weight="bold" style:font-style-asian="italic" style:font-weight-asian="bold" style:font-name-complex="Mekorot-Vilna" style:font-style-complex="italic" style:font-weight-complex="bold"/>
    </style:style>
    <style:style style:name="T10" style:family="text">
      <style:text-properties fo:font-style="italic" fo:font-weight="bold" officeooo:rsid="004e1ec4" style:font-style-asian="italic" style:font-weight-asian="bold" style:font-name-complex="Mekorot-Vilna" style:font-style-complex="italic" style:font-weight-complex="bold"/>
    </style:style>
    <style:style style:name="T11" style:family="text">
      <style:text-properties fo:font-style="italic" fo:font-weight="bold" officeooo:rsid="00504020" style:font-style-asian="italic" style:font-weight-asian="bold" style:font-name-complex="Mekorot-Vilna" style:font-style-complex="italic" style:font-weight-complex="bold"/>
    </style:style>
    <style:style style:name="T12" style:family="text">
      <style:text-properties fo:font-style="italic" fo:font-weight="bold" officeooo:rsid="0053cdd3" style:font-style-asian="italic" style:font-weight-asian="bold" style:font-name-complex="Mekorot-Vilna" style:font-style-complex="italic" style:font-weight-complex="bold"/>
    </style:style>
    <style:style style:name="T13" style:family="text">
      <style:text-properties fo:font-style="italic" fo:font-weight="bold" officeooo:rsid="0056aae7" style:font-style-asian="italic" style:font-weight-asian="bold" style:font-name-complex="Mekorot-Vilna" style:font-style-complex="italic" style:font-weight-complex="bold"/>
    </style:style>
    <style:style style:name="T14" style:family="text">
      <style:text-properties fo:font-style="italic" fo:font-weight="bold" officeooo:rsid="00586d2e" style:font-style-asian="italic" style:font-weight-asian="bold" style:font-name-complex="Mekorot-Vilna" style:font-style-complex="italic" style:font-weight-complex="bold"/>
    </style:style>
    <style:style style:name="T15" style:family="text">
      <style:text-properties fo:font-style="italic" fo:font-weight="bold" officeooo:rsid="00640c8e" style:font-style-asian="italic" style:font-weight-asian="bold" style:font-name-complex="Mekorot-Vilna" style:font-style-complex="italic" style:font-weight-complex="bold"/>
    </style:style>
    <style:style style:name="T16" style:family="text">
      <style:text-properties fo:font-style="italic" fo:font-weight="bold" officeooo:rsid="0065c5f1" style:font-style-asian="italic" style:font-weight-asian="bold" style:font-name-complex="Mekorot-Vilna" style:font-style-complex="italic" style:font-weight-complex="bold"/>
    </style:style>
    <style:style style:name="T17" style:family="text">
      <style:text-properties fo:font-style="italic" fo:font-weight="bold" officeooo:rsid="006da91c" style:font-style-asian="italic" style:font-weight-asian="bold" style:font-name-complex="Mekorot-Vilna" style:font-style-complex="italic" style:font-weight-complex="bold"/>
    </style:style>
    <style:style style:name="T18" style:family="text">
      <style:text-properties fo:font-style="italic" fo:font-weight="bold" officeooo:rsid="006e3d5b" style:font-style-asian="italic" style:font-weight-asian="bold" style:font-name-complex="Mekorot-Vilna" style:font-style-complex="italic" style:font-weight-complex="bold"/>
    </style:style>
    <style:style style:name="T19" style:family="text">
      <style:text-properties fo:font-style="italic" fo:font-weight="bold" officeooo:rsid="00877e28" style:font-style-asian="italic" style:font-weight-asian="bold" style:font-name-complex="Mekorot-Vilna" style:font-style-complex="italic" style:font-weight-complex="bold"/>
    </style:style>
    <style:style style:name="T20" style:family="text">
      <style:text-properties fo:font-style="italic" fo:font-weight="bold" officeooo:rsid="00879e5e" style:font-style-asian="italic" style:font-weight-asian="bold" style:font-name-complex="Mekorot-Vilna" style:font-style-complex="italic" style:font-weight-complex="bold"/>
    </style:style>
    <style:style style:name="T21" style:family="text">
      <style:text-properties fo:font-style="italic" fo:font-weight="bold" officeooo:rsid="00bc3e95" style:font-style-asian="italic" style:font-weight-asian="bold" style:font-name-complex="Mekorot-Vilna"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3191ab" style:font-style-asian="italic" style:font-weight-asian="normal" style:font-style-complex="italic" style:font-weight-complex="normal"/>
    </style:style>
    <style:style style:name="T24" style:family="text">
      <style:text-properties fo:font-style="italic" fo:font-weight="normal" officeooo:rsid="0037b848" style:font-style-asian="italic" style:font-weight-asian="normal" style:font-style-complex="italic" style:font-weight-complex="normal"/>
    </style:style>
    <style:style style:name="T25" style:family="text">
      <style:text-properties fo:font-style="italic" fo:font-weight="normal" officeooo:rsid="00866327" style:font-style-asian="italic" style:font-weight-asian="normal" style:font-style-complex="italic" style:font-weight-complex="normal"/>
    </style:style>
    <style:style style:name="T26" style:family="text">
      <style:text-properties fo:font-style="italic" fo:font-weight="normal" style:font-style-asian="italic" style:font-weight-asian="normal" style:font-name-complex="Mekorot-Vilna" style:font-style-complex="italic" style:font-weight-complex="normal"/>
    </style:style>
    <style:style style:name="T27" style:family="text">
      <style:text-properties fo:font-style="italic" fo:font-weight="normal" officeooo:rsid="00879e5e" style:font-style-asian="italic" style:font-weight-asian="normal" style:font-name-complex="Mekorot-Vilna" style:font-style-complex="italic" style:font-weight-complex="normal"/>
    </style:style>
    <style:style style:name="T28" style:family="text">
      <style:text-properties fo:font-style="italic" fo:font-weight="normal" officeooo:rsid="0087abe4" style:font-style-asian="italic" style:font-weight-asian="normal" style:font-name-complex="Mekorot-Vilna" style:font-style-complex="italic" style:font-weight-complex="normal"/>
    </style:style>
    <style:style style:name="T29" style:family="text">
      <style:text-properties fo:font-style="italic" fo:font-weight="normal" officeooo:rsid="00884d98" style:font-style-asian="italic" style:font-weight-asian="normal" style:font-name-complex="Mekorot-Vilna" style:font-style-complex="italic" style:font-weight-complex="normal"/>
    </style:style>
    <style:style style:name="T30" style:family="text">
      <style:text-properties fo:font-style="italic" fo:font-weight="normal" officeooo:rsid="008f3f19" style:font-style-asian="italic" style:font-weight-asian="normal" style:font-name-complex="Mekorot-Vilna"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0e7896" style:font-style-asian="normal" style:font-style-complex="normal"/>
    </style:style>
    <style:style style:name="T33" style:family="text">
      <style:text-properties fo:font-style="normal" officeooo:rsid="000eb666" style:font-style-asian="normal" style:font-style-complex="normal"/>
    </style:style>
    <style:style style:name="T34" style:family="text">
      <style:text-properties fo:font-style="normal" officeooo:rsid="001495c4" style:font-style-asian="normal" style:font-style-complex="normal"/>
    </style:style>
    <style:style style:name="T35" style:family="text">
      <style:text-properties fo:font-style="normal" officeooo:rsid="00156ede" style:font-style-asian="normal" style:font-style-complex="normal"/>
    </style:style>
    <style:style style:name="T36" style:family="text">
      <style:text-properties fo:font-style="normal" officeooo:rsid="0016531e" style:font-style-asian="normal" style:font-style-complex="normal"/>
    </style:style>
    <style:style style:name="T37" style:family="text">
      <style:text-properties fo:font-style="normal" officeooo:rsid="00165375" style:font-style-asian="normal" style:font-style-complex="normal"/>
    </style:style>
    <style:style style:name="T38" style:family="text">
      <style:text-properties fo:font-style="normal" officeooo:rsid="00181f7e" style:font-style-asian="normal" style:font-style-complex="normal"/>
    </style:style>
    <style:style style:name="T39" style:family="text">
      <style:text-properties fo:font-style="normal" officeooo:rsid="0019dceb" style:font-style-asian="normal" style:font-style-complex="normal"/>
    </style:style>
    <style:style style:name="T40" style:family="text">
      <style:text-properties fo:font-style="normal" officeooo:rsid="001901f0" style:font-style-asian="normal" style:font-style-complex="normal"/>
    </style:style>
    <style:style style:name="T41" style:family="text">
      <style:text-properties fo:font-style="normal" officeooo:rsid="0026f803" style:font-style-asian="normal" style:font-style-complex="normal"/>
    </style:style>
    <style:style style:name="T42" style:family="text">
      <style:text-properties fo:font-style="normal" officeooo:rsid="002858f3" style:font-style-asian="normal" style:font-style-complex="normal"/>
    </style:style>
    <style:style style:name="T43" style:family="text">
      <style:text-properties fo:font-style="normal" officeooo:rsid="00dd2220" style:font-style-asian="normal" style:font-style-complex="normal"/>
    </style:style>
    <style:style style:name="T44" style:family="text">
      <style:text-properties fo:font-style="normal" officeooo:rsid="00de93ec" style:font-style-asian="normal" style:font-style-complex="normal"/>
    </style:style>
    <style:style style:name="T45" style:family="text">
      <style:text-properties fo:font-style="normal" officeooo:rsid="00dfecc3" style:font-style-asian="normal" style:font-style-complex="normal"/>
    </style:style>
    <style:style style:name="T46" style:family="text">
      <style:text-properties fo:font-style="normal" officeooo:rsid="00e09762" style:font-style-asian="normal" style:font-style-complex="normal"/>
    </style:style>
    <style:style style:name="T47" style:family="text">
      <style:text-properties fo:font-style="normal" officeooo:rsid="00e19b28" style:font-style-asian="normal" style:font-style-complex="normal"/>
    </style:style>
    <style:style style:name="T48" style:family="text">
      <style:text-properties fo:font-style="normal" officeooo:rsid="00e39d40" style:font-style-asian="normal" style:font-style-complex="normal"/>
    </style:style>
    <style:style style:name="T49" style:family="text">
      <style:text-properties fo:font-style="normal" officeooo:rsid="00e4a2e5" style:font-style-asian="normal" style:font-style-complex="normal"/>
    </style:style>
    <style:style style:name="T50" style:family="text">
      <style:text-properties fo:font-style="normal" officeooo:rsid="00e640cd" style:font-style-asian="normal" style:font-style-complex="normal"/>
    </style:style>
    <style:style style:name="T51" style:family="text">
      <style:text-properties fo:font-style="normal" officeooo:rsid="00e80cba" style:font-style-asian="normal" style:font-style-complex="normal"/>
    </style:style>
    <style:style style:name="T52" style:family="text">
      <style:text-properties fo:font-style="normal" officeooo:rsid="00e98337" style:font-style-asian="normal" style:font-style-complex="normal"/>
    </style:style>
    <style:style style:name="T53" style:family="text">
      <style:text-properties fo:font-style="normal" officeooo:rsid="00eca540" style:font-style-asian="normal" style:font-style-complex="normal"/>
    </style:style>
    <style:style style:name="T54" style:family="text">
      <style:text-properties fo:font-style="normal" officeooo:rsid="0290aed6" style:font-style-asian="normal" style:font-style-complex="normal"/>
    </style:style>
    <style:style style:name="T55" style:family="text">
      <style:text-properties fo:font-style="normal" officeooo:rsid="02916395" style:font-style-asian="normal" style:font-style-complex="normal"/>
    </style:style>
    <style:style style:name="T56" style:family="text">
      <style:text-properties fo:font-style="normal" officeooo:rsid="0292a1d4" style:font-style-asian="normal" style:font-style-complex="normal"/>
    </style:style>
    <style:style style:name="T57" style:family="text">
      <style:text-properties fo:font-style="normal" officeooo:rsid="02942331" style:font-style-asian="normal" style:font-style-complex="normal"/>
    </style:style>
    <style:style style:name="T58" style:family="text">
      <style:text-properties fo:font-style="normal" officeooo:rsid="02959ef4" style:font-style-asian="normal" style:font-style-complex="normal"/>
    </style:style>
    <style:style style:name="T59" style:family="text">
      <style:text-properties fo:font-style="normal" officeooo:rsid="029676e4" style:font-style-asian="normal" style:font-style-complex="normal"/>
    </style:style>
    <style:style style:name="T60" style:family="text">
      <style:text-properties fo:font-style="normal" officeooo:rsid="0296cb35" style:font-style-asian="normal" style:font-style-complex="normal"/>
    </style:style>
    <style:style style:name="T61" style:family="text">
      <style:text-properties fo:font-style="normal" officeooo:rsid="0297245b" style:font-style-asian="normal" style:font-style-complex="normal"/>
    </style:style>
    <style:style style:name="T62" style:family="text">
      <style:text-properties fo:font-style="normal" officeooo:rsid="0297f0fb" style:font-style-asian="normal" style:font-style-complex="normal"/>
    </style:style>
    <style:style style:name="T63" style:family="text">
      <style:text-properties fo:font-style="normal" officeooo:rsid="02986df0" style:font-style-asian="normal" style:font-style-complex="normal"/>
    </style:style>
    <style:style style:name="T64" style:family="text">
      <style:text-properties fo:font-style="normal" officeooo:rsid="0298e63a" style:font-style-asian="normal" style:font-style-complex="normal"/>
    </style:style>
    <style:style style:name="T65" style:family="text">
      <style:text-properties fo:font-style="normal" officeooo:rsid="029a69ed" style:font-style-asian="normal" style:font-style-complex="normal"/>
    </style:style>
    <style:style style:name="T66" style:family="text">
      <style:text-properties fo:font-style="normal" officeooo:rsid="029bbe50" style:font-style-asian="normal" style:font-style-complex="normal"/>
    </style:style>
    <style:style style:name="T67" style:family="text">
      <style:text-properties fo:font-style="normal" officeooo:rsid="029c01fe" style:font-style-asian="normal" style:font-style-complex="normal"/>
    </style:style>
    <style:style style:name="T68" style:family="text">
      <style:text-properties fo:font-style="normal" officeooo:rsid="029d32ab" style:font-style-asian="normal" style:font-style-complex="normal"/>
    </style:style>
    <style:style style:name="T69" style:family="text">
      <style:text-properties fo:font-style="normal" officeooo:rsid="029ed7ca" style:font-style-asian="normal" style:font-style-complex="normal"/>
    </style:style>
    <style:style style:name="T70" style:family="text">
      <style:text-properties fo:font-style="normal" officeooo:rsid="029fe989" style:font-style-asian="normal" style:font-style-complex="normal"/>
    </style:style>
    <style:style style:name="T71" style:family="text">
      <style:text-properties fo:font-style="normal" officeooo:rsid="02a05b04" style:font-style-asian="normal" style:font-style-complex="normal"/>
    </style:style>
    <style:style style:name="T72" style:family="text">
      <style:text-properties fo:font-style="normal" officeooo:rsid="02a10148" style:font-style-asian="normal" style:font-style-complex="normal"/>
    </style:style>
    <style:style style:name="T73" style:family="text">
      <style:text-properties fo:font-style="normal" officeooo:rsid="02a22823" style:font-style-asian="normal" style:font-style-complex="normal"/>
    </style:style>
    <style:style style:name="T74" style:family="text">
      <style:text-properties fo:font-style="normal" officeooo:rsid="02a2ab1b" style:font-style-asian="normal" style:font-style-complex="normal"/>
    </style:style>
    <style:style style:name="T75" style:family="text">
      <style:text-properties fo:font-style="normal" officeooo:rsid="02a2c33f" style:font-style-asian="normal" style:font-style-complex="normal"/>
    </style:style>
    <style:style style:name="T76" style:family="text">
      <style:text-properties fo:font-style="normal" officeooo:rsid="02a34f72" style:font-style-asian="normal" style:font-style-complex="normal"/>
    </style:style>
    <style:style style:name="T77" style:family="text">
      <style:text-properties fo:font-style="normal" officeooo:rsid="02a4a6cc" style:font-style-asian="normal" style:font-style-complex="normal"/>
    </style:style>
    <style:style style:name="T78" style:family="text">
      <style:text-properties fo:font-style="normal" officeooo:rsid="02a644e9" style:font-style-asian="normal" style:font-style-complex="normal"/>
    </style:style>
    <style:style style:name="T79" style:family="text">
      <style:text-properties fo:font-style="normal" officeooo:rsid="02a68b7f" style:font-style-asian="normal" style:font-style-complex="normal"/>
    </style:style>
    <style:style style:name="T80" style:family="text">
      <style:text-properties fo:font-style="normal" officeooo:rsid="02a6ddbf" style:font-style-asian="normal" style:font-style-complex="normal"/>
    </style:style>
    <style:style style:name="T81" style:family="text">
      <style:text-properties fo:font-style="normal" officeooo:rsid="02a7189b" style:font-style-asian="normal" style:font-style-complex="normal"/>
    </style:style>
    <style:style style:name="T82" style:family="text">
      <style:text-properties fo:font-style="normal" officeooo:rsid="02a7c64a" style:font-style-asian="normal" style:font-style-complex="normal"/>
    </style:style>
    <style:style style:name="T83" style:family="text">
      <style:text-properties fo:font-style="normal" officeooo:rsid="02a96920" style:font-style-asian="normal" style:font-style-complex="normal"/>
    </style:style>
    <style:style style:name="T84" style:family="text">
      <style:text-properties fo:font-style="normal" officeooo:rsid="02ab192b" style:font-style-asian="normal" style:font-style-complex="normal"/>
    </style:style>
    <style:style style:name="T85" style:family="text">
      <style:text-properties fo:font-style="normal" officeooo:rsid="02abe14b" style:font-style-asian="normal" style:font-style-complex="normal"/>
    </style:style>
    <style:style style:name="T86" style:family="text">
      <style:text-properties fo:font-style="normal" officeooo:rsid="02b05a1d" style:font-style-asian="normal" style:font-style-complex="normal"/>
    </style:style>
    <style:style style:name="T87" style:family="text">
      <style:text-properties fo:font-style="normal" officeooo:rsid="02b75762" style:font-style-asian="normal" style:font-style-complex="normal"/>
    </style:style>
    <style:style style:name="T88" style:family="text">
      <style:text-properties fo:font-style="normal" officeooo:rsid="02b9c9ff" style:font-style-asian="normal" style:font-style-complex="normal"/>
    </style:style>
    <style:style style:name="T89" style:family="text">
      <style:text-properties fo:font-style="normal" officeooo:rsid="02ba8de6" style:font-style-asian="normal" style:font-style-complex="normal"/>
    </style:style>
    <style:style style:name="T90" style:family="text">
      <style:text-properties fo:font-style="normal" officeooo:rsid="02bb1dc7" style:font-style-asian="normal" style:font-style-complex="normal"/>
    </style:style>
    <style:style style:name="T91" style:family="text">
      <style:text-properties fo:font-style="normal" officeooo:rsid="02bc4a88" style:font-style-asian="normal" style:font-style-complex="normal"/>
    </style:style>
    <style:style style:name="T92" style:family="text">
      <style:text-properties fo:font-style="normal" officeooo:rsid="02bd3154" style:font-style-asian="normal" style:font-style-complex="normal"/>
    </style:style>
    <style:style style:name="T93" style:family="text">
      <style:text-properties fo:font-style="normal" officeooo:rsid="02bd6d9c" style:font-style-asian="normal" style:font-style-complex="normal"/>
    </style:style>
    <style:style style:name="T94" style:family="text">
      <style:text-properties fo:font-style="normal" officeooo:rsid="02be3182" style:font-style-asian="normal" style:font-style-complex="normal"/>
    </style:style>
    <style:style style:name="T95" style:family="text">
      <style:text-properties fo:font-style="normal" officeooo:rsid="02bfe047" style:font-style-asian="normal" style:font-style-complex="normal"/>
    </style:style>
    <style:style style:name="T96" style:family="text">
      <style:text-properties fo:font-style="normal" officeooo:rsid="02c07341" style:font-style-asian="normal" style:font-style-complex="normal"/>
    </style:style>
    <style:style style:name="T97" style:family="text">
      <style:text-properties fo:font-style="normal" officeooo:rsid="02c0c715" style:font-style-asian="normal" style:font-style-complex="normal"/>
    </style:style>
    <style:style style:name="T98" style:family="text">
      <style:text-properties fo:font-style="normal" officeooo:rsid="02c2253f" style:font-style-asian="normal" style:font-style-complex="normal"/>
    </style:style>
    <style:style style:name="T99" style:family="text">
      <style:text-properties fo:font-style="normal" officeooo:rsid="02c4676c" style:font-style-asian="normal" style:font-style-complex="normal"/>
    </style:style>
    <style:style style:name="T100" style:family="text">
      <style:text-properties fo:font-style="normal" officeooo:rsid="02ca9404" style:font-style-asian="normal" style:font-style-complex="normal"/>
    </style:style>
    <style:style style:name="T101" style:family="text">
      <style:text-properties fo:font-style="normal" officeooo:rsid="02caa314" style:font-style-asian="normal" style:font-style-complex="normal"/>
    </style:style>
    <style:style style:name="T102" style:family="text">
      <style:text-properties fo:font-style="normal" officeooo:rsid="02cbc215" style:font-style-asian="normal" style:font-style-complex="normal"/>
    </style:style>
    <style:style style:name="T103" style:family="text">
      <style:text-properties fo:font-style="normal" officeooo:rsid="02cca0e4" style:font-style-asian="normal" style:font-style-complex="normal"/>
    </style:style>
    <style:style style:name="T104" style:family="text">
      <style:text-properties fo:font-style="normal" officeooo:rsid="02ce0d8c" style:font-style-asian="normal" style:font-style-complex="normal"/>
    </style:style>
    <style:style style:name="T105" style:family="text">
      <style:text-properties fo:font-style="normal" officeooo:rsid="02cea18f" style:font-style-asian="normal" style:font-style-complex="normal"/>
    </style:style>
    <style:style style:name="T106" style:family="text">
      <style:text-properties fo:font-style="normal" officeooo:rsid="02d0a6cd" style:font-style-asian="normal" style:font-style-complex="normal"/>
    </style:style>
    <style:style style:name="T107" style:family="text">
      <style:text-properties fo:font-style="normal" officeooo:rsid="02d2082f" style:font-style-asian="normal" style:font-style-complex="normal"/>
    </style:style>
    <style:style style:name="T108" style:family="text">
      <style:text-properties fo:font-style="normal" officeooo:rsid="02d33c0d" style:font-style-asian="normal" style:font-style-complex="normal"/>
    </style:style>
    <style:style style:name="T109" style:family="text">
      <style:text-properties fo:font-style="normal" officeooo:rsid="02d4c200" style:font-style-asian="normal" style:font-style-complex="normal"/>
    </style:style>
    <style:style style:name="T110" style:family="text">
      <style:text-properties fo:font-style="normal" officeooo:rsid="02dc993d" style:font-style-asian="normal" style:font-style-complex="normal"/>
    </style:style>
    <style:style style:name="T111" style:family="text">
      <style:text-properties fo:font-style="normal" officeooo:rsid="02f48905" style:font-style-asian="normal" style:font-style-complex="normal"/>
    </style:style>
    <style:style style:name="T112" style:family="text">
      <style:text-properties fo:font-style="normal" officeooo:rsid="02f53d51" style:font-style-asian="normal" style:font-style-complex="normal"/>
    </style:style>
    <style:style style:name="T113" style:family="text">
      <style:text-properties fo:font-style="normal" officeooo:rsid="02f58a38" style:font-style-asian="normal" style:font-style-complex="normal"/>
    </style:style>
    <style:style style:name="T114" style:family="text">
      <style:text-properties fo:font-style="normal" officeooo:rsid="02f625b5" style:font-style-asian="normal" style:font-style-complex="normal"/>
    </style:style>
    <style:style style:name="T115" style:family="text">
      <style:text-properties fo:font-style="normal" officeooo:rsid="02f62b26" style:font-style-asian="normal" style:font-style-complex="normal"/>
    </style:style>
    <style:style style:name="T116" style:family="text">
      <style:text-properties fo:font-style="normal" officeooo:rsid="02f81c21" style:font-style-asian="normal" style:font-style-complex="normal"/>
    </style:style>
    <style:style style:name="T117" style:family="text">
      <style:text-properties fo:font-style="normal" officeooo:rsid="02fc832a" style:font-style-asian="normal" style:font-style-complex="normal"/>
    </style:style>
    <style:style style:name="T118" style:family="text">
      <style:text-properties fo:font-style="normal" officeooo:rsid="02fd3c57" style:font-style-asian="normal" style:font-style-complex="normal"/>
    </style:style>
    <style:style style:name="T119" style:family="text">
      <style:text-properties fo:font-style="normal" officeooo:rsid="02fef43d" style:font-style-asian="normal" style:font-style-complex="normal"/>
    </style:style>
    <style:style style:name="T120" style:family="text">
      <style:text-properties fo:font-style="normal" officeooo:rsid="03015d63" style:font-style-asian="normal" style:font-style-complex="normal"/>
    </style:style>
    <style:style style:name="T121" style:family="text">
      <style:text-properties fo:font-style="normal" officeooo:rsid="03029cba" style:font-style-asian="normal" style:font-style-complex="normal"/>
    </style:style>
    <style:style style:name="T122" style:family="text">
      <style:text-properties fo:font-style="normal" officeooo:rsid="0304108c" style:font-style-asian="normal" style:font-style-complex="normal"/>
    </style:style>
    <style:style style:name="T123" style:family="text">
      <style:text-properties fo:font-style="normal" officeooo:rsid="0305d1b5" style:font-style-asian="normal" style:font-style-complex="normal"/>
    </style:style>
    <style:style style:name="T124" style:family="text">
      <style:text-properties fo:font-style="normal" officeooo:rsid="03071224" style:font-style-asian="normal" style:font-style-complex="normal"/>
    </style:style>
    <style:style style:name="T125" style:family="text">
      <style:text-properties fo:font-style="normal" officeooo:rsid="03079c37" style:font-style-asian="normal" style:font-style-complex="normal"/>
    </style:style>
    <style:style style:name="T126" style:family="text">
      <style:text-properties fo:font-style="normal" officeooo:rsid="0308f861" style:font-style-asian="normal" style:font-style-complex="normal"/>
    </style:style>
    <style:style style:name="T127" style:family="text">
      <style:text-properties fo:font-style="normal" officeooo:rsid="03091c68" style:font-style-asian="normal" style:font-style-complex="normal"/>
    </style:style>
    <style:style style:name="T128" style:family="text">
      <style:text-properties fo:font-style="normal" officeooo:rsid="0309b597" style:font-style-asian="normal" style:font-style-complex="normal"/>
    </style:style>
    <style:style style:name="T129" style:family="text">
      <style:text-properties fo:font-style="normal" officeooo:rsid="030a2f29" style:font-style-asian="normal" style:font-style-complex="normal"/>
    </style:style>
    <style:style style:name="T130" style:family="text">
      <style:text-properties fo:font-style="normal" officeooo:rsid="030bc629" style:font-style-asian="normal" style:font-style-complex="normal"/>
    </style:style>
    <style:style style:name="T131" style:family="text">
      <style:text-properties fo:font-style="normal" officeooo:rsid="030c4a5a" style:font-style-asian="normal" style:font-style-complex="normal"/>
    </style:style>
    <style:style style:name="T132" style:family="text">
      <style:text-properties fo:font-style="normal" officeooo:rsid="030df01a" style:font-style-asian="normal" style:font-style-complex="normal"/>
    </style:style>
    <style:style style:name="T133" style:family="text">
      <style:text-properties fo:font-style="normal" officeooo:rsid="030e3529" style:font-style-asian="normal" style:font-style-complex="normal"/>
    </style:style>
    <style:style style:name="T134" style:family="text">
      <style:text-properties fo:font-style="normal" officeooo:rsid="030e47df" style:font-style-asian="normal" style:font-style-complex="normal"/>
    </style:style>
    <style:style style:name="T135" style:family="text">
      <style:text-properties fo:font-style="normal" officeooo:rsid="030f2cc1" style:font-style-asian="normal" style:font-style-complex="normal"/>
    </style:style>
    <style:style style:name="T136" style:family="text">
      <style:text-properties fo:font-style="normal" officeooo:rsid="030f495e" style:font-style-asian="normal" style:font-style-complex="normal"/>
    </style:style>
    <style:style style:name="T137" style:family="text">
      <style:text-properties fo:font-style="normal" officeooo:rsid="030fabd2" style:font-style-asian="normal" style:font-style-complex="normal"/>
    </style:style>
    <style:style style:name="T138" style:family="text">
      <style:text-properties fo:font-style="normal" officeooo:rsid="031081fc" style:font-style-asian="normal" style:font-style-complex="normal"/>
    </style:style>
    <style:style style:name="T139" style:family="text">
      <style:text-properties fo:font-style="normal" officeooo:rsid="03110262" style:font-style-asian="normal" style:font-style-complex="normal"/>
    </style:style>
    <style:style style:name="T140" style:family="text">
      <style:text-properties fo:font-style="normal" officeooo:rsid="0313892d" style:font-style-asian="normal" style:font-style-complex="normal"/>
    </style:style>
    <style:style style:name="T141" style:family="text">
      <style:text-properties fo:font-style="normal" officeooo:rsid="03144f67" style:font-style-asian="normal" style:font-style-complex="normal"/>
    </style:style>
    <style:style style:name="T142" style:family="text">
      <style:text-properties fo:font-style="normal" officeooo:rsid="0315bfb6" style:font-style-asian="normal" style:font-style-complex="normal"/>
    </style:style>
    <style:style style:name="T143" style:family="text">
      <style:text-properties fo:font-style="normal" officeooo:rsid="0315e913" style:font-style-asian="normal" style:font-style-complex="normal"/>
    </style:style>
    <style:style style:name="T144" style:family="text">
      <style:text-properties fo:font-style="normal" officeooo:rsid="031ee3c7" style:font-style-asian="normal" style:font-style-complex="normal"/>
    </style:style>
    <style:style style:name="T145" style:family="text">
      <style:text-properties fo:font-style="normal" officeooo:rsid="031fe05e" style:font-style-asian="normal" style:font-style-complex="normal"/>
    </style:style>
    <style:style style:name="T146" style:family="text">
      <style:text-properties fo:font-style="normal" officeooo:rsid="03250ec8" style:font-style-asian="normal" style:font-style-complex="normal"/>
    </style:style>
    <style:style style:name="T147" style:family="text">
      <style:text-properties fo:font-style="normal" officeooo:rsid="0326e615" style:font-style-asian="normal" style:font-style-complex="normal"/>
    </style:style>
    <style:style style:name="T148" style:family="text">
      <style:text-properties fo:font-style="normal" officeooo:rsid="03284a6e" style:font-style-asian="normal" style:font-style-complex="normal"/>
    </style:style>
    <style:style style:name="T149" style:family="text">
      <style:text-properties fo:font-style="normal" officeooo:rsid="032d7ccf" style:font-style-asian="normal" style:font-style-complex="normal"/>
    </style:style>
    <style:style style:name="T150" style:family="text">
      <style:text-properties fo:font-style="normal" officeooo:rsid="032f6684" style:font-style-asian="normal" style:font-style-complex="normal"/>
    </style:style>
    <style:style style:name="T151" style:family="text">
      <style:text-properties fo:font-style="normal" officeooo:rsid="03315862" style:font-style-asian="normal" style:font-style-complex="normal"/>
    </style:style>
    <style:style style:name="T152" style:family="text">
      <style:text-properties fo:font-style="normal" officeooo:rsid="0336f309" style:font-style-asian="normal" style:font-style-complex="normal"/>
    </style:style>
    <style:style style:name="T153" style:family="text">
      <style:text-properties fo:font-style="normal" officeooo:rsid="0338446c" style:font-style-asian="normal" style:font-style-complex="normal"/>
    </style:style>
    <style:style style:name="T154" style:family="text">
      <style:text-properties fo:font-style="normal" officeooo:rsid="033beb83" style:font-style-asian="normal" style:font-style-complex="normal"/>
    </style:style>
    <style:style style:name="T155" style:family="text">
      <style:text-properties fo:font-style="normal" officeooo:rsid="033d411f" style:font-style-asian="normal" style:font-style-complex="normal"/>
    </style:style>
    <style:style style:name="T156" style:family="text">
      <style:text-properties fo:font-style="normal" officeooo:rsid="03406825" style:font-style-asian="normal" style:font-style-complex="normal"/>
    </style:style>
    <style:style style:name="T157" style:family="text">
      <style:text-properties fo:font-style="normal" officeooo:rsid="0343c778" style:font-style-asian="normal" style:font-style-complex="normal"/>
    </style:style>
    <style:style style:name="T158" style:family="text">
      <style:text-properties fo:font-style="normal" officeooo:rsid="0345b71c" style:font-style-asian="normal" style:font-style-complex="normal"/>
    </style:style>
    <style:style style:name="T159" style:family="text">
      <style:text-properties fo:font-style="normal" officeooo:rsid="0345fd63" style:font-style-asian="normal" style:font-style-complex="normal"/>
    </style:style>
    <style:style style:name="T160" style:family="text">
      <style:text-properties fo:font-style="normal" officeooo:rsid="03478838" style:font-style-asian="normal" style:font-style-complex="normal"/>
    </style:style>
    <style:style style:name="T161" style:family="text">
      <style:text-properties fo:font-style="normal" officeooo:rsid="0347d765" style:font-style-asian="normal" style:font-style-complex="normal"/>
    </style:style>
    <style:style style:name="T162" style:family="text">
      <style:text-properties fo:font-style="normal" officeooo:rsid="0348bdef" style:font-style-asian="normal" style:font-style-complex="normal"/>
    </style:style>
    <style:style style:name="T163" style:family="text">
      <style:text-properties fo:font-style="normal" officeooo:rsid="034a56b2" style:font-style-asian="normal" style:font-style-complex="normal"/>
    </style:style>
    <style:style style:name="T164" style:family="text">
      <style:text-properties fo:font-style="normal" officeooo:rsid="034b46fe" style:font-style-asian="normal" style:font-style-complex="normal"/>
    </style:style>
    <style:style style:name="T165" style:family="text">
      <style:text-properties fo:font-style="normal" officeooo:rsid="034be906" style:font-style-asian="normal" style:font-style-complex="normal"/>
    </style:style>
    <style:style style:name="T166" style:family="text">
      <style:text-properties fo:font-style="normal" officeooo:rsid="034c7f74" style:font-style-asian="normal" style:font-style-complex="normal"/>
    </style:style>
    <style:style style:name="T167" style:family="text">
      <style:text-properties fo:font-style="normal" officeooo:rsid="034e26c8" style:font-style-asian="normal" style:font-style-complex="normal"/>
    </style:style>
    <style:style style:name="T168" style:family="text">
      <style:text-properties fo:font-style="normal" officeooo:rsid="03500068" style:font-style-asian="normal" style:font-style-complex="normal"/>
    </style:style>
    <style:style style:name="T169" style:family="text">
      <style:text-properties fo:font-style="normal" officeooo:rsid="0351e3f0" style:font-style-asian="normal" style:font-style-complex="normal"/>
    </style:style>
    <style:style style:name="T170" style:family="text">
      <style:text-properties fo:font-style="normal" officeooo:rsid="03523549" style:font-style-asian="normal" style:font-style-complex="normal"/>
    </style:style>
    <style:style style:name="T171" style:family="text">
      <style:text-properties fo:font-style="normal" officeooo:rsid="0352454f" style:font-style-asian="normal" style:font-style-complex="normal"/>
    </style:style>
    <style:style style:name="T172" style:family="text">
      <style:text-properties fo:font-style="normal" officeooo:rsid="035442f6" style:font-style-asian="normal" style:font-style-complex="normal"/>
    </style:style>
    <style:style style:name="T173" style:family="text">
      <style:text-properties fo:font-style="normal" officeooo:rsid="0355b4a2" style:font-style-asian="normal" style:font-style-complex="normal"/>
    </style:style>
    <style:style style:name="T174" style:family="text">
      <style:text-properties fo:font-style="normal" officeooo:rsid="035608c1" style:font-style-asian="normal" style:font-style-complex="normal"/>
    </style:style>
    <style:style style:name="T175" style:family="text">
      <style:text-properties fo:font-style="normal" officeooo:rsid="03578614" style:font-style-asian="normal" style:font-style-complex="normal"/>
    </style:style>
    <style:style style:name="T176" style:family="text">
      <style:text-properties fo:font-style="normal" officeooo:rsid="03587218" style:font-style-asian="normal" style:font-style-complex="normal"/>
    </style:style>
    <style:style style:name="T177" style:family="text">
      <style:text-properties fo:font-style="normal" officeooo:rsid="03598612" style:font-style-asian="normal" style:font-style-complex="normal"/>
    </style:style>
    <style:style style:name="T178" style:family="text">
      <style:text-properties fo:font-style="normal" officeooo:rsid="035ab80a" style:font-style-asian="normal" style:font-style-complex="normal"/>
    </style:style>
    <style:style style:name="T179" style:family="text">
      <style:text-properties fo:font-style="normal" style:font-style-asian="normal" style:font-name-complex="Mekorot-Vilna" style:font-style-complex="normal"/>
    </style:style>
    <style:style style:name="T180" style:family="text">
      <style:text-properties fo:font-style="normal" officeooo:rsid="021b77fb" style:font-style-asian="normal" style:font-name-complex="Mekorot-Vilna" style:font-style-complex="normal"/>
    </style:style>
    <style:style style:name="T181" style:family="text">
      <style:text-properties fo:font-style="normal" officeooo:rsid="021c654b" style:font-style-asian="normal" style:font-name-complex="Mekorot-Vilna" style:font-style-complex="normal"/>
    </style:style>
    <style:style style:name="T182" style:family="text">
      <style:text-properties fo:font-style="normal" officeooo:rsid="021cb187" style:font-style-asian="normal" style:font-name-complex="Mekorot-Vilna" style:font-style-complex="normal"/>
    </style:style>
    <style:style style:name="T183" style:family="text">
      <style:text-properties fo:font-style="normal" officeooo:rsid="021e7df8" style:font-style-asian="normal" style:font-name-complex="Mekorot-Vilna" style:font-style-complex="normal"/>
    </style:style>
    <style:style style:name="T184" style:family="text">
      <style:text-properties fo:font-style="normal" officeooo:rsid="021eff5f" style:font-style-asian="normal" style:font-name-complex="Mekorot-Vilna" style:font-style-complex="normal"/>
    </style:style>
    <style:style style:name="T185" style:family="text">
      <style:text-properties fo:font-style="normal" officeooo:rsid="02204c0d" style:font-style-asian="normal" style:font-name-complex="Mekorot-Vilna" style:font-style-complex="normal"/>
    </style:style>
    <style:style style:name="T186" style:family="text">
      <style:text-properties fo:font-style="normal" officeooo:rsid="022181fc" style:font-style-asian="normal" style:font-name-complex="Mekorot-Vilna" style:font-style-complex="normal"/>
    </style:style>
    <style:style style:name="T187" style:family="text">
      <style:text-properties fo:font-style="normal" officeooo:rsid="02235f20" style:font-style-asian="normal" style:font-name-complex="Mekorot-Vilna" style:font-style-complex="normal"/>
    </style:style>
    <style:style style:name="T188" style:family="text">
      <style:text-properties fo:font-style="normal" officeooo:rsid="0224ae57" style:font-style-asian="normal" style:font-name-complex="Mekorot-Vilna" style:font-style-complex="normal"/>
    </style:style>
    <style:style style:name="T189" style:family="text">
      <style:text-properties fo:font-style="normal" officeooo:rsid="02257133" style:font-style-asian="normal" style:font-name-complex="Mekorot-Vilna" style:font-style-complex="normal"/>
    </style:style>
    <style:style style:name="T190" style:family="text">
      <style:text-properties fo:font-style="normal" officeooo:rsid="0226491c" style:font-style-asian="normal" style:font-name-complex="Mekorot-Vilna" style:font-style-complex="normal"/>
    </style:style>
    <style:style style:name="T191" style:family="text">
      <style:text-properties fo:font-style="normal" officeooo:rsid="0226d271" style:font-style-asian="normal" style:font-name-complex="Mekorot-Vilna" style:font-style-complex="normal"/>
    </style:style>
    <style:style style:name="T192" style:family="text">
      <style:text-properties fo:font-style="normal" officeooo:rsid="022980e4" style:font-style-asian="normal" style:font-name-complex="Mekorot-Vilna" style:font-style-complex="normal"/>
    </style:style>
    <style:style style:name="T193" style:family="text">
      <style:text-properties fo:font-style="normal" officeooo:rsid="022cc840" style:font-style-asian="normal" style:font-name-complex="Mekorot-Vilna" style:font-style-complex="normal"/>
    </style:style>
    <style:style style:name="T194" style:family="text">
      <style:text-properties fo:font-style="normal" officeooo:rsid="023d8a09" style:font-style-asian="normal" style:font-name-complex="Mekorot-Vilna" style:font-style-complex="normal"/>
    </style:style>
    <style:style style:name="T195" style:family="text">
      <style:text-properties fo:font-style="normal" officeooo:rsid="023f57c8" style:font-style-asian="normal" style:font-name-complex="Mekorot-Vilna" style:font-style-complex="normal"/>
    </style:style>
    <style:style style:name="T196" style:family="text">
      <style:text-properties fo:font-style="normal" fo:font-weight="bold" style:font-style-asian="normal" style:font-weight-asian="bold" style:font-name-complex="Mekorot-Vilna" style:font-style-complex="normal" style:font-weight-complex="bold"/>
    </style:style>
    <style:style style:name="T197" style:family="text">
      <style:text-properties fo:font-style="normal" fo:font-weight="bold" officeooo:rsid="004e1ec4" style:font-style-asian="normal" style:font-weight-asian="bold" style:font-name-complex="Mekorot-Vilna" style:font-style-complex="normal" style:font-weight-complex="bold"/>
    </style:style>
    <style:style style:name="T198" style:family="text">
      <style:text-properties fo:font-style="normal" fo:font-weight="bold" officeooo:rsid="004f49ff" style:font-style-asian="normal" style:font-weight-asian="bold" style:font-name-complex="Mekorot-Vilna" style:font-style-complex="normal" style:font-weight-complex="bold"/>
    </style:style>
    <style:style style:name="T199" style:family="text">
      <style:text-properties fo:font-style="normal" fo:font-weight="bold" officeooo:rsid="00504020" style:font-style-asian="normal" style:font-weight-asian="bold" style:font-name-complex="Mekorot-Vilna" style:font-style-complex="normal" style:font-weight-complex="bold"/>
    </style:style>
    <style:style style:name="T200" style:family="text">
      <style:text-properties fo:font-style="normal" fo:font-weight="bold" officeooo:rsid="0053cdd3" style:font-style-asian="normal" style:font-weight-asian="bold" style:font-name-complex="Mekorot-Vilna" style:font-style-complex="normal" style:font-weight-complex="bold"/>
    </style:style>
    <style:style style:name="T201" style:family="text">
      <style:text-properties fo:font-style="normal" fo:font-weight="bold" officeooo:rsid="00559704" style:font-style-asian="normal" style:font-weight-asian="bold" style:font-name-complex="Mekorot-Vilna" style:font-style-complex="normal" style:font-weight-complex="bold"/>
    </style:style>
    <style:style style:name="T202" style:family="text">
      <style:text-properties fo:font-style="normal" fo:font-weight="bold" officeooo:rsid="00562fc4" style:font-style-asian="normal" style:font-weight-asian="bold" style:font-name-complex="Mekorot-Vilna" style:font-style-complex="normal" style:font-weight-complex="bold"/>
    </style:style>
    <style:style style:name="T203" style:family="text">
      <style:text-properties fo:font-style="normal" fo:font-weight="bold" officeooo:rsid="0056aae7" style:font-style-asian="normal" style:font-weight-asian="bold" style:font-name-complex="Mekorot-Vilna" style:font-style-complex="normal" style:font-weight-complex="bold"/>
    </style:style>
    <style:style style:name="T204" style:family="text">
      <style:text-properties fo:font-style="normal" fo:font-weight="bold" officeooo:rsid="00586d2e" style:font-style-asian="normal" style:font-weight-asian="bold" style:font-name-complex="Mekorot-Vilna" style:font-style-complex="normal" style:font-weight-complex="bold"/>
    </style:style>
    <style:style style:name="T205" style:family="text">
      <style:text-properties fo:font-style="normal" fo:font-weight="bold" officeooo:rsid="005a2d64" style:font-style-asian="normal" style:font-weight-asian="bold" style:font-name-complex="Mekorot-Vilna" style:font-style-complex="normal" style:font-weight-complex="bold"/>
    </style:style>
    <style:style style:name="T206" style:family="text">
      <style:text-properties fo:font-style="normal" fo:font-weight="bold" officeooo:rsid="005b759c" style:font-style-asian="normal" style:font-weight-asian="bold" style:font-name-complex="Mekorot-Vilna" style:font-style-complex="normal" style:font-weight-complex="bold"/>
    </style:style>
    <style:style style:name="T207" style:family="text">
      <style:text-properties fo:font-style="normal" fo:font-weight="bold" officeooo:rsid="005b985c" style:font-style-asian="normal" style:font-weight-asian="bold" style:font-name-complex="Mekorot-Vilna" style:font-style-complex="normal" style:font-weight-complex="bold"/>
    </style:style>
    <style:style style:name="T208" style:family="text">
      <style:text-properties fo:font-style="normal" fo:font-weight="bold" officeooo:rsid="005ce085" style:font-style-asian="normal" style:font-weight-asian="bold" style:font-name-complex="Mekorot-Vilna" style:font-style-complex="normal" style:font-weight-complex="bold"/>
    </style:style>
    <style:style style:name="T209" style:family="text">
      <style:text-properties fo:font-style="normal" fo:font-weight="bold" officeooo:rsid="005e336a" style:font-style-asian="normal" style:font-weight-asian="bold" style:font-name-complex="Mekorot-Vilna" style:font-style-complex="normal" style:font-weight-complex="bold"/>
    </style:style>
    <style:style style:name="T210" style:family="text">
      <style:text-properties fo:font-style="normal" fo:font-weight="bold" officeooo:rsid="005e93b4" style:font-style-asian="normal" style:font-weight-asian="bold" style:font-name-complex="Mekorot-Vilna" style:font-style-complex="normal" style:font-weight-complex="bold"/>
    </style:style>
    <style:style style:name="T211" style:family="text">
      <style:text-properties fo:font-style="normal" fo:font-weight="bold" officeooo:rsid="0060852f" style:font-style-asian="normal" style:font-weight-asian="bold" style:font-name-complex="Mekorot-Vilna" style:font-style-complex="normal" style:font-weight-complex="bold"/>
    </style:style>
    <style:style style:name="T212" style:family="text">
      <style:text-properties fo:font-style="normal" fo:font-weight="bold" officeooo:rsid="00613bc9" style:font-style-asian="normal" style:font-weight-asian="bold" style:font-name-complex="Mekorot-Vilna" style:font-style-complex="normal" style:font-weight-complex="bold"/>
    </style:style>
    <style:style style:name="T213" style:family="text">
      <style:text-properties fo:font-style="normal" fo:font-weight="bold" officeooo:rsid="00621a92" style:font-style-asian="normal" style:font-weight-asian="bold" style:font-name-complex="Mekorot-Vilna" style:font-style-complex="normal" style:font-weight-complex="bold"/>
    </style:style>
    <style:style style:name="T214" style:family="text">
      <style:text-properties fo:font-style="normal" fo:font-weight="bold" officeooo:rsid="00640c8e" style:font-style-asian="normal" style:font-weight-asian="bold" style:font-name-complex="Mekorot-Vilna" style:font-style-complex="normal" style:font-weight-complex="bold"/>
    </style:style>
    <style:style style:name="T215" style:family="text">
      <style:text-properties fo:font-style="normal" fo:font-weight="bold" officeooo:rsid="0064d47a" style:font-style-asian="normal" style:font-weight-asian="bold" style:font-name-complex="Mekorot-Vilna" style:font-style-complex="normal" style:font-weight-complex="bold"/>
    </style:style>
    <style:style style:name="T216" style:family="text">
      <style:text-properties fo:font-style="normal" fo:font-weight="bold" officeooo:rsid="0065c5f1" style:font-style-asian="normal" style:font-weight-asian="bold" style:font-name-complex="Mekorot-Vilna" style:font-style-complex="normal" style:font-weight-complex="bold"/>
    </style:style>
    <style:style style:name="T217" style:family="text">
      <style:text-properties fo:font-style="normal" fo:font-weight="bold" officeooo:rsid="006765cc" style:font-style-asian="normal" style:font-weight-asian="bold" style:font-name-complex="Mekorot-Vilna" style:font-style-complex="normal" style:font-weight-complex="bold"/>
    </style:style>
    <style:style style:name="T218" style:family="text">
      <style:text-properties fo:font-style="normal" fo:font-weight="bold" officeooo:rsid="006da91c" style:font-style-asian="normal" style:font-weight-asian="bold" style:font-name-complex="Mekorot-Vilna" style:font-style-complex="normal" style:font-weight-complex="bold"/>
    </style:style>
    <style:style style:name="T219" style:family="text">
      <style:text-properties fo:font-style="normal" fo:font-weight="bold" officeooo:rsid="006e3d5b" style:font-style-asian="normal" style:font-weight-asian="bold" style:font-name-complex="Mekorot-Vilna" style:font-style-complex="normal" style:font-weight-complex="bold"/>
    </style:style>
    <style:style style:name="T220" style:family="text">
      <style:text-properties fo:font-style="normal" fo:font-weight="bold" officeooo:rsid="007014ad" style:font-style-asian="normal" style:font-weight-asian="bold" style:font-name-complex="Mekorot-Vilna" style:font-style-complex="normal" style:font-weight-complex="bold"/>
    </style:style>
    <style:style style:name="T221" style:family="text">
      <style:text-properties fo:font-style="normal" fo:font-weight="bold" officeooo:rsid="0071039d" style:font-style-asian="normal" style:font-weight-asian="bold" style:font-name-complex="Mekorot-Vilna" style:font-style-complex="normal" style:font-weight-complex="bold"/>
    </style:style>
    <style:style style:name="T222" style:family="text">
      <style:text-properties fo:font-style="normal" fo:font-weight="bold" officeooo:rsid="0071fd48" style:font-style-asian="normal" style:font-weight-asian="bold" style:font-name-complex="Mekorot-Vilna" style:font-style-complex="normal" style:font-weight-complex="bold"/>
    </style:style>
    <style:style style:name="T223" style:family="text">
      <style:text-properties fo:font-style="normal" fo:font-weight="bold" officeooo:rsid="00877e28" style:font-style-asian="normal" style:font-weight-asian="bold" style:font-name-complex="Mekorot-Vilna" style:font-style-complex="normal" style:font-weight-complex="bold"/>
    </style:style>
    <style:style style:name="T224" style:family="text">
      <style:text-properties fo:font-style="normal" fo:font-weight="bold" officeooo:rsid="00879e5e" style:font-style-asian="normal" style:font-weight-asian="bold" style:font-name-complex="Mekorot-Vilna" style:font-style-complex="normal" style:font-weight-complex="bold"/>
    </style:style>
    <style:style style:name="T225" style:family="text">
      <style:text-properties fo:font-style="normal" fo:font-weight="bold" officeooo:rsid="00bbe926" style:font-style-asian="normal" style:font-weight-asian="bold" style:font-name-complex="Mekorot-Vilna" style:font-style-complex="normal" style:font-weight-complex="bold"/>
    </style:style>
    <style:style style:name="T226" style:family="text">
      <style:text-properties fo:font-style="normal" fo:font-weight="bold" officeooo:rsid="00bc3e95" style:font-style-asian="normal" style:font-weight-asian="bold" style:font-name-complex="Mekorot-Vilna" style:font-style-complex="normal" style:font-weight-complex="bold"/>
    </style:style>
    <style:style style:name="T227" style:family="text">
      <style:text-properties fo:font-style="normal" fo:font-weight="bold" officeooo:rsid="00bca266" style:font-style-asian="normal" style:font-weight-asian="bold" style:font-name-complex="Mekorot-Vilna" style:font-style-complex="normal" style:font-weight-complex="bold"/>
    </style:style>
    <style:style style:name="T228" style:family="text">
      <style:text-properties fo:font-style="normal" fo:font-weight="bold" officeooo:rsid="00be16dc" style:font-style-asian="normal" style:font-weight-asian="bold" style:font-name-complex="Mekorot-Vilna" style:font-style-complex="normal" style:font-weight-complex="bold"/>
    </style:style>
    <style:style style:name="T229" style:family="text">
      <style:text-properties fo:font-style="normal" fo:font-weight="bold" officeooo:rsid="00bee9c9" style:font-style-asian="normal" style:font-weight-asian="bold" style:font-name-complex="Mekorot-Vilna" style:font-style-complex="normal" style:font-weight-complex="bold"/>
    </style:style>
    <style:style style:name="T230" style:family="text">
      <style:text-properties fo:font-style="normal" fo:font-weight="bold" officeooo:rsid="00c0a4a0" style:font-style-asian="normal" style:font-weight-asian="bold" style:font-name-complex="Mekorot-Vilna" style:font-style-complex="normal" style:font-weight-complex="bold"/>
    </style:style>
    <style:style style:name="T231" style:family="text">
      <style:text-properties fo:font-style="normal" fo:font-weight="bold" officeooo:rsid="00c14aff" style:font-style-asian="normal" style:font-weight-asian="bold" style:font-name-complex="Mekorot-Vilna" style:font-style-complex="normal" style:font-weight-complex="bold"/>
    </style:style>
    <style:style style:name="T232" style:family="text">
      <style:text-properties fo:font-style="normal" fo:font-weight="bold" officeooo:rsid="00c20c2a" style:font-style-asian="normal" style:font-weight-asian="bold" style:font-name-complex="Mekorot-Vilna" style:font-style-complex="normal" style:font-weight-complex="bold"/>
    </style:style>
    <style:style style:name="T233" style:family="text">
      <style:text-properties fo:font-style="normal" fo:font-weight="bold" officeooo:rsid="00c2f844" style:font-style-asian="normal" style:font-weight-asian="bold" style:font-name-complex="Mekorot-Vilna" style:font-style-complex="normal" style:font-weight-complex="bold"/>
    </style:style>
    <style:style style:name="T234" style:family="text">
      <style:text-properties fo:font-style="normal" fo:font-weight="bold" officeooo:rsid="00c440bc" style:font-style-asian="normal" style:font-weight-asian="bold" style:font-name-complex="Mekorot-Vilna" style:font-style-complex="normal" style:font-weight-complex="bold"/>
    </style:style>
    <style:style style:name="T235" style:family="text">
      <style:text-properties fo:font-style="normal" fo:font-weight="bold" officeooo:rsid="00c63f0c" style:font-style-asian="normal" style:font-weight-asian="bold" style:font-name-complex="Mekorot-Vilna" style:font-style-complex="normal" style:font-weight-complex="bold"/>
    </style:style>
    <style:style style:name="T236" style:family="text">
      <style:text-properties fo:font-style="normal" fo:font-weight="bold" officeooo:rsid="00cab764" style:font-style-asian="normal" style:font-weight-asian="bold" style:font-name-complex="Mekorot-Vilna" style:font-style-complex="normal" style:font-weight-complex="bold"/>
    </style:style>
    <style:style style:name="T237" style:family="text">
      <style:text-properties fo:font-style="normal" fo:font-weight="bold" officeooo:rsid="00cc541e" style:font-style-asian="normal" style:font-weight-asian="bold" style:font-name-complex="Mekorot-Vilna" style:font-style-complex="normal" style:font-weight-complex="bold"/>
    </style:style>
    <style:style style:name="T238" style:family="text">
      <style:text-properties fo:font-style="normal" fo:font-weight="bold" officeooo:rsid="00cca3be" style:font-style-asian="normal" style:font-weight-asian="bold" style:font-name-complex="Mekorot-Vilna" style:font-style-complex="normal" style:font-weight-complex="bold"/>
    </style:style>
    <style:style style:name="T239" style:family="text">
      <style:text-properties fo:font-style="normal" fo:font-weight="bold" officeooo:rsid="00cd97f4" style:font-style-asian="normal" style:font-weight-asian="bold" style:font-name-complex="Mekorot-Vilna" style:font-style-complex="normal" style:font-weight-complex="bold"/>
    </style:style>
    <style:style style:name="T240" style:family="text">
      <style:text-properties fo:font-style="normal" fo:font-weight="bold" officeooo:rsid="00ce0849" style:font-style-asian="normal" style:font-weight-asian="bold" style:font-name-complex="Mekorot-Vilna" style:font-style-complex="normal" style:font-weight-complex="bold"/>
    </style:style>
    <style:style style:name="T241" style:family="text">
      <style:text-properties fo:font-style="normal" fo:font-weight="bold" officeooo:rsid="00cfb3af" style:font-style-asian="normal" style:font-weight-asian="bold" style:font-name-complex="Mekorot-Vilna" style:font-style-complex="normal" style:font-weight-complex="bold"/>
    </style:style>
    <style:style style:name="T242" style:family="text">
      <style:text-properties fo:font-style="normal" fo:font-weight="bold" officeooo:rsid="00d127e9" style:font-style-asian="normal" style:font-weight-asian="bold" style:font-name-complex="Mekorot-Vilna" style:font-style-complex="normal" style:font-weight-complex="bold"/>
    </style:style>
    <style:style style:name="T243" style:family="text">
      <style:text-properties fo:font-style="normal" fo:font-weight="bold" officeooo:rsid="00d2213e" style:font-style-asian="normal" style:font-weight-asian="bold" style:font-name-complex="Mekorot-Vilna" style:font-style-complex="normal" style:font-weight-complex="bold"/>
    </style:style>
    <style:style style:name="T244" style:family="text">
      <style:text-properties fo:font-style="normal" fo:font-weight="bold" officeooo:rsid="00d5a3de" style:font-style-asian="normal" style:font-weight-asian="bold" style:font-name-complex="Mekorot-Vilna" style:font-style-complex="normal" style:font-weight-complex="bold"/>
    </style:style>
    <style:style style:name="T245" style:family="text">
      <style:text-properties fo:font-style="normal" fo:font-weight="bold" officeooo:rsid="00d87f53" style:font-style-asian="normal" style:font-weight-asian="bold" style:font-name-complex="Mekorot-Vilna" style:font-style-complex="normal" style:font-weight-complex="bold"/>
    </style:style>
    <style:style style:name="T246" style:family="text">
      <style:text-properties fo:font-style="normal" fo:font-weight="bold" officeooo:rsid="00ca4967" style:font-style-asian="normal" style:font-weight-asian="bold" style:font-name-complex="Mekorot-Vilna" style:font-style-complex="normal" style:font-weight-complex="bold"/>
    </style:style>
    <style:style style:name="T247" style:family="text">
      <style:text-properties fo:font-style="normal" fo:font-weight="bold" officeooo:rsid="00dc519f" style:font-style-asian="normal" style:font-weight-asian="bold" style:font-name-complex="Mekorot-Vilna" style:font-style-complex="normal" style:font-weight-complex="bold"/>
    </style:style>
    <style:style style:name="T248" style:family="text">
      <style:text-properties fo:font-style="normal" fo:font-weight="bold" officeooo:rsid="00ed076d" style:font-style-asian="normal" style:font-weight-asian="bold" style:font-name-complex="Mekorot-Vilna" style:font-style-complex="normal" style:font-weight-complex="bold"/>
    </style:style>
    <style:style style:name="T249" style:family="text">
      <style:text-properties fo:font-style="normal" fo:font-weight="bold" officeooo:rsid="00eef0b0" style:font-style-asian="normal" style:font-weight-asian="bold" style:font-name-complex="Mekorot-Vilna" style:font-style-complex="normal" style:font-weight-complex="bold"/>
    </style:style>
    <style:style style:name="T250" style:family="text">
      <style:text-properties fo:font-style="normal" fo:font-weight="bold" officeooo:rsid="00efecd2" style:font-style-asian="normal" style:font-weight-asian="bold" style:font-name-complex="Mekorot-Vilna" style:font-style-complex="normal" style:font-weight-complex="bold"/>
    </style:style>
    <style:style style:name="T251" style:family="text">
      <style:text-properties fo:font-style="normal" fo:font-weight="bold" officeooo:rsid="00f14afe" style:font-style-asian="normal" style:font-weight-asian="bold" style:font-name-complex="Mekorot-Vilna" style:font-style-complex="normal" style:font-weight-complex="bold"/>
    </style:style>
    <style:style style:name="T252" style:family="text">
      <style:text-properties fo:font-style="normal" fo:font-weight="bold" officeooo:rsid="00f2cd62" style:font-style-asian="normal" style:font-weight-asian="bold" style:font-name-complex="Mekorot-Vilna" style:font-style-complex="normal" style:font-weight-complex="bold"/>
    </style:style>
    <style:style style:name="T253" style:family="text">
      <style:text-properties fo:font-style="normal" fo:font-weight="bold" officeooo:rsid="00f3ef9c" style:font-style-asian="normal" style:font-weight-asian="bold" style:font-name-complex="Mekorot-Vilna" style:font-style-complex="normal" style:font-weight-complex="bold"/>
    </style:style>
    <style:style style:name="T254" style:family="text">
      <style:text-properties fo:font-style="normal" fo:font-weight="bold" officeooo:rsid="00f6e5a7" style:font-style-asian="normal" style:font-weight-asian="bold" style:font-name-complex="Mekorot-Vilna" style:font-style-complex="normal" style:font-weight-complex="bold"/>
    </style:style>
    <style:style style:name="T255" style:family="text">
      <style:text-properties fo:font-style="normal" fo:font-weight="bold" officeooo:rsid="00f8a13a" style:font-style-asian="normal" style:font-weight-asian="bold" style:font-name-complex="Mekorot-Vilna" style:font-style-complex="normal" style:font-weight-complex="bold"/>
    </style:style>
    <style:style style:name="T256" style:family="text">
      <style:text-properties fo:font-style="normal" fo:font-weight="bold" officeooo:rsid="00f9efc5" style:font-style-asian="normal" style:font-weight-asian="bold" style:font-name-complex="Mekorot-Vilna" style:font-style-complex="normal" style:font-weight-complex="bold"/>
    </style:style>
    <style:style style:name="T257" style:family="text">
      <style:text-properties fo:font-style="normal" fo:font-weight="bold" officeooo:rsid="00fb1d02" style:font-style-asian="normal" style:font-weight-asian="bold" style:font-name-complex="Mekorot-Vilna" style:font-style-complex="normal" style:font-weight-complex="bold"/>
    </style:style>
    <style:style style:name="T258" style:family="text">
      <style:text-properties fo:font-style="normal" fo:font-weight="bold" officeooo:rsid="00fefaec" style:font-style-asian="normal" style:font-weight-asian="bold" style:font-name-complex="Mekorot-Vilna" style:font-style-complex="normal" style:font-weight-complex="bold"/>
    </style:style>
    <style:style style:name="T259" style:family="text">
      <style:text-properties fo:font-style="normal" fo:font-weight="bold" officeooo:rsid="0102ca06" style:font-style-asian="normal" style:font-weight-asian="bold" style:font-name-complex="Mekorot-Vilna" style:font-style-complex="normal" style:font-weight-complex="bold"/>
    </style:style>
    <style:style style:name="T260" style:family="text">
      <style:text-properties fo:font-style="normal" fo:font-weight="bold" officeooo:rsid="0104fd84" style:font-style-asian="normal" style:font-weight-asian="bold" style:font-name-complex="Mekorot-Vilna" style:font-style-complex="normal" style:font-weight-complex="bold"/>
    </style:style>
    <style:style style:name="T261" style:family="text">
      <style:text-properties fo:font-style="normal" fo:font-weight="bold" officeooo:rsid="010bc407" style:font-style-asian="normal" style:font-weight-asian="bold" style:font-name-complex="Mekorot-Vilna" style:font-style-complex="normal" style:font-weight-complex="bold"/>
    </style:style>
    <style:style style:name="T262" style:family="text">
      <style:text-properties fo:font-style="normal" fo:font-weight="bold" officeooo:rsid="0112c10c" style:font-style-asian="normal" style:font-weight-asian="bold" style:font-name-complex="Mekorot-Vilna" style:font-style-complex="normal" style:font-weight-complex="bold"/>
    </style:style>
    <style:style style:name="T263" style:family="text">
      <style:text-properties fo:font-style="normal" fo:font-weight="bold" officeooo:rsid="011f32ee" style:font-style-asian="normal" style:font-weight-asian="bold" style:font-name-complex="Mekorot-Vilna" style:font-style-complex="normal" style:font-weight-complex="bold"/>
    </style:style>
    <style:style style:name="T264" style:family="text">
      <style:text-properties fo:font-style="normal" fo:font-weight="bold" officeooo:rsid="0122105a" style:font-style-asian="normal" style:font-weight-asian="bold" style:font-name-complex="Mekorot-Vilna" style:font-style-complex="normal" style:font-weight-complex="bold"/>
    </style:style>
    <style:style style:name="T265" style:family="text">
      <style:text-properties fo:font-style="normal" fo:font-weight="bold" officeooo:rsid="012bb4f4" style:font-style-asian="normal" style:font-weight-asian="bold" style:font-name-complex="Mekorot-Vilna" style:font-style-complex="normal" style:font-weight-complex="bold"/>
    </style:style>
    <style:style style:name="T266" style:family="text">
      <style:text-properties fo:font-style="normal" fo:font-weight="bold" officeooo:rsid="012d5cd9" style:font-style-asian="normal" style:font-weight-asian="bold" style:font-name-complex="Mekorot-Vilna" style:font-style-complex="normal" style:font-weight-complex="bold"/>
    </style:style>
    <style:style style:name="T267" style:family="text">
      <style:text-properties fo:font-style="normal" fo:font-weight="bold" officeooo:rsid="012e00e4" style:font-style-asian="normal" style:font-weight-asian="bold" style:font-name-complex="Mekorot-Vilna" style:font-style-complex="normal" style:font-weight-complex="bold"/>
    </style:style>
    <style:style style:name="T268" style:family="text">
      <style:text-properties fo:font-style="normal" fo:font-weight="bold" officeooo:rsid="012ef520" style:font-style-asian="normal" style:font-weight-asian="bold" style:font-name-complex="Mekorot-Vilna" style:font-style-complex="normal" style:font-weight-complex="bold"/>
    </style:style>
    <style:style style:name="T269" style:family="text">
      <style:text-properties fo:font-style="normal" fo:font-weight="bold" officeooo:rsid="0130d373" style:font-style-asian="normal" style:font-weight-asian="bold" style:font-name-complex="Mekorot-Vilna" style:font-style-complex="normal" style:font-weight-complex="bold"/>
    </style:style>
    <style:style style:name="T270" style:family="text">
      <style:text-properties fo:font-style="normal" fo:font-weight="bold" officeooo:rsid="01315881" style:font-style-asian="normal" style:font-weight-asian="bold" style:font-name-complex="Mekorot-Vilna" style:font-style-complex="normal" style:font-weight-complex="bold"/>
    </style:style>
    <style:style style:name="T271" style:family="text">
      <style:text-properties fo:font-style="normal" fo:font-weight="bold" officeooo:rsid="0132ea75" style:font-style-asian="normal" style:font-weight-asian="bold" style:font-name-complex="Mekorot-Vilna" style:font-style-complex="normal" style:font-weight-complex="bold"/>
    </style:style>
    <style:style style:name="T272" style:family="text">
      <style:text-properties fo:font-style="normal" fo:font-weight="bold" officeooo:rsid="0134df76" style:font-style-asian="normal" style:font-weight-asian="bold" style:font-name-complex="Mekorot-Vilna" style:font-style-complex="normal" style:font-weight-complex="bold"/>
    </style:style>
    <style:style style:name="T273" style:family="text">
      <style:text-properties fo:font-style="normal" fo:font-weight="bold" officeooo:rsid="013eb61c" style:font-style-asian="normal" style:font-weight-asian="bold" style:font-name-complex="Mekorot-Vilna" style:font-style-complex="normal" style:font-weight-complex="bold"/>
    </style:style>
    <style:style style:name="T274" style:family="text">
      <style:text-properties fo:font-style="normal" fo:font-weight="bold" officeooo:rsid="0142a60e" style:font-style-asian="normal" style:font-weight-asian="bold" style:font-name-complex="Mekorot-Vilna" style:font-style-complex="normal" style:font-weight-complex="bold"/>
    </style:style>
    <style:style style:name="T275" style:family="text">
      <style:text-properties fo:font-style="normal" fo:font-weight="bold" officeooo:rsid="0143561a" style:font-style-asian="normal" style:font-weight-asian="bold" style:font-name-complex="Mekorot-Vilna" style:font-style-complex="normal" style:font-weight-complex="bold"/>
    </style:style>
    <style:style style:name="T276" style:family="text">
      <style:text-properties fo:font-style="normal" fo:font-weight="bold" officeooo:rsid="01454805" style:font-style-asian="normal" style:font-weight-asian="bold" style:font-name-complex="Mekorot-Vilna" style:font-style-complex="normal" style:font-weight-complex="bold"/>
    </style:style>
    <style:style style:name="T277" style:family="text">
      <style:text-properties fo:font-style="normal" fo:font-weight="bold" officeooo:rsid="0148bfca" style:font-style-asian="normal" style:font-weight-asian="bold" style:font-name-complex="Mekorot-Vilna" style:font-style-complex="normal" style:font-weight-complex="bold"/>
    </style:style>
    <style:style style:name="T278" style:family="text">
      <style:text-properties fo:font-style="normal" fo:font-weight="bold" officeooo:rsid="0149f567" style:font-style-asian="normal" style:font-weight-asian="bold" style:font-name-complex="Mekorot-Vilna" style:font-style-complex="normal" style:font-weight-complex="bold"/>
    </style:style>
    <style:style style:name="T279" style:family="text">
      <style:text-properties fo:font-style="normal" fo:font-weight="bold" officeooo:rsid="014a3938" style:font-style-asian="normal" style:font-weight-asian="bold" style:font-name-complex="Mekorot-Vilna" style:font-style-complex="normal" style:font-weight-complex="bold"/>
    </style:style>
    <style:style style:name="T280" style:family="text">
      <style:text-properties fo:font-style="normal" fo:font-weight="bold" officeooo:rsid="014bea87" style:font-style-asian="normal" style:font-weight-asian="bold" style:font-name-complex="Mekorot-Vilna" style:font-style-complex="normal" style:font-weight-complex="bold"/>
    </style:style>
    <style:style style:name="T281" style:family="text">
      <style:text-properties fo:font-style="normal" fo:font-weight="bold" officeooo:rsid="014e431b" style:font-style-asian="normal" style:font-weight-asian="bold" style:font-name-complex="Mekorot-Vilna" style:font-style-complex="normal" style:font-weight-complex="bold"/>
    </style:style>
    <style:style style:name="T282" style:family="text">
      <style:text-properties fo:font-style="normal" fo:font-weight="bold" officeooo:rsid="014e96fd" style:font-style-asian="normal" style:font-weight-asian="bold" style:font-name-complex="Mekorot-Vilna" style:font-style-complex="normal" style:font-weight-complex="bold"/>
    </style:style>
    <style:style style:name="T283" style:family="text">
      <style:text-properties fo:font-style="normal" fo:font-weight="bold" officeooo:rsid="014fe5aa" style:font-style-asian="normal" style:font-weight-asian="bold" style:font-name-complex="Mekorot-Vilna" style:font-style-complex="normal" style:font-weight-complex="bold"/>
    </style:style>
    <style:style style:name="T284" style:family="text">
      <style:text-properties fo:font-style="normal" fo:font-weight="bold" officeooo:rsid="0151f809" style:font-style-asian="normal" style:font-weight-asian="bold" style:font-name-complex="Mekorot-Vilna" style:font-style-complex="normal" style:font-weight-complex="bold"/>
    </style:style>
    <style:style style:name="T285" style:family="text">
      <style:text-properties fo:font-style="normal" fo:font-weight="bold" officeooo:rsid="015564dc" style:font-style-asian="normal" style:font-weight-asian="bold" style:font-name-complex="Mekorot-Vilna" style:font-style-complex="normal" style:font-weight-complex="bold"/>
    </style:style>
    <style:style style:name="T286" style:family="text">
      <style:text-properties fo:font-style="normal" fo:font-weight="bold" officeooo:rsid="01567a6b" style:font-style-asian="normal" style:font-weight-asian="bold" style:font-name-complex="Mekorot-Vilna" style:font-style-complex="normal" style:font-weight-complex="bold"/>
    </style:style>
    <style:style style:name="T287" style:family="text">
      <style:text-properties fo:font-style="normal" fo:font-weight="bold" officeooo:rsid="015b544f" style:font-style-asian="normal" style:font-weight-asian="bold" style:font-name-complex="Mekorot-Vilna" style:font-style-complex="normal" style:font-weight-complex="bold"/>
    </style:style>
    <style:style style:name="T288" style:family="text">
      <style:text-properties fo:font-style="normal" fo:font-weight="bold" officeooo:rsid="015b9e27" style:font-style-asian="normal" style:font-weight-asian="bold" style:font-name-complex="Mekorot-Vilna" style:font-style-complex="normal" style:font-weight-complex="bold"/>
    </style:style>
    <style:style style:name="T289" style:family="text">
      <style:text-properties fo:font-style="normal" fo:font-weight="bold" officeooo:rsid="015c1893" style:font-style-asian="normal" style:font-weight-asian="bold" style:font-name-complex="Mekorot-Vilna" style:font-style-complex="normal" style:font-weight-complex="bold"/>
    </style:style>
    <style:style style:name="T290" style:family="text">
      <style:text-properties fo:font-style="normal" fo:font-weight="bold" officeooo:rsid="015df354" style:font-style-asian="normal" style:font-weight-asian="bold" style:font-name-complex="Mekorot-Vilna" style:font-style-complex="normal" style:font-weight-complex="bold"/>
    </style:style>
    <style:style style:name="T291" style:family="text">
      <style:text-properties fo:font-style="normal" fo:font-weight="bold" officeooo:rsid="015fa754" style:font-style-asian="normal" style:font-weight-asian="bold" style:font-name-complex="Mekorot-Vilna" style:font-style-complex="normal" style:font-weight-complex="bold"/>
    </style:style>
    <style:style style:name="T292" style:family="text">
      <style:text-properties fo:font-style="normal" fo:font-weight="bold" officeooo:rsid="01609d72" style:font-style-asian="normal" style:font-weight-asian="bold" style:font-name-complex="Mekorot-Vilna" style:font-style-complex="normal" style:font-weight-complex="bold"/>
    </style:style>
    <style:style style:name="T293" style:family="text">
      <style:text-properties fo:font-style="normal" fo:font-weight="bold" officeooo:rsid="0162c520" style:font-style-asian="normal" style:font-weight-asian="bold" style:font-name-complex="Mekorot-Vilna" style:font-style-complex="normal" style:font-weight-complex="bold"/>
    </style:style>
    <style:style style:name="T294" style:family="text">
      <style:text-properties fo:font-style="normal" fo:font-weight="bold" officeooo:rsid="01634138" style:font-style-asian="normal" style:font-weight-asian="bold" style:font-name-complex="Mekorot-Vilna" style:font-style-complex="normal" style:font-weight-complex="bold"/>
    </style:style>
    <style:style style:name="T295" style:family="text">
      <style:text-properties fo:font-style="normal" fo:font-weight="bold" officeooo:rsid="01689c5b" style:font-style-asian="normal" style:font-weight-asian="bold" style:font-name-complex="Mekorot-Vilna" style:font-style-complex="normal" style:font-weight-complex="bold"/>
    </style:style>
    <style:style style:name="T296" style:family="text">
      <style:text-properties fo:font-style="normal" fo:font-weight="bold" officeooo:rsid="01692773" style:font-style-asian="normal" style:font-weight-asian="bold" style:font-name-complex="Mekorot-Vilna" style:font-style-complex="normal" style:font-weight-complex="bold"/>
    </style:style>
    <style:style style:name="T297" style:family="text">
      <style:text-properties fo:font-style="normal" fo:font-weight="bold" officeooo:rsid="01693e21" style:font-style-asian="normal" style:font-weight-asian="bold" style:font-name-complex="Mekorot-Vilna" style:font-style-complex="normal" style:font-weight-complex="bold"/>
    </style:style>
    <style:style style:name="T298" style:family="text">
      <style:text-properties fo:font-style="normal" fo:font-weight="bold" officeooo:rsid="016a1f00" style:font-style-asian="normal" style:font-weight-asian="bold" style:font-name-complex="Mekorot-Vilna" style:font-style-complex="normal" style:font-weight-complex="bold"/>
    </style:style>
    <style:style style:name="T299" style:family="text">
      <style:text-properties fo:font-style="normal" fo:font-weight="bold" officeooo:rsid="016dfa14" style:font-style-asian="normal" style:font-weight-asian="bold" style:font-name-complex="Mekorot-Vilna" style:font-style-complex="normal" style:font-weight-complex="bold"/>
    </style:style>
    <style:style style:name="T300" style:family="text">
      <style:text-properties fo:font-style="normal" fo:font-weight="bold" officeooo:rsid="017074b7" style:font-style-asian="normal" style:font-weight-asian="bold" style:font-name-complex="Mekorot-Vilna" style:font-style-complex="normal" style:font-weight-complex="bold"/>
    </style:style>
    <style:style style:name="T301" style:family="text">
      <style:text-properties fo:font-style="normal" fo:font-weight="bold" officeooo:rsid="0172945e" style:font-style-asian="normal" style:font-weight-asian="bold" style:font-name-complex="Mekorot-Vilna" style:font-style-complex="normal" style:font-weight-complex="bold"/>
    </style:style>
    <style:style style:name="T302" style:family="text">
      <style:text-properties fo:font-style="normal" fo:font-weight="bold" officeooo:rsid="0172f020" style:font-style-asian="normal" style:font-weight-asian="bold" style:font-name-complex="Mekorot-Vilna" style:font-style-complex="normal" style:font-weight-complex="bold"/>
    </style:style>
    <style:style style:name="T303" style:family="text">
      <style:text-properties fo:font-style="normal" fo:font-weight="bold" officeooo:rsid="01730622" style:font-style-asian="normal" style:font-weight-asian="bold" style:font-name-complex="Mekorot-Vilna" style:font-style-complex="normal" style:font-weight-complex="bold"/>
    </style:style>
    <style:style style:name="T304" style:family="text">
      <style:text-properties fo:font-style="normal" fo:font-weight="bold" officeooo:rsid="0174b32e" style:font-style-asian="normal" style:font-weight-asian="bold" style:font-name-complex="Mekorot-Vilna" style:font-style-complex="normal" style:font-weight-complex="bold"/>
    </style:style>
    <style:style style:name="T305" style:family="text">
      <style:text-properties fo:font-style="normal" fo:font-weight="bold" officeooo:rsid="017727a1" style:font-style-asian="normal" style:font-weight-asian="bold" style:font-name-complex="Mekorot-Vilna" style:font-style-complex="normal" style:font-weight-complex="bold"/>
    </style:style>
    <style:style style:name="T306" style:family="text">
      <style:text-properties fo:font-style="normal" fo:font-weight="bold" officeooo:rsid="0177e77c" style:font-style-asian="normal" style:font-weight-asian="bold" style:font-name-complex="Mekorot-Vilna" style:font-style-complex="normal" style:font-weight-complex="bold"/>
    </style:style>
    <style:style style:name="T307" style:family="text">
      <style:text-properties fo:font-style="normal" fo:font-weight="bold" officeooo:rsid="0179079a" style:font-style-asian="normal" style:font-weight-asian="bold" style:font-name-complex="Mekorot-Vilna" style:font-style-complex="normal" style:font-weight-complex="bold"/>
    </style:style>
    <style:style style:name="T308" style:family="text">
      <style:text-properties fo:font-style="normal" fo:font-weight="bold" officeooo:rsid="017908ea" style:font-style-asian="normal" style:font-weight-asian="bold" style:font-name-complex="Mekorot-Vilna" style:font-style-complex="normal" style:font-weight-complex="bold"/>
    </style:style>
    <style:style style:name="T309" style:family="text">
      <style:text-properties fo:font-style="normal" fo:font-weight="bold" officeooo:rsid="0179c592" style:font-style-asian="normal" style:font-weight-asian="bold" style:font-name-complex="Mekorot-Vilna" style:font-style-complex="normal" style:font-weight-complex="bold"/>
    </style:style>
    <style:style style:name="T310" style:family="text">
      <style:text-properties fo:font-style="normal" fo:font-weight="bold" officeooo:rsid="017d7be8" style:font-style-asian="normal" style:font-weight-asian="bold" style:font-name-complex="Mekorot-Vilna" style:font-style-complex="normal" style:font-weight-complex="bold"/>
    </style:style>
    <style:style style:name="T311" style:family="text">
      <style:text-properties fo:font-style="normal" fo:font-weight="bold" officeooo:rsid="017dc567" style:font-style-asian="normal" style:font-weight-asian="bold" style:font-name-complex="Mekorot-Vilna" style:font-style-complex="normal" style:font-weight-complex="bold"/>
    </style:style>
    <style:style style:name="T312" style:family="text">
      <style:text-properties fo:font-style="normal" fo:font-weight="bold" officeooo:rsid="017e0987" style:font-style-asian="normal" style:font-weight-asian="bold" style:font-name-complex="Mekorot-Vilna" style:font-style-complex="normal" style:font-weight-complex="bold"/>
    </style:style>
    <style:style style:name="T313" style:family="text">
      <style:text-properties fo:font-style="normal" fo:font-weight="bold" officeooo:rsid="017ef65d" style:font-style-asian="normal" style:font-weight-asian="bold" style:font-name-complex="Mekorot-Vilna" style:font-style-complex="normal" style:font-weight-complex="bold"/>
    </style:style>
    <style:style style:name="T314" style:family="text">
      <style:text-properties fo:font-style="normal" fo:font-weight="bold" officeooo:rsid="01811367" style:font-style-asian="normal" style:font-weight-asian="bold" style:font-name-complex="Mekorot-Vilna" style:font-style-complex="normal" style:font-weight-complex="bold"/>
    </style:style>
    <style:style style:name="T315" style:family="text">
      <style:text-properties fo:font-style="normal" fo:font-weight="bold" officeooo:rsid="01817316" style:font-style-asian="normal" style:font-weight-asian="bold" style:font-name-complex="Mekorot-Vilna" style:font-style-complex="normal" style:font-weight-complex="bold"/>
    </style:style>
    <style:style style:name="T316" style:family="text">
      <style:text-properties fo:font-style="normal" fo:font-weight="bold" officeooo:rsid="0181cb15" style:font-style-asian="normal" style:font-weight-asian="bold" style:font-name-complex="Mekorot-Vilna" style:font-style-complex="normal" style:font-weight-complex="bold"/>
    </style:style>
    <style:style style:name="T317" style:family="text">
      <style:text-properties fo:font-style="normal" fo:font-weight="bold" officeooo:rsid="0182478c" style:font-style-asian="normal" style:font-weight-asian="bold" style:font-name-complex="Mekorot-Vilna" style:font-style-complex="normal" style:font-weight-complex="bold"/>
    </style:style>
    <style:style style:name="T318" style:family="text">
      <style:text-properties fo:font-style="normal" fo:font-weight="bold" officeooo:rsid="01826255" style:font-style-asian="normal" style:font-weight-asian="bold" style:font-name-complex="Mekorot-Vilna" style:font-style-complex="normal" style:font-weight-complex="bold"/>
    </style:style>
    <style:style style:name="T319" style:family="text">
      <style:text-properties fo:font-style="normal" fo:font-weight="bold" officeooo:rsid="01826dcd" style:font-style-asian="normal" style:font-weight-asian="bold" style:font-name-complex="Mekorot-Vilna" style:font-style-complex="normal" style:font-weight-complex="bold"/>
    </style:style>
    <style:style style:name="T320" style:family="text">
      <style:text-properties fo:font-style="normal" fo:font-weight="bold" officeooo:rsid="0189bddc" style:font-style-asian="normal" style:font-weight-asian="bold" style:font-name-complex="Mekorot-Vilna" style:font-style-complex="normal" style:font-weight-complex="bold"/>
    </style:style>
    <style:style style:name="T321" style:family="text">
      <style:text-properties fo:font-style="normal" fo:font-weight="bold" officeooo:rsid="018b23df" style:font-style-asian="normal" style:font-weight-asian="bold" style:font-name-complex="Mekorot-Vilna" style:font-style-complex="normal" style:font-weight-complex="bold"/>
    </style:style>
    <style:style style:name="T322" style:family="text">
      <style:text-properties fo:font-style="normal" fo:font-weight="bold" officeooo:rsid="018df825" style:font-style-asian="normal" style:font-weight-asian="bold" style:font-name-complex="Mekorot-Vilna" style:font-style-complex="normal" style:font-weight-complex="bold"/>
    </style:style>
    <style:style style:name="T323" style:family="text">
      <style:text-properties fo:font-style="normal" fo:font-weight="bold" officeooo:rsid="018e68ad" style:font-style-asian="normal" style:font-weight-asian="bold" style:font-name-complex="Mekorot-Vilna" style:font-style-complex="normal" style:font-weight-complex="bold"/>
    </style:style>
    <style:style style:name="T324" style:family="text">
      <style:text-properties fo:font-style="normal" fo:font-weight="bold" officeooo:rsid="018fb914" style:font-style-asian="normal" style:font-weight-asian="bold" style:font-name-complex="Mekorot-Vilna" style:font-style-complex="normal" style:font-weight-complex="bold"/>
    </style:style>
    <style:style style:name="T325" style:family="text">
      <style:text-properties fo:font-style="normal" fo:font-weight="bold" officeooo:rsid="01904bb8" style:font-style-asian="normal" style:font-weight-asian="bold" style:font-name-complex="Mekorot-Vilna" style:font-style-complex="normal" style:font-weight-complex="bold"/>
    </style:style>
    <style:style style:name="T326" style:family="text">
      <style:text-properties fo:font-style="normal" fo:font-weight="bold" officeooo:rsid="0190f574" style:font-style-asian="normal" style:font-weight-asian="bold" style:font-name-complex="Mekorot-Vilna" style:font-style-complex="normal" style:font-weight-complex="bold"/>
    </style:style>
    <style:style style:name="T327" style:family="text">
      <style:text-properties fo:font-style="normal" fo:font-weight="bold" officeooo:rsid="0192eed2" style:font-style-asian="normal" style:font-weight-asian="bold" style:font-name-complex="Mekorot-Vilna" style:font-style-complex="normal" style:font-weight-complex="bold"/>
    </style:style>
    <style:style style:name="T328" style:family="text">
      <style:text-properties fo:font-style="normal" fo:font-weight="bold" officeooo:rsid="0194d39a" style:font-style-asian="normal" style:font-weight-asian="bold" style:font-name-complex="Mekorot-Vilna" style:font-style-complex="normal" style:font-weight-complex="bold"/>
    </style:style>
    <style:style style:name="T329" style:family="text">
      <style:text-properties fo:font-style="normal" fo:font-weight="bold" officeooo:rsid="0196b827" style:font-style-asian="normal" style:font-weight-asian="bold" style:font-name-complex="Mekorot-Vilna" style:font-style-complex="normal" style:font-weight-complex="bold"/>
    </style:style>
    <style:style style:name="T330" style:family="text">
      <style:text-properties fo:font-style="normal" fo:font-weight="bold" officeooo:rsid="0197b939" style:font-style-asian="normal" style:font-weight-asian="bold" style:font-name-complex="Mekorot-Vilna" style:font-style-complex="normal" style:font-weight-complex="bold"/>
    </style:style>
    <style:style style:name="T331" style:family="text">
      <style:text-properties fo:font-style="normal" fo:font-weight="bold" officeooo:rsid="0198532a" style:font-style-asian="normal" style:font-weight-asian="bold" style:font-name-complex="Mekorot-Vilna" style:font-style-complex="normal" style:font-weight-complex="bold"/>
    </style:style>
    <style:style style:name="T332" style:family="text">
      <style:text-properties fo:font-style="normal" fo:font-weight="bold" officeooo:rsid="01996468" style:font-style-asian="normal" style:font-weight-asian="bold" style:font-name-complex="Mekorot-Vilna" style:font-style-complex="normal" style:font-weight-complex="bold"/>
    </style:style>
    <style:style style:name="T333" style:family="text">
      <style:text-properties fo:font-style="normal" fo:font-weight="bold" officeooo:rsid="019b9697" style:font-style-asian="normal" style:font-weight-asian="bold" style:font-name-complex="Mekorot-Vilna" style:font-style-complex="normal" style:font-weight-complex="bold"/>
    </style:style>
    <style:style style:name="T334" style:family="text">
      <style:text-properties fo:font-style="normal" fo:font-weight="bold" officeooo:rsid="019c5023" style:font-style-asian="normal" style:font-weight-asian="bold" style:font-name-complex="Mekorot-Vilna" style:font-style-complex="normal" style:font-weight-complex="bold"/>
    </style:style>
    <style:style style:name="T335" style:family="text">
      <style:text-properties fo:font-style="normal" fo:font-weight="bold" officeooo:rsid="019c8b15" style:font-style-asian="normal" style:font-weight-asian="bold" style:font-name-complex="Mekorot-Vilna" style:font-style-complex="normal" style:font-weight-complex="bold"/>
    </style:style>
    <style:style style:name="T336" style:family="text">
      <style:text-properties fo:font-style="normal" fo:font-weight="bold" officeooo:rsid="019e3a64" style:font-style-asian="normal" style:font-weight-asian="bold" style:font-name-complex="Mekorot-Vilna" style:font-style-complex="normal" style:font-weight-complex="bold"/>
    </style:style>
    <style:style style:name="T337" style:family="text">
      <style:text-properties fo:font-style="normal" fo:font-weight="bold" officeooo:rsid="019e9f62" style:font-style-asian="normal" style:font-weight-asian="bold" style:font-name-complex="Mekorot-Vilna" style:font-style-complex="normal" style:font-weight-complex="bold"/>
    </style:style>
    <style:style style:name="T338" style:family="text">
      <style:text-properties fo:font-style="normal" fo:font-weight="bold" officeooo:rsid="019ef1c0" style:font-style-asian="normal" style:font-weight-asian="bold" style:font-name-complex="Mekorot-Vilna" style:font-style-complex="normal" style:font-weight-complex="bold"/>
    </style:style>
    <style:style style:name="T339" style:family="text">
      <style:text-properties fo:font-style="normal" fo:font-weight="bold" officeooo:rsid="019ff49b" style:font-style-asian="normal" style:font-weight-asian="bold" style:font-name-complex="Mekorot-Vilna" style:font-style-complex="normal" style:font-weight-complex="bold"/>
    </style:style>
    <style:style style:name="T340" style:family="text">
      <style:text-properties fo:font-style="normal" fo:font-weight="bold" officeooo:rsid="01a079dc" style:font-style-asian="normal" style:font-weight-asian="bold" style:font-name-complex="Mekorot-Vilna" style:font-style-complex="normal" style:font-weight-complex="bold"/>
    </style:style>
    <style:style style:name="T341" style:family="text">
      <style:text-properties fo:font-style="normal" fo:font-weight="bold" officeooo:rsid="01a24403" style:font-style-asian="normal" style:font-weight-asian="bold" style:font-name-complex="Mekorot-Vilna" style:font-style-complex="normal" style:font-weight-complex="bold"/>
    </style:style>
    <style:style style:name="T342" style:family="text">
      <style:text-properties fo:font-style="normal" fo:font-weight="bold" officeooo:rsid="01a303ad" style:font-style-asian="normal" style:font-weight-asian="bold" style:font-name-complex="Mekorot-Vilna" style:font-style-complex="normal" style:font-weight-complex="bold"/>
    </style:style>
    <style:style style:name="T343" style:family="text">
      <style:text-properties fo:font-style="normal" fo:font-weight="bold" officeooo:rsid="01a46b2d" style:font-style-asian="normal" style:font-weight-asian="bold" style:font-name-complex="Mekorot-Vilna" style:font-style-complex="normal" style:font-weight-complex="bold"/>
    </style:style>
    <style:style style:name="T344" style:family="text">
      <style:text-properties fo:font-style="normal" fo:font-weight="bold" officeooo:rsid="01a63e30" style:font-style-asian="normal" style:font-weight-asian="bold" style:font-name-complex="Mekorot-Vilna" style:font-style-complex="normal" style:font-weight-complex="bold"/>
    </style:style>
    <style:style style:name="T345" style:family="text">
      <style:text-properties fo:font-style="normal" fo:font-weight="bold" officeooo:rsid="01a703af" style:font-style-asian="normal" style:font-weight-asian="bold" style:font-name-complex="Mekorot-Vilna" style:font-style-complex="normal" style:font-weight-complex="bold"/>
    </style:style>
    <style:style style:name="T346" style:family="text">
      <style:text-properties fo:font-style="normal" fo:font-weight="bold" officeooo:rsid="01a70f6a" style:font-style-asian="normal" style:font-weight-asian="bold" style:font-name-complex="Mekorot-Vilna" style:font-style-complex="normal" style:font-weight-complex="bold"/>
    </style:style>
    <style:style style:name="T347" style:family="text">
      <style:text-properties fo:font-style="normal" fo:font-weight="bold" officeooo:rsid="01a74854" style:font-style-asian="normal" style:font-weight-asian="bold" style:font-name-complex="Mekorot-Vilna" style:font-style-complex="normal" style:font-weight-complex="bold"/>
    </style:style>
    <style:style style:name="T348" style:family="text">
      <style:text-properties fo:font-style="normal" fo:font-weight="bold" officeooo:rsid="01a84697" style:font-style-asian="normal" style:font-weight-asian="bold" style:font-name-complex="Mekorot-Vilna" style:font-style-complex="normal" style:font-weight-complex="bold"/>
    </style:style>
    <style:style style:name="T349" style:family="text">
      <style:text-properties fo:font-style="normal" fo:font-weight="bold" officeooo:rsid="01a92221" style:font-style-asian="normal" style:font-weight-asian="bold" style:font-name-complex="Mekorot-Vilna" style:font-style-complex="normal" style:font-weight-complex="bold"/>
    </style:style>
    <style:style style:name="T350" style:family="text">
      <style:text-properties fo:font-style="normal" fo:font-weight="bold" officeooo:rsid="01a950ef" style:font-style-asian="normal" style:font-weight-asian="bold" style:font-name-complex="Mekorot-Vilna" style:font-style-complex="normal" style:font-weight-complex="bold"/>
    </style:style>
    <style:style style:name="T351" style:family="text">
      <style:text-properties fo:font-style="normal" fo:font-weight="bold" officeooo:rsid="01aa9ef1" style:font-style-asian="normal" style:font-weight-asian="bold" style:font-name-complex="Mekorot-Vilna" style:font-style-complex="normal" style:font-weight-complex="bold"/>
    </style:style>
    <style:style style:name="T352" style:family="text">
      <style:text-properties fo:font-style="normal" fo:font-weight="bold" officeooo:rsid="01aabc99" style:font-style-asian="normal" style:font-weight-asian="bold" style:font-name-complex="Mekorot-Vilna" style:font-style-complex="normal" style:font-weight-complex="bold"/>
    </style:style>
    <style:style style:name="T353" style:family="text">
      <style:text-properties fo:font-style="normal" fo:font-weight="bold" officeooo:rsid="01ab3a67" style:font-style-asian="normal" style:font-weight-asian="bold" style:font-name-complex="Mekorot-Vilna" style:font-style-complex="normal" style:font-weight-complex="bold"/>
    </style:style>
    <style:style style:name="T354" style:family="text">
      <style:text-properties fo:font-style="normal" fo:font-weight="bold" officeooo:rsid="01ac1662" style:font-style-asian="normal" style:font-weight-asian="bold" style:font-name-complex="Mekorot-Vilna" style:font-style-complex="normal" style:font-weight-complex="bold"/>
    </style:style>
    <style:style style:name="T355" style:family="text">
      <style:text-properties fo:font-style="normal" fo:font-weight="bold" officeooo:rsid="01ad581f" style:font-style-asian="normal" style:font-weight-asian="bold" style:font-name-complex="Mekorot-Vilna" style:font-style-complex="normal" style:font-weight-complex="bold"/>
    </style:style>
    <style:style style:name="T356" style:family="text">
      <style:text-properties fo:font-style="normal" fo:font-weight="bold" officeooo:rsid="01ae96e7" style:font-style-asian="normal" style:font-weight-asian="bold" style:font-name-complex="Mekorot-Vilna" style:font-style-complex="normal" style:font-weight-complex="bold"/>
    </style:style>
    <style:style style:name="T357" style:family="text">
      <style:text-properties fo:font-style="normal" fo:font-weight="bold" officeooo:rsid="01b030a9" style:font-style-asian="normal" style:font-weight-asian="bold" style:font-name-complex="Mekorot-Vilna" style:font-style-complex="normal" style:font-weight-complex="bold"/>
    </style:style>
    <style:style style:name="T358" style:family="text">
      <style:text-properties fo:font-style="normal" fo:font-weight="bold" officeooo:rsid="01b8de01" style:font-style-asian="normal" style:font-weight-asian="bold" style:font-name-complex="Mekorot-Vilna" style:font-style-complex="normal" style:font-weight-complex="bold"/>
    </style:style>
    <style:style style:name="T359" style:family="text">
      <style:text-properties fo:font-style="normal" fo:font-weight="bold" officeooo:rsid="01f89d49" style:font-style-asian="normal" style:font-weight-asian="bold" style:font-name-complex="Mekorot-Vilna" style:font-style-complex="normal" style:font-weight-complex="bold"/>
    </style:style>
    <style:style style:name="T360" style:family="text">
      <style:text-properties fo:font-style="normal" fo:font-weight="bold" officeooo:rsid="01f9f589" style:font-style-asian="normal" style:font-weight-asian="bold" style:font-name-complex="Mekorot-Vilna" style:font-style-complex="normal" style:font-weight-complex="bold"/>
    </style:style>
    <style:style style:name="T361" style:family="text">
      <style:text-properties fo:font-style="normal" fo:font-weight="bold" officeooo:rsid="01fb2684" style:font-style-asian="normal" style:font-weight-asian="bold" style:font-name-complex="Mekorot-Vilna" style:font-style-complex="normal" style:font-weight-complex="bold"/>
    </style:style>
    <style:style style:name="T362" style:family="text">
      <style:text-properties fo:font-style="normal" fo:font-weight="bold" officeooo:rsid="01fc68fb" style:font-style-asian="normal" style:font-weight-asian="bold" style:font-name-complex="Mekorot-Vilna" style:font-style-complex="normal" style:font-weight-complex="bold"/>
    </style:style>
    <style:style style:name="T363" style:family="text">
      <style:text-properties fo:font-style="normal" fo:font-weight="bold" officeooo:rsid="01fd17ea" style:font-style-asian="normal" style:font-weight-asian="bold" style:font-name-complex="Mekorot-Vilna" style:font-style-complex="normal" style:font-weight-complex="bold"/>
    </style:style>
    <style:style style:name="T364" style:family="text">
      <style:text-properties fo:font-style="normal" fo:font-weight="bold" officeooo:rsid="020ba9d4" style:font-style-asian="normal" style:font-weight-asian="bold" style:font-name-complex="Mekorot-Vilna" style:font-style-complex="normal" style:font-weight-complex="bold"/>
    </style:style>
    <style:style style:name="T365" style:family="text">
      <style:text-properties fo:font-style="normal" fo:font-weight="bold" officeooo:rsid="020bb5ee" style:font-style-asian="normal" style:font-weight-asian="bold" style:font-name-complex="Mekorot-Vilna" style:font-style-complex="normal" style:font-weight-complex="bold"/>
    </style:style>
    <style:style style:name="T366" style:family="text">
      <style:text-properties fo:font-style="normal" fo:font-weight="bold" officeooo:rsid="01af6277" style:font-style-asian="normal" style:font-weight-asian="bold" style:font-name-complex="Mekorot-Vilna" style:font-style-complex="normal" style:font-weight-complex="bold"/>
    </style:style>
    <style:style style:name="T367" style:family="text">
      <style:text-properties fo:font-style="normal" fo:font-weight="bold" style:font-style-asian="normal" style:font-weight-asian="bold" style:font-style-complex="normal"/>
    </style:style>
    <style:style style:name="T368" style:family="text">
      <style:text-properties fo:font-style="normal" fo:font-weight="bold" officeooo:rsid="0185489b" style:font-style-asian="normal" style:font-weight-asian="bold" style:font-style-complex="normal"/>
    </style:style>
    <style:style style:name="T369" style:family="text">
      <style:text-properties fo:font-style="normal" fo:font-weight="bold" officeooo:rsid="018745a5" style:font-style-asian="normal" style:font-weight-asian="bold" style:font-style-complex="normal"/>
    </style:style>
    <style:style style:name="T370" style:family="text">
      <style:text-properties fo:font-style="normal" fo:font-weight="bold" style:font-style-asian="normal" style:font-weight-asian="bold" style:font-style-complex="normal" style:font-weight-complex="bold"/>
    </style:style>
    <style:style style:name="T371" style:family="text">
      <style:text-properties fo:font-style="normal" fo:font-weight="bold" officeooo:rsid="02da0398" style:font-style-asian="normal" style:font-weight-asian="bold" style:font-style-complex="normal" style:font-weight-complex="bold"/>
    </style:style>
    <style:style style:name="T372" style:family="text">
      <style:text-properties fo:font-style="normal" fo:font-weight="bold" officeooo:rsid="02da4e2b" style:font-style-asian="normal" style:font-weight-asian="bold" style:font-style-complex="normal" style:font-weight-complex="bold"/>
    </style:style>
    <style:style style:name="T373" style:family="text">
      <style:text-properties fo:font-style="normal" fo:font-weight="bold" officeooo:rsid="02da5d46" style:font-style-asian="normal" style:font-weight-asian="bold" style:font-style-complex="normal" style:font-weight-complex="bold"/>
    </style:style>
    <style:style style:name="T374" style:family="text">
      <style:text-properties fo:font-style="normal" fo:font-weight="bold" officeooo:rsid="02da7b47" style:font-style-asian="normal" style:font-weight-asian="bold" style:font-style-complex="normal" style:font-weight-complex="bold"/>
    </style:style>
    <style:style style:name="T375" style:family="text">
      <style:text-properties fo:font-style="normal" fo:font-weight="bold" officeooo:rsid="02dac96c" style:font-style-asian="normal" style:font-weight-asian="bold" style:font-style-complex="normal" style:font-weight-complex="bold"/>
    </style:style>
    <style:style style:name="T376" style:family="text">
      <style:text-properties fo:font-style="normal" fo:font-weight="bold" officeooo:rsid="02dbfb2f" style:font-style-asian="normal" style:font-weight-asian="bold" style:font-style-complex="normal" style:font-weight-complex="bold"/>
    </style:style>
    <style:style style:name="T377" style:family="text">
      <style:text-properties fo:font-style="normal" fo:font-weight="bold" officeooo:rsid="02dc993d" style:font-style-asian="normal" style:font-weight-asian="bold" style:font-style-complex="normal" style:font-weight-complex="bold"/>
    </style:style>
    <style:style style:name="T378" style:family="text">
      <style:text-properties fo:font-style="normal" fo:font-weight="bold" officeooo:rsid="02ddbaca" style:font-style-asian="normal" style:font-weight-asian="bold" style:font-style-complex="normal" style:font-weight-complex="bold"/>
    </style:style>
    <style:style style:name="T379" style:family="text">
      <style:text-properties fo:font-style="normal" fo:font-weight="bold" officeooo:rsid="02de1102" style:font-style-asian="normal" style:font-weight-asian="bold" style:font-style-complex="normal" style:font-weight-complex="bold"/>
    </style:style>
    <style:style style:name="T380" style:family="text">
      <style:text-properties fo:font-style="normal" fo:font-weight="bold" officeooo:rsid="02df026f" style:font-style-asian="normal" style:font-weight-asian="bold" style:font-style-complex="normal" style:font-weight-complex="bold"/>
    </style:style>
    <style:style style:name="T381" style:family="text">
      <style:text-properties fo:font-style="normal" fo:font-weight="bold" officeooo:rsid="02dfa1fc" style:font-style-asian="normal" style:font-weight-asian="bold" style:font-style-complex="normal" style:font-weight-complex="bold"/>
    </style:style>
    <style:style style:name="T382" style:family="text">
      <style:text-properties fo:font-style="normal" fo:font-weight="bold" officeooo:rsid="02e02904" style:font-style-asian="normal" style:font-weight-asian="bold" style:font-style-complex="normal" style:font-weight-complex="bold"/>
    </style:style>
    <style:style style:name="T383" style:family="text">
      <style:text-properties fo:font-style="normal" fo:font-weight="bold" officeooo:rsid="02e12b95" style:font-style-asian="normal" style:font-weight-asian="bold" style:font-style-complex="normal" style:font-weight-complex="bold"/>
    </style:style>
    <style:style style:name="T384" style:family="text">
      <style:text-properties fo:font-style="normal" fo:font-weight="bold" officeooo:rsid="02e1e779" style:font-style-asian="normal" style:font-weight-asian="bold" style:font-style-complex="normal" style:font-weight-complex="bold"/>
    </style:style>
    <style:style style:name="T385" style:family="text">
      <style:text-properties fo:font-style="normal" fo:font-weight="bold" officeooo:rsid="02e2f6dc" style:font-style-asian="normal" style:font-weight-asian="bold" style:font-style-complex="normal" style:font-weight-complex="bold"/>
    </style:style>
    <style:style style:name="T386" style:family="text">
      <style:text-properties fo:font-style="normal" fo:font-weight="bold" officeooo:rsid="02e38126" style:font-style-asian="normal" style:font-weight-asian="bold" style:font-style-complex="normal" style:font-weight-complex="bold"/>
    </style:style>
    <style:style style:name="T387" style:family="text">
      <style:text-properties fo:font-style="normal" fo:font-weight="bold" officeooo:rsid="02e50c0c" style:font-style-asian="normal" style:font-weight-asian="bold" style:font-style-complex="normal" style:font-weight-complex="bold"/>
    </style:style>
    <style:style style:name="T388" style:family="text">
      <style:text-properties fo:font-style="normal" fo:font-weight="bold" officeooo:rsid="02e63525" style:font-style-asian="normal" style:font-weight-asian="bold" style:font-style-complex="normal" style:font-weight-complex="bold"/>
    </style:style>
    <style:style style:name="T389" style:family="text">
      <style:text-properties fo:font-style="normal" fo:font-weight="bold" officeooo:rsid="02e6843c" style:font-style-asian="normal" style:font-weight-asian="bold" style:font-style-complex="normal" style:font-weight-complex="bold"/>
    </style:style>
    <style:style style:name="T390" style:family="text">
      <style:text-properties fo:font-style="normal" fo:font-weight="bold" officeooo:rsid="02e6c038" style:font-style-asian="normal" style:font-weight-asian="bold" style:font-style-complex="normal" style:font-weight-complex="bold"/>
    </style:style>
    <style:style style:name="T391" style:family="text">
      <style:text-properties fo:font-style="normal" fo:font-weight="bold" officeooo:rsid="02e74558" style:font-style-asian="normal" style:font-weight-asian="bold" style:font-style-complex="normal" style:font-weight-complex="bold"/>
    </style:style>
    <style:style style:name="T392" style:family="text">
      <style:text-properties fo:font-style="normal" fo:font-weight="bold" officeooo:rsid="02e88350" style:font-style-asian="normal" style:font-weight-asian="bold" style:font-style-complex="normal" style:font-weight-complex="bold"/>
    </style:style>
    <style:style style:name="T393" style:family="text">
      <style:text-properties fo:font-style="normal" fo:font-weight="bold" officeooo:rsid="02ea6f25" style:font-style-asian="normal" style:font-weight-asian="bold" style:font-style-complex="normal" style:font-weight-complex="bold"/>
    </style:style>
    <style:style style:name="T394" style:family="text">
      <style:text-properties fo:font-style="normal" fo:font-weight="bold" officeooo:rsid="02eae4cb" style:font-style-asian="normal" style:font-weight-asian="bold" style:font-style-complex="normal" style:font-weight-complex="bold"/>
    </style:style>
    <style:style style:name="T395" style:family="text">
      <style:text-properties fo:font-style="normal" fo:font-weight="bold" officeooo:rsid="02ebfa2c" style:font-style-asian="normal" style:font-weight-asian="bold" style:font-style-complex="normal" style:font-weight-complex="bold"/>
    </style:style>
    <style:style style:name="T396" style:family="text">
      <style:text-properties fo:font-style="normal" fo:font-weight="bold" officeooo:rsid="02ed0417" style:font-style-asian="normal" style:font-weight-asian="bold" style:font-style-complex="normal" style:font-weight-complex="bold"/>
    </style:style>
    <style:style style:name="T397" style:family="text">
      <style:text-properties fo:font-style="normal" fo:font-weight="bold" officeooo:rsid="02ef08f9" style:font-style-asian="normal" style:font-weight-asian="bold" style:font-style-complex="normal" style:font-weight-complex="bold"/>
    </style:style>
    <style:style style:name="T398" style:family="text">
      <style:text-properties fo:font-style="normal" fo:font-weight="bold" officeooo:rsid="02ef2fea" style:font-style-asian="normal" style:font-weight-asian="bold" style:font-style-complex="normal" style:font-weight-complex="bold"/>
    </style:style>
    <style:style style:name="T399" style:family="text">
      <style:text-properties fo:font-style="normal" fo:font-weight="bold" officeooo:rsid="02ef6254" style:font-style-asian="normal" style:font-weight-asian="bold" style:font-style-complex="normal" style:font-weight-complex="bold"/>
    </style:style>
    <style:style style:name="T400" style:family="text">
      <style:text-properties fo:font-style="normal" fo:font-weight="bold" officeooo:rsid="02f2ea74" style:font-style-asian="normal" style:font-weight-asian="bold" style:font-style-complex="normal" style:font-weight-complex="bold"/>
    </style:style>
    <style:style style:name="T401" style:family="text">
      <style:text-properties fo:font-style="normal" fo:font-weight="bold" officeooo:rsid="0316f787" style:font-style-asian="normal" style:font-weight-asian="bold" style:font-style-complex="normal" style:font-weight-complex="bold"/>
    </style:style>
    <style:style style:name="T402" style:family="text">
      <style:text-properties fo:font-style="normal" fo:font-weight="bold" officeooo:rsid="0317f41c" style:font-style-asian="normal" style:font-weight-asian="bold" style:font-style-complex="normal" style:font-weight-complex="bold"/>
    </style:style>
    <style:style style:name="T403" style:family="text">
      <style:text-properties fo:font-style="normal" fo:font-weight="bold" officeooo:rsid="0318e5e7" style:font-style-asian="normal" style:font-weight-asian="bold" style:font-style-complex="normal" style:font-weight-complex="bold"/>
    </style:style>
    <style:style style:name="T404" style:family="text">
      <style:text-properties fo:font-style="normal" fo:font-weight="bold" officeooo:rsid="0319d74b" style:font-style-asian="normal" style:font-weight-asian="bold" style:font-style-complex="normal" style:font-weight-complex="bold"/>
    </style:style>
    <style:style style:name="T405" style:family="text">
      <style:text-properties fo:font-style="normal" fo:font-weight="bold" officeooo:rsid="031b120f" style:font-style-asian="normal" style:font-weight-asian="bold" style:font-style-complex="normal" style:font-weight-complex="bold"/>
    </style:style>
    <style:style style:name="T406" style:family="text">
      <style:text-properties fo:font-style="normal" fo:font-weight="bold" officeooo:rsid="033f30b9" style:font-style-asian="normal" style:font-weight-asian="bold" style:font-style-complex="normal" style:font-weight-complex="bold"/>
    </style:style>
    <style:style style:name="T407" style:family="text">
      <style:text-properties fo:font-style="normal" fo:font-weight="normal" style:font-style-asian="normal" style:font-weight-asian="normal" style:font-name-complex="Mekorot-Vilna" style:font-style-complex="normal" style:font-weight-complex="normal"/>
    </style:style>
    <style:style style:name="T408" style:family="text">
      <style:text-properties fo:font-style="normal" fo:font-weight="normal" officeooo:rsid="00879e5e" style:font-style-asian="normal" style:font-weight-asian="normal" style:font-name-complex="Mekorot-Vilna" style:font-style-complex="normal" style:font-weight-complex="normal"/>
    </style:style>
    <style:style style:name="T409" style:family="text">
      <style:text-properties fo:font-style="normal" fo:font-weight="normal" officeooo:rsid="0087abe4" style:font-style-asian="normal" style:font-weight-asian="normal" style:font-name-complex="Mekorot-Vilna" style:font-style-complex="normal" style:font-weight-complex="normal"/>
    </style:style>
    <style:style style:name="T410" style:family="text">
      <style:text-properties fo:font-style="normal" fo:font-weight="normal" officeooo:rsid="00884d98" style:font-style-asian="normal" style:font-weight-asian="normal" style:font-name-complex="Mekorot-Vilna" style:font-style-complex="normal" style:font-weight-complex="normal"/>
    </style:style>
    <style:style style:name="T411" style:family="text">
      <style:text-properties fo:font-style="normal" fo:font-weight="normal" officeooo:rsid="008a6e34" style:font-style-asian="normal" style:font-weight-asian="normal" style:font-name-complex="Mekorot-Vilna" style:font-style-complex="normal" style:font-weight-complex="normal"/>
    </style:style>
    <style:style style:name="T412" style:family="text">
      <style:text-properties fo:font-style="normal" fo:font-weight="normal" officeooo:rsid="008b101c" style:font-style-asian="normal" style:font-weight-asian="normal" style:font-name-complex="Mekorot-Vilna" style:font-style-complex="normal" style:font-weight-complex="normal"/>
    </style:style>
    <style:style style:name="T413" style:family="text">
      <style:text-properties fo:font-style="normal" fo:font-weight="normal" officeooo:rsid="008cb659" style:font-style-asian="normal" style:font-weight-asian="normal" style:font-name-complex="Mekorot-Vilna" style:font-style-complex="normal" style:font-weight-complex="normal"/>
    </style:style>
    <style:style style:name="T414" style:family="text">
      <style:text-properties fo:font-style="normal" fo:font-weight="normal" officeooo:rsid="008f3f19" style:font-style-asian="normal" style:font-weight-asian="normal" style:font-name-complex="Mekorot-Vilna" style:font-style-complex="normal" style:font-weight-complex="normal"/>
    </style:style>
    <style:style style:name="T415" style:family="text">
      <style:text-properties fo:font-style="normal" fo:font-weight="normal" officeooo:rsid="00905d50" style:font-style-asian="normal" style:font-weight-asian="normal" style:font-name-complex="Mekorot-Vilna" style:font-style-complex="normal" style:font-weight-complex="normal"/>
    </style:style>
    <style:style style:name="T416" style:family="text">
      <style:text-properties fo:font-style="normal" fo:font-weight="normal" officeooo:rsid="009079ee" style:font-style-asian="normal" style:font-weight-asian="normal" style:font-name-complex="Mekorot-Vilna" style:font-style-complex="normal" style:font-weight-complex="normal"/>
    </style:style>
    <style:style style:name="T417" style:family="text">
      <style:text-properties fo:font-style="normal" fo:font-weight="normal" officeooo:rsid="009257eb" style:font-style-asian="normal" style:font-weight-asian="normal" style:font-name-complex="Mekorot-Vilna" style:font-style-complex="normal" style:font-weight-complex="normal"/>
    </style:style>
    <style:style style:name="T418" style:family="text">
      <style:text-properties fo:font-style="normal" fo:font-weight="normal" officeooo:rsid="00930e21" style:font-style-asian="normal" style:font-weight-asian="normal" style:font-name-complex="Mekorot-Vilna" style:font-style-complex="normal" style:font-weight-complex="normal"/>
    </style:style>
    <style:style style:name="T419" style:family="text">
      <style:text-properties fo:font-style="normal" fo:font-weight="normal" officeooo:rsid="0093c698" style:font-style-asian="normal" style:font-weight-asian="normal" style:font-name-complex="Mekorot-Vilna" style:font-style-complex="normal" style:font-weight-complex="normal"/>
    </style:style>
    <style:style style:name="T420" style:family="text">
      <style:text-properties fo:font-style="normal" fo:font-weight="normal" officeooo:rsid="0098c68d" style:font-style-asian="normal" style:font-weight-asian="normal" style:font-name-complex="Mekorot-Vilna" style:font-style-complex="normal" style:font-weight-complex="normal"/>
    </style:style>
    <style:style style:name="T421" style:family="text">
      <style:text-properties fo:font-style="normal" fo:font-weight="normal" officeooo:rsid="01b2f015" style:font-style-asian="normal" style:font-weight-asian="normal" style:font-name-complex="Mekorot-Vilna" style:font-style-complex="normal" style:font-weight-complex="normal"/>
    </style:style>
    <style:style style:name="T422" style:family="text">
      <style:text-properties fo:font-style="normal" fo:font-weight="normal" officeooo:rsid="01b4882c" style:font-style-asian="normal" style:font-weight-asian="normal" style:font-name-complex="Mekorot-Vilna" style:font-style-complex="normal" style:font-weight-complex="normal"/>
    </style:style>
    <style:style style:name="T423" style:family="text">
      <style:text-properties fo:font-style="normal" fo:font-weight="normal" officeooo:rsid="01b64366" style:font-style-asian="normal" style:font-weight-asian="normal" style:font-name-complex="Mekorot-Vilna" style:font-style-complex="normal" style:font-weight-complex="normal"/>
    </style:style>
    <style:style style:name="T424" style:family="text">
      <style:text-properties fo:font-style="normal" fo:font-weight="normal" officeooo:rsid="01b665ed" style:font-style-asian="normal" style:font-weight-asian="normal" style:font-name-complex="Mekorot-Vilna" style:font-style-complex="normal" style:font-weight-complex="normal"/>
    </style:style>
    <style:style style:name="T425" style:family="text">
      <style:text-properties fo:font-style="normal" fo:font-weight="normal" officeooo:rsid="01b99901" style:font-style-asian="normal" style:font-weight-asian="normal" style:font-name-complex="Mekorot-Vilna" style:font-style-complex="normal" style:font-weight-complex="normal"/>
    </style:style>
    <style:style style:name="T426" style:family="text">
      <style:text-properties fo:font-style="normal" fo:font-weight="normal" officeooo:rsid="01b9b2e5" style:font-style-asian="normal" style:font-weight-asian="normal" style:font-name-complex="Mekorot-Vilna" style:font-style-complex="normal" style:font-weight-complex="normal"/>
    </style:style>
    <style:style style:name="T427" style:family="text">
      <style:text-properties fo:font-style="normal" fo:font-weight="normal" officeooo:rsid="01bb8276" style:font-style-asian="normal" style:font-weight-asian="normal" style:font-name-complex="Mekorot-Vilna" style:font-style-complex="normal" style:font-weight-complex="normal"/>
    </style:style>
    <style:style style:name="T428" style:family="text">
      <style:text-properties fo:font-style="normal" fo:font-weight="normal" officeooo:rsid="01bcea3f" style:font-style-asian="normal" style:font-weight-asian="normal" style:font-name-complex="Mekorot-Vilna" style:font-style-complex="normal" style:font-weight-complex="normal"/>
    </style:style>
    <style:style style:name="T429" style:family="text">
      <style:text-properties fo:font-style="normal" fo:font-weight="normal" officeooo:rsid="01bdc76e" style:font-style-asian="normal" style:font-weight-asian="normal" style:font-name-complex="Mekorot-Vilna" style:font-style-complex="normal" style:font-weight-complex="normal"/>
    </style:style>
    <style:style style:name="T430" style:family="text">
      <style:text-properties fo:font-style="normal" fo:font-weight="normal" officeooo:rsid="01c09001" style:font-style-asian="normal" style:font-weight-asian="normal" style:font-name-complex="Mekorot-Vilna" style:font-style-complex="normal" style:font-weight-complex="normal"/>
    </style:style>
    <style:style style:name="T431" style:family="text">
      <style:text-properties fo:font-style="normal" fo:font-weight="normal" officeooo:rsid="01c17f2d" style:font-style-asian="normal" style:font-weight-asian="normal" style:font-name-complex="Mekorot-Vilna" style:font-style-complex="normal" style:font-weight-complex="normal"/>
    </style:style>
    <style:style style:name="T432" style:family="text">
      <style:text-properties fo:font-style="normal" fo:font-weight="normal" officeooo:rsid="01c32810" style:font-style-asian="normal" style:font-weight-asian="normal" style:font-name-complex="Mekorot-Vilna" style:font-style-complex="normal" style:font-weight-complex="normal"/>
    </style:style>
    <style:style style:name="T433" style:family="text">
      <style:text-properties fo:font-style="normal" fo:font-weight="normal" officeooo:rsid="01c66ae5" style:font-style-asian="normal" style:font-weight-asian="normal" style:font-name-complex="Mekorot-Vilna" style:font-style-complex="normal" style:font-weight-complex="normal"/>
    </style:style>
    <style:style style:name="T434" style:family="text">
      <style:text-properties fo:font-style="normal" fo:font-weight="normal" officeooo:rsid="01c75846" style:font-style-asian="normal" style:font-weight-asian="normal" style:font-name-complex="Mekorot-Vilna" style:font-style-complex="normal" style:font-weight-complex="normal"/>
    </style:style>
    <style:style style:name="T435" style:family="text">
      <style:text-properties fo:font-style="normal" fo:font-weight="normal" officeooo:rsid="01c78c31" style:font-style-asian="normal" style:font-weight-asian="normal" style:font-name-complex="Mekorot-Vilna" style:font-style-complex="normal" style:font-weight-complex="normal"/>
    </style:style>
    <style:style style:name="T436" style:family="text">
      <style:text-properties fo:font-style="normal" fo:font-weight="normal" officeooo:rsid="01c8eab4" style:font-style-asian="normal" style:font-weight-asian="normal" style:font-name-complex="Mekorot-Vilna" style:font-style-complex="normal" style:font-weight-complex="normal"/>
    </style:style>
    <style:style style:name="T437" style:family="text">
      <style:text-properties fo:font-style="normal" fo:font-weight="normal" officeooo:rsid="01ca4aeb" style:font-style-asian="normal" style:font-weight-asian="normal" style:font-name-complex="Mekorot-Vilna" style:font-style-complex="normal" style:font-weight-complex="normal"/>
    </style:style>
    <style:style style:name="T438" style:family="text">
      <style:text-properties fo:font-style="normal" fo:font-weight="normal" officeooo:rsid="01cc0b94" style:font-style-asian="normal" style:font-weight-asian="normal" style:font-name-complex="Mekorot-Vilna" style:font-style-complex="normal" style:font-weight-complex="normal"/>
    </style:style>
    <style:style style:name="T439" style:family="text">
      <style:text-properties fo:font-style="normal" fo:font-weight="normal" officeooo:rsid="01ce0ab6" style:font-style-asian="normal" style:font-weight-asian="normal" style:font-name-complex="Mekorot-Vilna" style:font-style-complex="normal" style:font-weight-complex="normal"/>
    </style:style>
    <style:style style:name="T440" style:family="text">
      <style:text-properties fo:font-style="normal" fo:font-weight="normal" officeooo:rsid="01cfe092" style:font-style-asian="normal" style:font-weight-asian="normal" style:font-name-complex="Mekorot-Vilna" style:font-style-complex="normal" style:font-weight-complex="normal"/>
    </style:style>
    <style:style style:name="T441" style:family="text">
      <style:text-properties fo:font-style="normal" fo:font-weight="normal" officeooo:rsid="01d013cb" style:font-style-asian="normal" style:font-weight-asian="normal" style:font-name-complex="Mekorot-Vilna" style:font-style-complex="normal" style:font-weight-complex="normal"/>
    </style:style>
    <style:style style:name="T442" style:family="text">
      <style:text-properties fo:font-style="normal" fo:font-weight="normal" officeooo:rsid="01d34e02" style:font-style-asian="normal" style:font-weight-asian="normal" style:font-name-complex="Mekorot-Vilna" style:font-style-complex="normal" style:font-weight-complex="normal"/>
    </style:style>
    <style:style style:name="T443" style:family="text">
      <style:text-properties fo:font-style="normal" fo:font-weight="normal" officeooo:rsid="01d68db2" style:font-style-asian="normal" style:font-weight-asian="normal" style:font-name-complex="Mekorot-Vilna" style:font-style-complex="normal" style:font-weight-complex="normal"/>
    </style:style>
    <style:style style:name="T444" style:family="text">
      <style:text-properties fo:font-style="normal" fo:font-weight="normal" officeooo:rsid="01da56ec" style:font-style-asian="normal" style:font-weight-asian="normal" style:font-name-complex="Mekorot-Vilna" style:font-style-complex="normal" style:font-weight-complex="normal"/>
    </style:style>
    <style:style style:name="T445" style:family="text">
      <style:text-properties fo:font-style="normal" fo:font-weight="normal" officeooo:rsid="01db7aa5" style:font-style-asian="normal" style:font-weight-asian="normal" style:font-name-complex="Mekorot-Vilna" style:font-style-complex="normal" style:font-weight-complex="normal"/>
    </style:style>
    <style:style style:name="T446" style:family="text">
      <style:text-properties fo:font-style="normal" fo:font-weight="normal" officeooo:rsid="01dbb7f1" style:font-style-asian="normal" style:font-weight-asian="normal" style:font-name-complex="Mekorot-Vilna" style:font-style-complex="normal" style:font-weight-complex="normal"/>
    </style:style>
    <style:style style:name="T447" style:family="text">
      <style:text-properties fo:font-style="normal" fo:font-weight="normal" officeooo:rsid="01dd8079" style:font-style-asian="normal" style:font-weight-asian="normal" style:font-name-complex="Mekorot-Vilna" style:font-style-complex="normal" style:font-weight-complex="normal"/>
    </style:style>
    <style:style style:name="T448" style:family="text">
      <style:text-properties fo:font-style="normal" fo:font-weight="normal" officeooo:rsid="01de6667" style:font-style-asian="normal" style:font-weight-asian="normal" style:font-name-complex="Mekorot-Vilna" style:font-style-complex="normal" style:font-weight-complex="normal"/>
    </style:style>
    <style:style style:name="T449" style:family="text">
      <style:text-properties fo:font-style="normal" fo:font-weight="normal" officeooo:rsid="01e0282f" style:font-style-asian="normal" style:font-weight-asian="normal" style:font-name-complex="Mekorot-Vilna" style:font-style-complex="normal" style:font-weight-complex="normal"/>
    </style:style>
    <style:style style:name="T450" style:family="text">
      <style:text-properties fo:font-style="normal" fo:font-weight="normal" officeooo:rsid="01e036fa" style:font-style-asian="normal" style:font-weight-asian="normal" style:font-name-complex="Mekorot-Vilna" style:font-style-complex="normal" style:font-weight-complex="normal"/>
    </style:style>
    <style:style style:name="T451" style:family="text">
      <style:text-properties fo:font-style="normal" fo:font-weight="normal" officeooo:rsid="01e22d02" style:font-style-asian="normal" style:font-weight-asian="normal" style:font-name-complex="Mekorot-Vilna" style:font-style-complex="normal" style:font-weight-complex="normal"/>
    </style:style>
    <style:style style:name="T452" style:family="text">
      <style:text-properties fo:font-style="normal" fo:font-weight="normal" officeooo:rsid="01e422ce" style:font-style-asian="normal" style:font-weight-asian="normal" style:font-name-complex="Mekorot-Vilna" style:font-style-complex="normal" style:font-weight-complex="normal"/>
    </style:style>
    <style:style style:name="T453" style:family="text">
      <style:text-properties fo:font-style="normal" fo:font-weight="normal" officeooo:rsid="01e4f241" style:font-style-asian="normal" style:font-weight-asian="normal" style:font-name-complex="Mekorot-Vilna" style:font-style-complex="normal" style:font-weight-complex="normal"/>
    </style:style>
    <style:style style:name="T454" style:family="text">
      <style:text-properties fo:font-style="normal" fo:font-weight="normal" officeooo:rsid="01e54c9f" style:font-style-asian="normal" style:font-weight-asian="normal" style:font-name-complex="Mekorot-Vilna" style:font-style-complex="normal" style:font-weight-complex="normal"/>
    </style:style>
    <style:style style:name="T455" style:family="text">
      <style:text-properties fo:font-style="normal" fo:font-weight="normal" officeooo:rsid="01e73f7d" style:font-style-asian="normal" style:font-weight-asian="normal" style:font-name-complex="Mekorot-Vilna" style:font-style-complex="normal" style:font-weight-complex="normal"/>
    </style:style>
    <style:style style:name="T456" style:family="text">
      <style:text-properties fo:font-style="normal" fo:font-weight="normal" officeooo:rsid="01e7730a" style:font-style-asian="normal" style:font-weight-asian="normal" style:font-name-complex="Mekorot-Vilna" style:font-style-complex="normal" style:font-weight-complex="normal"/>
    </style:style>
    <style:style style:name="T457" style:family="text">
      <style:text-properties fo:font-style="normal" fo:font-weight="normal" officeooo:rsid="01d42022" style:font-style-asian="normal" style:font-weight-asian="normal" style:font-name-complex="Mekorot-Vilna" style:font-style-complex="normal" style:font-weight-complex="normal"/>
    </style:style>
    <style:style style:name="T458" style:family="text">
      <style:text-properties fo:font-style="normal" fo:font-weight="normal" officeooo:rsid="01e7ef47" style:font-style-asian="normal" style:font-weight-asian="normal" style:font-name-complex="Mekorot-Vilna" style:font-style-complex="normal" style:font-weight-complex="normal"/>
    </style:style>
    <style:style style:name="T459" style:family="text">
      <style:text-properties fo:font-style="normal" fo:font-weight="normal" officeooo:rsid="01e9360f" style:font-style-asian="normal" style:font-weight-asian="normal" style:font-name-complex="Mekorot-Vilna" style:font-style-complex="normal" style:font-weight-complex="normal"/>
    </style:style>
    <style:style style:name="T460" style:family="text">
      <style:text-properties fo:font-style="normal" fo:font-weight="normal" officeooo:rsid="01eabc08" style:font-style-asian="normal" style:font-weight-asian="normal" style:font-name-complex="Mekorot-Vilna" style:font-style-complex="normal" style:font-weight-complex="normal"/>
    </style:style>
    <style:style style:name="T461" style:family="text">
      <style:text-properties fo:font-style="normal" fo:font-weight="normal" officeooo:rsid="01ec1838" style:font-style-asian="normal" style:font-weight-asian="normal" style:font-name-complex="Mekorot-Vilna" style:font-style-complex="normal" style:font-weight-complex="normal"/>
    </style:style>
    <style:style style:name="T462" style:family="text">
      <style:text-properties fo:font-style="normal" fo:font-weight="normal" officeooo:rsid="01ed31e1" style:font-style-asian="normal" style:font-weight-asian="normal" style:font-name-complex="Mekorot-Vilna" style:font-style-complex="normal" style:font-weight-complex="normal"/>
    </style:style>
    <style:style style:name="T463" style:family="text">
      <style:text-properties fo:font-style="normal" fo:font-weight="normal" officeooo:rsid="01ee728f" style:font-style-asian="normal" style:font-weight-asian="normal" style:font-name-complex="Mekorot-Vilna" style:font-style-complex="normal" style:font-weight-complex="normal"/>
    </style:style>
    <style:style style:name="T464" style:family="text">
      <style:text-properties fo:font-style="normal" fo:font-weight="normal" officeooo:rsid="01eed1cf" style:font-style-asian="normal" style:font-weight-asian="normal" style:font-name-complex="Mekorot-Vilna" style:font-style-complex="normal" style:font-weight-complex="normal"/>
    </style:style>
    <style:style style:name="T465" style:family="text">
      <style:text-properties fo:font-style="normal" fo:font-weight="normal" officeooo:rsid="01f1aca8" style:font-style-asian="normal" style:font-weight-asian="normal" style:font-name-complex="Mekorot-Vilna" style:font-style-complex="normal" style:font-weight-complex="normal"/>
    </style:style>
    <style:style style:name="T466" style:family="text">
      <style:text-properties fo:font-style="normal" fo:font-weight="normal" officeooo:rsid="01fd26bd" style:font-style-asian="normal" style:font-weight-asian="normal" style:font-name-complex="Mekorot-Vilna" style:font-style-complex="normal" style:font-weight-complex="normal"/>
    </style:style>
    <style:style style:name="T467" style:family="text">
      <style:text-properties fo:font-style="normal" fo:font-weight="normal" officeooo:rsid="0200dde9" style:font-style-asian="normal" style:font-weight-asian="normal" style:font-name-complex="Mekorot-Vilna" style:font-style-complex="normal" style:font-weight-complex="normal"/>
    </style:style>
    <style:style style:name="T468" style:family="text">
      <style:text-properties fo:font-style="normal" fo:font-weight="normal" officeooo:rsid="02038b35" style:font-style-asian="normal" style:font-weight-asian="normal" style:font-name-complex="Mekorot-Vilna" style:font-style-complex="normal" style:font-weight-complex="normal"/>
    </style:style>
    <style:style style:name="T469" style:family="text">
      <style:text-properties fo:font-style="normal" fo:font-weight="normal" officeooo:rsid="0204e280" style:font-style-asian="normal" style:font-weight-asian="normal" style:font-name-complex="Mekorot-Vilna" style:font-style-complex="normal" style:font-weight-complex="normal"/>
    </style:style>
    <style:style style:name="T470" style:family="text">
      <style:text-properties fo:font-style="normal" fo:font-weight="normal" officeooo:rsid="020546b0" style:font-style-asian="normal" style:font-weight-asian="normal" style:font-name-complex="Mekorot-Vilna" style:font-style-complex="normal" style:font-weight-complex="normal"/>
    </style:style>
    <style:style style:name="T471" style:family="text">
      <style:text-properties fo:font-style="normal" fo:font-weight="normal" officeooo:rsid="02057546" style:font-style-asian="normal" style:font-weight-asian="normal" style:font-name-complex="Mekorot-Vilna" style:font-style-complex="normal" style:font-weight-complex="normal"/>
    </style:style>
    <style:style style:name="T472" style:family="text">
      <style:text-properties fo:font-style="normal" fo:font-weight="normal" officeooo:rsid="0206088d" style:font-style-asian="normal" style:font-weight-asian="normal" style:font-name-complex="Mekorot-Vilna" style:font-style-complex="normal" style:font-weight-complex="normal"/>
    </style:style>
    <style:style style:name="T473" style:family="text">
      <style:text-properties fo:font-style="normal" fo:font-weight="normal" officeooo:rsid="0206a39a" style:font-style-asian="normal" style:font-weight-asian="normal" style:font-name-complex="Mekorot-Vilna" style:font-style-complex="normal" style:font-weight-complex="normal"/>
    </style:style>
    <style:style style:name="T474" style:family="text">
      <style:text-properties fo:font-style="normal" fo:font-weight="normal" officeooo:rsid="020bb5ee" style:font-style-asian="normal" style:font-weight-asian="normal" style:font-name-complex="Mekorot-Vilna" style:font-style-complex="normal" style:font-weight-complex="normal"/>
    </style:style>
    <style:style style:name="T475" style:family="text">
      <style:text-properties fo:font-style="normal" fo:font-weight="normal" officeooo:rsid="01ce7104" style:font-style-asian="normal" style:font-weight-asian="normal" style:font-name-complex="Mekorot-Vilna" style:font-style-complex="normal" style:font-weight-complex="normal"/>
    </style:style>
    <style:style style:name="T476" style:family="text">
      <style:text-properties fo:font-style="normal" fo:font-weight="normal" officeooo:rsid="01ec58ef" style:font-style-asian="normal" style:font-weight-asian="normal" style:font-name-complex="Mekorot-Vilna" style:font-style-complex="normal" style:font-weight-complex="normal"/>
    </style:style>
    <style:style style:name="T477" style:family="text">
      <style:text-properties fo:font-style="normal" fo:font-weight="normal" officeooo:rsid="020ded34" style:font-style-asian="normal" style:font-weight-asian="normal" style:font-name-complex="Mekorot-Vilna" style:font-style-complex="normal" style:font-weight-complex="normal"/>
    </style:style>
    <style:style style:name="T478" style:family="text">
      <style:text-properties fo:font-style="normal" fo:font-weight="normal" officeooo:rsid="021545b7" style:font-style-asian="normal" style:font-weight-asian="normal" style:font-name-complex="Mekorot-Vilna" style:font-style-complex="normal" style:font-weight-complex="normal"/>
    </style:style>
    <style:style style:name="T479" style:family="text">
      <style:text-properties fo:font-style="normal" fo:font-weight="normal" officeooo:rsid="0216fb29" style:font-style-asian="normal" style:font-weight-asian="normal" style:font-name-complex="Mekorot-Vilna" style:font-style-complex="normal" style:font-weight-complex="normal"/>
    </style:style>
    <style:style style:name="T480" style:family="text">
      <style:text-properties fo:font-style="normal" fo:font-weight="normal" officeooo:rsid="0218ec7e" style:font-style-asian="normal" style:font-weight-asian="normal" style:font-name-complex="Mekorot-Vilna" style:font-style-complex="normal" style:font-weight-complex="normal"/>
    </style:style>
    <style:style style:name="T481" style:family="text">
      <style:text-properties fo:font-style="normal" fo:font-weight="normal" officeooo:rsid="021908fe" style:font-style-asian="normal" style:font-weight-asian="normal" style:font-name-complex="Mekorot-Vilna" style:font-style-complex="normal" style:font-weight-complex="normal"/>
    </style:style>
    <style:style style:name="T482" style:family="text">
      <style:text-properties fo:font-style="normal" fo:font-weight="normal" officeooo:rsid="022b02b4" style:font-style-asian="normal" style:font-weight-asian="normal" style:font-name-complex="Mekorot-Vilna" style:font-style-complex="normal" style:font-weight-complex="normal"/>
    </style:style>
    <style:style style:name="T483" style:family="text">
      <style:text-properties fo:font-style="normal" fo:font-weight="normal" officeooo:rsid="022b787d" style:font-style-asian="normal" style:font-weight-asian="normal" style:font-name-complex="Mekorot-Vilna" style:font-style-complex="normal" style:font-weight-complex="normal"/>
    </style:style>
    <style:style style:name="T484" style:family="text">
      <style:text-properties fo:font-style="normal" fo:font-weight="normal" officeooo:rsid="022e3934" style:font-style-asian="normal" style:font-weight-asian="normal" style:font-name-complex="Mekorot-Vilna" style:font-style-complex="normal" style:font-weight-complex="normal"/>
    </style:style>
    <style:style style:name="T485" style:family="text">
      <style:text-properties fo:font-style="normal" fo:font-weight="normal" officeooo:rsid="023205c2" style:font-style-asian="normal" style:font-weight-asian="normal" style:font-name-complex="Mekorot-Vilna" style:font-style-complex="normal" style:font-weight-complex="normal"/>
    </style:style>
    <style:style style:name="T486" style:family="text">
      <style:text-properties fo:font-style="normal" fo:font-weight="normal" officeooo:rsid="0236bdbf" style:font-style-asian="normal" style:font-weight-asian="normal" style:font-name-complex="Mekorot-Vilna" style:font-style-complex="normal" style:font-weight-complex="normal"/>
    </style:style>
    <style:style style:name="T487" style:family="text">
      <style:text-properties fo:font-style="normal" fo:font-weight="normal" officeooo:rsid="02375cee" style:font-style-asian="normal" style:font-weight-asian="normal" style:font-name-complex="Mekorot-Vilna" style:font-style-complex="normal" style:font-weight-complex="normal"/>
    </style:style>
    <style:style style:name="T488" style:family="text">
      <style:text-properties fo:font-style="normal" fo:font-weight="normal" officeooo:rsid="0237983f" style:font-style-asian="normal" style:font-weight-asian="normal" style:font-name-complex="Mekorot-Vilna" style:font-style-complex="normal" style:font-weight-complex="normal"/>
    </style:style>
    <style:style style:name="T489" style:family="text">
      <style:text-properties fo:font-style="normal" fo:font-weight="normal" officeooo:rsid="02399105" style:font-style-asian="normal" style:font-weight-asian="normal" style:font-name-complex="Mekorot-Vilna" style:font-style-complex="normal" style:font-weight-complex="normal"/>
    </style:style>
    <style:style style:name="T490" style:family="text">
      <style:text-properties fo:font-style="normal" fo:font-weight="normal" officeooo:rsid="023aa9b5" style:font-style-asian="normal" style:font-weight-asian="normal" style:font-name-complex="Mekorot-Vilna" style:font-style-complex="normal" style:font-weight-complex="normal"/>
    </style:style>
    <style:style style:name="T491" style:family="text">
      <style:text-properties fo:font-style="normal" fo:font-weight="normal" officeooo:rsid="023c6be5" style:font-style-asian="normal" style:font-weight-asian="normal" style:font-name-complex="Mekorot-Vilna" style:font-style-complex="normal" style:font-weight-complex="normal"/>
    </style:style>
    <style:style style:name="T492" style:family="text">
      <style:text-properties fo:font-style="normal" fo:font-weight="normal" officeooo:rsid="0240703c" style:font-style-asian="normal" style:font-weight-asian="normal" style:font-name-complex="Mekorot-Vilna" style:font-style-complex="normal" style:font-weight-complex="normal"/>
    </style:style>
    <style:style style:name="T493" style:family="text">
      <style:text-properties fo:font-style="normal" fo:font-weight="normal" officeooo:rsid="0242dcaa" style:font-style-asian="normal" style:font-weight-asian="normal" style:font-name-complex="Mekorot-Vilna" style:font-style-complex="normal" style:font-weight-complex="normal"/>
    </style:style>
    <style:style style:name="T494" style:family="text">
      <style:text-properties fo:font-style="normal" fo:font-weight="normal" officeooo:rsid="02430d00" style:font-style-asian="normal" style:font-weight-asian="normal" style:font-name-complex="Mekorot-Vilna" style:font-style-complex="normal" style:font-weight-complex="normal"/>
    </style:style>
    <style:style style:name="T495" style:family="text">
      <style:text-properties fo:font-style="normal" fo:font-weight="normal" officeooo:rsid="02432aa4" style:font-style-asian="normal" style:font-weight-asian="normal" style:font-name-complex="Mekorot-Vilna" style:font-style-complex="normal" style:font-weight-complex="normal"/>
    </style:style>
    <style:style style:name="T496" style:family="text">
      <style:text-properties fo:font-style="normal" fo:font-weight="normal" officeooo:rsid="02444c45" style:font-style-asian="normal" style:font-weight-asian="normal" style:font-name-complex="Mekorot-Vilna" style:font-style-complex="normal" style:font-weight-complex="normal"/>
    </style:style>
    <style:style style:name="T497" style:family="text">
      <style:text-properties fo:font-style="normal" fo:font-weight="normal" officeooo:rsid="02453d57" style:font-style-asian="normal" style:font-weight-asian="normal" style:font-name-complex="Mekorot-Vilna" style:font-style-complex="normal" style:font-weight-complex="normal"/>
    </style:style>
    <style:style style:name="T498" style:family="text">
      <style:text-properties fo:font-style="normal" fo:font-weight="normal" officeooo:rsid="0246f2c3" style:font-style-asian="normal" style:font-weight-asian="normal" style:font-name-complex="Mekorot-Vilna" style:font-style-complex="normal" style:font-weight-complex="normal"/>
    </style:style>
    <style:style style:name="T499" style:family="text">
      <style:text-properties fo:font-style="normal" fo:font-weight="normal" officeooo:rsid="0248605c" style:font-style-asian="normal" style:font-weight-asian="normal" style:font-name-complex="Mekorot-Vilna" style:font-style-complex="normal" style:font-weight-complex="normal"/>
    </style:style>
    <style:style style:name="T500" style:family="text">
      <style:text-properties fo:font-style="normal" fo:font-weight="normal" officeooo:rsid="0249cdc3" style:font-style-asian="normal" style:font-weight-asian="normal" style:font-name-complex="Mekorot-Vilna" style:font-style-complex="normal" style:font-weight-complex="normal"/>
    </style:style>
    <style:style style:name="T501" style:family="text">
      <style:text-properties fo:font-style="normal" fo:font-weight="normal" officeooo:rsid="024b60aa" style:font-style-asian="normal" style:font-weight-asian="normal" style:font-name-complex="Mekorot-Vilna" style:font-style-complex="normal" style:font-weight-complex="normal"/>
    </style:style>
    <style:style style:name="T502" style:family="text">
      <style:text-properties fo:font-style="normal" fo:font-weight="normal" officeooo:rsid="024c6645" style:font-style-asian="normal" style:font-weight-asian="normal" style:font-name-complex="Mekorot-Vilna" style:font-style-complex="normal" style:font-weight-complex="normal"/>
    </style:style>
    <style:style style:name="T503" style:family="text">
      <style:text-properties fo:font-style="normal" fo:font-weight="normal" officeooo:rsid="024d98d8" style:font-style-asian="normal" style:font-weight-asian="normal" style:font-name-complex="Mekorot-Vilna" style:font-style-complex="normal" style:font-weight-complex="normal"/>
    </style:style>
    <style:style style:name="T504" style:family="text">
      <style:text-properties fo:font-style="normal" fo:font-weight="normal" officeooo:rsid="024f8e44" style:font-style-asian="normal" style:font-weight-asian="normal" style:font-name-complex="Mekorot-Vilna" style:font-style-complex="normal" style:font-weight-complex="normal"/>
    </style:style>
    <style:style style:name="T505" style:family="text">
      <style:text-properties fo:font-style="normal" fo:font-weight="normal" officeooo:rsid="02514a7e" style:font-style-asian="normal" style:font-weight-asian="normal" style:font-name-complex="Mekorot-Vilna" style:font-style-complex="normal" style:font-weight-complex="normal"/>
    </style:style>
    <style:style style:name="T506" style:family="text">
      <style:text-properties fo:font-style="normal" fo:font-weight="normal" officeooo:rsid="0251add0" style:font-style-asian="normal" style:font-weight-asian="normal" style:font-name-complex="Mekorot-Vilna" style:font-style-complex="normal" style:font-weight-complex="normal"/>
    </style:style>
    <style:style style:name="T507" style:family="text">
      <style:text-properties fo:font-style="normal" fo:font-weight="normal" officeooo:rsid="02534f2d" style:font-style-asian="normal" style:font-weight-asian="normal" style:font-name-complex="Mekorot-Vilna" style:font-style-complex="normal" style:font-weight-complex="normal"/>
    </style:style>
    <style:style style:name="T508" style:family="text">
      <style:text-properties fo:font-style="normal" fo:font-weight="normal" officeooo:rsid="0255d4e9" style:font-style-asian="normal" style:font-weight-asian="normal" style:font-name-complex="Mekorot-Vilna" style:font-style-complex="normal" style:font-weight-complex="normal"/>
    </style:style>
    <style:style style:name="T509" style:family="text">
      <style:text-properties fo:font-style="normal" fo:font-weight="normal" officeooo:rsid="025746c5" style:font-style-asian="normal" style:font-weight-asian="normal" style:font-name-complex="Mekorot-Vilna" style:font-style-complex="normal" style:font-weight-complex="normal"/>
    </style:style>
    <style:style style:name="T510" style:family="text">
      <style:text-properties fo:font-style="normal" fo:font-weight="normal" officeooo:rsid="0257e407" style:font-style-asian="normal" style:font-weight-asian="normal" style:font-name-complex="Mekorot-Vilna" style:font-style-complex="normal" style:font-weight-complex="normal"/>
    </style:style>
    <style:style style:name="T511" style:family="text">
      <style:text-properties fo:font-style="normal" fo:font-weight="normal" officeooo:rsid="02590343" style:font-style-asian="normal" style:font-weight-asian="normal" style:font-name-complex="Mekorot-Vilna" style:font-style-complex="normal" style:font-weight-complex="normal"/>
    </style:style>
    <style:style style:name="T512" style:family="text">
      <style:text-properties fo:font-style="normal" fo:font-weight="normal" officeooo:rsid="025a6db9" style:font-style-asian="normal" style:font-weight-asian="normal" style:font-name-complex="Mekorot-Vilna" style:font-style-complex="normal" style:font-weight-complex="normal"/>
    </style:style>
    <style:style style:name="T513" style:family="text">
      <style:text-properties fo:font-style="normal" fo:font-weight="normal" officeooo:rsid="025c2ce6" style:font-style-asian="normal" style:font-weight-asian="normal" style:font-name-complex="Mekorot-Vilna" style:font-style-complex="normal" style:font-weight-complex="normal"/>
    </style:style>
    <style:style style:name="T514" style:family="text">
      <style:text-properties fo:font-style="normal" fo:font-weight="normal" officeooo:rsid="025fed09" style:font-style-asian="normal" style:font-weight-asian="normal" style:font-name-complex="Mekorot-Vilna" style:font-style-complex="normal" style:font-weight-complex="normal"/>
    </style:style>
    <style:style style:name="T515" style:family="text">
      <style:text-properties fo:font-style="normal" fo:font-weight="normal" officeooo:rsid="0261b44a" style:font-style-asian="normal" style:font-weight-asian="normal" style:font-name-complex="Mekorot-Vilna" style:font-style-complex="normal" style:font-weight-complex="normal"/>
    </style:style>
    <style:style style:name="T516" style:family="text">
      <style:text-properties fo:font-style="normal" fo:font-weight="normal" officeooo:rsid="026259cb" style:font-style-asian="normal" style:font-weight-asian="normal" style:font-name-complex="Mekorot-Vilna" style:font-style-complex="normal" style:font-weight-complex="normal"/>
    </style:style>
    <style:style style:name="T517" style:family="text">
      <style:text-properties fo:font-style="normal" fo:font-weight="normal" officeooo:rsid="02630b63" style:font-style-asian="normal" style:font-weight-asian="normal" style:font-name-complex="Mekorot-Vilna" style:font-style-complex="normal" style:font-weight-complex="normal"/>
    </style:style>
    <style:style style:name="T518" style:family="text">
      <style:text-properties fo:font-style="normal" fo:font-weight="normal" officeooo:rsid="0264b4f2" style:font-style-asian="normal" style:font-weight-asian="normal" style:font-name-complex="Mekorot-Vilna" style:font-style-complex="normal" style:font-weight-complex="normal"/>
    </style:style>
    <style:style style:name="T519" style:family="text">
      <style:text-properties fo:font-style="normal" fo:font-weight="normal" officeooo:rsid="02669bce" style:font-style-asian="normal" style:font-weight-asian="normal" style:font-name-complex="Mekorot-Vilna" style:font-style-complex="normal" style:font-weight-complex="normal"/>
    </style:style>
    <style:style style:name="T520" style:family="text">
      <style:text-properties fo:font-style="normal" fo:font-weight="normal" officeooo:rsid="02695b60" style:font-style-asian="normal" style:font-weight-asian="normal" style:font-name-complex="Mekorot-Vilna" style:font-style-complex="normal" style:font-weight-complex="normal"/>
    </style:style>
    <style:style style:name="T521" style:family="text">
      <style:text-properties fo:font-style="normal" fo:font-weight="normal" officeooo:rsid="026b2996" style:font-style-asian="normal" style:font-weight-asian="normal" style:font-name-complex="Mekorot-Vilna" style:font-style-complex="normal" style:font-weight-complex="normal"/>
    </style:style>
    <style:style style:name="T522" style:family="text">
      <style:text-properties fo:font-style="normal" fo:font-weight="normal" officeooo:rsid="026c91fd" style:font-style-asian="normal" style:font-weight-asian="normal" style:font-name-complex="Mekorot-Vilna" style:font-style-complex="normal" style:font-weight-complex="normal"/>
    </style:style>
    <style:style style:name="T523" style:family="text">
      <style:text-properties fo:font-style="normal" fo:font-weight="normal" officeooo:rsid="026ca97e" style:font-style-asian="normal" style:font-weight-asian="normal" style:font-name-complex="Mekorot-Vilna" style:font-style-complex="normal" style:font-weight-complex="normal"/>
    </style:style>
    <style:style style:name="T524" style:family="text">
      <style:text-properties fo:font-style="normal" fo:font-weight="normal" officeooo:rsid="026cb4c3" style:font-style-asian="normal" style:font-weight-asian="normal" style:font-name-complex="Mekorot-Vilna" style:font-style-complex="normal" style:font-weight-complex="normal"/>
    </style:style>
    <style:style style:name="T525" style:family="text">
      <style:text-properties fo:font-style="normal" fo:font-weight="normal" officeooo:rsid="026d7e3d" style:font-style-asian="normal" style:font-weight-asian="normal" style:font-name-complex="Mekorot-Vilna" style:font-style-complex="normal" style:font-weight-complex="normal"/>
    </style:style>
    <style:style style:name="T526" style:family="text">
      <style:text-properties fo:font-style="normal" fo:font-weight="normal" officeooo:rsid="026ea3dd" style:font-style-asian="normal" style:font-weight-asian="normal" style:font-name-complex="Mekorot-Vilna" style:font-style-complex="normal" style:font-weight-complex="normal"/>
    </style:style>
    <style:style style:name="T527" style:family="text">
      <style:text-properties fo:font-style="normal" fo:font-weight="normal" officeooo:rsid="02708a62" style:font-style-asian="normal" style:font-weight-asian="normal" style:font-name-complex="Mekorot-Vilna" style:font-style-complex="normal" style:font-weight-complex="normal"/>
    </style:style>
    <style:style style:name="T528" style:family="text">
      <style:text-properties fo:font-style="normal" fo:font-weight="normal" officeooo:rsid="027102d8" style:font-style-asian="normal" style:font-weight-asian="normal" style:font-name-complex="Mekorot-Vilna" style:font-style-complex="normal" style:font-weight-complex="normal"/>
    </style:style>
    <style:style style:name="T529" style:family="text">
      <style:text-properties fo:font-style="normal" fo:font-weight="normal" officeooo:rsid="0272b243" style:font-style-asian="normal" style:font-weight-asian="normal" style:font-name-complex="Mekorot-Vilna" style:font-style-complex="normal" style:font-weight-complex="normal"/>
    </style:style>
    <style:style style:name="T530" style:family="text">
      <style:text-properties fo:font-style="normal" fo:font-weight="normal" officeooo:rsid="0274032f" style:font-style-asian="normal" style:font-weight-asian="normal" style:font-name-complex="Mekorot-Vilna" style:font-style-complex="normal" style:font-weight-complex="normal"/>
    </style:style>
    <style:style style:name="T531" style:family="text">
      <style:text-properties fo:font-style="normal" fo:font-weight="normal" officeooo:rsid="02759bd9" style:font-style-asian="normal" style:font-weight-asian="normal" style:font-name-complex="Mekorot-Vilna" style:font-style-complex="normal" style:font-weight-complex="normal"/>
    </style:style>
    <style:style style:name="T532" style:family="text">
      <style:text-properties fo:font-style="normal" fo:font-weight="normal" officeooo:rsid="0276b100" style:font-style-asian="normal" style:font-weight-asian="normal" style:font-name-complex="Mekorot-Vilna" style:font-style-complex="normal" style:font-weight-complex="normal"/>
    </style:style>
    <style:style style:name="T533" style:family="text">
      <style:text-properties fo:font-style="normal" fo:font-weight="normal" officeooo:rsid="0277f0cf" style:font-style-asian="normal" style:font-weight-asian="normal" style:font-name-complex="Mekorot-Vilna" style:font-style-complex="normal" style:font-weight-complex="normal"/>
    </style:style>
    <style:style style:name="T534" style:family="text">
      <style:text-properties fo:font-style="normal" fo:font-weight="normal" officeooo:rsid="027a60e1" style:font-style-asian="normal" style:font-weight-asian="normal" style:font-name-complex="Mekorot-Vilna" style:font-style-complex="normal" style:font-weight-complex="normal"/>
    </style:style>
    <style:style style:name="T535" style:family="text">
      <style:text-properties fo:font-style="normal" fo:font-weight="normal" officeooo:rsid="027b0771" style:font-style-asian="normal" style:font-weight-asian="normal" style:font-name-complex="Mekorot-Vilna" style:font-style-complex="normal" style:font-weight-complex="normal"/>
    </style:style>
    <style:style style:name="T536" style:family="text">
      <style:text-properties fo:font-style="normal" fo:font-weight="normal" officeooo:rsid="027b73b1" style:font-style-asian="normal" style:font-weight-asian="normal" style:font-name-complex="Mekorot-Vilna" style:font-style-complex="normal" style:font-weight-complex="normal"/>
    </style:style>
    <style:style style:name="T537" style:family="text">
      <style:text-properties fo:font-style="normal" fo:font-weight="normal" officeooo:rsid="027c2d46" style:font-style-asian="normal" style:font-weight-asian="normal" style:font-name-complex="Mekorot-Vilna" style:font-style-complex="normal" style:font-weight-complex="normal"/>
    </style:style>
    <style:style style:name="T538" style:family="text">
      <style:text-properties fo:font-style="normal" fo:font-weight="normal" officeooo:rsid="027d7752" style:font-style-asian="normal" style:font-weight-asian="normal" style:font-name-complex="Mekorot-Vilna" style:font-style-complex="normal" style:font-weight-complex="normal"/>
    </style:style>
    <style:style style:name="T539" style:family="text">
      <style:text-properties fo:font-style="normal" fo:font-weight="normal" officeooo:rsid="027e5dad" style:font-style-asian="normal" style:font-weight-asian="normal" style:font-name-complex="Mekorot-Vilna" style:font-style-complex="normal" style:font-weight-complex="normal"/>
    </style:style>
    <style:style style:name="T540" style:family="text">
      <style:text-properties fo:font-style="normal" fo:font-weight="normal" officeooo:rsid="027f90de" style:font-style-asian="normal" style:font-weight-asian="normal" style:font-name-complex="Mekorot-Vilna" style:font-style-complex="normal" style:font-weight-complex="normal"/>
    </style:style>
    <style:style style:name="T541" style:family="text">
      <style:text-properties fo:font-style="normal" fo:font-weight="normal" officeooo:rsid="027f9d6e" style:font-style-asian="normal" style:font-weight-asian="normal" style:font-name-complex="Mekorot-Vilna" style:font-style-complex="normal" style:font-weight-complex="normal"/>
    </style:style>
    <style:style style:name="T542" style:family="text">
      <style:text-properties fo:font-style="normal" fo:font-weight="normal" officeooo:rsid="0283dcfb" style:font-style-asian="normal" style:font-weight-asian="normal" style:font-name-complex="Mekorot-Vilna" style:font-style-complex="normal" style:font-weight-complex="normal"/>
    </style:style>
    <style:style style:name="T543" style:family="text">
      <style:text-properties fo:font-style="normal" fo:font-weight="normal" officeooo:rsid="0287a6d9" style:font-style-asian="normal" style:font-weight-asian="normal" style:font-name-complex="Mekorot-Vilna" style:font-style-complex="normal" style:font-weight-complex="normal"/>
    </style:style>
    <style:style style:name="T544" style:family="text">
      <style:text-properties fo:font-style="normal" fo:font-weight="normal" officeooo:rsid="02889f75" style:font-style-asian="normal" style:font-weight-asian="normal" style:font-name-complex="Mekorot-Vilna" style:font-style-complex="normal" style:font-weight-complex="normal"/>
    </style:style>
    <style:style style:name="T545" style:family="text">
      <style:text-properties fo:font-style="normal" fo:font-weight="normal" officeooo:rsid="028a60e5" style:font-style-asian="normal" style:font-weight-asian="normal" style:font-name-complex="Mekorot-Vilna" style:font-style-complex="normal" style:font-weight-complex="normal"/>
    </style:style>
    <style:style style:name="T546" style:family="text">
      <style:text-properties fo:font-style="normal" fo:font-weight="normal" officeooo:rsid="028d9e2a" style:font-style-asian="normal" style:font-weight-asian="normal" style:font-name-complex="Mekorot-Vilna" style:font-style-complex="normal" style:font-weight-complex="normal"/>
    </style:style>
    <style:style style:name="T547" style:family="text">
      <style:text-properties fo:font-style="normal" fo:font-weight="normal" style:font-style-asian="normal" style:font-weight-asian="normal" style:font-style-complex="normal" style:font-weight-complex="normal"/>
    </style:style>
    <style:style style:name="T548" style:family="text">
      <style:text-properties fo:font-style="normal" fo:font-weight="normal" officeooo:rsid="00a0850d" style:font-style-asian="normal" style:font-weight-asian="normal" style:font-style-complex="normal" style:font-weight-complex="normal"/>
    </style:style>
    <style:style style:name="T549" style:family="text">
      <style:text-properties fo:font-style="normal" fo:font-weight="normal" officeooo:rsid="00a10afc" style:font-style-asian="normal" style:font-weight-asian="normal" style:font-style-complex="normal" style:font-weight-complex="normal"/>
    </style:style>
    <style:style style:name="T550" style:family="text">
      <style:text-properties fo:font-style="normal" fo:font-weight="normal" officeooo:rsid="00a16363" style:font-style-asian="normal" style:font-weight-asian="normal" style:font-style-complex="normal" style:font-weight-complex="normal"/>
    </style:style>
    <style:style style:name="T551" style:family="text">
      <style:text-properties fo:font-style="normal" fo:font-weight="normal" officeooo:rsid="00a26fda" style:font-style-asian="normal" style:font-weight-asian="normal" style:font-style-complex="normal" style:font-weight-complex="normal"/>
    </style:style>
    <style:style style:name="T552" style:family="text">
      <style:text-properties fo:font-style="normal" fo:font-weight="normal" officeooo:rsid="00a4163d" style:font-style-asian="normal" style:font-weight-asian="normal" style:font-style-complex="normal" style:font-weight-complex="normal"/>
    </style:style>
    <style:style style:name="T553" style:family="text">
      <style:text-properties fo:font-style="normal" fo:font-weight="normal" officeooo:rsid="00a4f9f1" style:font-style-asian="normal" style:font-weight-asian="normal" style:font-style-complex="normal" style:font-weight-complex="normal"/>
    </style:style>
    <style:style style:name="T554" style:family="text">
      <style:text-properties fo:font-style="normal" fo:font-weight="normal" officeooo:rsid="00a6eebb" style:font-style-asian="normal" style:font-weight-asian="normal" style:font-style-complex="normal" style:font-weight-complex="normal"/>
    </style:style>
    <style:style style:name="T555" style:family="text">
      <style:text-properties fo:font-style="normal" fo:font-weight="normal" officeooo:rsid="00a77db6" style:font-style-asian="normal" style:font-weight-asian="normal" style:font-style-complex="normal" style:font-weight-complex="normal"/>
    </style:style>
    <style:style style:name="T556" style:family="text">
      <style:text-properties fo:font-style="normal" fo:font-weight="normal" officeooo:rsid="00a78da2" style:font-style-asian="normal" style:font-weight-asian="normal" style:font-style-complex="normal" style:font-weight-complex="normal"/>
    </style:style>
    <style:style style:name="T557" style:family="text">
      <style:text-properties fo:font-style="normal" fo:font-weight="normal" officeooo:rsid="00a954cb" style:font-style-asian="normal" style:font-weight-asian="normal" style:font-style-complex="normal" style:font-weight-complex="normal"/>
    </style:style>
    <style:style style:name="T558" style:family="text">
      <style:text-properties fo:font-style="normal" fo:font-weight="normal" officeooo:rsid="00a99422" style:font-style-asian="normal" style:font-weight-asian="normal" style:font-style-complex="normal" style:font-weight-complex="normal"/>
    </style:style>
    <style:style style:name="T559" style:family="text">
      <style:text-properties fo:font-style="normal" fo:font-weight="normal" officeooo:rsid="00ab3e39" style:font-style-asian="normal" style:font-weight-asian="normal" style:font-style-complex="normal" style:font-weight-complex="normal"/>
    </style:style>
    <style:style style:name="T560" style:family="text">
      <style:text-properties fo:font-style="normal" fo:font-weight="normal" officeooo:rsid="00abd4f1" style:font-style-asian="normal" style:font-weight-asian="normal" style:font-style-complex="normal" style:font-weight-complex="normal"/>
    </style:style>
    <style:style style:name="T561" style:family="text">
      <style:text-properties fo:font-style="normal" fo:font-weight="normal" officeooo:rsid="00b1d408" style:font-style-asian="normal" style:font-weight-asian="normal" style:font-style-complex="normal" style:font-weight-complex="normal"/>
    </style:style>
    <style:style style:name="T562" style:family="text">
      <style:text-properties officeooo:rsid="000e7896"/>
    </style:style>
    <style:style style:name="T563" style:family="text">
      <style:text-properties officeooo:rsid="001358fa"/>
    </style:style>
    <style:style style:name="T564" style:family="text">
      <style:text-properties officeooo:rsid="00165375"/>
    </style:style>
    <style:style style:name="T565" style:family="text">
      <style:text-properties officeooo:rsid="001db278"/>
    </style:style>
    <style:style style:name="T566" style:family="text">
      <style:text-properties officeooo:rsid="001f0374"/>
    </style:style>
    <style:style style:name="T567" style:family="text">
      <style:text-properties officeooo:rsid="0020d0d6"/>
    </style:style>
    <style:style style:name="T568" style:family="text">
      <style:text-properties officeooo:rsid="00220349"/>
    </style:style>
    <style:style style:name="T569" style:family="text">
      <style:text-properties officeooo:rsid="00294cf0"/>
    </style:style>
    <style:style style:name="T570" style:family="text">
      <style:text-properties officeooo:rsid="002b3381"/>
    </style:style>
    <style:style style:name="T571" style:family="text">
      <style:text-properties officeooo:rsid="002f8406"/>
    </style:style>
    <style:style style:name="T572" style:family="text">
      <style:text-properties officeooo:rsid="003191ab"/>
    </style:style>
    <style:style style:name="T573" style:family="text">
      <style:text-properties fo:font-weight="normal" style:font-weight-asian="normal" style:font-weight-complex="normal"/>
    </style:style>
    <style:style style:name="T574" style:family="text">
      <style:text-properties fo:font-weight="normal" officeooo:rsid="003191ab" style:font-weight-asian="normal" style:font-weight-complex="normal"/>
    </style:style>
    <style:style style:name="T575" style:family="text">
      <style:text-properties fo:font-weight="normal" officeooo:rsid="0035c41f" style:font-weight-asian="normal" style:font-weight-complex="normal"/>
    </style:style>
    <style:style style:name="T576" style:family="text">
      <style:text-properties fo:font-weight="normal" officeooo:rsid="0037b848" style:font-weight-asian="normal" style:font-weight-complex="normal"/>
    </style:style>
    <style:style style:name="T577" style:family="text">
      <style:text-properties fo:font-weight="normal" officeooo:rsid="00866327" style:font-weight-asian="normal" style:font-weight-complex="normal"/>
    </style:style>
    <style:style style:name="T578" style:family="text">
      <style:text-properties fo:font-weight="normal" officeooo:rsid="00866803" style:font-weight-asian="normal" style:font-weight-complex="normal"/>
    </style:style>
    <style:style style:name="T579" style:family="text">
      <style:text-properties fo:font-weight="normal" officeooo:rsid="009bbc48" style:font-weight-asian="normal" style:font-weight-complex="normal"/>
    </style:style>
    <style:style style:name="T580" style:family="text">
      <style:text-properties fo:font-weight="normal" officeooo:rsid="009d0a36" style:font-weight-asian="normal" style:font-weight-complex="normal"/>
    </style:style>
    <style:style style:name="T581" style:family="text">
      <style:text-properties fo:font-weight="normal" officeooo:rsid="00a0850d" style:font-weight-asian="normal" style:font-weight-complex="normal"/>
    </style:style>
    <style:style style:name="T582" style:family="text">
      <style:text-properties fo:font-weight="normal" officeooo:rsid="00a10afc" style:font-weight-asian="normal" style:font-weight-complex="normal"/>
    </style:style>
    <style:style style:name="T583" style:family="text">
      <style:text-properties fo:font-weight="normal" officeooo:rsid="00acf9af" style:font-weight-asian="normal" style:font-weight-complex="normal"/>
    </style:style>
    <style:style style:name="T584" style:family="text">
      <style:text-properties fo:font-weight="normal" officeooo:rsid="00ab3e39" style:font-weight-asian="normal" style:font-weight-complex="normal"/>
    </style:style>
    <style:style style:name="T585" style:family="text">
      <style:text-properties fo:font-weight="normal" style:font-weight-asian="normal" style:font-name-complex="Mekorot-Vilna" style:font-weight-complex="normal"/>
    </style:style>
    <style:style style:name="T586" style:family="text">
      <style:text-properties fo:font-weight="normal" officeooo:rsid="01b2f015" style:font-weight-asian="normal" style:font-name-complex="Mekorot-Vilna" style:font-weight-complex="normal"/>
    </style:style>
    <style:style style:name="T587" style:family="text">
      <style:text-properties fo:font-weight="normal" officeooo:rsid="01b665ed" style:font-weight-asian="normal" style:font-name-complex="Mekorot-Vilna" style:font-weight-complex="normal"/>
    </style:style>
    <style:style style:name="T588" style:family="text">
      <style:text-properties fo:font-weight="normal" officeooo:rsid="01b99901" style:font-weight-asian="normal" style:font-name-complex="Mekorot-Vilna" style:font-weight-complex="normal"/>
    </style:style>
    <style:style style:name="T589" style:family="text">
      <style:text-properties fo:font-weight="normal" officeooo:rsid="01b9b2e5" style:font-weight-asian="normal" style:font-name-complex="Mekorot-Vilna" style:font-weight-complex="normal"/>
    </style:style>
    <style:style style:name="T590" style:family="text">
      <style:text-properties fo:font-weight="normal" officeooo:rsid="01bdc76e" style:font-weight-asian="normal" style:font-name-complex="Mekorot-Vilna" style:font-weight-complex="normal"/>
    </style:style>
    <style:style style:name="T591" style:family="text">
      <style:text-properties fo:font-weight="normal" officeooo:rsid="01c66ae5" style:font-weight-asian="normal" style:font-name-complex="Mekorot-Vilna" style:font-weight-complex="normal"/>
    </style:style>
    <style:style style:name="T592" style:family="text">
      <style:text-properties fo:font-weight="normal" officeooo:rsid="01d013cb" style:font-weight-asian="normal" style:font-name-complex="Mekorot-Vilna" style:font-weight-complex="normal"/>
    </style:style>
    <style:style style:name="T593" style:family="text">
      <style:text-properties fo:font-weight="normal" officeooo:rsid="01db7aa5" style:font-weight-asian="normal" style:font-name-complex="Mekorot-Vilna" style:font-weight-complex="normal"/>
    </style:style>
    <style:style style:name="T594" style:family="text">
      <style:text-properties fo:font-weight="normal" officeooo:rsid="01e0282f" style:font-weight-asian="normal" style:font-name-complex="Mekorot-Vilna" style:font-weight-complex="normal"/>
    </style:style>
    <style:style style:name="T595" style:family="text">
      <style:text-properties fo:font-weight="normal" officeooo:rsid="01e54c9f" style:font-weight-asian="normal" style:font-name-complex="Mekorot-Vilna" style:font-weight-complex="normal"/>
    </style:style>
    <style:style style:name="T596" style:family="text">
      <style:text-properties fo:font-weight="normal" officeooo:rsid="01ee728f" style:font-weight-asian="normal" style:font-name-complex="Mekorot-Vilna" style:font-weight-complex="normal"/>
    </style:style>
    <style:style style:name="T597" style:family="text">
      <style:text-properties fo:font-weight="normal" officeooo:rsid="01de6667" style:font-weight-asian="normal" style:font-name-complex="Mekorot-Vilna" style:font-weight-complex="normal"/>
    </style:style>
    <style:style style:name="T598" style:family="text">
      <style:text-properties fo:font-weight="normal" officeooo:rsid="01da56ec" style:font-weight-asian="normal" style:font-name-complex="Mekorot-Vilna" style:font-weight-complex="normal"/>
    </style:style>
    <style:style style:name="T599" style:family="text">
      <style:text-properties fo:font-weight="normal" officeooo:rsid="01ce7104" style:font-weight-asian="normal" style:font-name-complex="Mekorot-Vilna" style:font-weight-complex="normal"/>
    </style:style>
    <style:style style:name="T600" style:family="text">
      <style:text-properties fo:font-weight="normal" officeooo:rsid="020bb5ee" style:font-weight-asian="normal" style:font-name-complex="Mekorot-Vilna" style:font-weight-complex="normal"/>
    </style:style>
    <style:style style:name="T601" style:family="text">
      <style:text-properties fo:font-weight="normal" officeooo:rsid="0206a39a" style:font-weight-asian="normal" style:font-name-complex="Mekorot-Vilna" style:font-weight-complex="normal"/>
    </style:style>
    <style:style style:name="T602" style:family="text">
      <style:text-properties fo:font-weight="normal" officeooo:rsid="021545b7" style:font-weight-asian="normal" style:font-name-complex="Mekorot-Vilna" style:font-weight-complex="normal"/>
    </style:style>
    <style:style style:name="T603" style:family="text">
      <style:text-properties fo:font-weight="normal" officeooo:rsid="0216fb29" style:font-weight-asian="normal" style:font-name-complex="Mekorot-Vilna" style:font-weight-complex="normal"/>
    </style:style>
    <style:style style:name="T604" style:family="text">
      <style:text-properties fo:font-weight="normal" officeooo:rsid="021908fe" style:font-weight-asian="normal" style:font-name-complex="Mekorot-Vilna" style:font-weight-complex="normal"/>
    </style:style>
    <style:style style:name="T605" style:family="text">
      <style:text-properties fo:font-weight="normal" officeooo:rsid="022b787d" style:font-weight-asian="normal" style:font-name-complex="Mekorot-Vilna" style:font-weight-complex="normal"/>
    </style:style>
    <style:style style:name="T606" style:family="text">
      <style:text-properties fo:font-weight="normal" officeooo:rsid="023205c2" style:font-weight-asian="normal" style:font-name-complex="Mekorot-Vilna" style:font-weight-complex="normal"/>
    </style:style>
    <style:style style:name="T607" style:family="text">
      <style:text-properties fo:font-weight="normal" officeooo:rsid="02430d00" style:font-weight-asian="normal" style:font-name-complex="Mekorot-Vilna" style:font-weight-complex="normal"/>
    </style:style>
    <style:style style:name="T608" style:family="text">
      <style:text-properties fo:font-weight="normal" officeooo:rsid="02432aa4" style:font-weight-asian="normal" style:font-name-complex="Mekorot-Vilna" style:font-weight-complex="normal"/>
    </style:style>
    <style:style style:name="T609" style:family="text">
      <style:text-properties fo:font-weight="normal" officeooo:rsid="02444c45" style:font-weight-asian="normal" style:font-name-complex="Mekorot-Vilna" style:font-weight-complex="normal"/>
    </style:style>
    <style:style style:name="T610" style:family="text">
      <style:text-properties fo:font-weight="normal" officeooo:rsid="0257e407" style:font-weight-asian="normal" style:font-name-complex="Mekorot-Vilna" style:font-weight-complex="normal"/>
    </style:style>
    <style:style style:name="T611" style:family="text">
      <style:text-properties fo:font-weight="normal" officeooo:rsid="025c2ce6" style:font-weight-asian="normal" style:font-name-complex="Mekorot-Vilna" style:font-weight-complex="normal"/>
    </style:style>
    <style:style style:name="T612" style:family="text">
      <style:text-properties fo:font-weight="normal" officeooo:rsid="0264b4f2" style:font-weight-asian="normal" style:font-name-complex="Mekorot-Vilna" style:font-weight-complex="normal"/>
    </style:style>
    <style:style style:name="T613" style:family="text">
      <style:text-properties fo:font-weight="normal" officeooo:rsid="0272b243" style:font-weight-asian="normal" style:font-name-complex="Mekorot-Vilna" style:font-weight-complex="normal"/>
    </style:style>
    <style:style style:name="T614" style:family="text">
      <style:text-properties fo:font-weight="normal" officeooo:rsid="0276b100" style:font-weight-asian="normal" style:font-name-complex="Mekorot-Vilna" style:font-weight-complex="normal"/>
    </style:style>
    <style:style style:name="T615" style:family="text">
      <style:text-properties fo:font-weight="normal" officeooo:rsid="0283dcfb" style:font-weight-asian="normal" style:font-name-complex="Mekorot-Vilna" style:font-weight-complex="normal"/>
    </style:style>
    <style:style style:name="T616" style:family="text">
      <style:text-properties officeooo:rsid="0033385f"/>
    </style:style>
    <style:style style:name="T617" style:family="text">
      <style:text-properties officeooo:rsid="0037b848"/>
    </style:style>
    <style:style style:name="T618" style:family="text">
      <style:text-properties officeooo:rsid="00385e29"/>
    </style:style>
    <style:style style:name="T619" style:family="text">
      <style:text-properties officeooo:rsid="0038a73a"/>
    </style:style>
    <style:style style:name="T620" style:family="text">
      <style:text-properties officeooo:rsid="003c7f6b"/>
    </style:style>
    <style:style style:name="T621" style:family="text">
      <style:text-properties officeooo:rsid="003e424b"/>
    </style:style>
    <style:style style:name="T622" style:family="text">
      <style:text-properties officeooo:rsid="0041810a"/>
    </style:style>
    <style:style style:name="T623" style:family="text">
      <style:text-properties officeooo:rsid="004308a5"/>
    </style:style>
    <style:style style:name="T624" style:family="text">
      <style:text-properties officeooo:rsid="004340f8"/>
    </style:style>
    <style:style style:name="T625" style:family="text">
      <style:text-properties officeooo:rsid="00441a86"/>
    </style:style>
    <style:style style:name="T626" style:family="text">
      <style:text-properties officeooo:rsid="0045d63e"/>
    </style:style>
    <style:style style:name="T627" style:family="text">
      <style:text-properties officeooo:rsid="00488182"/>
    </style:style>
    <style:style style:name="T628" style:family="text">
      <style:text-properties officeooo:rsid="0048987a"/>
    </style:style>
    <style:style style:name="T629" style:family="text">
      <style:text-properties officeooo:rsid="004a96fb"/>
    </style:style>
    <style:style style:name="T630" style:family="text">
      <style:text-properties officeooo:rsid="004b0b3e"/>
    </style:style>
    <style:style style:name="T631" style:family="text">
      <style:text-properties officeooo:rsid="004c33f6"/>
    </style:style>
    <style:style style:name="T632" style:family="text">
      <style:text-properties officeooo:rsid="00524e20"/>
    </style:style>
    <style:style style:name="T633" style:family="text">
      <style:text-properties officeooo:rsid="0076989f"/>
    </style:style>
    <style:style style:name="T634" style:family="text">
      <style:text-properties officeooo:rsid="00778fb5"/>
    </style:style>
    <style:style style:name="T635" style:family="text">
      <style:text-properties officeooo:rsid="0077c312"/>
    </style:style>
    <style:style style:name="T636" style:family="text">
      <style:text-properties officeooo:rsid="0079a019"/>
    </style:style>
    <style:style style:name="T637" style:family="text">
      <style:text-properties officeooo:rsid="007b0cd9"/>
    </style:style>
    <style:style style:name="T638" style:family="text">
      <style:text-properties officeooo:rsid="007cfb6d"/>
    </style:style>
    <style:style style:name="T639" style:family="text">
      <style:text-properties officeooo:rsid="007dd94c"/>
    </style:style>
    <style:style style:name="T640" style:family="text">
      <style:text-properties officeooo:rsid="007e2089"/>
    </style:style>
    <style:style style:name="T641" style:family="text">
      <style:text-properties officeooo:rsid="007f8432"/>
    </style:style>
    <style:style style:name="T642" style:family="text">
      <style:text-properties officeooo:rsid="008172d7"/>
    </style:style>
    <style:style style:name="T643" style:family="text">
      <style:text-properties officeooo:rsid="00821eb1"/>
    </style:style>
    <style:style style:name="T644" style:family="text">
      <style:text-properties officeooo:rsid="00832977"/>
    </style:style>
    <style:style style:name="T645" style:family="text">
      <style:text-properties officeooo:rsid="0084cc40"/>
    </style:style>
    <style:style style:name="T646" style:family="text">
      <style:text-properties officeooo:rsid="008eb89f"/>
    </style:style>
    <style:style style:name="T647" style:family="text">
      <style:text-properties officeooo:rsid="00a62de8"/>
    </style:style>
    <style:style style:name="T648" style:family="text">
      <style:text-properties officeooo:rsid="00afc28d"/>
    </style:style>
    <style:style style:name="T649" style:family="text">
      <style:text-properties officeooo:rsid="00b04437"/>
    </style:style>
    <style:style style:name="T650" style:family="text">
      <style:text-properties officeooo:rsid="00b0c0c8"/>
    </style:style>
    <style:style style:name="T651" style:family="text">
      <style:text-properties fo:font-weight="bold" style:font-weight-asian="bold"/>
    </style:style>
    <style:style style:name="T652" style:family="text">
      <style:text-properties fo:font-weight="bold" style:font-weight-asian="bold" style:font-name-complex="Mekorot-Vilna" style:font-weight-complex="bold"/>
    </style:style>
    <style:style style:name="T653" style:family="text">
      <style:text-properties fo:font-weight="bold" officeooo:rsid="00be16dc" style:font-weight-asian="bold" style:font-name-complex="Mekorot-Vilna" style:font-weight-complex="bold"/>
    </style:style>
    <style:style style:name="T654" style:family="text">
      <style:text-properties fo:font-weight="bold" officeooo:rsid="00c7bda0" style:font-weight-asian="bold" style:font-name-complex="Mekorot-Vilna" style:font-weight-complex="bold"/>
    </style:style>
    <style:style style:name="T655" style:family="text">
      <style:text-properties fo:font-weight="bold" officeooo:rsid="00cca3be" style:font-weight-asian="bold" style:font-name-complex="Mekorot-Vilna" style:font-weight-complex="bold"/>
    </style:style>
    <style:style style:name="T656" style:family="text">
      <style:text-properties fo:font-weight="bold" officeooo:rsid="00ce0849" style:font-weight-asian="bold" style:font-name-complex="Mekorot-Vilna" style:font-weight-complex="bold"/>
    </style:style>
    <style:style style:name="T657" style:family="text">
      <style:text-properties fo:font-weight="bold" officeooo:rsid="00f6e5a7" style:font-weight-asian="bold" style:font-name-complex="Mekorot-Vilna" style:font-weight-complex="bold"/>
    </style:style>
    <style:style style:name="T658" style:family="text">
      <style:text-properties fo:font-weight="bold" officeooo:rsid="00f93e67" style:font-weight-asian="bold" style:font-name-complex="Mekorot-Vilna" style:font-weight-complex="bold"/>
    </style:style>
    <style:style style:name="T659" style:family="text">
      <style:text-properties fo:font-weight="bold" officeooo:rsid="00f9efc5" style:font-weight-asian="bold" style:font-name-complex="Mekorot-Vilna" style:font-weight-complex="bold"/>
    </style:style>
    <style:style style:name="T660" style:family="text">
      <style:text-properties fo:font-weight="bold" officeooo:rsid="00fb1d02" style:font-weight-asian="bold" style:font-name-complex="Mekorot-Vilna" style:font-weight-complex="bold"/>
    </style:style>
    <style:style style:name="T661" style:family="text">
      <style:text-properties fo:font-weight="bold" officeooo:rsid="00fefaec" style:font-weight-asian="bold" style:font-name-complex="Mekorot-Vilna" style:font-weight-complex="bold"/>
    </style:style>
    <style:style style:name="T662" style:family="text">
      <style:text-properties fo:font-weight="bold" officeooo:rsid="012bb4f4" style:font-weight-asian="bold" style:font-name-complex="Mekorot-Vilna" style:font-weight-complex="bold"/>
    </style:style>
    <style:style style:name="T663" style:family="text">
      <style:text-properties fo:font-weight="bold" officeooo:rsid="012ef520" style:font-weight-asian="bold" style:font-name-complex="Mekorot-Vilna" style:font-weight-complex="bold"/>
    </style:style>
    <style:style style:name="T664" style:family="text">
      <style:text-properties fo:font-weight="bold" officeooo:rsid="014fe5aa" style:font-weight-asian="bold" style:font-name-complex="Mekorot-Vilna" style:font-weight-complex="bold"/>
    </style:style>
    <style:style style:name="T665" style:family="text">
      <style:text-properties fo:font-weight="bold" officeooo:rsid="015564dc" style:font-weight-asian="bold" style:font-name-complex="Mekorot-Vilna" style:font-weight-complex="bold"/>
    </style:style>
    <style:style style:name="T666" style:family="text">
      <style:text-properties fo:font-weight="bold" officeooo:rsid="0172945e" style:font-weight-asian="bold" style:font-name-complex="Mekorot-Vilna" style:font-weight-complex="bold"/>
    </style:style>
    <style:style style:name="T667" style:family="text">
      <style:text-properties fo:font-weight="bold" officeooo:rsid="0172f020" style:font-weight-asian="bold" style:font-name-complex="Mekorot-Vilna" style:font-weight-complex="bold"/>
    </style:style>
    <style:style style:name="T668" style:family="text">
      <style:text-properties fo:font-weight="bold" officeooo:rsid="01730622" style:font-weight-asian="bold" style:font-name-complex="Mekorot-Vilna" style:font-weight-complex="bold"/>
    </style:style>
    <style:style style:name="T669" style:family="text">
      <style:text-properties fo:font-weight="bold" officeooo:rsid="017727a1" style:font-weight-asian="bold" style:font-name-complex="Mekorot-Vilna" style:font-weight-complex="bold"/>
    </style:style>
    <style:style style:name="T670" style:family="text">
      <style:text-properties fo:font-weight="bold" officeooo:rsid="0179079a" style:font-weight-asian="bold" style:font-name-complex="Mekorot-Vilna" style:font-weight-complex="bold"/>
    </style:style>
    <style:style style:name="T671" style:family="text">
      <style:text-properties fo:font-weight="bold" officeooo:rsid="0143561a" style:font-weight-asian="bold" style:font-name-complex="Mekorot-Vilna" style:font-weight-complex="bold"/>
    </style:style>
    <style:style style:name="T672" style:family="text">
      <style:text-properties fo:font-weight="bold" officeooo:rsid="017d7be8" style:font-weight-asian="bold" style:font-name-complex="Mekorot-Vilna" style:font-weight-complex="bold"/>
    </style:style>
    <style:style style:name="T673" style:family="text">
      <style:text-properties fo:font-weight="bold" officeooo:rsid="017dc567" style:font-weight-asian="bold" style:font-name-complex="Mekorot-Vilna" style:font-weight-complex="bold"/>
    </style:style>
    <style:style style:name="T674" style:family="text">
      <style:text-properties fo:font-weight="bold" officeooo:rsid="017e0987" style:font-weight-asian="bold" style:font-name-complex="Mekorot-Vilna" style:font-weight-complex="bold"/>
    </style:style>
    <style:style style:name="T675" style:family="text">
      <style:text-properties fo:font-weight="bold" officeooo:rsid="017ef65d" style:font-weight-asian="bold" style:font-name-complex="Mekorot-Vilna" style:font-weight-complex="bold"/>
    </style:style>
    <style:style style:name="T676" style:family="text">
      <style:text-properties fo:font-weight="bold" officeooo:rsid="0182478c" style:font-weight-asian="bold" style:font-name-complex="Mekorot-Vilna" style:font-weight-complex="bold"/>
    </style:style>
    <style:style style:name="T677" style:family="text">
      <style:text-properties fo:font-weight="bold" officeooo:rsid="01826dcd" style:font-weight-asian="bold" style:font-name-complex="Mekorot-Vilna" style:font-weight-complex="bold"/>
    </style:style>
    <style:style style:name="T678" style:family="text">
      <style:text-properties fo:font-weight="bold" officeooo:rsid="018df825" style:font-weight-asian="bold" style:font-name-complex="Mekorot-Vilna" style:font-weight-complex="bold"/>
    </style:style>
    <style:style style:name="T679" style:family="text">
      <style:text-properties fo:font-weight="bold" officeooo:rsid="018fb914" style:font-weight-asian="bold" style:font-name-complex="Mekorot-Vilna" style:font-weight-complex="bold"/>
    </style:style>
    <style:style style:name="T680" style:family="text">
      <style:text-properties fo:font-weight="bold" officeooo:rsid="0190f574" style:font-weight-asian="bold" style:font-name-complex="Mekorot-Vilna" style:font-weight-complex="bold"/>
    </style:style>
    <style:style style:name="T681" style:family="text">
      <style:text-properties fo:font-weight="bold" officeooo:rsid="0194d39a" style:font-weight-asian="bold" style:font-name-complex="Mekorot-Vilna" style:font-weight-complex="bold"/>
    </style:style>
    <style:style style:name="T682" style:family="text">
      <style:text-properties fo:font-weight="bold" officeooo:rsid="019e3a64" style:font-weight-asian="bold" style:font-name-complex="Mekorot-Vilna" style:font-weight-complex="bold"/>
    </style:style>
    <style:style style:name="T683" style:family="text">
      <style:text-properties fo:font-weight="bold" officeooo:rsid="019e9f62" style:font-weight-asian="bold" style:font-name-complex="Mekorot-Vilna" style:font-weight-complex="bold"/>
    </style:style>
    <style:style style:name="T684" style:family="text">
      <style:text-properties fo:font-weight="bold" officeooo:rsid="01a24403" style:font-weight-asian="bold" style:font-name-complex="Mekorot-Vilna" style:font-weight-complex="bold"/>
    </style:style>
    <style:style style:name="T685" style:family="text">
      <style:text-properties fo:font-weight="bold" officeooo:rsid="01a84697" style:font-weight-asian="bold" style:font-name-complex="Mekorot-Vilna" style:font-weight-complex="bold"/>
    </style:style>
    <style:style style:name="T686" style:family="text">
      <style:text-properties fo:font-weight="bold" officeooo:rsid="01aabc99" style:font-weight-asian="bold" style:font-name-complex="Mekorot-Vilna" style:font-weight-complex="bold"/>
    </style:style>
    <style:style style:name="T687" style:family="text">
      <style:text-properties fo:font-weight="bold" officeooo:rsid="01ae96e7" style:font-weight-asian="bold" style:font-name-complex="Mekorot-Vilna" style:font-weight-complex="bold"/>
    </style:style>
    <style:style style:name="T688" style:family="text">
      <style:text-properties fo:font-weight="bold" officeooo:rsid="020a7cd2" style:font-weight-asian="bold" style:font-name-complex="Mekorot-Vilna" style:font-weight-complex="bold"/>
    </style:style>
    <style:style style:name="T689" style:family="text">
      <style:text-properties fo:font-weight="bold" officeooo:rsid="01af6277" style:font-weight-asian="bold" style:font-name-complex="Mekorot-Vilna" style:font-weight-complex="bold"/>
    </style:style>
    <style:style style:name="T690" style:family="text">
      <style:text-properties fo:font-weight="bold" style:font-weight-asian="bold" style:font-weight-complex="bold"/>
    </style:style>
    <style:style style:name="T691" style:family="text">
      <style:text-properties fo:font-weight="bold" officeooo:rsid="02da0398" style:font-weight-asian="bold" style:font-weight-complex="bold"/>
    </style:style>
    <style:style style:name="T692" style:family="text">
      <style:text-properties fo:font-weight="bold" officeooo:rsid="02da4e2b" style:font-weight-asian="bold" style:font-weight-complex="bold"/>
    </style:style>
    <style:style style:name="T693" style:family="text">
      <style:text-properties fo:font-weight="bold" officeooo:rsid="02dac96c" style:font-weight-asian="bold" style:font-weight-complex="bold"/>
    </style:style>
    <style:style style:name="T694" style:family="text">
      <style:text-properties fo:font-weight="bold" officeooo:rsid="02dbfb2f" style:font-weight-asian="bold" style:font-weight-complex="bold"/>
    </style:style>
    <style:style style:name="T695" style:family="text">
      <style:text-properties fo:font-weight="bold" officeooo:rsid="02dc993d" style:font-weight-asian="bold" style:font-weight-complex="bold"/>
    </style:style>
    <style:style style:name="T696" style:family="text">
      <style:text-properties fo:font-weight="bold" officeooo:rsid="02e02904" style:font-weight-asian="bold" style:font-weight-complex="bold"/>
    </style:style>
    <style:style style:name="T697" style:family="text">
      <style:text-properties fo:font-weight="bold" officeooo:rsid="02ed0417" style:font-weight-asian="bold" style:font-weight-complex="bold"/>
    </style:style>
    <style:style style:name="T698" style:family="text">
      <style:text-properties fo:font-weight="bold" officeooo:rsid="02ef6254" style:font-weight-asian="bold" style:font-weight-complex="bold"/>
    </style:style>
    <style:style style:name="T699" style:family="text">
      <style:text-properties fo:font-weight="bold" officeooo:rsid="02f48905" style:font-weight-asian="bold" style:font-weight-complex="bold"/>
    </style:style>
    <style:style style:name="T700" style:family="text">
      <style:text-properties fo:font-weight="bold" officeooo:rsid="02f53d51" style:font-weight-asian="bold" style:font-weight-complex="bold"/>
    </style:style>
    <style:style style:name="T701" style:family="text">
      <style:text-properties fo:font-weight="bold" officeooo:rsid="031b120f" style:font-weight-asian="bold" style:font-weight-complex="bold"/>
    </style:style>
    <style:style style:name="T702" style:family="text">
      <style:text-properties officeooo:rsid="00dd2220"/>
    </style:style>
    <style:style style:name="T703" style:family="text">
      <style:text-properties officeooo:rsid="00de93ec"/>
    </style:style>
    <style:style style:name="T704" style:family="text">
      <style:text-properties officeooo:rsid="00dfecc3"/>
    </style:style>
    <style:style style:name="T705" style:family="text">
      <style:text-properties officeooo:rsid="00e39d40"/>
    </style:style>
    <style:style style:name="T706" style:family="text">
      <style:text-properties officeooo:rsid="00e640cd"/>
    </style:style>
    <style:style style:name="T707" style:family="text">
      <style:text-properties officeooo:rsid="00e80cba"/>
    </style:style>
    <style:style style:name="T708" style:family="text">
      <style:text-properties officeooo:rsid="00e98337"/>
    </style:style>
    <style:style style:name="T709" style:family="text">
      <style:text-properties officeooo:rsid="00eabc5b"/>
    </style:style>
    <style:style style:name="T710" style:family="text">
      <style:text-properties officeooo:rsid="00fd8538"/>
    </style:style>
    <style:style style:name="T711" style:family="text">
      <style:text-properties officeooo:rsid="0106b65c"/>
    </style:style>
    <style:style style:name="T712" style:family="text">
      <style:text-properties officeooo:rsid="010acb2c"/>
    </style:style>
    <style:style style:name="T713" style:family="text">
      <style:text-properties officeooo:rsid="01101f1b"/>
    </style:style>
    <style:style style:name="T714" style:family="text">
      <style:text-properties officeooo:rsid="01150d25"/>
    </style:style>
    <style:style style:name="T715" style:family="text">
      <style:text-properties officeooo:rsid="01189c44"/>
    </style:style>
    <style:style style:name="T716" style:family="text">
      <style:text-properties officeooo:rsid="011d48b8"/>
    </style:style>
    <style:style style:name="T717" style:family="text">
      <style:text-properties officeooo:rsid="011e07c2"/>
    </style:style>
    <style:style style:name="T718" style:family="text">
      <style:text-properties officeooo:rsid="01201766"/>
    </style:style>
    <style:style style:name="T719" style:family="text">
      <style:text-properties officeooo:rsid="0138060b"/>
    </style:style>
    <style:style style:name="T720" style:family="text">
      <style:text-properties officeooo:rsid="0138fe53"/>
    </style:style>
    <style:style style:name="T721" style:family="text">
      <style:text-properties officeooo:rsid="01394b20"/>
    </style:style>
    <style:style style:name="T722" style:family="text">
      <style:text-properties officeooo:rsid="0139fa93"/>
    </style:style>
    <style:style style:name="T723" style:family="text">
      <style:text-properties officeooo:rsid="013c54ea"/>
    </style:style>
    <style:style style:name="T724" style:family="text">
      <style:text-properties officeooo:rsid="013dc656"/>
    </style:style>
    <style:style style:name="T725" style:family="text">
      <style:text-properties officeooo:rsid="014149ca"/>
    </style:style>
    <style:style style:name="T726" style:family="text">
      <style:text-properties officeooo:rsid="0147198b"/>
    </style:style>
    <style:style style:name="T727" style:family="text">
      <style:text-properties officeooo:rsid="01585347"/>
    </style:style>
    <style:style style:name="T728" style:family="text">
      <style:text-properties officeooo:rsid="0166ea16"/>
    </style:style>
    <style:style style:name="T729" style:family="text">
      <style:text-properties officeooo:rsid="01686cec"/>
    </style:style>
    <style:style style:name="T730" style:family="text">
      <style:text-properties officeooo:rsid="016dfa14"/>
    </style:style>
    <style:style style:name="T731" style:family="text">
      <style:text-properties officeooo:rsid="0172945e"/>
    </style:style>
    <style:style style:name="T732" style:family="text">
      <style:text-properties officeooo:rsid="01809c52"/>
    </style:style>
    <style:style style:name="T733" style:family="text">
      <style:text-properties officeooo:rsid="01a70f6a"/>
    </style:style>
    <style:style style:name="T734" style:family="text">
      <style:text-properties officeooo:rsid="01b45ec2"/>
    </style:style>
    <style:style style:name="T735" style:family="text">
      <style:text-properties officeooo:rsid="01bf164d"/>
    </style:style>
    <style:style style:name="T736" style:family="text">
      <style:text-properties officeooo:rsid="01d18179"/>
    </style:style>
    <style:style style:name="T737" style:family="text">
      <style:text-properties officeooo:rsid="02088ba6"/>
    </style:style>
    <style:style style:name="T738" style:family="text">
      <style:text-properties style:font-name-complex="Mekorot-Vilna"/>
    </style:style>
    <style:style style:name="T739" style:family="text">
      <style:text-properties officeooo:rsid="01b665ed" style:font-name-complex="Mekorot-Vilna"/>
    </style:style>
    <style:style style:name="T740" style:family="text">
      <style:text-properties officeooo:rsid="021c654b" style:font-name-complex="Mekorot-Vilna"/>
    </style:style>
    <style:style style:name="T741" style:family="text">
      <style:text-properties officeooo:rsid="02204c0d" style:font-name-complex="Mekorot-Vilna"/>
    </style:style>
    <style:style style:name="T742" style:family="text">
      <style:text-properties officeooo:rsid="0224ae57" style:font-name-complex="Mekorot-Vilna"/>
    </style:style>
    <style:style style:name="T743" style:family="text">
      <style:text-properties officeooo:rsid="022980e4" style:font-name-complex="Mekorot-Vilna"/>
    </style:style>
    <style:style style:name="T744" style:family="text">
      <style:text-properties officeooo:rsid="0237983f" style:font-name-complex="Mekorot-Vilna"/>
    </style:style>
    <style:style style:name="T745" style:family="text">
      <style:text-properties officeooo:rsid="022884bb"/>
    </style:style>
    <style:style style:name="T746" style:family="text">
      <style:text-properties officeooo:rsid="0275855a"/>
    </style:style>
    <style:style style:name="T747" style:family="text">
      <style:text-properties officeooo:rsid="0290aed6"/>
    </style:style>
    <style:style style:name="T748" style:family="text">
      <style:text-properties officeooo:rsid="02916395"/>
    </style:style>
    <style:style style:name="T749" style:family="text">
      <style:text-properties officeooo:rsid="02942331"/>
    </style:style>
    <style:style style:name="T750" style:family="text">
      <style:text-properties officeooo:rsid="0297f0fb"/>
    </style:style>
    <style:style style:name="T751" style:family="text">
      <style:text-properties officeooo:rsid="02a34f72"/>
    </style:style>
    <style:style style:name="T752" style:family="text">
      <style:text-properties officeooo:rsid="02a6ddbf"/>
    </style:style>
    <style:style style:name="T753" style:family="text">
      <style:text-properties officeooo:rsid="02a7189b"/>
    </style:style>
    <style:style style:name="T754" style:family="text">
      <style:text-properties officeooo:rsid="02ab192b"/>
    </style:style>
    <style:style style:name="T755" style:family="text">
      <style:text-properties officeooo:rsid="02a68b7f"/>
    </style:style>
    <style:style style:name="T756" style:family="text">
      <style:text-properties officeooo:rsid="02b75762"/>
    </style:style>
    <style:style style:name="T757" style:family="text">
      <style:text-properties officeooo:rsid="02b9c9ff"/>
    </style:style>
    <style:style style:name="T758" style:family="text">
      <style:text-properties officeooo:rsid="02be3182"/>
    </style:style>
    <style:style style:name="T759" style:family="text">
      <style:text-properties officeooo:rsid="02c4676c"/>
    </style:style>
    <style:style style:name="T760" style:family="text">
      <style:text-properties officeooo:rsid="02c6146c"/>
    </style:style>
    <style:style style:name="T761" style:family="text">
      <style:text-properties officeooo:rsid="02caa314"/>
    </style:style>
    <style:style style:name="T762" style:family="text">
      <style:text-properties officeooo:rsid="02cbc215"/>
    </style:style>
    <style:style style:name="T763" style:family="text">
      <style:text-properties officeooo:rsid="02ce0d8c"/>
    </style:style>
    <style:style style:name="T764" style:family="text">
      <style:text-properties officeooo:rsid="02d0a6cd"/>
    </style:style>
    <style:style style:name="T765" style:family="text">
      <style:text-properties officeooo:rsid="02dc993d"/>
    </style:style>
    <style:style style:name="T766" style:family="text">
      <style:text-properties officeooo:rsid="02fa9b62"/>
    </style:style>
    <style:style style:name="T767" style:family="text">
      <style:text-properties officeooo:rsid="02ff6dbb"/>
    </style:style>
    <style:style style:name="T768" style:family="text">
      <style:text-properties officeooo:rsid="03015d63"/>
    </style:style>
    <style:style style:name="T769" style:family="text">
      <style:text-properties officeooo:rsid="03071224"/>
    </style:style>
    <style:style style:name="T770" style:family="text">
      <style:text-properties officeooo:rsid="030fabd2"/>
    </style:style>
    <style:style style:name="T771" style:family="text">
      <style:text-properties officeooo:rsid="0316f787"/>
    </style:style>
    <style:style style:name="T772" style:family="text">
      <style:text-properties officeooo:rsid="0329b7c4"/>
    </style:style>
    <style:style style:name="T773" style:family="text">
      <style:text-properties officeooo:rsid="032a4ebd"/>
    </style:style>
    <style:style style:name="T774" style:family="text">
      <style:text-properties officeooo:rsid="032f6684"/>
    </style:style>
    <style:style style:name="T775" style:family="text">
      <style:text-properties officeooo:rsid="0348bdef"/>
    </style:style>
    <style:style style:name="T776" style:family="text">
      <style:text-properties officeooo:rsid="034a56b2"/>
    </style:style>
    <style:style style:name="T777" style:family="text">
      <style:text-properties officeooo:rsid="034be906"/>
    </style:style>
    <style:style style:name="T778" style:family="text">
      <style:text-properties officeooo:rsid="0351e3f0"/>
    </style:style>
    <style:style style:name="T779" style:family="text">
      <style:text-properties officeooo:rsid="0352454f"/>
    </style:style>
    <style:style style:name="T780" style:family="text">
      <style:text-properties officeooo:rsid="03587218"/>
    </style:style>
    <style:style style:name="T781" style:family="text">
      <style:text-properties officeooo:rsid="03598612"/>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1">דורש </text:span><text:span text:style-name="T8">גמרא</text:span><text:span text:style-name="T1"> מ"ונתן" שאדם מגרש כשנותן גט בחצר אשתו. </text:span><text:span text:style-name="T8">תוס</text:span><text:span text:style-name="T1">’ מבאר שהוא כופו"כ. העיר’ שכיון שאומר ש"ושלחה מביתו" הוא כלל אחרו, רואים שסובר שאומר מה עושה, ולא הדין שיוצא.</text:span></text:p>
      <text:p text:style-name="P106">מקשה <text:span text:style-name="T7">גמרא</text:span> איך קונה אשה גט שנתן בחצרה; מה שקנה אשה קנה בעלה. <text:span text:style-name="T2">רש"י </text:span>מפרש שמקשה למה נחשב רשותה. היה אפשר לפרש שמקשה איך גט נעשה שלה; לכאורה, יש לדחות שאשה קונה מתנה שניתן לה. מוכרח כן ממה שלא מקשה כן על גט שבא לידה.</text:p>
      <text:p text:style-name="P107">גמרא <text:span text:style-name="T31">אומר שאילו כתיב קנין חצר גבי גט, לא היינו לומדים שיש קנין חצר בגנב, כיון שגט חל בלי דעת האשה. </text:span><text:span text:style-name="T42">באר’ שלש מהלכים בזה:</text:span></text:p>
      <text:p text:style-name="P151">לכאורה, ר"ל שמצאנו שתורה נתן כוח יתירה לבעל בגט, שיכול ליתן אותו בלי דעתה, אולי יכול ליתן אף לחצר. אם כן, קשה למה לא אמר גמרא לאידך גיסא שאילו היה כ’ רק בגזל, הו"א שהוא מפני שיש באותו חלות דעת קונה.</text:p>
      <text:p text:style-name="P107"><text:span text:style-name="T31"><text:s/></text:span><text:span text:style-name="T562">רש"י </text:span><text:span text:style-name="T32">לא אומר פירוש זה, שלא מזכיר כוחו, אלא שקני.</text:span><text:span text:style-name="T32"><text:note text:id="ftn1" text:note-class="footnote"><text:note-citation>1</text:note-citation><text:note-body><text:p text:style-name="P2">כוונת רבי הוא לדייק ממה שרש"י לא אמר, “הלכך עושה אותו אף בנתינת חצר,” אלא "הלכך בחצר קני.,</text:p></text:note-body></text:note></text:span><text:span text:style-name="T32"> </text:span><text:span text:style-name="T33">אז, נראה שגמרא אומר שכמו שלא צריכים דעת קונה </text:span><text:span text:style-name="T41">(רצה לומר, שהוא קנין שאינו צריך כל כך)</text:span><text:span text:style-name="T33">, אולי גם לא צריכים מעשה של קונה כל כך.</text:span><text:span text:style-name="T33"><text:note text:id="ftn2" text:note-class="endnote"><text:note-citation>א</text:note-citation><text:note-body><text:p text:style-name="P1">לא הבנתי איך זה תירץ קושיה ראשונה.</text:p></text:note-body></text:note></text:span><text:span text:style-name="T33"> </text:span></text:p>
      <text:p text:style-name="P108">רח"ע<text:note text:id="ftn3" text:note-class="footnote"><text:note-citation>2</text:note-citation><text:note-body><text:p text:style-name="P7">סימן ל</text:p></text:note-body></text:note><text:span text:style-name="T31"> מביא </text:span>נתיבות<text:span text:style-name="T31"> שמקשה שלומדים קידושין בשטר מגט בשטר, וקידושין הוא מדעתו. אז, נלמד מק</text:span><text:span text:style-name="T42">י</text:span><text:span text:style-name="T31">דושין. מתרץ שאולי אין גדרי שטר קידושין שווים לקדרי שטר גט.</text:span><text:span text:style-name="T31"><text:note text:id="ftn4" text:note-class="footnote"><text:note-citation>3</text:note-citation><text:note-body><text:p text:style-name="P3">מביא גמרא שדן אם שטר קידושין צריך להיות נכתב לדעתה. <text:span text:style-name="T563">וזה רק למד"א אחד.</text:span></text:p></text:note-body></text:note></text:span><text:span text:style-name="T31"> </text:span><text:span text:style-name="T34">גם מת’ שכוונת גמרא הוא להוכיח שלא קונה אשה גט, ונתינת גט הוא העושה גירושין. בגניבה, שצריך קנין, אין ללמוד שחצר מהני, </text:span><text:span text:style-name="T35">שרק רואים שנחשב נתינה, ולא קנין. </text:span><text:span text:style-name="T36">אף ששטר קידושין נלמד מגט, צריך שאשה תקנה אותו. אז, אין ללמוד בו קנין חצר, שאין קנין חצר, אלא נתינת חצר, בגט. כיון שלא ידוע דין זה בקידושין, אין ללמוד ממנו. </text:span><text:span text:style-name="T564">העי</text:span><text:span text:style-name="T569">ר’</text:span><text:span text:style-name="T564"> </text:span><text:span text:style-name="T37">שכיון שנלמד קידושי שטר מקידושי גט, מחודש לומר שהפעולה חלוקה. </text:span><text:span text:style-name="T38">המקור לחידוש זה הוא חילוק בכתיבה על איסורי הנאה, שגט כשט כשר וקידושין פסול (לרוב ראשונים).</text:span><text:span text:style-name="T38"><text:note text:id="ftn5" text:note-class="footnote"><text:note-citation>4</text:note-citation><text:note-body><text:p text:style-name="P4">רמא מביא שני דיעות בזה.</text:p></text:note-body></text:note></text:span><text:span text:style-name="T38"> זה נובע ממה שאין הקנאה באיסורי הנאה; אז קידושין, שצריך הקנאה, פסול, וגט, שרק צריך נתינה, כשר. ע</text:span><text:span text:style-name="T40">ל כל פנים, נמצא ביאור בצריכותא. </text:span><text:span text:style-name="T39">רש"י לא משמע כן.</text:span><text:span text:style-name="T39"><text:note text:id="ftn6" text:note-class="footnote"><text:note-citation>5</text:note-citation><text:note-body><text:p text:style-name="P5">הוסיף רבי שרש"י אומר לשון "קני לה.” חוץ מזה, דייק רבי מעצם רש"י, שלא אמר פשט זה.</text:p></text:note-body></text:note></text:span></text:p>
      <text:p text:style-name="P152">אם אדם נותן שטר בחצר אשה, מגורשת מדין <text:span text:style-name="T570">גוב"א </text:span><text:span text:style-name="T3">קצות</text:span><text:span text:style-name="T565"> דן אם סברה זה קיים בשטר מכירה, ומסיק שלא יהני, שרק בגט, שלא צריכים יותר ממעשה נתינה </text:span><text:span text:style-name="T616">(שחל בע”כ)</text:span><text:span text:style-name="T565">, מהני, אבל במכירה, שצריך קנין </text:span><text:span text:style-name="T571">(כיון שכ’, “ואקח את ספר המקנה.”)</text:span><text:span text:style-name="T571"><text:note text:id="ftn7" text:note-class="footnote"><text:note-citation>6</text:note-citation><text:note-body><text:p text:style-name="P10">בדיני הלוואה, מאריך קצות באם צריך קנין לשטר הלוואה. מסיק שאף שם צריך שיקנה את השטר. <text:span text:style-name="T572">אם צריך, הוא מפני שבו מקנה שום דבר.</text:span></text:p></text:note-body></text:note></text:span><text:span text:style-name="T565">, לא מהני. זה אומר כהבנת רח"ע. </text:span><text:span text:style-name="T566">מבאר שקדושין כגט, ורק צריך נתינה (דלא כרח"ע). </text:span><text:span text:style-name="T567">באבני מלואים כ’ שאין מקדשים בק"ה, שצריך קנין; וכנראה, חזר בו.</text:span><text:span text:style-name="T567"><text:note text:id="ftn8" text:note-class="footnote"><text:note-citation>7</text:note-citation><text:note-body><text:p text:style-name="P6">העיר’ שאינו פשוט בראשונים ששכר מקנה צריך קנין שטר.</text:p></text:note-body></text:note></text:span><text:span text:style-name="T567"> </text:span><text:span text:style-name="T4">יש מקשים</text:span><text:span text:style-name="T4"><text:note text:id="ftn9" text:note-class="footnote"><text:note-citation>8</text:note-citation><text:note-body><text:p text:style-name="P9">אחר כן, אמר’ שהוא ר"א.</text:p></text:note-body></text:note></text:span><text:span text:style-name="T568"> למה נחלק כך ב</text:span><text:span text:style-name="T570">גוב"א</text:span><text:span text:style-name="T568"><text:note text:id="ftn10" text:note-class="footnote"><text:note-citation>9</text:note-citation><text:note-body><text:p text:style-name="P7">רח"ע דן בזה (סימן כח).</text:p></text:note-body></text:note></text:span><text:span text:style-name="T568">. </text:span><text:span text:style-name="T618">באר’ שגוב"א אומר שסיבת חלות יכול לבא בזמן החלות.</text:span><text:span text:style-name="T618"><text:note text:id="ftn11" text:note-class="footnote"><text:note-citation>10</text:note-citation><text:note-body><text:p text:style-name="P11">באר’ שבהוה אמינא היינו אומרים שכל סיבה לחלות בא קודם החלות. כאן, אומרים שיכול להיות באותו זמן. </text:p></text:note-body></text:note></text:span><text:span text:style-name="T618"> </text:span><text:span text:style-name="T619">אולי קנינים אינם כן (שהם חלותים חלוקים)</text:span><text:span text:style-name="T619"><text:note text:id="ftn12" text:note-class="endnote"><text:note-citation>ב</text:note-citation><text:note-body><text:p text:style-name="P8">קשה למה לא אמר שכיון שכל החלות הוא קנין, אין אומרים גוב"א, <text:s/>ולמה צריך לומר שיש חלות קנין על השטר.</text:p></text:note-body></text:note></text:span><text:span text:style-name="T619">, וצריך שסיבת קנין בא קודם קנין.</text:span><text:span text:style-name="T5">קה"י</text:span><text:span text:style-name="T23"> </text:span><text:span text:style-name="T574">כ’ שחול’ ראשונים אם צ"ל קנין שטר מכירה; חול’ רבי לומר שאין שום ראשון מוכרח.</text:span></text:p>
      <text:p text:style-name="P153"><text:span text:style-name="T574">ה</text:span><text:span text:style-name="T573">עיר’ שיש לדון למה קידושין צריך דעתה וגרושין לא צריך. בקדושין, יש מושג שהאיש מקדש, ואף על פי כן, צריך דעתה. </text:span><text:span text:style-name="T22">רש"י </text:span><text:span text:style-name="T573">פירש שהוא מפני שהיא מקנה; במק"א פירש שהוא מפני משמעות "והיתה.” </text:span><text:span text:style-name="T575">בגט, אין חשבונות אלו, שאינה מקנה, ואין "והיתה.” קשה ל"</text:span><text:span text:style-name="T576">ל</text:span><text:span text:style-name="T575"> מקישים גרושין לקדושין. </text:span><text:span text:style-name="T24">חת"ם</text:span><text:span text:style-name="T617"> פ’ שנל’ מאיסור לשלח אשה שאנס. זה רק אם לא רוצה להישלח, וצ"ל שחל אם לא רוצה.</text:span></text:p>
      <text:p text:style-name="P154">גוב"א רק מבאר איך היותו ברשותו גורם חלות מיד, ואז יכול להיות חל. לא מבאר למה חל, שלא מבאר למה אומרים שהוא ביד עבד. נמצא שמש"כ רק מבאר איך יכול להיות משחרר, ולא למה משחרר, <text:span text:style-name="T620">ומהו סיבת חלות חוץ מעצמו. </text:span><text:span text:style-name="T6">ראשונים</text:span><text:span text:style-name="T621"> אומרים כלל זה בגנב שמקדיש, שהקדש שינוי כיון שחל. </text:span><text:span text:style-name="T622">כאן, דורשים אותו מקרא. אולי, אז, אינו כ"כ קשה למה יחול, </text:span><text:span text:style-name="T623">שגזה"כ הוא. גמ’ רק צ’ לבאר איך יכול לחול. </text:span><text:span text:style-name="T624">אם כן, קשה לראשונים. </text:span><text:span text:style-name="T625">גם ק’ ל"ל אמר קצות שבשטר מכירה אין קרא. </text:span><text:span text:style-name="T626">באר’ את הראשונים שיש לגנב שליטה, ולכן יש סיבה עם מניעה להקדש. אז, מה שקורה ממילא הוא חלותו (שמניעה לא יחול, שהוא סיבה לעצמו).</text:span><text:span text:style-name="T626"><text:note text:id="ftn13" text:note-class="footnote"><text:note-citation>11</text:note-citation><text:note-body><text:p text:style-name="P12">עדיין אצ"ל כן כאן. <text:span text:style-name="T627">גם אפשר שאף בגט </text:span><text:span text:style-name="T628">וכל גוב"א </text:span><text:span text:style-name="T627">הוא כן, </text:span><text:span text:style-name="T629">שנכסי מלוג הוא שלה, </text:span><text:span text:style-name="T630">אלא שנמנע כיון שהוא עדיין בידו. </text:span><text:span text:style-name="T631">(עדיין, לכאורה, קשה למה קצות לא חילק כך.)</text:span></text:p></text:note-body></text:note></text:span><text:span text:style-name="T626"> </text:span></text:p>
      <text:p text:style-name="P155">הוסיף ר’ שכשיכול להיות חל, ויכול להיות שלא חל, ושניהם בגלגל החוזר, יותר מסתבר שלא יחול. באר’ שבדרך כלל, מעשה קנין שעושה הוא בעצם סיבה לחלות, <text:span text:style-name="T633">והוא דבר מסתבר לעשות חלות.</text:span><text:span text:style-name="T633"><text:note text:id="ftn14" text:note-class="footnote"><text:note-citation>12</text:note-citation><text:note-body><text:p text:style-name="P20">אמר’ שקנין כסף הוא כן, שמסתבר שיתן דבר בחילוף הכסף, וחצר ומשיכה, שמכניסו לשליטתו.</text:p></text:note-body></text:note></text:span><text:span text:style-name="T633"> </text:span><text:span text:style-name="T634">כן הוא בשטר, שהשטר מורה שהוא שלו, וזה סיבה שיהיה שלו; </text:span><text:span text:style-name="T635">כן הוא בגט. </text:span><text:span text:style-name="T636">אם נותן שטר מקנה בקרקע שלו כדי להק’ לאחר, </text:span><text:span text:style-name="T637">לא נראה כן כל כך, שאין הקרקע </text:span><text:span text:style-name="T638">ביד מקבל או בקרקעו. </text:span><text:span text:style-name="T639">אז, בוודאי אינו מעש"ק. </text:span><text:span text:style-name="T640">הקרא ילמד שא"צ הוכחה זה לחלות גט, </text:span><text:span text:style-name="T641">אלא נתינה (שהוא דבר נצרך) </text:span><text:span text:style-name="T642">מגלה רצונו, </text:span><text:span text:style-name="T643">ומגלה כן כיון שנותן אותו במקום שאם חל, </text:span><text:span text:style-name="T644">עושה סיבה לגט. </text:span><text:span text:style-name="T645">כיון שרוב קנינים אינם כן, צריך גזה"כ.</text:span></text:p>
      <text:p text:style-name="P156">בביאור קושיית גמרא, כ’ <text:span text:style-name="T2">רש"י</text:span><text:span text:style-name="T22"> </text:span><text:span text:style-name="T573">שעדיין לא יצא מרשות בעל</text:span><text:span text:style-name="T573"><text:note text:id="ftn15" text:note-class="footnote"><text:note-citation>13</text:note-citation><text:note-body><text:p text:style-name="P26">אמר’ שאין הדיוק מוכרח.</text:p></text:note-body></text:note></text:span><text:span text:style-name="T573">. משמע שידע שכבר יש סיבה, אלא שזה חסרון. אם כן, יש לומר שבאים כאחד מונע המעכב, שיכול לחול אם חל, ואצ"ל שקרא מחדש שיש סיבה. </text:span><text:span text:style-name="T580">יש שכ’ ש</text:span><text:span text:style-name="T579">בעיה של "לא נפק…" הוא שאינו כריתות. </text:span><text:span text:style-name="T580">אם כן, הוא רק בגט. י"א שא"א להקנות מה שהוא ברשותו. אם כן, הוא בכל קניין.</text:span><text:span text:style-name="T573"> </text:span><text:span text:style-name="T25">רי"ד</text:span><text:span text:style-name="T577"> לא משמע כן, שכתב, “שכל נכסי אשה קנויים… מה כוח יש לאשה….” </text:span><text:span text:style-name="T578">משמע שמקשה שאין סיבה.</text:span></text:p>
      <text:p text:style-name="P109"><text:span text:style-name="T578">רמב"ם</text:span><text:span text:style-name="T573"> </text:span><text:span text:style-name="T547">כ’ שבעל, ולא משמש, קונה בק"ח</text:span><text:span text:style-name="T582">. רש"י </text:span><text:span text:style-name="T549">ו</text:span><text:span text:style-name="T581">ראב"ד</text:span><text:span text:style-name="T548"> חולק, </text:span><text:span text:style-name="T550">ופרש"י שכיון שהוא משמש נחשב בעל החצר. </text:span><text:span text:style-name="T551">לכאורה, ע"ז ייתלה מי קונה בק"ח בנ"מלוג. אז, יש סתירה ברש"י</text:span><text:span text:style-name="T551"><text:note text:id="ftn16" text:note-class="endnote"><text:note-citation>ג</text:note-citation><text:note-body><text:p text:style-name="P25">אולי יש סיבה לשניהם לקנות, ולשוכר יש יותר סיבה. </text:p></text:note-body></text:note></text:span><text:span text:style-name="T551">. </text:span><text:span text:style-name="T552">לרמב"ם גמ’ שלנו קשה. י"ל כ</text:span><text:span text:style-name="T553">משמעות רש"י.</text:span><text:span text:style-name="T553"><text:note text:id="ftn17" text:note-class="footnote"><text:note-citation>14</text:note-citation><text:note-body><text:p text:style-name="P27">באר’ שיותר קל לומר כן אם הוא בעיא רק בקנין גיטין. <text:span text:style-name="T647">אם נאמר שהוא דומה לחצר שותפים, יש לדון, שכאן לא יכול כ"א לקנות בקני"ח.</text:span></text:p></text:note-body></text:note></text:span><text:span text:style-name="T553"> </text:span><text:span text:style-name="T583">אחרונים</text:span><text:span text:style-name="T554"> </text:span><text:span text:style-name="T555">באר ברמב"ם</text:span><text:span text:style-name="T555"><text:note text:id="ftn18" text:note-class="footnote"><text:note-citation>15</text:note-citation><text:note-body><text:p text:style-name="P28">המקור לזה הוא שיש משניות שמשמעים שיכול להקנות ב"מקומו מושכר לו.”</text:p></text:note-body></text:note></text:span><text:span text:style-name="T555"> שכשאדם שוכר, לא מכוון לתת </text:span><text:span text:style-name="T556">השתמשות</text:span><text:span text:style-name="T555"> ק"ח </text:span><text:span text:style-name="T558">(אמר’ שאינו כל כך מסתבר לומר שלא כוון ליתן אותו אלא שאין סתם שכירות כן)</text:span><text:span text:style-name="T558"><text:note text:id="ftn19" text:note-class="footnote"><text:note-citation>16</text:note-citation><text:note-body><text:p text:style-name="P29">אמר’ שמחודש שק"ח הוא אחד מזכויותיו בחצר, אלא שקונה מחמת שהחצר שלו, או שיש לו זכויות עליו. <text:span text:style-name="T648">אולי לא מכוונים לומר שהוא זכות שיש לבעל, </text:span><text:span text:style-name="T649">אלא שיש חלק מקני</text:span><text:span text:style-name="T650">ן משתמש</text:span><text:span text:style-name="T649"> שייר לעשות דין זה.</text:span></text:p></text:note-body></text:note></text:span><text:span text:style-name="T555">. </text:span><text:span text:style-name="T556">אם כן, באשה, שלא יכולה לשאר לעצמה </text:span><text:span text:style-name="T557">תשמיש</text:span><text:span text:style-name="T556">, לא קונה בחצר. </text:span><text:span text:style-name="T584">קצות</text:span><text:span text:style-name="T559"> הוסיף שרק באותו ציור אומרים שלא כוון משכיר ליתן לשוכר </text:span><text:span text:style-name="T560">אותו תשמיש. </text:span><text:span text:style-name="T561">לשון רמב"ם ("אע"פ שהשכירם לאחרים”) לא משמע כן.</text:span></text:p>
      <text:p text:style-name="P161"><text:soft-page-break/><text:span text:style-name="T10">חזרנו לקצות</text:span><text:span text:style-name="T197">. יש </text:span><text:span text:style-name="T10">ראשונים</text:span><text:span text:style-name="T197"> שמשמעים שאין צ’ קנין גט</text:span><text:span text:style-name="T197"><text:note text:id="ftn20" text:note-class="footnote"><text:note-citation>17</text:note-citation><text:note-body><text:p text:style-name="P13">כן משמע רש"י.</text:p></text:note-body></text:note></text:span><text:span text:style-name="T197">. יש שמשמעים כן אף בשט"מ.</text:span><text:span text:style-name="T197"><text:note text:id="ftn21" text:note-class="footnote"><text:note-citation>18</text:note-citation><text:note-body><text:p text:style-name="P13">כן משמע ריטב"א.</text:p></text:note-body></text:note></text:span><text:span text:style-name="T197"> </text:span><text:span text:style-name="T198">ק’ מגמ’ שאמר שאם מעכב הבעל הנייר לעצמו, לא מגורשת. </text:span><text:span text:style-name="T199">באותו דין, </text:span><text:span text:style-name="T11">רש"י</text:span><text:span text:style-name="T199"> באר שלא מגרש כיון שלא נתן כולו.</text:span><text:span text:style-name="T199"><text:note text:id="ftn22" text:note-class="footnote"><text:note-citation>19</text:note-citation><text:note-body><text:p text:style-name="P14">מוסיף ש"נמצא אותיות פורחות באויר.” לכאורה, זה בא לבאר למה אין נתינת האותיות כשר, והוא שאין זה נחשב <text:span text:style-name="T632">(</text:span>נתינת<text:span text:style-name="T632">)</text:span> אותיות.</text:p></text:note-body></text:note></text:span><text:span text:style-name="T199"> </text:span><text:span text:style-name="T12">רמב"ם </text:span><text:span text:style-name="T200">כ’ ש</text:span><text:span text:style-name="T201">אינו </text:span><text:span text:style-name="T200">בכריתות.</text:span><text:span text:style-name="T200"><text:note text:id="ftn23" text:note-class="footnote"><text:note-citation>20</text:note-citation><text:note-body><text:p text:style-name="P15">לכאורה, הענין הוא שגט הוא דבר שמורה על כריתותם. אם יכול ליקח אותו גט לעצמו אחר כך, אינו מורה על כריתות.</text:p></text:note-body></text:note></text:span><text:span text:style-name="T200"> </text:span><text:span text:style-name="T202">כתיבה על א"ה </text:span><text:span text:style-name="T222">(שמהני) </text:span><text:span text:style-name="T202">קשה לשני הצדדים. אולי כיון שנחית שלא ליקח אותו נחשב נתינה. </text:span><text:span text:style-name="T203">לא נראה. </text:span><text:span text:style-name="T13">אחרונים</text:span><text:span text:style-name="T203"> מעירים שלכאורה שני הפשטים אמיתיים. </text:span><text:span text:style-name="T14">ר"ש</text:span><text:span text:style-name="T204"> כ’ שאולי א"ה </text:span><text:span text:style-name="T205">נקנים, שתורה מקנה גט, שהרי נותן בע"כ. אז, תורה מקנה אף בא"ה, אף שאינו ברשותו, ואינו </text:span><text:span text:style-name="T206">יכול להקנות</text:span><text:span text:style-name="T205">.</text:span><text:span text:style-name="T205"><text:note text:id="ftn24" text:note-class="footnote"><text:note-citation>21</text:note-citation><text:note-body><text:p text:style-name="P16">העיר"ש שניתן לקנינים, שהרי יש ירושה, אלא רק אי אפשר למכור.</text:p></text:note-body></text:note></text:span><text:span text:style-name="T205"> </text:span><text:span text:style-name="T207">העיר’ שזה מניח שיש גזה"כ שחל, ולא שאין מקור לדעת. </text:span><text:span text:style-name="T208">גם הק’ ר’ מסברה, שלכאו’ בעל גירש בע"כ, </text:span><text:span text:style-name="T209">ו</text:span><text:span text:style-name="T208">לא ה, </text:span><text:span text:style-name="T210">והתורה גילה שיכול להקנות הגט לה בע”כ</text:span><text:span text:style-name="T208">. </text:span><text:span text:style-name="T211">באר"ש שבעלות נותן יכולת לראיה לאותו חלות. לפעמים, זכות לאותו ראיה סותר זכות של אחר, כמו אם מוכר לא רוצה ליתן.</text:span><text:span text:style-name="T211"><text:note text:id="ftn25" text:note-class="footnote"><text:note-citation>22</text:note-citation><text:note-body><text:p text:style-name="P17">שחוב הוא לו, שקול יוצא שמכר נכסיו.</text:p></text:note-body></text:note></text:span><text:span text:style-name="T211"> </text:span><text:span text:style-name="T212">אז, יש לאשה זכות לגט לראיה. כיון ששטר הוא שטר, ולא נייר, יש זכות זה אף על הנייר. </text:span><text:span text:style-name="T213">אז, אם חל גט, יש לה זכות על גט <text:s/></text:span><text:span text:style-name="T214">(שמחל לה ליקח אותו גט) </text:span><text:span text:style-name="T213">וא"צ שיקנה אותו לה. </text:span><text:span text:style-name="T214">גמרא דן אם נייר שבין מילים שלה, אף שרק הקנה מילים של גט. מבאר שקונה כיון שאף הוא חלק מן הגט. </text:span><text:span text:style-name="T15">ר"ש</text:span><text:span text:style-name="T214"> מבאר שצריך זה לבאר שהוא חלק מן הראיה, וא"צ הקנאה בפ’ </text:span><text:span text:style-name="T215">עליו. </text:span><text:span text:style-name="T16">רש"י</text:span><text:span text:style-name="T216"> משמע שא"צ שתקנה גט, אבל קונה גט. זה טוב לר"ש, שלא חל מפני קנין גט</text:span><text:span text:style-name="T216"><text:note text:id="ftn26" text:note-class="footnote"><text:note-citation>23</text:note-citation><text:note-body><text:p text:style-name="P18">אלא שצריך שלא ישייר הגט.</text:p></text:note-body></text:note></text:span><text:span text:style-name="T216">, אבל עושה קנין גט. </text:span><text:span text:style-name="T217">נמצא, אז, שאין חסרון בכריתות כיון שעל ידי חלות הגט יצא שלא יוכל ליקח הגט. אף לרש"י, יש לומר שאין נתינה באופן שלא יוכל ליקח אותו עוד סיבה, אלא שיתן לה באופן שתשאר בידו כשחל.</text:span></text:p>
      <text:p text:style-name="P162"><text:span text:style-name="T217">ד</text:span><text:span text:style-name="T196">ורש </text:span><text:span text:style-name="T9">גמרא</text:span><text:span text:style-name="T196"> מ"ונתן בידה" שקונה בחצר.</text:span><text:span text:style-name="T196"><text:note text:id="ftn27" text:note-class="footnote"><text:note-citation>24</text:note-citation><text:note-body><text:p text:style-name="P19">העיר’ לרש"י שהיה לו לומר "בידו יתן,” ולא "יתננה.”</text:p></text:note-body></text:note></text:span><text:span text:style-name="T196"> </text:span><text:span text:style-name="T218">ע’ ברש"י. </text:span><text:span text:style-name="T17">ירושלמי</text:span><text:span text:style-name="T218"> מבאר שדורש ממש"א ש"פ. ע’ בתוס’. </text:span><text:span text:style-name="T219">דנים </text:span><text:span text:style-name="T18">אחרונים</text:span><text:span text:style-name="T219"> אם קנין חצר דומה לידה, </text:span><text:span text:style-name="T220">ששניהם הם רשויות שלה. </text:span><text:span text:style-name="T221">לתוס’, זהו הפשטות, שצריך רק כעין הפרט, וכולו בהלכה אחד. </text:span><text:span text:style-name="T19">רש"י</text:span><text:span text:style-name="T223"> בב"מ כ’ שרואים ש"יד" לאו דווקא, ור"ל רשות. אם כן, משמע שהם דין אחד. </text:span><text:span text:style-name="T20">קצות</text:span><text:span text:style-name="T224"> כ’ שהם חלוקים. במק"א מביא </text:span><text:span text:style-name="T20">מהרי"ט</text:span><text:span text:style-name="T408"> שכ’ שיד קונה שלא מדעתו (בקו"ח מחצר). קצות תולה אותו דין במח’ ראשונים: </text:span><text:span text:style-name="T27">רש"י </text:span><text:span text:style-name="T408">כ’ שיד קונה רק אם הגביה שלש טפחים. </text:span><text:span text:style-name="T28">תוס’ </text:span><text:span text:style-name="T409">מקשה למה צריך זה כיון שהוא כבר על גופו ממש. נמצא שחולקים אם </text:span><text:span text:style-name="T420">ה</text:span><text:span text:style-name="T409">יותו בידו קונה או שצריך הגבהה. </text:span><text:span text:style-name="T410">שם, גם דן אם צריכים הגבהה בגט. </text:span><text:span text:style-name="T29">שיט"מ</text:span><text:span text:style-name="T410"> כ’ שאף גט צריך הגבהה.</text:span><text:span text:style-name="T410"><text:note text:id="ftn28" text:note-class="footnote"><text:note-citation>25</text:note-citation><text:note-body><text:p text:style-name="P21">זה מקור לומר שקנינים מועילים בגט.</text:p></text:note-body></text:note></text:span><text:span text:style-name="T410"> </text:span><text:span text:style-name="T411">גם מביא צד שבגט אף לרש"י </text:span><text:span text:style-name="T412">לא נצטרך הגבהה. </text:span><text:span text:style-name="T413">לכאורה, לשיטה, אי אפשר לומר שיד וחצירה הם מצד שהם רשותה, שיד צריך הגבהה.</text:span><text:span text:style-name="T413"><text:note text:id="ftn29" text:note-class="footnote"><text:note-citation>26</text:note-citation><text:note-body><text:p text:style-name="P22"><text:s/>מן הסברה, קשה למה לא נאמר כתוס’. <text:span text:style-name="T646">אולי קונה חצר, אבל לא ידו. מוזר לומר כן, שאינו בעל כיון שהוא יותר מזה.</text:span></text:p></text:note-body></text:note></text:span><text:span text:style-name="T413"><text:note text:id="ftn30" text:note-class="footnote"><text:note-citation>27</text:note-citation><text:note-body><text:p text:style-name="P23">גם צריך לבאר את זה לפי צד ש"חצר לפי יד איתרבאי.”</text:p></text:note-body></text:note></text:span><text:span text:style-name="T413"> </text:span><text:span text:style-name="T30">קצות</text:span><text:span text:style-name="T414"> אחר כ’ שיד יותר חזק מחצר. </text:span><text:span text:style-name="T415">כ’ שקנין חצר הוא למשמש, </text:span><text:span text:style-name="T416">שזה העושה שהוא ברשותו ובשליטתו.</text:span><text:span text:style-name="T416"><text:note text:id="ftn31" text:note-class="footnote"><text:note-citation>28</text:note-citation><text:note-body><text:p text:style-name="P24">זה משמע כרי"ד.</text:p></text:note-body></text:note></text:span><text:span text:style-name="T416"> </text:span><text:span text:style-name="T417">קשה, אז, למה מק’ גמ, “ידה גופא…,” שהרי יש לו תשמישים. </text:span><text:span text:style-name="T418">כ’ שא"צ תשמישים, שכ’,"נתן בידה.” </text:span><text:span text:style-name="T419">נמצא שהוא חלוק מחצר.</text:span></text:p>
      <text:p text:style-name="P31"><text:span text:style-name="T419">ע</text:span><text:span text:style-name="T407">יין </text:span><text:span text:style-name="T26">תוס’ </text:span><text:span text:style-name="T196">ד"ה ידה. ת’ </text:span><text:span text:style-name="T9">רע"א</text:span><text:span text:style-name="T196"> שי</text:span><text:span text:style-name="T225">כולה לשמש לעצמה</text:span><text:span text:style-name="T196">. כמוכ"כ </text:span><text:span text:style-name="T9">רי"ד</text:span><text:span text:style-name="T9"><text:note text:id="ftn32" text:note-class="footnote"><text:note-citation>29</text:note-citation><text:note-body><text:p text:style-name="P30">שא"א לבעל לכפותה לכל תשמיש שרוצה.</text:p></text:note-body></text:note></text:span><text:span text:style-name="T196">. </text:span><text:span text:style-name="T225">באר’ שאולי ת’ זה מהני רק לרי"ד, ולא לרש"י, שבא לומר שיש לה כוח, ולא שאין לו כוח. </text:span><text:span text:style-name="T21">קצות</text:span><text:span text:style-name="T226"> כ’ שמשמש קנה כיון שקניין תלוי בשימוש. מתוס’ (“כאילו קני…") לא משמע כן. </text:span><text:span text:style-name="T227">ויש לדון מהו <text:s/>פ</text:span><text:span text:style-name="T228">רות.</text:span></text:p>
      <text:p text:style-name="P125"><text:span text:style-name="T653">ר</text:span><text:span text:style-name="T652">ע"א</text:span><text:span text:style-name="T196"> מביא </text:span><text:span text:style-name="T652">תוס’ בכתובות</text:span><text:span text:style-name="T196"> שמבאר למה יכולה אשה לבטל זכות מעש"י, ולא פרות. </text:span><text:span text:style-name="T229">כ’ שיש לו זכות </text:span><text:span text:style-name="T230">בחצר </text:span><text:span text:style-name="T229">להיות לו פרות, אבל לא קונה ידי אשה.</text:span><text:span text:style-name="T229"><text:note text:id="ftn33" text:note-class="footnote"><text:note-citation>30</text:note-citation><text:note-body><text:p text:style-name="P32">באר’ שזה מפני שהיא בעלת חורין.</text:p></text:note-body></text:note></text:span><text:span text:style-name="T229"> </text:span><text:span text:style-name="T231">אולי כן כן אומר כאן. </text:span><text:span text:style-name="T232">חסר, שהיה לו לבאר שא"א לו לזכות במעש"י. </text:span><text:span text:style-name="T233">משמע שאומר שאין זכות בידיים כיון שהוא מעלמא. רע"א באר שאין מעש"י באים מיד</text:span><text:span text:style-name="T245">י</text:span><text:span text:style-name="T233">ים.</text:span></text:p>
      <text:p text:style-name="P126"><text:span text:style-name="T233">ב</text:span><text:span text:style-name="T196">ת’ שני של תוס’, </text:span><text:span text:style-name="T652">רשב"א </text:span><text:span text:style-name="T196">כ’ שכאילו אמרה שרוצה לסלק א"ע. </text:span><text:span text:style-name="T234">ק’ בגט בע"כ. </text:span><text:span text:style-name="T235">גם באר שבכ"ז יכולתה מכחיש כוח בעל. </text:span></text:p>
      <text:p text:style-name="P157">מה שהתירו לשכ"מ לגרש, ולא למוקצה, הוא מפני שמוקצה היה כללי, ולא רק לגירושין<text:note text:id="ftn34" text:note-class="endnote"><text:note-citation>ד</text:note-citation><text:note-body><text:p text:style-name="P41">לכאורה, יש לומר יותר פשוט שיש רק איסור אחד, ואז רצו שיעשו כן. ויש לדון, שאולי יש אף איסור קנין. ואם תאמר בין כך ובין כך יש איסור קנין גט. וזה תלוי באם צריך לקנות גט. ואף אם צריך, עדיין בזה יש שני איסורי קנין. יש לדון אם זה שני איסורים.</text:p></text:note-body></text:note>.</text:p>
      <text:p text:style-name="P158">אומר תוס’ שהתירו כדי שלא תפול קמי יבם. <text:span text:style-name="T2">רבי</text:span> אמר שיש פשט אחר- שלא תטרוף דעתו.<text:note text:id="ftn35" text:note-class="endnote"><text:note-citation>ה</text:note-citation><text:note-body><text:p text:style-name="P44">לכאורה, החילוק הוא אם הוא כדי שלא תבוא רע לה, או כדי שלא יבוא רע לו. גם יש לומר שהחילוק הוא אם הוא כדי שלא יבוא רע לה או כדי שלא ימות (ולא רוצים כן כיון שאז בא רע לו, אלא מפני שרע הוא לעולם כשבני אדם מתים.). אגב, יש לדון מה אם הוא רשע, שאז טוב הוא שימות. <text:span text:style-name="T714">ואולי הוא לא פלוג.</text:span></text:p></text:note-body></text:note></text:p>
      <text:p text:style-name="P110">ראשונים<text:span text:style-name="T31"> מז’ ש</text:span><text:span text:style-name="T47">גם אסור</text:span><text:span text:style-name="T31"> להקנות בשבת. </text:span><text:span text:style-name="T43">ק"ק, שזה איסור כללי, לכאורה. </text:span><text:span text:style-name="T702">יש </text:span><text:span text:style-name="T43">שכ’ שאין הקנאה כיון שרק שאל</text:span><text:span text:style-name="T43"><text:note text:id="ftn36" text:note-class="footnote"><text:note-citation>31</text:note-citation><text:note-body><text:p text:style-name="P45">חולקים ראשונים אם מותר להשאיל ולשאול בשבת.</text:p></text:note-body></text:note></text:span><text:span text:style-name="T43"><text:note text:id="ftn37" text:note-class="endnote"><text:note-citation>ו</text:note-citation><text:note-body><text:p text:style-name="P56">נראה שיש עוד איסורים שיש לומר:</text:p><text:list xml:id="list1623764205" text:style-name="L1"><text:list-item><text:p text:style-name="P179">אולי כיון שרק צריך נתינה כאן, אין איסור הקנאה (שלא מקנה). ויש לדון, שצריך הקנאה לבסוף (כדי שלא יהיה חסרון בכריתות וכדומה). ועיין לעיל בשיעור. <text:span text:style-name="T715">ודע שכדיין יש איסור של קניין קרקע.</text:span></text:p></text:list-item><text:list-item><text:p text:style-name="P180">אולי אין איסור קנין כאן כיון שהבעל יקנה את הפירות (ורק תקנה פירות מחמת גט, ולא מחמת נתינת קרקע). יש לדון אם הניח רבא בצד זה שבעל יקנה פירות. גם יש לדון אם נתינה כזה אסור בשבת. גם יש לדון כיון שעושה נתינה גמור, אף על קנין הגוף, אלא שאחר חלות הקנין, בא קנין פירות לבעל. ויש לדון. וכל זה שייך למה הם קנין פרות. ועיין בשיח שי ובצדי צדדים.</text:p></text:list-item><text:list-item><text:p text:style-name="P179">אולי כיון שחל בגיטו וידו באין כאחד, ואז אין כל סיבות החלות שם בשעה שעושה החלות, עד שעושה את החלות, אולי נחשב שני החלותות גרמא. אם כן, יש עוד סיבה למה נתיר גירושין, ואין צריכים לומר כמש"כ תוס’. ויש לדון אם אלו אסור או מותר בגרמא. עכ"פ, הוא, לכאורה, איסור יותר קל. צד זה גם כן מניח שרבא כבר ידע שגטו וידו באים כאחד גורמים את החלות הזה. עיין בצדי צדדים בזה.</text:p></text:list-item></text:list></text:note-body></text:note></text:span><text:span text:style-name="T43">. </text:span><text:span text:style-name="T703">ראשונים</text:span><text:span text:style-name="T44"> דנים ל"ל קנו בקנין סודר. ת’ שיותר דומה למשו"מ</text:span><text:span text:style-name="T44"><text:note text:id="ftn38" text:note-class="endnote"><text:note-citation>ז</text:note-citation><text:note-body><text:p text:style-name="P57">יש לדון למה:</text:p><text:list xml:id="list3275787652" text:style-name="L2"><text:list-item><text:p text:style-name="P181">צריך ליתן דבר כדי לקנות, כמו במכירה.</text:p></text:list-item><text:list-item><text:p text:style-name="P181">אולי הוא קנין שבו יותר רגילים בני אדם, שמהני למטלטלים וקרקע.</text:p></text:list-item></text:list></text:note-body></text:note></text:span><text:span text:style-name="T44">. אז, התירו היותר קל. </text:span><text:span text:style-name="T45">כ’ </text:span><text:span text:style-name="T704">רי"ד</text:span><text:span text:style-name="T45"> שבסודר אסור להקנות בשבת. משמע שהקנאה זה אין בו שום איסור. צ"ע, שגמרא </text:span><text:span text:style-name="T704">עירובין</text:span><text:span text:style-name="T45"> משמע שאסור להקנות בשבת. אולי רק רצה לומר שאין איסור להקנות בשאלה</text:span><text:span text:style-name="T45"><text:note text:id="ftn39" text:note-class="endnote"><text:note-citation>ח</text:note-citation><text:note-body><text:p text:style-name="P58">גם יש לומר שאומר שרק סודר אסור כאן כיון שהוא שכיב מרע. וצריך לעיין בלשונו.</text:p></text:note-body></text:note></text:span><text:span text:style-name="T45">. </text:span><text:span text:style-name="T46">אז, צ"ל שסובר שיכול לקנות בק"ס לשאלה. דנים בזה. </text:span></text:p>
      <text:p text:style-name="P111">יש<text:span text:style-name="T31"> שכ’ שלא היה הגט מוקצה, אלא היה רשות איסור בין הגט לו.</text:span><text:span text:style-name="T31"><text:note text:id="ftn40" text:note-class="endnote"><text:note-citation>ט</text:note-citation><text:note-body><text:p text:style-name="P62">הציור צריך ביאור. בין כך ובין כך, היא באה לגט (שבאה לחזק במקומה). צריך לומר, אז, שהוא אינו יכול לבוא לגט. לכאורה, אין זה כל כך קשה, שאולי אי אפשר לבוא כיון שהוא חלוש, שהרי הוא נוטה למות. ויש להעיר שהיה אפשר לומר שאף בלי איסור, אולי לא הקנה לה על ידי נתינה כיון שלא היה חזק לתת אותו בידיו (או להגביה אותו או לבוא לו). ויש לדון, שאולי יותר טרחא הוא לשאול לרבא מלהגביהה את הגט. ויש לדון. גם ק"ק ל"ל יעשה שליח, אז. באמת, זה קשה אף על מש"כ ראשונים אלו.</text:p></text:note-body></text:note></text:span><text:span text:style-name="T31"> </text:span>רשב"ם<text:span text:style-name="T31"> משמע שאין גט מוקצה</text:span><text:span text:style-name="T31"><text:note text:id="ftn41" text:note-class="footnote"><text:note-citation>32</text:note-citation><text:note-body><text:p text:style-name="P46">אולי הוא מפני שיכול לצור ע"פ צלוחית.</text:p></text:note-body></text:note></text:span><text:span text:style-name="T31">. </text:span><text:span text:style-name="T705">יש</text:span><text:span text:style-name="T48"> שכ’ שהותר איסור מוקצה בשכ"מ.</text:span><text:span text:style-name="T705"> </text:span><text:span text:style-name="T707">מרדכי </text:span><text:span text:style-name="T51">כ’ </text:span><text:span text:style-name="T49">שבזמנינו אינו מוקצה, שיכולים ללמוד הלכות גט ממנו</text:span><text:span text:style-name="T49"><text:note text:id="ftn42" text:note-class="footnote"><text:note-citation>33</text:note-citation><text:note-body><text:p text:style-name="P47">אבל בזמניהם, לא למדו מן הכתב. מעניין שיהיה אסור להם ללמוד כן מגט.</text:p></text:note-body></text:note></text:span><text:span text:style-name="T49">. </text:span><text:span text:style-name="T50">מק’ </text:span><text:span text:style-name="T706">ב"י</text:span><text:span text:style-name="T50"> שבזמן רבא כבר התירו לכ’.</text:span><text:span text:style-name="T50"><text:note text:id="ftn43" text:note-class="footnote"><text:note-citation>34</text:note-citation><text:note-body><text:p text:style-name="P36">שהיה אחר רבי</text:p></text:note-body></text:note></text:span><text:span text:style-name="T50"><text:note text:id="ftn44" text:note-class="endnote"><text:note-citation>י</text:note-citation><text:note-body><text:p text:style-name="P35">קשה, שאף אחר כך היה איסור, כמו שמצאנו בר"י ור"ל בתמורה, <text:span text:style-name="T709">וכן כל הגמרא שם מבואר כן. </text:span><text:span text:style-name="T713">ויש לדון, שאולי דרשו כן ר"י ור"ל לא רק על מה שצריך, אלא על הכל. ותו"ת. </text:span></text:p></text:note-body></text:note></text:span><text:span text:style-name="T50"> </text:span><text:span text:style-name="T52">חול’ </text:span><text:span text:style-name="T708">ראשונים</text:span><text:span text:style-name="T52"> אם היה מותר ללמוד מכתב אחר ימי רבי.</text:span><text:span text:style-name="T52"><text:note text:id="ftn45" text:note-class="footnote"><text:note-citation>35</text:note-citation><text:note-body><text:p text:style-name="P48">רש"י סובר שלא היה נכתב בימי רבי, אל סידרו. תלוי בשני גרסאות <text:s/>באגרת ר"ש גאון. גם קבע היתר זה אם היה נצרך, אבל לא היה נצרך אז.</text:p></text:note-body></text:note></text:span><text:span text:style-name="T52"> </text:span><text:span text:style-name="T53">גם מחודש שזה בכלל "דברים…" הוא שלא ללמוד הל’ הכתובה, אבל אולי עדיין יש למוד מסמל הנכ’.</text:span><text:span text:style-name="T53"><text:note text:id="ftn46" text:note-class="endnote"><text:note-citation>יא</text:note-citation><text:note-body><text:p text:style-name="P42">נראה שהצד שזה חידוש הוא שאולי אין איסור כתיבה רק שרוצים שדברים יהיו נלמדים בעל פה, אלא שאין לתורה להיות בפאור"ם של "נכתב.” יש לדון למה זה לא יהיה נחשב נכתב:</text:p><text:list xml:id="list3841625025" text:style-name="L3"><text:list-item><text:p text:style-name="P182">אין עיקר תכלית של מילים אלו (בדרך כלל, או כאן) להגיד אותו דין.</text:p></text:list-item><text:list-item><text:p text:style-name="P182">כדי לדעת ממילים אלו, צריך לדעת שנכתב בכשרות. אז, אין מילים אלו מגידים את הדין כל כך, ואינו נחשב שהתורה נכתב.</text:p></text:list-item></text:list></text:note-body></text:note></text:span><text:span text:style-name="T53"><text:note text:id="ftn47" text:note-class="endnote"><text:note-citation>יב</text:note-citation><text:note-body><text:p text:style-name="P59">כל זה מניח שאי אפשר ללמוד מדברים הכתובים, ולא רק שאסור לכתוב אותם. רש"י (שנוגע מגילת סתרים) גם כן משמע כן. אולי שייך לדיון בגירסת גמרא האוסר, אם אומר שלא לכותבם או שלא לאומרם בכתב (לצד ראשון, לכאורה, רק אומר שלא לכותבם; לצד שני, יש לדון אם אומר שלא לכתוב אותם (ולאומרים בכתב רצה לומר לאקספרי"ס אותם בכתב) או שלא לאומרים מתוך הכתב). ותחשב.</text:p></text:note-body></text:note></text:span></text:p>
      <text:p text:style-name="P127"><text:span text:style-name="T654">רש"י</text:span><text:span text:style-name="T246"> כ’ שקנתה גט באגב. דנים ראשונים בזה (שאז אצ"ל בתוך הקרקע). </text:span><text:span text:style-name="T236">נמצא שסבר שאף בלי נתינה</text:span><text:span text:style-name="T236"><text:note text:id="ftn48" text:note-class="footnote"><text:note-citation>36</text:note-citation><text:note-body><text:p text:style-name="P33">שלכאורה, א"צ שיש לה אותו חצר, אלא כך עשה כאן. (איני יודע למה מניחים שסתם אגב מהני, ולא רק זה.)</text:p></text:note-body></text:note></text:span><text:span text:style-name="T236">, מתגרשת. </text:span><text:span text:style-name="T237">יש חול’ לומר ש(אף )צריך נתינה. </text:span><text:span text:style-name="T655">גמ’</text:span><text:span text:style-name="T238"> כ’ שמתגרשת כשקנתה חצר שיש בו שטר. </text:span><text:span text:style-name="T655">רש"י </text:span><text:span text:style-name="T238">שם כ’ שהוא בקנ</text:span><text:span text:style-name="T247">י</text:span><text:span text:style-name="T238">ין חצר. ק"ק ל"ל כ’ שהוא קנין אגב. </text:span><text:span text:style-name="T655">תוס’</text:span><text:span text:style-name="T238"> כ’ שאינו כ"טלי גיטך,” שבא מרשות בעל לרשותה. משמע שיש ק"ח. </text:span><text:span text:style-name="T239">יל"ד, שאולי אומר שמקנה לה</text:span><text:span text:style-name="T239"><text:note text:id="ftn49" text:note-class="footnote"><text:note-citation>37</text:note-citation><text:note-body><text:p text:style-name="P34">שקנין אגב צריך זה, שצריך שמבטל אותו לקרקע.</text:p></text:note-body></text:note></text:span><text:span text:style-name="T239"> (ולא רק קונה), ואף באגב. </text:span><text:span text:style-name="T656">רע"א</text:span><text:span text:style-name="T240"> מדייק מ</text:span><text:span text:style-name="T656">תוס’</text:span><text:span text:style-name="T240"> אחר שאין קנינים מהנים בלי נתינה. </text:span><text:span text:style-name="T656">גמ’ </text:span><text:span text:style-name="T240">כ’ שיכול לגרש בנתינת עציץ נקוב. כ’ </text:span><text:span text:style-name="T656">תוס’</text:span><text:span text:style-name="T240"> שא"א להקנות לה עציץ חוץ מביטול יניקת עציץ, שכשהוא מחובר, הוא קרקע, ואין קניני מטלטלים, ואז א"א לגרשה. </text:span><text:span text:style-name="T241">משמע שא"א לגרש בשטר קרקע. </text:span><text:span text:style-name="T242">מתוס’ מבואר שאי לא היה נקוב, והיה לו דיני מטלטלים, היה יכול ל</text:span><text:span text:style-name="T247">ג</text:span><text:span text:style-name="T242">רשה ע"י הגבהה ומשיכה. נמצא שאצ"ל </text:span><text:soft-page-break/><text:span text:style-name="T242">ב</text:span><text:span text:style-name="T243">קנין </text:span><text:span text:style-name="T242">ידה ממש. </text:span><text:span text:style-name="T244">נמצא שאף שרוב קנינים לא מהני, קניני אחיזה יהנו. </text:span><text:span text:style-name="T248">יל"ד אם ראשונים שחול’ על רש"י כיוןש הוא כ"טלי גטך" יודו לזה.</text:span><text:span text:style-name="T248"><text:note text:id="ftn50" text:note-class="footnote"><text:note-citation>38</text:note-citation><text:note-body><text:p text:style-name="P49">שאף שיש לומדות של ביאה לרשות כדי לקנות, לא ממש בא לרשותה כמו אם נתן לידה או לחצירה. <text:span text:style-name="T716">נראה שזה רצה לומר ששלט עליו, אבל אין לו שליטת החפץ. ותו"ת. </text:span></text:p></text:note-body></text:note></text:span><text:span text:style-name="T248"> </text:span><text:span text:style-name="T249">יש לדון אם לתוס’ חזקה </text:span><text:span text:style-name="T262">היה מהני, אילו לא היה שאינו קנין אחיזה</text:span><text:span text:style-name="T249">. אולי שם לא משתתף (ואף אם בא לרשותה). </text:span><text:span text:style-name="T250">אז, הראיה שמביאים מתוס’ הוא רק ממה ששטר לא מהני. </text:span><text:span text:style-name="T251">כ’ תוס’ שיש קנין יד (בלי הגבהה ומשיכה). קשה ל"ל מז’ קנין זה כאן. </text:span><text:span text:style-name="T252">מצאנו, אז, רש"י שאומר שקנין מצד הבעל מהני, תוס’ שאומר שקנין של אחיזה</text:span><text:span text:style-name="T252"><text:note text:id="ftn51" text:note-class="endnote"><text:note-citation>יג</text:note-citation><text:note-body><text:p text:style-name="P43">יש לדון למה צ"ל של אחיזה. אפשר שהוא שקניני אחיזה קונים כיון ששלט עליו, אף שאין לו שליטה. אז, אותו יחס של שולט (אף שאין בו רוב שליטות) הוא די לעשות שהיא ברשותה. גם יש לומר שאז מה שהוא בידו (בשליטתו) יותר נצרך, שרק מפני זה היה יכול למשוך וכדומה (שבא מאותו מצב). ותחשב.</text:p></text:note-body></text:note></text:span><text:span text:style-name="T252"> מהני, וראשונים שאולי סוברים שצריך </text:span><text:span text:style-name="T253">(גם) </text:span><text:span text:style-name="T252">נתינה לרשות.<text:line-break/></text:span><text:span text:style-name="T265">מק’ </text:span><text:span text:style-name="T662">ראשונים</text:span><text:span text:style-name="T265"> למה צ"ל צבורים. </text:span><text:span text:style-name="T662">קצות</text:span><text:span text:style-name="T265"> ת’ שבלי"ז לא היה כריתות, שהוא עדיין ברשותו.</text:span><text:span text:style-name="T265"><text:note text:id="ftn52" text:note-class="endnote"><text:note-citation>יד</text:note-citation><text:note-body><text:p text:style-name="P61">גם יש לומר יותר פשוט שהוא כדי שיהיה נתינה ממנו, ולא כטלי גטך.</text:p></text:note-body></text:note></text:span><text:span text:style-name="T265"><text:note text:id="ftn53" text:note-class="footnote"><text:note-citation>39</text:note-citation><text:note-body><text:p text:style-name="P66">חול’ יסברו שאי"ז נח’ חסרון כריתות.</text:p></text:note-body></text:note></text:span><text:span text:style-name="T265"> </text:span><text:span text:style-name="T266">מק’ ל"ל יאמר רש"י קנין חצר. </text:span><text:span text:style-name="T267">לעיל, בכעי"ז, גמ’ דן בחצר. </text:span><text:span text:style-name="T663">גמ</text:span><text:span text:style-name="T268">’ לעיל</text:span><text:span text:style-name="T267"><text:note text:id="ftn54" text:note-class="footnote"><text:note-citation>40</text:note-citation><text:note-body><text:p text:style-name="P72">רק רצה להוכיח שאפשר להיות קנין חצר חל כאן. </text:p></text:note-body></text:note></text:span><text:span text:style-name="T267"> </text:span><text:span text:style-name="T270">נ’</text:span><text:span text:style-name="T268"> שדן בקנין אגב. </text:span><text:span text:style-name="T663">יש</text:span><text:span text:style-name="T268"> שכ’ ש</text:span><text:span text:style-name="T276">צ"ל ראוי לקנ"ח כמו שצ"ל צבורין</text:span><text:span text:style-name="T268">. קשה לקצות, שעדיין יהיה כריתות. </text:span><text:span text:style-name="T269">גם ק’ שאין </text:span><text:span text:style-name="T270">קונים </text:span><text:span text:style-name="T269">אגב עבד.</text:span></text:p>
      <text:p text:style-name="P128"><text:span text:style-name="T652">חש"ש </text:span><text:span text:style-name="T196">כ’ ש</text:span><text:span text:style-name="T271">לרש"י צ’ קניני אגב וחצר. “</text:span><text:span text:style-name="T272">ונתן בידה" אומר שצריך נתינה לחצר, וגם אומר שצריך קנין </text:span><text:span text:style-name="T273">(וחצר לא יהני, כש”ך</text:span><text:span text:style-name="T273"><text:note text:id="ftn55" text:note-class="endnote"><text:note-citation>טו</text:note-citation><text:note-body><text:p text:style-name="P69">זה יכול לת’ אף לקצות.</text:p></text:note-body></text:note></text:span><text:span text:style-name="T273"><text:note text:id="ftn56" text:note-class="footnote"><text:note-citation>41</text:note-citation><text:note-body><text:p text:style-name="P73">אומרים את זה לשני הצדדים (יש כזה ויש כזה). <text:span text:style-name="T728">הבעיה לצד שני יהיה שהוא טלי גטך. </text:span><text:span text:style-name="T729">מחודש שזה עושה שהוא כטל"ג.</text:span></text:p></text:note-body></text:note></text:span><text:span text:style-name="T273">)</text:span><text:span text:style-name="T272">.</text:span><text:span text:style-name="T272"><text:note text:id="ftn57" text:note-class="footnote"><text:note-citation>42</text:note-citation><text:note-body><text:p text:style-name="P67">זה מחודש; בלי זה, היה נ’ שרק אומר אחד מהם- <text:span text:style-name="T719">או שצריך אחד מיוחד, או שצריך רק אחד </text:span><text:span text:style-name="T720">(כ”א ר”ח. </text:span><text:span text:style-name="T721">הוסיף ר’ שאולי כדי לגרש בע”כ צ’ נתינה.</text:span><text:span text:style-name="T720">)</text:span><text:span text:style-name="T719">. עכשיו אומרים שצריך שניהם. </text:span><text:span text:style-name="T720">(יש להעיר שטלי גטך בוודאי לא מהני, ואז צריך שום מין נתינה. </text:span><text:span text:style-name="T724">יש לדחות שאומר שצריך שיהיה העושה הקנין.</text:span><text:span text:style-name="T720">) </text:span><text:span text:style-name="T722">העיר’ שהיה הפשטות לומר שרק משמע אחד מהם, שרק רואים אחד, לכאורה, בתוך הקרא </text:span><text:span text:style-name="T723">(אמר’ א"ז על ר"ח, אבל נראה שהוא כן אף לצד שאומ’ עכשיו). </text:span></text:p></text:note-body></text:note></text:span><text:span text:style-name="T272"> </text:span><text:span text:style-name="T277">המקור לזה יהיה ש"יד" שאומר תורה יש בו נתינה וקנין. </text:span><text:span text:style-name="T278">גמ’ לעיל, אז, שדן בחצר, </text:span><text:span text:style-name="T279">עדיין קשה.</text:span><text:span text:style-name="T279"><text:note text:id="ftn58" text:note-class="endnote"><text:note-citation>טז</text:note-citation><text:note-body><text:p text:style-name="P68">קשה למה לא נאמר שאותם דיני חצר שאומר שם הם נצרכים לנתינת חצר.</text:p></text:note-body></text:note></text:span><text:span text:style-name="T279"> </text:span><text:span text:style-name="T280">יותר נ’ לומר שרש"י סובר שרק צ’ קנין. </text:span><text:span text:style-name="T281">אם כן, צ"ל שכל קנין חל בע"כ. </text:span><text:span text:style-name="T282">גם </text:span><text:span text:style-name="T294">לחש”ש</text:span><text:span text:style-name="T282">, שצריך אף קנין, כל קנין יחול בע"כ. </text:span><text:span text:style-name="T664">ר"ח</text:span><text:span text:style-name="T283"> כ’ שלרש"י</text:span><text:span text:style-name="T283"><text:note text:id="ftn59" text:note-class="footnote"><text:note-citation>43</text:note-citation><text:note-body><text:p text:style-name="P74">סבר דלא כבית מאיר.</text:p></text:note-body></text:note></text:span><text:span text:style-name="T283">, קנין חל, ואף נתינה חל.</text:span><text:span text:style-name="T283"><text:note text:id="ftn60" text:note-class="footnote"><text:note-citation>44</text:note-citation><text:note-body><text:p text:style-name="P75">אמר’ שאין זה כל כך קשה לומר כבית באיר, שלכאורה, היה נראה לומר שכל שנקרא נתינה יחול, ולמה צריך שני הנתינות.</text:p></text:note-body></text:note></text:span><text:span text:style-name="T283"> </text:span><text:span text:style-name="T284">רק נתינה חל בע"כ.</text:span><text:span text:style-name="T284"><text:note text:id="ftn61" text:note-class="footnote"><text:note-citation>45</text:note-citation><text:note-body><text:p text:style-name="P76">ואולי אף בע"כ תקנה, כמה שכתבנו מר"ש, שזה תוצאה מחלות הגט.</text:p></text:note-body></text:note></text:span><text:span text:style-name="T284"> </text:span><text:span text:style-name="T285">אביי סובר (לעיל) שא"א לגרש באופן שלא יחול בע"כ. אם כן, יחלוק ע"ז. </text:span><text:span text:style-name="T665">נתיבות</text:span><text:span text:style-name="T285"> כ’ כמו"כ, אבל לומדותם חלוק. רח"א שאין קנין בלי דעתה. נתיבות אומר שבלי דעת, אין מעש"ק מעש"ק.</text:span><text:span text:style-name="T285"><text:note text:id="ftn62" text:note-class="footnote"><text:note-citation>46</text:note-citation><text:note-body><text:p text:style-name="P77">רצה לומר, לר"ח יש מין קנין, וצריך דעת כדי לצרף עם מעש"ק. לנתיבות, צריך דעת כדי לעשות המעש"ק. <text:span text:style-name="T727">גם אמר ר’ שלנתיבות, נתינה קונה כיון שהוא מעש"ק שא"צ דעת להיות מעשה קנין.</text:span></text:p></text:note-body></text:note></text:span><text:span text:style-name="T285"> </text:span><text:span text:style-name="T286">אז, אולי אינו בכל מעש"ק. </text:span><text:span text:style-name="T287">אולי, אז, יהני בקנין אגב, כיון שהמקנה הוא המאגב. </text:span></text:p>
      <text:p text:style-name="P128"><text:span text:style-name="T288">אפשר שק"ח לא יהני כן לרש"י כיון שמשכיר את החצר. אולי, אז, אין קנין חצר. </text:span><text:span text:style-name="T289">קשה, שרש"י סובר ששוכר קונה. </text:span><text:span text:style-name="T290">אולי אעפ"כ לא קונה לשוכר ממשכיר, </text:span><text:span text:style-name="T291">שדומה לחצר השותפים, ואין קונים זמ"ז. </text:span><text:span text:style-name="T292">מה שאין בעיה שם של "טלי גטך" כיון שלא חל מיד (כש"ך) הוא אולי מפני שרש"י חולק על ריטב"א</text:span><text:span text:style-name="T292"><text:note text:id="ftn63" text:note-class="endnote"><text:note-citation>יז</text:note-citation><text:note-body><text:p text:style-name="P70">וריטב"א יסבור שרק צריך נתינה.</text:p></text:note-body></text:note></text:span><text:span text:style-name="T292"> או מפני שכיון שנתן אותו לחצרה, אינו כ"טלי.” </text:span><text:span text:style-name="T293">גם יש לומר שאין חצר כאן, שבקנין חזקה, אינו מסייע (משא"כ שם, שנותן שטר).</text:span><text:span text:style-name="T293"><text:note text:id="ftn64" text:note-class="endnote"><text:note-citation>יח</text:note-citation><text:note-body><text:p text:style-name="P71">גם יש לומר שכאן מיירי בבע"כ, ואז צריך קנינים מיוחדים.</text:p></text:note-body></text:note></text:span></text:p>
      <text:p text:style-name="P129"><text:span text:style-name="T293">נ</text:span><text:span text:style-name="T196">מצא שלרש"י, יכול להיות שצריך קנין, שצריך קנין ונתינה, או שצריך קנין או נתינה. </text:span><text:span text:style-name="T295">לצד שלישי, מה שחצר אי אפשר לעשות קנין הוא כשני צדדי ש"ך. גמ’ לעיל קשה, וצ"ל שהוא אגב (אף שהוא עבד). לצד שלישי, מה שחצר אי אפשר בנתינה) הוא שלא נתינת חצר נתינה</text:span><text:span text:style-name="T295"><text:note text:id="ftn65" text:note-class="footnote"><text:note-citation>47</text:note-citation><text:note-body><text:p text:style-name="P79">אבל, לעיל, נתן מקום הגט, ואז הוה נתינה. כאן, לא הקנה נתן מקום הגט, שהיא החזיקה. <text:span text:style-name="T730">שוב באר’ שזה אף נחשב קנין, אולי.</text:span></text:p></text:note-body></text:note></text:span><text:span text:style-name="T295">. לא מהני גבי קנין </text:span><text:span text:style-name="T296">כמש”כ</text:span><text:span text:style-name="T295">.</text:span><text:span text:style-name="T295"><text:note text:id="ftn66" text:note-class="endnote"><text:note-citation>יט</text:note-citation><text:note-body><text:p text:style-name="P78">לא הבנתי למה לא אומר כן אף כאן.</text:p></text:note-body></text:note></text:span><text:span text:style-name="T295"> </text:span><text:span text:style-name="T297">גם י"ל שהוא טל"ג, ש</text:span><text:span text:style-name="T298">חצר מכחה</text:span><text:span text:style-name="T298"><text:note text:id="ftn67" text:note-class="footnote"><text:note-citation>48</text:note-citation><text:note-body><text:p text:style-name="P80">אף שיש לו דעת, ה"ה כטל"ג.</text:p></text:note-body></text:note></text:span><text:span text:style-name="T298">, ולא כאגב. </text:span><text:span text:style-name="T299">לצד ראשון, יש לומר שלא מקנה החצר, ואז אין הקנין גט מכוחו. זה גם כן יבאר גמרא לעיל.</text:span></text:p>
      <text:p text:style-name="P130"><text:span text:style-name="T299">ר</text:span><text:span text:style-name="T196">אשונים החולקים סוברים או שצריך הקנאה שיש בו נתינה או נתינה. הקנאת מקום הגט של כאן נחשב נתינה.</text:span><text:span text:style-name="T196"><text:note text:id="ftn68" text:note-class="footnote"><text:note-citation>49</text:note-citation><text:note-body><text:p text:style-name="P81">דנים אחרונים בזה. <text:span text:style-name="T731">ואיני יודע אם רבי אמר שהוא שנתן מרשות לרשות, או שנתן לה יכולת ליקח אותו.</text:span></text:p></text:note-body></text:note></text:span><text:span text:style-name="T300"> תוס’ כ’ שאינו כט"ג כיון שבא מרשותו לרשותה. משמע נגד ראשונים.</text:span><text:span text:style-name="T300"><text:note text:id="ftn69" text:note-class="footnote"><text:note-citation>50</text:note-citation><text:note-body><text:p text:style-name="P82">שלא רק בא, אלא הוא נתן אותו מרשותו לרשו<text:span text:style-name="T731">ת</text:span>ה.</text:p></text:note-body></text:note></text:span><text:span text:style-name="T300"> </text:span><text:span text:style-name="T666">קה"י</text:span><text:span text:style-name="T301"> מגיה תוס’ לומר כמה שכתבנו. </text:span><text:span text:style-name="T302">מק’ </text:span><text:span text:style-name="T667">אחרונים</text:span><text:span text:style-name="T302"> לתוס’ שיהיה דומה ללקחה ממנו, ולא יהיה נתינה. </text:span><text:span text:style-name="T668">אבנ"מ</text:span><text:span text:style-name="T303"> כ’ שחצר הוא יד אשה וחצר איש הוא שליחות. אז, חצר שנתנו הוא כשליח שנתן. </text:span><text:span text:style-name="T304">העיר שלא חזרה שליחות אצל בעל.</text:span><text:span text:style-name="T304"><text:note text:id="ftn70" text:note-class="footnote"><text:note-citation>51</text:note-citation><text:note-body><text:p text:style-name="P83">שעדיין הוא שליח בשעת חלות שליחותו.</text:p></text:note-body></text:note></text:span><text:span text:style-name="T304"> </text:span><text:span text:style-name="T305">ע"ש בת’. </text:span><text:span text:style-name="T669">ר"ש</text:span><text:span text:style-name="T305"> מק’ שאין חצר שליח </text:span><text:span text:style-name="T306">ליתן גט</text:span><text:span text:style-name="T305">, אלא קונה לו מה שבתוכו. </text:span><text:span text:style-name="T670">גמ’</text:span><text:span text:style-name="T307"> לקמן מק’ על "מצאו לאחריו" שהוא טל"ג. אומר ששלפתו</text:span><text:span text:style-name="T308"> ממנו</text:span><text:span text:style-name="T307">, ומק’ שאינו "ונתן בידה.” משמע שיש שני בעיות, </text:span><text:span text:style-name="T309">שצריך ליתן לה גט, וצריך לבוא ממנו. אולי תוס’ דן רק בשני, ואמר שהתחיל ברשותו.</text:span></text:p>
      <text:p text:style-name="P131"><text:span text:style-name="T252">כ’ </text:span><text:span text:style-name="T652">ש"ך</text:span><text:span text:style-name="T196"> שכשאדם מקנה חצר כדי לקנות מטלטלים שבתוכו בקני"ח, צ"ל קנין החצר קודם ומטלטלים אחריו. </text:span><text:span text:style-name="T657">שט"מ</text:span><text:span text:style-name="T657"><text:note text:id="ftn71" text:note-class="footnote"><text:note-citation>52</text:note-citation><text:note-body><text:p text:style-name="P50">ב"מ</text:p></text:note-body></text:note></text:span><text:span text:style-name="T254"> כ’ שא"א לקנות מטלטלים שהיו בחצר קודם שהיה חצר שלו</text:span><text:span text:style-name="T254"><text:note text:id="ftn72" text:note-class="endnote"><text:note-citation>כ</text:note-citation><text:note-body><text:p text:style-name="P60">מבארים שזה מפני שמה שעושה הקנין אינו היותו בחצר, אלא ביאתו לתוך חצר.</text:p></text:note-body></text:note></text:span><text:span text:style-name="T254">. </text:span><text:span text:style-name="T658">קצות </text:span><text:span text:style-name="T255">כ’ שש"ך רצה לומר כשט"מ, והוא שצריך לבוא מט’ לחצר אחר שקנה אותו. </text:span><text:span text:style-name="T256">מק’ מ</text:span><text:span text:style-name="T659">גמ’</text:span><text:span text:style-name="T256"> של "מקומו מושכר" כשכבר היה שם החפץ</text:span><text:span text:style-name="T256"><text:note text:id="ftn73" text:note-class="footnote"><text:note-citation>53</text:note-citation><text:note-body><text:p text:style-name="P53">ר"ש מת’ ששט"מ הוא רק כשהוא שלא מדעתו.</text:p></text:note-body></text:note></text:span><text:span text:style-name="T256">. </text:span><text:span text:style-name="T660">רע"א</text:span><text:span text:style-name="T257"> באר ש"ך שצ’ שקנין חצר יחול קודם.</text:span><text:span text:style-name="T257"><text:note text:id="ftn74" text:note-class="footnote"><text:note-citation>54</text:note-citation><text:note-body><text:p text:style-name="P51">אמר’ שאין זה ממשיך לזמן. <text:span text:style-name="T710">אמר’ שר"ל שצ’ לכוון על איך יחול- שזה יחול ויגרום שזה יחול.</text:span></text:p></text:note-body></text:note></text:span><text:span text:style-name="T257"> </text:span><text:span text:style-name="T661">ריטב"א</text:span><text:span text:style-name="T258"> ו</text:span><text:span text:style-name="T661">רי"ד</text:span><text:span text:style-name="T258"> כ’ כן.</text:span><text:span text:style-name="T258"><text:note text:id="ftn75" text:note-class="footnote"><text:note-citation>55</text:note-citation><text:note-body><text:p text:style-name="P52">כ’ ריטב"א כן לבאר איך לומדים מ"עם ערי…" לקנין אגב, ולא אומרים שהוא קנין חצר.</text:p></text:note-body></text:note></text:span><text:span text:style-name="T258"><text:note text:id="ftn76" text:note-class="endnote"><text:note-citation>כא</text:note-citation><text:note-body><text:p text:style-name="P37">לכאורה, צד זה מוכיח שבאגב, אין קנין סיבה לקנין, אלא מעשה קנין סיבה לקנין.</text:p></text:note-body></text:note></text:span><text:span text:style-name="T258"> </text:span><text:span text:style-name="T259">מק’ על ש"ך איך אומרים גטו וחצירו כאחד.</text:span><text:span text:style-name="T259"><text:note text:id="ftn77" text:note-class="endnote"><text:note-citation>כב</text:note-citation><text:note-body><text:p text:style-name="P38">נמצא, אז, שהניח רבי שלא היה אפשר לומר קנין גט וחצר כאחד אם הם זה אחר זה, אף בחד זמן. לא הבנתי מהו צד זה, ומהו הצד שאינו כזה, שלכאורה, פשוט שזה סיבה לזה.</text:p></text:note-body></text:note></text:span><text:span text:style-name="T259"> </text:span><text:span text:style-name="T260">יש לומר שא"צ גט, ויכול לבוא לחצר מיד, ורק לא נקנה.</text:span><text:span text:style-name="T260"><text:note text:id="ftn78" text:note-class="endnote"><text:note-citation>כג</text:note-citation><text:note-body><text:p text:style-name="P39">קצת צריך ביאור, שהקצות הוא המקשה כן, ולשיטתו (שא"צ קנין), אין לו להקשות. <text:span text:style-name="T711">צריך לומר שסבר שנתינה כעין יד בזה.</text:span></text:p></text:note-body></text:note></text:span><text:span text:style-name="T260"><text:note text:id="ftn79" text:note-class="footnote"><text:note-citation>56</text:note-citation><text:note-body><text:p text:style-name="P54">אין בעיה מחמת שאין כריתות (וכדומה) כיון שאחר כך יקנה אותו בקנין חצר.</text:p></text:note-body></text:note></text:span><text:span text:style-name="T260"><text:note text:id="ftn80" text:note-class="endnote"><text:note-citation>כד</text:note-citation><text:note-body><text:p text:style-name="P40">לכאורה, היה אפשר לומר שלכן אומר רש"י שכאן קנה בקנין אגב, שצריך להיות שהוא בחד זמן. <text:span text:style-name="T712">אולי רש"י שלא רצה לומר שדי בנתינה הוא לשיטתו, שסבר שקנין אגב, שאין בו נתינה מהני. אז, מסתבר, אולי לומר שסבר שנתינה ממש לא מהני, שאין נתינה דווקא, שלא נצרך. גם יש להעיר שלא באר כמש"א רח"ע על ידי זה לעיל בביאור הפירכות. </text:span><text:span text:style-name="T717">שוב העיר לי א.מ.ו. שאי אפשר לומר שלכן אומר רש"י קנין אגב, שהרי בוודאי על משנה שלנו אומר רבא שקונה בגטו וידו, אף ששם קונה בקנין חצר, כמו שמפורש בגמרא. ותחשב. </text:span><text:span text:style-name="T725">עדיין יש לומר שסבר כפשט הראשון שבש"ך. </text:span><text:span text:style-name="T726">גם יש לומר ששם רק ננותן בחצר, אבל לא מקנה בחצר. ותו"ת. </text:span></text:p></text:note-body></text:note></text:span></text:p>
      <text:p text:style-name="P132"><text:span text:style-name="T196">דן</text:span><text:span text:style-name="T260"> </text:span><text:span text:style-name="T652">רמב"ן</text:span><text:span text:style-name="T652"><text:note text:id="ftn81" text:note-class="footnote"><text:note-citation>57</text:note-citation><text:note-body><text:p text:style-name="P55">יבמות</text:p></text:note-body></text:note></text:span><text:span text:style-name="T196"> אם עכו"ם הקנוי לישראל (שאין לו דיני עבד כנעני) קונה בשטר עי"א, </text:span><text:span text:style-name="T261">או לא, כיון שרק מהני כיון שנלמד מאשה, </text:span><text:span text:style-name="T264">ואין עכו”ם נלמד</text:span><text:span text:style-name="T264"><text:note text:id="ftn82" text:note-class="footnote"><text:note-citation>58</text:note-citation><text:note-body><text:p text:style-name="P65">יש ראשונים שכ’ שא"צ מקור.</text:p></text:note-body></text:note></text:span><text:span text:style-name="T261">. </text:span><text:span text:style-name="T274">ק"ק איך</text:span><text:span text:style-name="T263"> תתגרש אשה בחצרה למד"א שאין קנין שטר לעבד.</text:span><text:span text:style-name="T263"><text:note text:id="ftn83" text:note-class="footnote"><text:note-citation>59</text:note-citation><text:note-body><text:p text:style-name="P63">נראה שכוונת רבי היה לומר שלומדים זה מרמב"ן שרואים שצריך מקור.</text:p></text:note-body></text:note></text:span><text:span text:style-name="T263"><text:note text:id="ftn84" text:note-class="footnote"><text:note-citation>60</text:note-citation><text:note-body><text:p text:style-name="P64">אז, אותו שיטה או לא סובר כמשנה או לא סובר כרבא. <text:span text:style-name="T718">אמר’ שדחוק לומר שהוא רק כחכמים שסוברים שמגרש ע"י עצמו.</text:span></text:p></text:note-body></text:note></text:span><text:span text:style-name="T263"> </text:span><text:span text:style-name="T275">יש לדחות שאולי אין צריך מקור לזה, שחל מסברה (שיש סיבה כרש"י). לא חל בעבד כיון ששם אין סיבה.</text:span></text:p>
      <text:p text:style-name="P133"><text:soft-page-break/><text:span text:style-name="T671">ג</text:span><text:span text:style-name="T652">מ’</text:span><text:span text:style-name="T196"> אומר שני לשונות- “בצד ביתה" ו"בתוך ביתה.” </text:span><text:span text:style-name="T652">רשב"א</text:span><text:span text:style-name="T196"> כ’ שלשון שני דווקא. </text:span><text:span text:style-name="T312">קשה מ</text:span><text:span text:style-name="T674">גמ’</text:span><text:span text:style-name="T312"> שדן בעבד וכלי שמקבל גט מתורת חצר</text:span><text:span text:style-name="T196">.</text:span><text:span text:style-name="T652"> </text:span><text:span text:style-name="T675">יש</text:span><text:span text:style-name="T313"> שכ’ שהלשון הוא לאו דווקא, ורק צריך להיות נוגע, או הכי קרוב שהוא רגיל להיות.</text:span><text:span text:style-name="T313"><text:note text:id="ftn85" text:note-class="footnote"><text:note-citation>61</text:note-citation><text:note-body><text:p text:style-name="P87">העיר’ שק"ק מהיכי תיתי, <text:span text:style-name="T732">שאם צריך ליהות הכי קרוב, נאמר שבאלו, שאי אפשר להיות קרוב די עד שהוא בתוכו, לא קונה.</text:span></text:p></text:note-body></text:note></text:span><text:span text:style-name="T675"> </text:span><text:span text:style-name="T652"><text:s/>יש</text:span><text:span text:style-name="T196"> כ’ שלשון ראשון דווקא. </text:span><text:span text:style-name="T672">רמב"ם </text:span><text:span text:style-name="T310">משמע שבצד אומר בתוך ד"א, שמצאנו שנחשב </text:span><text:span text:style-name="T333">רשותו</text:span><text:span text:style-name="T310">.</text:span><text:span text:style-name="T310"><text:note text:id="ftn86" text:note-class="endnote"><text:note-citation>כה</text:note-citation><text:note-body><text:p text:style-name="P84">אולי על ידי זה יש ליישב לשון "תוך.”</text:p></text:note-body></text:note></text:span><text:span text:style-name="T310"> </text:span><text:span text:style-name="T673">ריטב"א</text:span><text:span text:style-name="T311"> כ’ שרק צריך להיות יכול לשמר.</text:span></text:p>
      <text:p text:style-name="P134"><text:span text:style-name="T673">ג</text:span><text:span text:style-name="T652">מרא עירובין</text:span><text:span text:style-name="T196"> כ’ בחצר קטנה הפתוחה לגדולה, לפעמים קטנה פתחה של גדולה, ולפעמים אינו פתחה של גדולה.</text:span><text:span text:style-name="T196"><text:note text:id="ftn87" text:note-class="footnote"><text:note-citation>62</text:note-citation><text:note-body><text:p text:style-name="P88">תלוי במאיזה פרספקטי"ב רואים את הציור.</text:p></text:note-body></text:note></text:span><text:span text:style-name="T196"> </text:span><text:span text:style-name="T317">נמצא לפ</text:span><text:span text:style-name="T676">רש"</text:span><text:span text:style-name="T317">י בגמרא שם ש</text:span><text:span text:style-name="T314">אם אשה בגדולה, וגט בקטנה, מתגרשת, כיון שלה הגט בפתחה</text:span><text:span text:style-name="T314"><text:note text:id="ftn88" text:note-class="footnote"><text:note-citation>63</text:note-citation><text:note-body><text:p text:style-name="P92"><text:span text:style-name="T367">שם כ’ </text:span><text:span text:style-name="T651">רש"י </text:span><text:span text:style-name="T367">"ואשה א"צ לקנות הגט.” קשה להבין מה עושה בזה, </text:span><text:span text:style-name="T368">שלהפך, רוצים שצריכה לקנות גט, ואז רואים מפרספקטי”ב שלה. אז, יש משנים גירסה ברש"י</text:span><text:span text:style-name="T367">. </text:span><text:span text:style-name="T369">עדיין אולי לא צריכה לקנות גט, אלא רק צ’ נתינה.</text:span><text:span text:style-name="T367"> וע"ש.</text:span></text:p></text:note-body></text:note></text:span><text:span text:style-name="T314">. משמע כרשב"א. </text:span><text:span text:style-name="T315">אפשר לדחות שהוא בציור שאינה בתוד"א, </text:span><text:span text:style-name="T316">אבל סתימות גמ’ לא משמע כן. </text:span><text:span text:style-name="T318">לכאורה, ראיה זה גם יהיה ראיה נגד צד שאומר שרק צריך להיות נוגע בחצרה. ואולי סתם ציור אינו כן. </text:span><text:span text:style-name="T677">תוס’</text:span><text:span text:style-name="T319"> מביא פשט אחר. לזה, אין ראיה.</text:span><text:span text:style-name="T319"><text:note text:id="ftn89" text:note-class="endnote"><text:note-citation>כו</text:note-citation><text:note-body><text:p text:style-name="P85">באמת, יש, לכאורה, ראיה להפך.</text:p></text:note-body></text:note></text:span><text:span text:style-name="T319"> </text:span></text:p>
      <text:p text:style-name="P135"><text:span text:style-name="T319">א</text:span><text:span text:style-name="T196">ם צ"ל בתוך ד"א או יותר קרוב, צ’ זה כדי שתהיה סמוך, כמו יד, </text:span><text:span text:style-name="T320">שהוא יד שלה</text:span><text:span text:style-name="T196">. אם צ"ל קרוב לשמר, הענין יהיה שרק זה נקרא היות לה גט. </text:span><text:span text:style-name="T321">יותר קל להבין צד זה, שאומר ש</text:span><text:span text:style-name="T334">אז יכול להיות שסיבת קנינו הוא שהוא שומרו, אבל לא שסמוך יהיה שייך.</text:span></text:p>
      <text:p text:style-name="P136"><text:span text:style-name="T321">ל</text:span><text:span text:style-name="T196">כאורה, מ</text:span><text:span text:style-name="T652">גמרא ב"מ</text:span><text:span text:style-name="T196"> יוצא שחצר יד ושליח. בגט, א"א להיות שליח, שהוא חוב, ואז הוא יד. במתנה, יכו"ל שליח. </text:span><text:span text:style-name="T322">כן פסקים רב </text:span><text:span text:style-name="T678">ראשונים</text:span><text:span text:style-name="T322"> שם. קשה מהו המקור שחצר יכו"ל </text:span><text:span text:style-name="T323">יד </text:span><text:span text:style-name="T335">ושליח</text:span><text:span text:style-name="T323">. </text:span><text:span text:style-name="T679">רש"י </text:span><text:span text:style-name="T324">שם סובר שאם הוא שליח, לא צריך קרא (אלא נלמד מקרא של שליח). </text:span><text:span text:style-name="T679">ראשונים</text:span><text:span text:style-name="T324"> מעוריים שצ"ל בר דעת להיות שליח. </text:span><text:span text:style-name="T325">צ"ל שאינו ממש כשליח, אלא שכיון שתורה אומר שמעשה שליח כמעשה שולח, נדע דין זה בחצר.</text:span><text:span text:style-name="T325"><text:note text:id="ftn90" text:note-class="footnote"><text:note-citation>64</text:note-citation><text:note-body><text:p text:style-name="P89">רצה לומר, שמחדש שא"צ מעשה שלו ממש. אז, פשוט לגמרא שחצר יהני.</text:p></text:note-body></text:note></text:span><text:span text:style-name="T325"> </text:span><text:span text:style-name="T680">רש"י </text:span><text:span text:style-name="T326">כ’ שבשליח צ’ קרא לגלות שיש שליח לעבירה. </text:span><text:span text:style-name="T327">ק"ק, שאז א"צ צריכותא של גמ’ שלנו. </text:span><text:span text:style-name="T681">תוס’</text:span><text:span text:style-name="T328"> חול’ על רש"י שם. רש"י מבאר שאם דורשים מקרא של יד, דורשים להיות חצר משום יד, </text:span><text:span text:style-name="T329">שאילו היה שליחות, לא היה צריך קרא</text:span><text:span text:style-name="T328">. לתוס’, רואים אותו ממה שחל בע"כ. </text:span><text:span text:style-name="T330">לתוס’, קשה, אז, מהו המקור ששניהם יהיו. </text:span><text:span text:style-name="T331">העיר’ עוד שלשון "לא גרע משליחות" מעניין. עיין ברש"י שכ’ לשון מוזר ש</text:span><text:span text:style-name="T337">משמע שנלמד מקרא. עיין ב</text:span><text:span text:style-name="T683">מהרש"א </text:span><text:span text:style-name="T337">שכ’ שחלק מן הרשי הוא תוס’. </text:span><text:span text:style-name="T338">יש שכ’ של</text:span><text:span text:style-name="T340">תוס’ ל</text:span><text:span text:style-name="T338">ומ’ שליחות מקרא של גנבה. ק’ מהי"ת שאינו יד. </text:span><text:span text:style-name="T339">ע’ ברש"י שכ’ שמלמד שאין שלל"ע. ק’ מהי"ת שאינו מלמד שהוא יד.</text:span></text:p>
      <text:p text:style-name="P137"><text:span text:style-name="T652">רשב"א </text:span><text:span text:style-name="T196">דן בציורים שיכולים לומר שליחות. עיין ב</text:span><text:span text:style-name="T652">ר"ן</text:span><text:span text:style-name="T196">. </text:span><text:span text:style-name="T682">ריטבא</text:span><text:span text:style-name="T332"> </text:span><text:span text:style-name="T336">ח’ וכ’</text:span><text:span text:style-name="T332"> שלא יכו"ל שליחות בגט מל"פ. </text:span><text:span text:style-name="T684">רשב"א </text:span><text:span text:style-name="T341">כ’ שאולי יהני אם נתן גט שלא בפניה, ואמרה, “תקני לי חצירי.”</text:span><text:span text:style-name="T341"><text:note text:id="ftn91" text:note-class="footnote"><text:note-citation>65</text:note-citation><text:note-body><text:p text:style-name="P90">משמע שם שמכריע בציור זה, אבל רבינו ירוחם כ’ שמסופק בזה.</text:p></text:note-body></text:note></text:span><text:span text:style-name="T341"> </text:span><text:span text:style-name="T342">אם אומרת כן קודם, </text:span><text:span text:style-name="T343">מסופק אם מהני (כמו עשיית שליח קבלה קודם קבלה).</text:span><text:span text:style-name="T343"><text:note text:id="ftn92" text:note-class="footnote"><text:note-citation>66</text:note-citation><text:note-body><text:p text:style-name="P91">לכאורה, חושש שחוזרת.</text:p></text:note-body></text:note></text:span><text:span text:style-name="T343"> </text:span><text:span text:style-name="T344">לכאורה, הספק הוא אם מינוי חצר הוא כמינוי שליח, ו</text:span><text:span text:style-name="T358">צ</text:span><text:span text:style-name="T344">ריך ביטול, ולא די לשנות דעתה. </text:span><text:span text:style-name="T345">צריך להגדיר שינויים שבין שליחות זה לשאר שליחויות. </text:span><text:span text:style-name="T346">העיר’ שכ’ שלא מהני כשאומרת לפני כן זמן גדול שלא מהני, שאינו זכים, כיון שאולי חזרה. אז, קשה למה בזה אומר לשונות שמשמע שממנה שליח</text:span><text:span text:style-name="T346"><text:note text:id="ftn93" text:note-class="footnote"><text:note-citation>67</text:note-citation><text:note-body><text:p text:style-name="Footnote">“<text:span text:style-name="T733">תקנה לי חצרי.”</text:span></text:p></text:note-body></text:note></text:span><text:span text:style-name="T346">; יכו"ל זכין. </text:span><text:span text:style-name="T347">בציור שאומרת כן, ואחר כך בא לרשותה, פשוט למה צריך אותו דיבור ואותו מינוי, ששם יש לחוש שמא חזרה אילו לא היה מינוי. </text:span><text:span text:style-name="T685">רן </text:span><text:span text:style-name="T348">כ’ שגט כשר רק אם בעל אומר, “הא גטך" אחר אמירת "תקני לי חצרי.” אז, ציור שאמרה כן אחר נתינה לחצר לא יהני </text:span><text:span text:style-name="T350">אא”כ אומר אחריו “הא גטך.”</text:span><text:span text:style-name="T348"> </text:span><text:span text:style-name="T349">מדמה אותו ל"נתן לה לפקדון.” </text:span><text:span text:style-name="T351">לכאורה, היה אפשר לומר שאצ"ל אחריו ממש, אלא קצת לפני אמירתה, </text:span><text:span text:style-name="T352">ותוכ"ד. </text:span><text:span text:style-name="T686">ר"ן</text:span><text:span text:style-name="T352"> משמע שזה לא די. </text:span></text:p>
      <text:p text:style-name="P137"><text:span text:style-name="T353">עדיין מודים שבשעת נתינת גט לחצר, אינו שליח, ועדיין אינו כטל"ג. </text:span><text:span text:style-name="T354">בגט בתורת פקדון, למעשה נתן גט לידה. כאן, נתינה לחצירה אינו נתינה, שאינו ידה ואינו חצירה. אם כן, יהיה כגל"ג. </text:span><text:span text:style-name="T355">גם קשה, שלכאורה, אינו חצרה, שלא נאמר גו"י באים כאחד אז, שלא חל גט אז.</text:span><text:span text:style-name="T365">(</text:span><text:span text:style-name="T355"> </text:span><text:span text:style-name="T356">זה תלוי במחלקת רש"י ורי"ד.</text:span><text:span text:style-name="T365">)</text:span></text:p>
      <text:p text:style-name="P159">היה לנו על הכל ארבע תירוצים:</text:p>
      <text:p text:style-name="P137"><text:span text:style-name="T356"><text:s/></text:span><text:span text:style-name="T588">תו"ג</text:span><text:span text:style-name="T425"> כ’ שכיון שצ’ גו"י לקנות, זה נח’ נתינה.</text:span><text:span text:style-name="T426"> </text:span><text:span text:style-name="T427">גירושין נעשה מבעל, וזה הנותן יד לגירושין.</text:span><text:span text:style-name="T427"><text:note text:id="ftn94" text:note-class="footnote"><text:note-citation>68</text:note-citation><text:note-body><text:p text:style-name="P94">העיר’ שק"ק שהיה לגמ’ הו"א שצ’ גו"י בכל ציור גט, וא"כ אין שום ציור של טל"ג. (אי"ז ק’, שיש ציור שיש בעיה, והוא אם מסלק א"ע.)</text:p></text:note-body></text:note></text:span><text:span text:style-name="T427"> </text:span><text:span text:style-name="T474">הערנו על זה ארבע הערות:</text:span></text:p>
      <text:p text:style-name="P137"><text:span text:style-name="T427"><text:s/></text:span><text:span text:style-name="T589">או"ג</text:span><text:span text:style-name="T426"> מק’ מדמיון לפקדון (ששם, אין הנתינה בשעת חלות גט). </text:span></text:p>
      <text:p text:style-name="P137"><text:span text:style-name="T428">מ</text:span><text:span text:style-name="T429">ק’ </text:span><text:span text:style-name="T590">ר"ש</text:span><text:span text:style-name="T429"> איך גרושין הנתינה, שצ’ נתינה מוק’.</text:span><text:span text:style-name="T429"><text:note text:id="ftn95" text:note-class="footnote"><text:note-citation>69</text:note-citation><text:note-body><text:p text:style-name="P95">אמר’ במילים אחרים שחלות בב"א הוא מעשה נתינה למקום שאם חל, יחול. א"כ, אין גירושין סיבה לגירושין. <text:span text:style-name="T735">גם זה א"א לרש"י שיש לה כבר יד.</text:span></text:p></text:note-body></text:note></text:span><text:span text:style-name="T429"> </text:span></text:p>
      <text:p text:style-name="P137"><text:span text:style-name="T474">ג</text:span><text:span text:style-name="T430">ם מק’ שנתינה הוא שנותן דבר מממנו לה. </text:span><text:span text:style-name="T431">אם הנתינה גירושין, אין דבר נתון לה, שרק מגרש אותה, אבל לא נותן לה בעלותו. </text:span></text:p>
      <text:p text:style-name="P137"><text:span text:style-name="T432">לתו"ג, זה חל רק בחצר שיש לו פירות, </text:span><text:span text:style-name="T474">אף שלשון סתם שאומ’ משמע שהוא בכל.</text:span></text:p>
      <text:p text:style-name="P137"><text:span text:style-name="T591">או"ג</text:span><text:span text:style-name="T433"> כ’ ש</text:span><text:span text:style-name="T434">נתינה הוא כשנותן לחצירה, אף שאל אמרה אז שרצה, </text:span><text:span text:style-name="T435">שאף שאינו יד או חצרה, “בנוגע שנחשב נתינה לה, נחשב שלוחה.” </text:span><text:span text:style-name="T436">כ’ שאולי זה רק אם החצר היא ממש שלה, ולא כשיש לו פירות.</text:span><text:span text:style-name="T436"><text:note text:id="ftn96" text:note-class="footnote"><text:note-citation>70</text:note-citation><text:note-body><text:p text:style-name="P96">להפך מן התו"ג.</text:p></text:note-body></text:note></text:span><text:span text:style-name="T436"><text:note text:id="ftn97" text:note-class="footnote"><text:note-citation>71</text:note-citation><text:note-body><text:p text:style-name="P97">העיר’ שכיון שאומרים שהוא שליח "לגבי…,” נוכל לומר שהיא שלה "לגבי….”</text:p></text:note-body></text:note></text:span><text:span text:style-name="T436"> </text:span><text:span text:style-name="T437">לקמן, </text:span><text:span text:style-name="T439">חול’ </text:span><text:span text:style-name="T437">בציורים שנותנת גט, ואעפ"כ, מתגר</text:span><text:span text:style-name="T443">ש</text:span><text:span text:style-name="T437">ת לאח"כ, </text:span><text:span text:style-name="T438">כמו "כנסי שט"ח.” </text:span></text:p>
      <text:p text:style-name="P137"><text:span text:style-name="T444">יש לומר </text:span><text:span text:style-name="T598">כעין או"ג</text:span><text:span text:style-name="T444"> שיד שאינה בצדה נח’ נתינה. </text:span><text:span text:style-name="T593">יש </text:span><text:span text:style-name="T445">שכ’ שצ"ל בצדה הוא כדי שהחפץ </text:span><text:span text:style-name="T446">צ"ל </text:span><text:span text:style-name="T445">הקרוב לאשה. </text:span><text:span text:style-name="T446">אולי, אז, אין לומר שהוא יד, אלא שיש בעיה בקנינו.</text:span><text:span text:style-name="T446"><text:note text:id="ftn98" text:note-class="footnote"><text:note-citation>72</text:note-citation><text:note-body><text:p text:style-name="P100">אמר’ שאין הפשטות כן. <text:span text:style-name="T737">גם אמר שכן נראה מראשונים שאומרים שהגדר של עומד בצדה הוא שיכול לשמור את החפץ.</text:span></text:p></text:note-body></text:note></text:span><text:span text:style-name="T446"> </text:span><text:span text:style-name="T474">הבאנו ראיה למושג זה: </text:span><text:span text:style-name="T475"><text:s/></text:span><text:span text:style-name="T599">גמ’</text:span><text:span text:style-name="T475"> דן בעבד לחצר. מק’ שהוא חצר מהלך, ומוקים אותו בכפות. ב</text:span><text:span text:style-name="T599">רמב"ם</text:span><text:span text:style-name="T475"> מבאור שאם נתן לו כשלא היה כפות, חל אם מגיע גט ליד אשה</text:span><text:span text:style-name="T475"><text:note text:id="ftn99" text:note-class="footnote"><text:note-citation>73</text:note-citation><text:note-body><text:p text:style-name="P98">יש מדחיקים בלשון רמב"ם, אבל לא משנה כל כך.</text:p></text:note-body></text:note></text:span><text:span text:style-name="T475">.</text:span><text:span text:style-name="T599"> רשב"א</text:span><text:span text:style-name="T475"> מק’ שהוא טל"</text:span><text:span text:style-name="T440">ג.</text:span><text:span text:style-name="T475"> </text:span><text:span text:style-name="T599">ר"ח</text:span><text:span text:style-name="T475"> </text:span><text:span text:style-name="T440">כ’ שתלוי בחסרון- אם אין גט בידה (שאז אינו נתינה) או דבר שנצרך לידה </text:span><text:span text:style-name="T447">אינו שם</text:span><text:span text:style-name="T447"><text:note text:id="ftn100" text:note-class="footnote"><text:note-citation>74</text:note-citation><text:note-body><text:p text:style-name="P101">באר’ שהענין הוא אם אפשר אותו פסול ביד ממש.</text:p></text:note-body></text:note></text:span><text:span text:style-name="T440"> (שאז הוא נתינה). </text:span><text:span text:style-name="T441">מבאר שמח’ זה תלוי בחסרון חצר מהלכת. </text:span><text:span text:style-name="T592">תוס’</text:span><text:span text:style-name="T441"> מבאר שהבעיה הוא שלא דומה ליד. </text:span><text:span text:style-name="T592">רש"י </text:span><text:span text:style-name="T441">כ’ שלא קונה כיון שלא משתמר. רמב"ם יסבר כרש"י.</text:span><text:span text:style-name="T441"><text:note text:id="ftn101" text:note-class="endnote"><text:note-citation>כז</text:note-citation><text:note-body><text:p text:style-name="P93">לא הבנתי החילוק, ששניהם נלמדים מדמיון ליד. <text:span text:style-name="T736">צריך לומר שר"ח רואה חילוק מן הסברה ביניהם.</text:span></text:p></text:note-body></text:note></text:span><text:span text:style-name="T441"> </text:span><text:span text:style-name="T474">באר"ח שתלוי באם הוא חסרון שנמצא גבי יד עצמו; אם נמצא, צריך לומר שאינו חסרון בעצם, ועדיין נחשב יד.</text:span><text:span text:style-name="T441"> </text:span><text:span text:style-name="T442">אז, כאן, צ"ל שחצר נח’ יד, אלא יש בעיה. </text:span><text:span text:style-name="T448">אז, ב</text:span><text:span text:style-name="T597">משנה</text:span><text:span text:style-name="T448"> בעח. </text:span><text:span text:style-name="T474">גם רואים מזה חידוש שיכול הנתינה להיות קודם חלות הגט.</text:span><text:span text:style-name="T449"> </text:span><text:span text:style-name="T594">רי"ד</text:span><text:span text:style-name="T449"> כ’ </text:span><text:span text:style-name="T474">שבמשנה </text:span><text:span text:style-name="T449">א"צ נתינה שני כיון שכבר היה נתינה </text:span><text:span text:style-name="T452">לשם גרושין</text:span><text:span text:style-name="T449">, </text:span><text:span text:style-name="T450">שלא צ’ דעתה. </text:span><text:span text:style-name="T451">רק צ"ל אחריו ש"הא גטך,” כיון שאינה יכולה לשומרה, או שאין אמירה זה ידוע. </text:span><text:span text:style-name="T453">נמצא שיש נתינה קודם החלות. </text:span><text:span text:style-name="T454">כ’ שאם נתן לפקדון, לא חל. לכאו’, זה רי"ד לשיטתו, שהנתינה הוא הנתינה הראשונה, ואז נתינה זה לפקדון לא מהני. </text:span><text:span text:style-name="T595">ר"ן</text:span><text:span text:style-name="T454"> כ’ שאף אם נתינה ראשונה הוא לפקדון, חל; </text:span><text:span text:style-name="T455">וזה ציור של </text:span><text:soft-page-break/><text:span text:style-name="T455">משנה של "כנסי שטר חוב זה.” </text:span><text:span text:style-name="T456">מחו’ לומר שנתינה שלא לשם גרושין נח’ נתינה. </text:span><text:span text:style-name="T600">רמ"ה </text:span><text:span text:style-name="T474">חולק.</text:span><text:span text:style-name="T457"><text:note text:id="ftn102" text:note-class="footnote"><text:note-citation>75</text:note-citation><text:note-body><text:p text:style-name="P99">מדפיסי ריטב"א כ’ שריטב"א הוא רבינו קרסקס, וכתב יד אחר כתבו שהוא ריטב"א. אמר’ שאין זה כל כך פשוט. מה שאין ריטב"א שלנו ממש ריטב"א כבר כ’ חת"ס, שפקפק בו. על כל פנים, ריטב"א כ’ יד מביא רמ"ה זה.</text:p></text:note-body></text:note></text:span><text:span text:style-name="T457"> </text:span><text:span text:style-name="T458">כ’ שהנתינה הוא כשאומר. זה אומר שהגט בידה מכוח נתינתו לה. אז, יש נתינה, ועכשיו הוא לשם גירושין. </text:span><text:span text:style-name="T459">לשיטתו, רמ"ה כ’ שצ"ל שעדין בידה. </text:span><text:span text:style-name="T460">רי"ד כ’ שישנה אינו נתינה כיון שאינה משמרתה. זה מבאר למה יכול להיות נתינה. </text:span><text:span text:style-name="T461">א"כ, אף אם נופל מידה, חל.</text:span></text:p>
      <text:p text:style-name="P139"><text:span text:style-name="T461">ע</text:span><text:span text:style-name="T407">ל פי רמ"ה, יש לומר עוד מהלך לבאר הרשב"א, והוא שיש נתינה ממשכת.</text:span></text:p>
      <text:p text:style-name="P140"><text:span text:style-name="T461">צ</text:span><text:span text:style-name="T476">ריך לבאר מהו </text:span><text:span text:style-name="T477">חלקת רי”ד ורמ”ה</text:span><text:span text:style-name="T476">. לכאורה, ב"כנסי" חולקים מהו החסרון (אם הנתינה הוא לשם גרושין). יל"ד אם חל’ בזה בישנה, או שחול’ מה נח’ נתינה. </text:span><text:span text:style-name="T462">דנים אם יש לישנה חצר. </text:span><text:span text:style-name="T596">רשב"א </text:span><text:span text:style-name="T463">כ’ שאין חצר, שחצר מטעם יד, וכיון שאין יד, אין חצר. אם אין בעיה ביד, אלא שאינו שמור, קשה, שהחצר שמור. יש שכ’ שכאילו אין בה דעת באותו שעה. אז, אין לה יד. זה יבאר את הרשב"א. </text:span><text:span text:style-name="T464">אם נאמר כן, מובן שאין נתינה, וצ"ל כרמ"ה. </text:span><text:span text:style-name="T361">גם יש לומר שהוא רק גזירת הכתוב.</text:span></text:p>
      <text:p text:style-name="P138"><text:span text:style-name="T688">ר"ן</text:span><text:span text:style-name="T359"> מוסיף סברה שישנה עושה שאין חצרה משתמרת. </text:span><text:span text:style-name="T360">לכאורה, </text:span><text:span text:style-name="T364">כדי להיות שנחשב שאין לו חצר, צריך לומר ש</text:span><text:span text:style-name="T360">קנין חצר הוא רק מפני שליטתה על מה שהוא בחפץ. כאן, אין שליטה. </text:span><text:span text:style-name="T361">לא מובן כ"כ, שהוא נשמר, </text:span><text:span text:style-name="T365">ואז יש קצת שמירה.</text:span><text:span text:style-name="T361"> </text:span><text:span text:style-name="T362">גם כ’ סברה שכיון שצ"ל בצד ביתה, לא מהני. </text:span><text:span text:style-name="T363">מובן יותר אם אומרים שענין עומד בצד הוא יחס בין אשה לגט, שאומר שצריך דרגא חשובה של יכולת לשמור.</text:span></text:p>
      <text:p text:style-name="P138"><text:span text:style-name="T465">רמ"ה כ’ שבציור של רשב"א לא יחול, שצ"ל בצד חצר בשעה שנותן לחצר, ובשעה שאומר דיבורו. </text:span><text:span text:style-name="T466">נסתפק אם צ"ל שם כל הזמן. </text:span><text:span text:style-name="T467">זה אומר שצ’ שתהא בצדה בתחלת נתינה, בפעולת נתינה. </text:span><text:span text:style-name="T468">כ’ שהוא כן אף בגטה וחצרה באים כאחד. בא להוסיף אף אם אין לה כלום בחצר, </text:span><text:span text:style-name="T469">ונותן לה שטר מתנה. </text:span><text:span text:style-name="T470">אולי נתינת שטר בחצר נח’ פעולת נתינה. </text:span><text:span text:style-name="T471">נמצא שסובר שנתינה הוא נתינת גט, ולא הק’ מקום. </text:span><text:span text:style-name="T472">ק’ מה לנו בעמידה בצד, שאין החצר שלה. צ"ל שאין עמידה בצדה ליחס לחצר אלא ליחס לחפץ. </text:span><text:span text:style-name="T473">עדיין מחודש הוא.</text:span></text:p>
      <text:p text:style-name="P141"><text:span text:style-name="T601">רמב"ם</text:span><text:span text:style-name="T407"> אומר שצ“ל בפניה מפני שאין חבין לאדם </text:span><text:span text:style-name="T489">ש</text:span><text:span text:style-name="T407">לא בפניו. מק‛ ש</text:span><text:span text:style-name="T478">אינו דומה ליד, ו</text:span><text:span text:style-name="T407">רק שצריך ל</text:span><text:span text:style-name="T490">יד</text:span><text:span text:style-name="T407"> כיון שאין חבים. </text:span><text:span text:style-name="T602">יש</text:span><text:span text:style-name="T478"> שמת‛ שרמב"ם כרב אשי, ורב אשי לא סובר כעולא, אלא לסיבה אחרת, </text:span><text:span text:style-name="T479">והוא המונע היותו יד. מצאנו </text:span><text:span text:style-name="T603">ראשונים</text:span><text:span text:style-name="T479"> שכ‛ סברה כזה בפ‛ </text:span><text:span text:style-name="T480">בעולא. </text:span><text:span text:style-name="T604">ריטב“א</text:span><text:span text:style-name="T481"> כ‛ </text:span><text:span text:style-name="T491">ב</text:span><text:span text:style-name="T481">עולא שלא אומ‛ שהוא בע“כ ושלא מדעתה. מה שהוא בע“כ הוא חלק ממה שלא חל כיד. א“כ, ענין עומד בצד עושה שהוא דומה ליד, אלא שעושה יחס לחפץ.</text:span></text:p>
      <text:p text:style-name="P139"><text:span text:style-name="T687">רשב"א</text:span><text:span text:style-name="T689"> </text:span><text:span text:style-name="T366">מק’ שאף אם הוא מטעם יד, אצ"ל עומדת בצדה, שלא גרע משליחות. </text:span><text:span text:style-name="T357">מניח ר"א מודה שהוא שליח רק אם מגלה דעת שרוצה.</text:span><text:span text:style-name="T357"><text:note text:id="ftn103" text:note-class="endnote"><text:note-citation>כח</text:note-citation><text:note-body><text:p text:style-name="P86">אולי חולקים אם יש מעלה להיותה בביתה (אם יש יד או לא). <text:span text:style-name="T734">שו"ה שזה כמעט מש"א רע"א.</text:span></text:p></text:note-body></text:note></text:span><text:span text:style-name="T357"> </text:span><text:span text:style-name="T421">לא קל להבין ת’. </text:span><text:span text:style-name="T586">רע"א</text:span><text:span text:style-name="T421"> כ’ שאיה"נ, חולקים רק בביאור המשנה. </text:span><text:span text:style-name="T423">כ’ ש</text:span><text:span text:style-name="T422">זה ת’ טוב עכ"כ שק’ ל"ל כ"כ רשב"א. </text:span><text:span text:style-name="T423">ר’ שזה דוחק. </text:span><text:span text:style-name="T587">אבנ"מ</text:span><text:span text:style-name="T424"> כ’ שלצד שהוא שליחות, הוא בע"כ. </text:span></text:p>
      <text:p text:style-name="P112"><text:span text:style-name="T739">מ</text:span><text:span text:style-name="T738">שנה</text:span><text:span text:style-name="T179"> לא דן בציור שלא אומ‛ כלום. מ</text:span><text:span text:style-name="T738">גמרא קידושין</text:span><text:span text:style-name="T179"> משמע שצ‛ דבור. </text:span><text:span text:style-name="T180">ק"ק ל"ל מז‛ משנה זה. </text:span><text:span text:style-name="T740">רב אב ב“ד</text:span><text:span text:style-name="T181"> כ‛ שכשר בשתקה, </text:span><text:span text:style-name="T182">וגמ‛ שם רק בק‛. </text:span><text:span text:style-name="T183">כשאו‛ ”כנסי,“ משמע שלא מגרש, </text:span><text:span text:style-name="T187">ו</text:span><text:span text:style-name="T183">פסול, </text:span><text:span text:style-name="T195">או מפני שמניחים שלא מכוון לג‛ או מפני שאינו ניכר די.</text:span><text:span text:style-name="T183"> ק‛ ל"ל נח‛ ”מצאתו מאחריו“ שתיקה, שנח‛ נתינה. א“כ, לראב“ד, יחול. </text:span><text:span text:style-name="T184">י“ל שסתם משמיע ג‛ כיון שנתן לה; במשנה לא נתן לה. </text:span><text:span text:style-name="T741">רמב"ם </text:span><text:span text:style-name="T185"><text:s/>כ“כ, אבל פסל מדרבנן </text:span><text:span text:style-name="T186">(דלא כציורי משנה). רמב"ם כ‛ שצ‛ שרוצה לג‛; צ“ל שכאן יודעים שמכוון כן, אלא שצ“ל ניכר </text:span><text:span text:style-name="T194">לה </text:span><text:span text:style-name="T186">לג‛. </text:span><text:span text:style-name="T742">ראשונים</text:span><text:span text:style-name="T188"> כ‛ שלא מג‛ מדאו‛, </text:span><text:span text:style-name="T189">שצ‛ גילוי שמג‛.</text:span><text:span text:style-name="T189"><text:note text:id="ftn104" text:note-class="footnote"><text:note-citation>76</text:note-citation><text:note-body><text:p text:style-name="P102">בכ“ז שאומ‛ שצ‛ גלוי, יכו“ל לעדים או לאשה. <text:span text:style-name="T745">אולי לא יכו“ל למי שאינו עד כיון ש צ“ל שייך לגט (עדים שרואים שייך, ובפרט אם צ‛ עדי קיום).</text:span></text:p></text:note-body></text:note></text:span><text:span text:style-name="T189"> </text:span><text:span text:style-name="T190">משנה לא מז‛ סתם לחדש שלשונות אלו הם אף בעסוקים באותו ענין. </text:span><text:span text:style-name="T191">אבל, ”כנסי“ מבאר נגד אותו ענין (או רק נעשה כסתם).</text:span></text:p>
      <text:p text:style-name="P113"><text:span text:style-name="T191">ד</text:span><text:span text:style-name="T179">נים </text:span><text:span text:style-name="T738">ראשונים</text:span><text:span text:style-name="T179"> אם ג‛ צ‛ ע“ק (שק‛ רק צ‛ כיון שהוא חב לאחריני). מלשון ראשונים, לא משמע שהבעיה באלו הוא שלא מבינים עדים לקיים, </text:span><text:span text:style-name="T192">אלא שמה שמג‛ עושה שאי“ז בעיה.</text:span></text:p>
      <text:p text:style-name="P114"><text:span text:style-name="T743">ת</text:span><text:span text:style-name="T738">וס‛ </text:span><text:span text:style-name="T179">כ‛ שצ“ל, ”ה“א מותרת לכ“א“ </text:span><text:span text:style-name="T193">לאשה.</text:span><text:span text:style-name="T179"> </text:span><text:span text:style-name="T738">פנ“י</text:span><text:span text:style-name="T179"> כ‛ ש</text:span><text:span text:style-name="T407">לא מצאנו מי שמצריך לומר כן, ורק צ“ל, ”הא גטך,“ ויש </text:span><text:span text:style-name="T585">אחרונים</text:span><text:span text:style-name="T407"> שכ‛ שתוס‛ דווקא, ש“ה“ג“ לא מ</text:span><text:span text:style-name="T492">גיד</text:span><text:span text:style-name="T407"> שמגרש עכשיו. </text:span><text:span text:style-name="T482">גמ‛ שלא אומ‛ ”הא“מ,“ </text:span><text:span text:style-name="T483">אלא ”ה“ג,“ לא משמע כן.</text:span></text:p>
      <text:p text:style-name="P115"><text:span text:style-name="T605">ת</text:span><text:span text:style-name="T585">וס‛</text:span><text:span text:style-name="T407"> מבאר שאין הענין שצ‛ גלוי, אלא שאם לא מג‛ לאשה, חוזרת.</text:span><text:span text:style-name="T484"> חול‛ אם ג‛ חל בשעת נתינה למפרע</text:span><text:span text:style-name="T484"><text:note text:id="ftn105" text:note-class="footnote"><text:note-citation>77</text:note-citation><text:note-body><text:p text:style-name="P103">באר‛ שרק צ‛ ג‛ שמביא לידיעתה.</text:p></text:note-body></text:note></text:span><text:span text:style-name="T484"> או בשעה שתשמע. </text:span><text:span text:style-name="T606">תו“ג</text:span><text:span text:style-name="T485"> כ‛ שחל למפרע, ואז יכו“ל הגט נשרף בשעת אמירה. </text:span><text:span text:style-name="T606">יש</text:span><text:span text:style-name="T485"> אומ‛ שא“צ עדים לומר; רק צ‛ שמסתמא תבין.</text:span></text:p>
      <text:p text:style-name="P116"><text:span text:style-name="T606">ר“</text:span><text:span text:style-name="T585">ח</text:span><text:span text:style-name="T407"> כ‛ ש“לא גרע משלחות“ לא אומ‛ שהוא שליח, אלא שיש לחצר הל‛ שליח להיות יד.</text:span></text:p>
      <text:p text:style-name="P117"><text:span text:style-name="T585">יש </text:span><text:span text:style-name="T407">שכ‛ שד“א נח‛ רשות אדם, אף לענין מדאו‛, כמו בהוצאת שבת. </text:span></text:p>
      <text:p text:style-name="P160">העיר‛ שלשון קורבה של משנה משמע כר“י.</text:p>
      <text:p text:style-name="P118"><text:span text:style-name="T585">חול‛ </text:span><text:span text:style-name="T407">ראשונים אם שמואל חול‛. </text:span><text:span text:style-name="T585">רש"י </text:span><text:span text:style-name="T407">כ‛ שחול‛. </text:span><text:span text:style-name="T585">רא“ש</text:span><text:span text:style-name="T407"> כ‛ שלא חול‛, אלא מוסיף חומ‛. </text:span><text:span text:style-name="T486">חול‛ ב“את לא תעביד“ אם קאי על ד“א או אף חצר. </text:span><text:span text:style-name="T487">אם נאמר כשני, מצאנו חול‛ בגמ‛; יל"ד מהו ההל‛.</text:span><text:span text:style-name="T487"><text:note text:id="ftn106" text:note-class="footnote"><text:note-citation>78</text:note-citation><text:note-body><text:p text:style-name="P104">אמר‛ שיש כמה גמ‛. אולי אין ”תיחוד ותפתח,“ אף שהוא מעשה, שאולי הוא אגב.</text:p></text:note-body></text:note></text:span><text:span text:style-name="T487"> </text:span><text:span text:style-name="T488">רוב </text:span><text:span text:style-name="T744">פוס</text:span><text:span text:style-name="T488">‛ כ‛ שלא קאי על חצר.</text:span></text:p>
      <text:p text:style-name="P119"><text:span text:style-name="T488">ל</text:span><text:span text:style-name="T407">כאורה, קנין ד“א </text:span><text:span text:style-name="T493">(ושאר ביאורי משנה)</text:span><text:span text:style-name="T407"> בגט הוא מדרבנן. גבי ממון, כ‛ </text:span><text:span text:style-name="T585">גמ‛ ב“מ</text:span><text:span text:style-name="T407"> שהוא מדרבנן. </text:span><text:span text:style-name="T607">ראשונים</text:span><text:span text:style-name="T494"> כ‛ </text:span><text:span text:style-name="T496">מגמ‛ ב“מ </text:span><text:span text:style-name="T494">שר“י סובר שד“א מהני. מק‛ למה צ‛. </text:span><text:span text:style-name="T608">תוס‛</text:span><text:span text:style-name="T495"> כ‛ ציורים שצ‛ דין ד“א. </text:span><text:span text:style-name="T609">רע“א</text:span><text:span text:style-name="T496"> כ‛ שאין ראיה מגמ‛ שם, שקאי על מקום שיכול לשמור, </text:span><text:span text:style-name="T497">ושלומ‛ מגט למציאה לד“א, כיון שיסוד התקנות שווה. </text:span><text:span text:style-name="T498">חול‛ סוב‛ שגמ‛ משמע שן גמ‛ בד“א, ולא בדבר שיש בו לומדות של ד“א. גם י“ל שסוב‛ שהלומדות חלוק. </text:span></text:p>
      <text:p text:style-name="P120"><text:span text:style-name="T585">רי“ד</text:span><text:span text:style-name="T407"> כ‛ שדין ד“א בגט הוא הל“מ.</text:span></text:p>
      <text:p text:style-name="P121"><text:span text:style-name="T407">הקשו </text:span><text:span text:style-name="T585">ראשונים</text:span><text:span text:style-name="T407"> איך תקנו רבנן לעשות שגט חל. </text:span><text:span text:style-name="T585">רמב“ן</text:span><text:span text:style-name="T407"> כ‛ שהפקיעו רבנן קידושין. </text:span><text:span text:style-name="T585">ר“ן</text:span><text:span text:style-name="T407"> כ‛ שהק‛ רבנן רשות לרבנן. </text:span><text:span text:style-name="T499">לכאו‛, זה בד“א ובר“י </text:span><text:span text:style-name="T500">(אף שר“ן כ‛ כן רק על ד"א), </text:span><text:span text:style-name="T501">ויש אחרונים שאומ‛ שהוא רק על ד"א </text:span><text:span text:style-name="T504">(שנתנו לו אף לדינים אחרים, כמו מציאה)</text:span><text:span text:style-name="T501">.</text:span><text:span text:style-name="T501"><text:note text:id="ftn107" text:note-class="footnote"><text:note-citation>79</text:note-citation><text:note-body><text:p text:style-name="P166">העיר‛ שעל ר"י, אולי יהיה נמצא שמקנו לה רבנן כל העיר.</text:p></text:note-body></text:note></text:span><text:span text:style-name="T501"> </text:span><text:span text:style-name="T502">(עפ“ז, כ‛ שלא חול‛ רא“ש, שכ‛ כרמב“ן בר“י, ור“ן. עדיין הוא מח‛ ראשונים, שרמב“ן כ‛ כן בד“א.</text:span><text:span text:style-name="T503">)</text:span><text:span text:style-name="T503"><text:note text:id="ftn108" text:note-class="endnote"><text:note-citation>כט</text:note-citation><text:note-body><text:p text:style-name="P163">אם נאמר שר“ן אומר כן אף בר“י, באותו זמן תקנה אף מציאה ששם. ותחשב.</text:p></text:note-body></text:note></text:span><text:span text:style-name="T503"> </text:span><text:span text:style-name="T505">זה שייך לדיון אם קנין דרבנן מהני לדאו‛</text:span><text:span text:style-name="T505"><text:note text:id="ftn109" text:note-class="footnote"><text:note-citation>80</text:note-citation><text:note-body><text:p text:style-name="P167">רבינו ירוחם כ‛ שמקדש ב“מעמד שלשתן“ <text:s/>מק‛ מדרבנן. סתימות גמ‛ לא משמע כן.</text:p></text:note-body></text:note></text:span><text:span text:style-name="T505"> </text:span><text:span text:style-name="T508">(שאולי רק מפקירים, אבל לא עושים קנין)</text:span><text:span text:style-name="T508"><text:note text:id="ftn110" text:note-class="endnote"><text:note-citation>ל</text:note-citation><text:note-body><text:p text:style-name="P164">צריך ביאור, שאז לכאורה, יש שני דינים, והוא שמקפירים, מדאורייתא, ועשים קנין (שיכול לקדש בו) מדרבנן. לולי זה, היה נראה לומר ששניהם מדרבנן, והוא שיכולים לעשות שיכול להשתמש בחפץ שנקנה לאחר. ותחשב.</text:p></text:note-body></text:note></text:span><text:span text:style-name="T505">, </text:span><text:span text:style-name="T506">שאח‛ כ‛ שלכן ח‛ רמב“ן על ר“ן. </text:span><text:span text:style-name="T507">יש שתול‛ </text:span><text:span text:style-name="T509">דיון זה </text:span><text:span text:style-name="T507">א“ז על מקורו. </text:span><text:span text:style-name="T610">קצות </text:span><text:span text:style-name="T510">כ‛ שרמב“ן חול‛ מסברה לומר שיש לאחרים רשות באותם ד“א </text:span><text:span text:style-name="T511">(אולי אף לקנין)</text:span><text:span text:style-name="T510">, ואז מסתמא לא </text:span><text:span text:style-name="T511">הקנו רבנן. </text:span><text:span text:style-name="T512">יש לדחות שנתנו ד"א רק לגט. </text:span><text:span text:style-name="T611">גמ‛</text:span><text:span text:style-name="T513"> מדמה את זה לחצר. לרמב“ן, צ“ל שאף שאינו קנין, הוא מקום שלטתה, ולכן תקנו. </text:span><text:span text:style-name="T514">ק‛ לרמב“ן איך חל קידשוין. </text:span><text:span text:style-name="T515">לכאו‛, מק‛ מדרבנ</text:span><text:span text:style-name="T520">ן</text:span><text:span text:style-name="T515">. </text:span><text:span text:style-name="T516">מק‛ שא“כ לא דומה ל“מגורשת,“שהוא וודאי, </text:span><text:span text:style-name="T517">שאל“ה אין חי‛ בין וודאי לספק. </text:span><text:span text:style-name="T612">אבנ“מ</text:span><text:span text:style-name="T518"> כ‛ שהקנאת גט לאשה לא חל, שצ‛ נתינה, אבל בק‛ </text:span><text:span text:style-name="T519">(יש ראשונים שסוברים ש)</text:span><text:span text:style-name="T518">הקנאה מהני.</text:span><text:span text:style-name="T518"><text:note text:id="ftn111" text:note-class="endnote"><text:note-citation>לא</text:note-citation><text:note-body><text:p text:style-name="P165">יש לציין לק‛ ראשונים גבי נתינת שכ“מ. צ“ל שהק‛ למה לא נתן כך המקום. לא משמע לשון רשב“א כ“כ, ואולי חולק על רמב“ן.</text:p></text:note-body></text:note></text:span><text:span text:style-name="T518"> </text:span><text:span text:style-name="T521">זה אפשר רק לצד שקנין דאו‛ מועיל.</text:span></text:p>
      <text:p text:style-name="P124"><text:soft-page-break/><text:span text:style-name="T518">א</text:span><text:span text:style-name="T407">בנ“מ כ‛ שיש שני ראשונים שסוברים שאין קנין דרבנן מועיל לקנין דאו‛: רמב“ם ורבינו ירוחם. רמב“ן רק סובר שקנין ד“א על החפץ, ואז אינו נתינה. </text:span><text:span text:style-name="T521">מבאר שלא סובר שהק‛ ד“א </text:span><text:span text:style-name="T545">על הקרקע</text:span><text:span text:style-name="T521">- מה“ת שהקנו. </text:span><text:span text:style-name="T522">מק‛ איך יהני </text:span><text:span text:style-name="T546">קידושין </text:span><text:span text:style-name="T522">כאן. ת‛ ש</text:span><text:span text:style-name="T523">קנין חצר דרבנן נותן תשמיש, ואז קונה מה שבתוכו. זה תלוי בדין שוכר.</text:span><text:span text:style-name="T523"><text:note text:id="ftn112" text:note-class="endnote"><text:note-citation>לב</text:note-citation><text:note-body><text:p text:style-name="P168">לולי זה, יש לומר שנתן זכויות אלו בחפץ, ונתן הנאה, ואז חל. ותחשב. <text:span text:style-name="T746">לקמן, אמר‛ שב“י כ‛ כן.</text:span></text:p></text:note-body></text:note></text:span><text:span text:style-name="T523"> </text:span><text:span text:style-name="T524">אבנ“מ לשיטתו, שכ‛ שסובר רמב“ם שבדר“כ שוכר קונה. </text:span><text:span text:style-name="T525">ק"ק, שלא זוכה בתשמישים, </text:span><text:span text:style-name="T526">אלא רבנן עשו שהוא הפקר. צ“ל שנותנים זכויות. צ“ב איך נאמר שנותנים זכויות אבל לא קנין. </text:span><text:span text:style-name="T527">יש שכ‛ שרמב“ם סבר שמהני, וכשכ‛ שלא מהני, הוא בציורים מיוחדים שלא תקנו רבנן שיהני. </text:span><text:span text:style-name="T528">עדיין ר"י </text:span><text:span text:style-name="T529">ק‛.</text:span></text:p>
      <text:p text:style-name="P122"><text:span text:style-name="T613">ב“</text:span><text:span text:style-name="T585">י</text:span><text:span text:style-name="T407"> משיג על ר"י (בא לה כסף, ואז מק‛). ק"ק מה משיג. </text:span><text:span text:style-name="T531">אבנ“מ כ‛ שמק‛ שיקדש בהנאה, אף אם לא בכסף. </text:span><text:span text:style-name="T530">העיר‛ שצ“ל שידוע שהקנין בהנאה. </text:span><text:span text:style-name="T614">ר“ש</text:span><text:span text:style-name="T532"> כ‛ שר“י סבר שקנין דרבנן מהני, ו</text:span><text:span text:style-name="T533">ק‛ מעמ“ש</text:span><text:span text:style-name="T532"> דרבנן כיון שאב לא יכול להוריש הלוואה </text:span><text:span text:style-name="T537">(כ“כ נתיבות, אבל יל"ד, שיש עליו ירושה)</text:span><text:span text:style-name="T532">. </text:span><text:span text:style-name="T534">אז, מבטלים חוב, ונותנים חוב להינתן לאשה. </text:span><text:span text:style-name="T535">כיון שלא </text:span><text:span text:style-name="T539">בא מבעל</text:span><text:span text:style-name="T535">, אין ק‛. </text:span><text:span text:style-name="T536">ב“י מק‛, אז, שגרם נתינת חוב, ואז יק‛, אף שבלומדות, אינו ממש נתינה ממנו. ג</text:span><text:span text:style-name="T538">ם י"ל שר“י סובר שקנין דרבנן מהני מדאו‛, אבל לא בק‛, שצ‛ שהבעל </text:span><text:span text:style-name="T540">מקנה, ולא ב“ד. </text:span><text:span text:style-name="T541">אולי ק‛ ב“י הוא שכיון שגרם הק‛ ב“ד, חל.</text:span><text:span text:style-name="T541"><text:note text:id="ftn113" text:note-class="endnote"><text:note-citation>לג</text:note-citation><text:note-body><text:p text:style-name="P169">יש לדון למה לא יעשו רבנן שהוא כעין עבד, שזה נותן ממון, ולזה בא קנין.</text:p></text:note-body></text:note></text:span><text:span text:style-name="T541"> </text:span><text:span text:style-name="T542">לצדדים אלו, גמ‛ שלנו לא ק‛ לר“י.</text:span></text:p>
      <text:p text:style-name="P123"><text:span text:style-name="T615">ר“</text:span><text:span text:style-name="T585">ש</text:span><text:span text:style-name="T407"> כ‛ שכוע“מ שמהני. ב“ד לא לעולם עשו שמהני, </text:span><text:span text:style-name="T543">שעשו הפחות שצ‛, </text:span><text:span text:style-name="T544">ולפעמים רק הפק‛.</text:span></text:p>
      <text:p text:style-name="P142"><text:span text:style-name="T747">בית שמואל</text:span><text:span text:style-name="T54"> כ‛ שאם בא אחר קודם בעל ואשה, ושוב יוצא האחר, נמצא שצמצמו. </text:span><text:span text:style-name="T55">מק‛ק </text:span><text:span text:style-name="T748">רע“א</text:span><text:span text:style-name="T55"> ממה שמשנה לא אומר כן. </text:span><text:span text:style-name="T56">כ‛ שלא הק‛ ד“א אלא בנוגע הגט. א“כ, לענין גט רק איש ואשה שייכים. </text:span><text:span text:style-name="T57">עפ“ז, כ‛ </text:span><text:span text:style-name="T749">דבר“י</text:span><text:span text:style-name="T57"> שלכן חול‛ רמב“ן, שלא הק‛ לכל. </text:span><text:span text:style-name="T58">(זה נוגע לסוגיית ”משוך בהמה זו לקנות כלים שעליה.“) </text:span><text:span text:style-name="T59">העיר‛ שהשאלת מקום לקנות לכאו‛ אינו לכל, נגד דבר“י. לכאו‛, הוא מפני שכאן מקנה חצר לקנין, אבל ב“משוך בהמה זה,“ רק מק‛ זכות בו לקנין. </text:span><text:span text:style-name="T60">צ“ל חצר לתשמישים. כיון שאומר שקונה חצר כדי לקנות בק“ח, אז נתנו לו תשמישים די לק‛, </text:span><text:span text:style-name="T61">והוא להשאיר גט שם. </text:span><text:span text:style-name="T750">בית הלוי</text:span><text:span text:style-name="T62"> תולה הוכחת רע“א במחל‛ </text:span><text:span text:style-name="T750">ראשונים</text:span><text:span text:style-name="T62"> אם ד“א של גט </text:span><text:span text:style-name="T86">ב</text:span><text:span text:style-name="T62">שווה </text:span><text:span text:style-name="T64">בגדרה </text:span><text:span text:style-name="T62">לשל מציאה. </text:span><text:span text:style-name="T64">(</text:span><text:span text:style-name="T63">גמ‛ כאן לא מבאר סיבה כמו שמבאר סיבה שם. ראשונים כ‛ שסיבתו כאן הוא משום עגון.</text:span><text:span text:style-name="T64">) </text:span><text:span text:style-name="T65">אם משנתינו ברה“ר, י“ל שאין אחר, שקנינו למציאה, קונה בד“א </text:span><text:span text:style-name="T66">שם. </text:span><text:span text:style-name="T67">צ“ב למה ד“א של בעל מונעים. </text:span><text:span text:style-name="T68">י“ל שהוא כחוכא. </text:span><text:span text:style-name="T69">י“להוסיף שבחצר שלו לא </text:span><text:span text:style-name="T70">יחול. </text:span><text:span text:style-name="T71">העיר‛ שכיון שמצאנו ראשונים שאומ‛ שיש קנין רק לגט, נניח כן בכ</text:span><text:span text:style-name="T72">ל ראשונים.</text:span></text:p>
      <text:p text:style-name="P143"><text:span text:style-name="T72">ר</text:span><text:span text:style-name="T31">שב“י יסבור שאין ד“א לראשון או שאפשר לצמצם. </text:span><text:span text:style-name="T73">ק"ק למה אינו חצר שותפים. </text:span><text:span text:style-name="T76">כ‛</text:span><text:span text:style-name="T751"> תורא“ש</text:span><text:span text:style-name="T76"> שיש מד“א שק</text:span><text:span text:style-name="T74">ונים זמ“ז. א"כ, ק“ק ל</text:span><text:span text:style-name="T76">מה מגו‛ וא“מ.</text:span><text:span text:style-name="T74"> </text:span><text:span text:style-name="T75">לכאו‛, אינו כן ממש, אלא דומה, </text:span><text:span text:style-name="T76">ואז הוא כעין מגו‛. עדיין צ“ב. </text:span><text:span text:style-name="T77">אולי גופא ספק הוא אם חצר שותפים מהני לגט. </text:span><text:span text:style-name="T78">לכאו‛, לא יהיה טוב מ“אגיד גביה.“ </text:span><text:span text:style-name="T79">נמצא אז, שמגו‛ ואינו מגו‛ מח‛ ספק. לכאו‛, כן הוא לר"י.</text:span><text:span text:style-name="T755"> </text:span><text:span text:style-name="T87">כ“כ</text:span><text:span text:style-name="T756"> ריטב"א</text:span><text:span text:style-name="T87">.</text:span><text:span text:style-name="T755"> </text:span><text:span text:style-name="T752">תוס‛ </text:span><text:span text:style-name="T80">לא כ‛ כן, שבחוב, כ‛ תוס‛ שלא שייך המע“ה כיון שאינו ספק. </text:span><text:span text:style-name="T753">מהרש“א</text:span><text:span text:style-name="T81"> מק‛ מ</text:span><text:span text:style-name="T82">ת‛ של </text:span><text:span text:style-name="T81">רבה ור“י. </text:span><text:span text:style-name="T83">ת‛ שסוב‛ שמיירי בשזרק לווה תו“ז וחזר. אז, אין ממע“ה. </text:span><text:span text:style-name="T754">פנ“י</text:span><text:span text:style-name="T84"> כ‛ שמהרש“א סובר שזה ביאור תוס‛ (ולכן מק‛ פנ“י שתוס‛ לא משמע כן). </text:span><text:span text:style-name="T754">יש</text:span><text:span text:style-name="T84"> שכ‛ שמהרש“א בא לבאר דין רבה ור“י, ותוס‛ קאי על שאר ציורים.</text:span><text:span text:style-name="T84"><text:note text:id="ftn114" text:note-class="endnote"><text:note-citation>לד</text:note-citation><text:note-body><text:p text:style-name="P170">יל"ד ל"ל ת‛ תוס‛, אז, כמהרש“א.</text:p></text:note-body></text:note></text:span><text:span text:style-name="T84"> </text:span><text:span text:style-name="T85">צ“ב, אז, למה מגו‛ ואינו מגו‛ לתוס‛. </text:span><text:span text:style-name="T757">רע"א </text:span><text:span text:style-name="T88">כ‛ שמג‛ וא“מ הוא שקצת מגו‛ ששליטת שניהם שווה </text:span><text:span text:style-name="T89">ויש סיבות סותרות </text:span><text:span text:style-name="T91">(שתקנה עושה סיבה וסיבה נגדו)</text:span><text:span text:style-name="T89">. </text:span><text:span text:style-name="T90">(באר‛ שאינו אגיד גביה, כיון שאינו ברשותו, אלא במקום של סתירה.) </text:span><text:span text:style-name="T91">מצאנו במק“א מקצת ג‛ וק‛, אבל </text:span><text:span text:style-name="T92">מחו‛ שסתירת סיבות יעשה כן, </text:span><text:span text:style-name="T93">שאם הוא מקצת סיבה, לא די, שצריך סיבה, ואז לא יחול. </text:span><text:span text:style-name="T758">חז“א</text:span><text:span text:style-name="T94"> ו</text:span><text:span text:style-name="T758">ר“ש</text:span><text:span text:style-name="T94"> כ‛ ש</text:span><text:span text:style-name="T95">הוא חלות ספק </text:span><text:span text:style-name="T96">(לא שלא יודעים אם חל, אלא הוא ספק). מדמה לציור שראובן אומר לשנים שמק‛ לאחד מהם שדה, שאם שניהם עושים מעש“ק, שאז אם אין ברירה, יש חלות ספק. </text:span><text:span text:style-name="T97">כמו“כ באר דין אילו אפשר לצמצם. </text:span><text:span text:style-name="T98">(עפ“ז מבאר למה אין להעמיד על חזקה.)</text:span><text:span text:style-name="T98"><text:note text:id="ftn115" text:note-class="endnote"><text:note-citation>לה</text:note-citation><text:note-body><text:p text:style-name="P171">הדרך שבאר רבי את זה הוא שאין חסרון ידיעה. הענין הוא, לכאורה, שצריך ביאור על מה ייתלה. </text:p></text:note-body></text:note></text:span><text:span text:style-name="T98"><text:note text:id="ftn116" text:note-class="endnote"><text:note-citation>לו</text:note-citation><text:note-body><text:p text:style-name="P172">יש להעיר ששם חלוק מכאן, ששם הענין הוא שלשונו יכול להיות קאי על כל אחד מהם. כאן, אינו כן כל כך, שהיה אפשר לומר שיש סיבה למנוע אותו חלות. צריך לומר שמניח שרק נותנים ד"א לאחד מהם, ואז יש ספק לאיזה יבוא. עדיין יש לדון, שאולי הענין הוא שמה שאדם יכול לכנס לתוך דיבור עושה שהדיבור קצת קאי עליו, <text:span text:style-name="T760">ומה שיכול שלא להיות נכנס עושה שיש לו דינים שלא חל</text:span>. כאן, אין דיבור שיהיה עליו.</text:p></text:note-body></text:note></text:span><text:span text:style-name="T98"> </text:span><text:span text:style-name="T99">אולי רק מכוונים לומר שיש חלות כאילו הוא ספק. יש לדון מה יהיה באמת, ולא רק כמה הוא הדין.</text:span></text:p>
      <text:p text:style-name="P144"><text:span text:style-name="T759">רו"ר</text:span><text:span text:style-name="T31"> כ‛ שדינים אלו מדרבנן. </text:span>רי“ד<text:span text:style-name="T31"> </text:span>וחידושים מכת“י <text:span text:style-name="T31">כ‛ במק“א שד"א </text:span><text:span text:style-name="T100">מדאו‛; רי“ד כ‛ שהוא הל“מ, וח“כ מוסיף שאולי נל‛ מהוצאת שבת (ואז מק‛ איך שם יש לשני בנ“א אותם ד"א). שם נל‛ מסברה, ואז לכאו‛ לא נל‛ משם, אלא הוא לאותו סברה של שם. </text:span><text:span text:style-name="T101">כמו"כ כ‛ </text:span><text:span text:style-name="T761">מאי</text:span><text:span text:style-name="T762">ר</text:span><text:span text:style-name="T761">י. </text:span><text:span text:style-name="T102">לכאו‛, המקור יהיה שדומה ליד, ונתרבה כמו חצר. </text:span><text:span text:style-name="T103">לכאו‛, כיון שק‛ נל‛ מג‛, הוא דא‛ בק‛.</text:span></text:p>
      <text:p text:style-name="P145"><text:span text:style-name="T103">ג</text:span><text:span text:style-name="T31">מ‛ אומר שלגיטין אמרו ולא לד"א. לכאו‛, זה רק קאי על ר"י. </text:span><text:span text:style-name="T104">רש"י כ‛ שהוא מפני שהוא בע“כ. </text:span><text:span text:style-name="T763">פנ“י</text:span><text:span text:style-name="T104"> כ‛ שרש"י משמע שאף זה מדאו‛. </text:span><text:span text:style-name="T105">א"כ, לא נל‛ מד"א של שבת.</text:span></text:p>
      <text:p text:style-name="P146">רש"י <text:span text:style-name="T31">מפ‛ ששיטת שמואל הוא ביאור במשנה. </text:span>גמ‛<text:span text:style-name="T31"> לקמן דן בד"א בשיטת רב יהודה. </text:span><text:span text:style-name="T764">ר"ן </text:span><text:span text:style-name="T106">כ‛ ששמואל מחדש קנין כשאין </text:span><text:span text:style-name="T107">קד“</text:span><text:span text:style-name="T106">א, </text:span><text:span text:style-name="T108">כרה“ר. </text:span><text:span text:style-name="T109">מפ‛ כן במשנה שאומ‛ ר"ה.</text:span><text:span text:style-name="T111"> כלאו‛, צ"ל שחול‛ על ר"י.</text:span><text:span text:style-name="T699"> </text:span><text:span text:style-name="T700">כת"י</text:span><text:span text:style-name="T112"> כ‛ שתשוח חזק מד"א, </text:span><text:span text:style-name="T113">וקונה אף אם בא לד"א קודם, </text:span><text:span text:style-name="T114">שמפקיע ד"א שלו. </text:span><text:span text:style-name="T115">ק"ק, שסובר שד"א דאו‛. </text:span><text:span text:style-name="T116">דין תשוח לכא‛ מדרבנן.</text:span><text:span text:style-name="T116"><text:note text:id="ftn117" text:note-class="endnote"><text:note-citation>לז</text:note-citation><text:note-body><text:p text:style-name="P173">אולי מה שד"א תלוי במי בא קודם הוא דין דרבנן <text:span text:style-name="T767">(ומדאו‛, הוא כעין רשות שבת, שיכו"ל לשני בנ"א)</text:span>. לא נ‛ כן, שק‛ למה יתקנו כן. <text:span text:style-name="T766">אולי מדא‛ אין אחד קונה.</text:span></text:p></text:note-body></text:note></text:span><text:span text:style-name="T116"> </text:span><text:span text:style-name="T117">אפשר שמדאו‛ רק נעשה של </text:span><text:span text:style-name="T118">אשה, </text:span><text:span text:style-name="T119">אבל לא נ‛ כן מפשטו השני למה הוא מדא‛.</text:span><text:span text:style-name="T109"> </text:span></text:p>
      <text:p text:style-name="P147"><text:span text:style-name="T691">רא"ש </text:span><text:span text:style-name="T371">כ‛ ששמואל מחדש דין, ולא מפ‛. </text:span><text:span text:style-name="T692">רמב"ם </text:span><text:span text:style-name="T372">מבואר כן, שמז‛ ד"א </text:span><text:span text:style-name="T373">ו</text:span><text:span text:style-name="T372">שמירה (אולי). </text:span><text:span text:style-name="T374">א"כ, משנה הוא כר"י, וד"א הוא דין. </text:span><text:span text:style-name="T375">גם כ‛ כ</text:span><text:span text:style-name="T693">שמואל</text:span><text:span text:style-name="T375">. </text:span><text:span text:style-name="T693">רשב"א </text:span><text:span text:style-name="T375">כ‛ שרמב"ם סותר א"ע. לכ‛, הוא שאומ‛ שמגו‛ בשמירה, וגם כ‛ כשמואל; </text:span><text:span text:style-name="T376">ומפ‛ שדין שמואל הוא רק בציור מיוחד</text:span><text:span text:style-name="T375">.</text:span><text:span text:style-name="T694"> </text:span><text:span text:style-name="T695">ר"ן</text:span><text:span text:style-name="T765"> </text:span><text:span text:style-name="T110">כ‛ ברמב"ם</text:span><text:span text:style-name="T765"> </text:span><text:span text:style-name="T376">שכ‛ שאחר דין שמואל, אין ר"י קיים.</text:span><text:span text:style-name="T376"><text:note text:id="ftn118" text:note-class="footnote"><text:note-citation>81</text:note-citation><text:note-body><text:p text:style-name="P174">יש מילים בר"ן שםה ב[ ]. בדר"כ, זה אומר שהיו מילים שלא היו בכת"י, אבל חשבו שהוא מסתבר.</text:p></text:note-body></text:note></text:span><text:span text:style-name="T376"> </text:span><text:span text:style-name="T377">ב[ ], אומר שקרוב לה מגו‛, וקרו"לו, לא מגו‛. </text:span><text:span text:style-name="T378">לאח"ז, סותר זה. כ"כ רשב"א. </text:span><text:span text:style-name="T379">רמב"ם שלנו לא כ‛ כן, אלא קרו"ל אינה מג‛. אם ר"ן גו‛ כן, צ‛ לשנות רק ”לה“ ל“לו,“ ולא להוסיף ”מגו‛, וקרוב לה.“ </text:span><text:span text:style-name="T380">ממה שרמב"ם מביא דין ר"י ולא שמואל בק‛, רואים שלא מפ‛ משנה.</text:span><text:span text:style-name="T381"> אם מפ‛ משנה, חול‛ בדין על ר", </text:span><text:span text:style-name="T383">שאין מקור חוץ ממשנה</text:span><text:span text:style-name="T381">. </text:span><text:span text:style-name="T382">כ‛ </text:span><text:span text:style-name="T696">ראשונים </text:span><text:span text:style-name="T382">שאם חולק, יהיה הל‛ כר"י. אולי כיון שמאריך בחומרות שאמר, הל‛ כמותו. </text:span><text:span text:style-name="T384">רא"ש כ‛ ששמואל רק הוס‛ חומ‛ </text:span><text:span text:style-name="T386">(לכאו‛, היה גז‛ דרבנן. בכל זמן שמתק</text:span><text:span text:style-name="T388">ן</text:span><text:span text:style-name="T386"> אמורא, יל"ד מה </text:span><text:span text:style-name="T387">עשה)</text:span><text:span text:style-name="T384">.</text:span><text:span text:style-name="T385"> </text:span><text:span text:style-name="T389">רמב"ם מפ‛ ש“את לא תעביד“ הוא רק לכת‛. לרא"ש, </text:span><text:span text:style-name="T390">יל"ד אם</text:span><text:span text:style-name="T389"> ”תשוח“ הוא </text:span><text:span text:style-name="T390">גכ“כ. </text:span><text:span text:style-name="T385">מפ‛ שהח‛ על ד"א ועל שמירה. </text:span><text:span text:style-name="T391">מפ‛ שבד"א, </text:span><text:span text:style-name="T392">מייירי משנה ששניהם שם (שאל"ה, א"צ לדון בקרוב לו, אלא אין קרו“לה). </text:span><text:span text:style-name="T393">רק </text:span><text:span text:style-name="T392">ע</text:span><text:span text:style-name="T394">ל ציור של משנה</text:span><text:span text:style-name="T392"> (שהיא קדמה) מח‛ שמואל, </text:span><text:span text:style-name="T393">שלא פשוט מי קדם. </text:span><text:span text:style-name="T395">על שמירה, ג"כ, לא היה קל להבחין, ואז הח‛. </text:span><text:span text:style-name="T396">הק‛ </text:span><text:span text:style-name="T697">ק"נ </text:span><text:span text:style-name="T396">שתשוח לא מתקן, שיכו“ל שש</text:span><text:span text:style-name="T397">ניהם ישוחו</text:span><text:span text:style-name="T396">, ולא נדע מי קדם. אולי תקן מה שיכול לתקן, ולא היה יכול לתקן עוד. </text:span><text:span text:style-name="T398">יותר ק‛</text:span><text:span text:style-name="T397"> איך תשוח ותטלנו מהני, שעדיין אולי בא לד"א קודם. </text:span><text:span text:style-name="T698">פוס‛</text:span><text:span text:style-name="T399"> מרמזים לומר שבתשוח, יכולה לשמור. אז, אף אם בא לד"א ראשון, חל. </text:span><text:span text:style-name="T400">נמצא שיכולה לשמור דוחה ד"א שלו. </text:span></text:p>
      <text:p text:style-name="P148"><text:span text:style-name="T768">רמב"ם </text:span><text:span text:style-name="T120">כ‛ שכשאומר לשון ”פסול“ הוא פסול מדרבנן, ואז רק לכת‛ לא תנשא. </text:span><text:span text:style-name="T121">כשאומר ”ספק ג‛“ הוא ספק דאו‛, </text:span><text:span text:style-name="T122">ואם ניסת תצא. </text:span><text:span text:style-name="T123">מגו‛ ר"ל מגו‛, וא"מ ר"ל </text:span><text:span text:style-name="T156">dfs</text:span><text:span text:style-name="T123">א"מ. </text:span><text:span text:style-name="T124">רמב"ם יש לו ציור של כ"א כאן. לא פשוט מה אומר על מה. </text:span><text:span text:style-name="T769">מג"מ </text:span><text:span text:style-name="T124">מביא כמה פשטים </text:span><text:span text:style-name="T125">ודוחם. </text:span><text:span text:style-name="T126">כ‛שסובר ששמואל רק מחמיר </text:span><text:span text:style-name="T127">על משנה. </text:span><text:span text:style-name="T129">סובר שאומר שמואל</text:span><text:span text:style-name="T128"> כר"י, אלא שאם לא תשוח, הוא ספק, </text:span><text:span text:style-name="T130">ו</text:span><text:span text:style-name="T128">אם יכולה לשוח, הוא פסול. </text:span><text:span text:style-name="T131">כמוכ"כ ר"ן. </text:span><text:span text:style-name="T132">כ‛ שהוא רחוק קצת (צ"ב למה), ופי‛ עוד צד. </text:span><text:span text:style-name="T144">העיר‛ שכ‛ דין ”</text:span><text:span text:style-name="T145">עד </text:span><text:span text:style-name="T155">שיגיע לידה</text:span><text:span text:style-name="T145">“</text:span><text:span text:style-name="T144"> אף בד"א, </text:span><text:span text:style-name="T146">ושם לא מחלק בין בתוך כש"ת. </text:span><text:span text:style-name="T147">ק"ק ל"ל, </text:span><text:span text:style-name="T148">שאז נמצא שקאי על שני ציורים, ולא בשווה.</text:span><text:span text:style-name="T148"><text:note text:id="ftn119" text:note-class="endnote"><text:note-citation>לח</text:note-citation><text:note-body><text:p text:style-name="P176">אולי אמר רק באחד, ולמד רמב"ם מאותו אחד לשני, אבל ידע שיש ללמוד כן רק בזה ולא בזה. וצריך ביאור למה. <text:span text:style-name="T772">ויש להעיר שאולי צריכים לומר סברה שיעשה כעין זה בין כך ובין כך, אם נפרש שסבר שכן אומרים המילים (שלמה יפרש כך), ואז אולי טוב לומר כך </text:span><text:span text:style-name="T773">כדי לבאר לשון שמואל.</text:span></text:p></text:note-body></text:note></text:span></text:p>
      <text:p text:style-name="P148"><text:span text:style-name="T132"><text:s/>כל שיכולה לשמור אינו ספק, </text:span><text:span text:style-name="T133">וכשאומר, ”עד שתשוח,“ שמשמע שרק אז פסול, הוא </text:span><text:span text:style-name="T134">בציורי מחצה ע"מ. </text:span><text:span text:style-name="T135">כ‛ שהוא דחוק. </text:span><text:span text:style-name="T136">זה, שמואל מוס‛ קולא. </text:span><text:span text:style-name="T137">(העיר‛ שלא משמע שבא להקל.) </text:span></text:p>
      <text:p text:style-name="P148"><text:span text:style-name="T770">רשב"א </text:span><text:span text:style-name="T137"><text:s/>מפ‛ ששמואל </text:span><text:span text:style-name="T138">מחמיר, אבל רק אם רק בא לד"א אחריה. </text:span><text:span text:style-name="T139">מג"מ מק‛ שגמ‛ לא דן בציור זה. על"ע שת‛ לזה, שזהו הציור של ”</text:span><text:span text:style-name="T140">קרוב לו,“ שבא הוא קדם, ואז יש לומר אותו גם לציור של קרוב לה. ותחשב. </text:span><text:span text:style-name="T141"><text:s/>העיר‛ שלא מז‛ רמב"ם שום דינו של ר"י. משמע שלא חל בקרוב לה כ"א אם יכול לשוח. זה נגד רשב"א. </text:span><text:span text:style-name="T142">יש גורסים ”קרוב לה.“ </text:span><text:span text:style-name="T143">העיר‛ שמה שלא מז‛ מהו קרוב לה הוא מבאר כשאמר ש“תשוח….“ </text:span><text:span text:style-name="T771">ריטב"א של כת"י </text:span><text:span text:style-name="T401">כ‛ כרש"י, אלא ששמואל מוסיף </text:span><text:soft-page-break/><text:span text:style-name="T402">לה על ד"א שלו (שקדם). רמב"ם כ‛ בפי‛ נג"ז. </text:span><text:span text:style-name="T403">לכא‛, לשיטתו הוא, שכת"י סובר שמשנה לא מפרש ד"א. א"כ משנה אומר שתשוח מהני; כיון שמתקנת משנה הוא, יותר מסתבר שיחול. </text:span><text:span text:style-name="T404">רמב"ם חול‛ לשיטתו, </text:span><text:span text:style-name="T405">שרק מוסיף חומרות.</text:span><text:span text:style-name="T405"><text:note text:id="ftn120" text:note-class="endnote"><text:note-citation>לט</text:note-citation><text:note-body><text:p text:style-name="P175">יש להעיר שברא“ש מניחים שכדי שתשוח קונה יותר מד"א, אבל זה מדין שמירה. ותחשב.</text:p></text:note-body></text:note></text:span></text:p>
      <text:p text:style-name="P149"><text:span text:style-name="T701">אבנ"מ</text:span><text:span text:style-name="T690"> </text:span><text:span text:style-name="T370">כ‛ שתשוח רק </text:span><text:span text:style-name="T406">מב</text:span><text:span text:style-name="T370">אר מה ד"א. </text:span><text:span text:style-name="T690">רמב"ם </text:span><text:span text:style-name="T370">משמע </text:span><text:span text:style-name="T31">שצ"ל בתוך ד"א שהוא כחצר. אז, צ"ל שאינו ד"א רחוק ממנה; אז, צ"ל </text:span><text:span text:style-name="T149">פחות, והוא </text:span><text:span text:style-name="T31">שתשוח.</text:span><text:span text:style-name="T31"><text:note text:id="ftn121" text:note-class="endnote"><text:note-citation>מ</text:note-citation><text:note-body><text:p text:style-name="P177">זה מוזר, שלכאורה, צריך להיות בד"א שלה, והרי היא שם, ולא שהיא בתוך ובצד חפץ של הגט. וצריך ביאור. <text:span text:style-name="T774">ונראה שעושה שצ"ל בתוך ד"א המתחילות ממנה. לא הבנתי, אז, איך לעולם תהיה שם.</text:span></text:p></text:note-body></text:note></text:span><text:span text:style-name="T31"> </text:span><text:span text:style-name="T150">הק‛ </text:span><text:span text:style-name="T774">דבר"י </text:span><text:span text:style-name="T150">ש</text:span><text:span text:style-name="T774">אבנ"מ</text:span><text:span text:style-name="T151"> עצמו כ‛ שרק צ"ל קרוב, ולא עומד בתוך.</text:span></text:p>
      <text:p text:style-name="P150"><text:span text:style-name="T151">ה</text:span><text:span text:style-name="T31">עיר‛ שמסתמא יהיה המשיחה חזק די, שאל"ה למה ייתן בו משיחה.</text:span></text:p>
      <text:p text:style-name="P185">תוס<text:span text:style-name="T31">‛ כ‛ שהוא כעין טל"ג. </text:span>רשב"א<text:span text:style-name="T31"> כ‛ שהוא כאילו גזלו ממנו </text:span><text:span text:style-name="T154">(ר"ל שגט צ‛ לראות כאילו נתן)</text:span><text:span text:style-name="T31">. </text:span><text:span text:style-name="T152">העיר‛ על תוס‛ שלכאו‛ בא מידו, </text:span><text:span text:style-name="T153">ואינו כטל"ג.</text:span><text:span text:style-name="T153"><text:note text:id="ftn122" text:note-class="endnote"><text:note-citation>מא</text:note-citation><text:note-body><text:p text:style-name="P178">יש לומר שכאן יש לו די עד שהוא אגיד גביה, אבל לא די להחשיב שהוא בא ממנו, שאינו ברשותו כל כך (שיש לו רק משיחה, ועוד שהיא גם כן יכולה לנתק).</text:p></text:note-body></text:note></text:span><text:span text:style-name="T153"> </text:span><text:span text:style-name="T159">אולי ל"ד הוא.</text:span><text:span text:style-name="T153"> </text:span><text:span text:style-name="T158">גם העיר‛ ש</text:span><text:span text:style-name="T157">ההגדרה </text:span><text:span text:style-name="T158">לדין זה </text:span><text:span text:style-name="T157">קשה, שיהיה כעין שלפתו מאחריו.</text:span><text:span text:style-name="T157"><text:note text:id="ftn0" text:note-class="footnote"><text:note-citation>82</text:note-citation><text:note-body><text:p text:style-name="P184">אמר‛ שיש לומדות שיש לומר כאן, וכשהיה צעיר היה אומר כן, אבל עכשיו לא רוצה לומר כן, ואינו חושב שהוא נכון.</text:p></text:note-body></text:note></text:span><text:span text:style-name="T157"> </text:span><text:span text:style-name="T160">לכאו‛, הגדר הוא שצ‛ ששניהם עוסקים בחד ענין, </text:span><text:span text:style-name="T161">ושנותן לה באופן רגיל, </text:span><text:span text:style-name="T162">שאז היא רק מוספת על נתינתו, אבל עדיין הנתינה הוא נתינתו.</text:span></text:p>
      <text:p text:style-name="P187"><text:span text:style-name="T775">ט</text:span>ור<text:span text:style-name="T31"> כ‛ כתוס‛, אבל כ‛ שאם אוחז בקצה הגט, ונותן לה קצה שני, והיא אוחזת בה, מגו‛. מק‛ </text:span>ב"י<text:span text:style-name="T31"> שהוא סתירה. </text:span><text:span text:style-name="T776">ב"ח </text:span><text:span text:style-name="T163">מק‛ על ב"י. נ‛ שדנים בציורים חלוקים, שב"י סובר שדנים באוחזת בקצה שני, אבל ב"ח דן בציור שלקחה את הגט ממנו, ואז אינו אוחז בו. </text:span><text:span text:style-name="T164">אז, הח‛ הוא רק שאף שלקחה מעצמה, חל. </text:span><text:span text:style-name="T777">רמ"א </text:span><text:span text:style-name="T165">ת‛ לק‛ ב"י שכשלא מג‛, לא גלה שרוצה שתאחז, </text:span><text:span text:style-name="T166">וחוששים שרוצה נייר. כשמג‛, גלה דעתו. </text:span><text:span text:style-name="T167">העיר‛ שאפשר שכיון שנותן לה גט, ואין משיחה שאוחז בה, אלא אוחז בקצתו, אולי א"צ דבור, שפשוט שרוצה שתאחז בה. </text:span><text:span text:style-name="T168">חי‛ זה הוא שאם גילה דעת, אז עושה תחילת אותו נתינה; אם לא גלה, אינו חד נתינה. </text:span><text:span text:style-name="T170">(</text:span><text:span text:style-name="T778">יש</text:span><text:span text:style-name="T169"> שמק‛ שסתום. עפמש"א, אינו ק‛.</text:span><text:span text:style-name="T170">) </text:span><text:span text:style-name="T779">רשב"א </text:span><text:span text:style-name="T171">כ‛ שלר"ת לא יחל אף אם מגלה דעת (שמבאר שהחול‛ חול‛ כיון שגלה דעת). </text:span><text:span text:style-name="T173">אפשר שהוא מפני</text:span><text:span text:style-name="T171"> </text:span><text:span text:style-name="T172">שאין למעשה צורה של ענין אחד. אז, עדיין יכולים להיות מודה לטור</text:span><text:span text:style-name="T171">.</text:span><text:span text:style-name="T171"><text:note text:id="ftn123" text:note-class="endnote"><text:note-citation>מב</text:note-citation><text:note-body><text:p text:style-name="P183">יש לדון, שאולי חולקים אם נחשב גילוי דעת. מסתמא, צריך לראות הלשון כדי לדעת מה יותר מדוייק.</text:p></text:note-body></text:note></text:span><text:span text:style-name="T171"> </text:span><text:span text:style-name="T174">(אבל רמ"א סובר שגל"ד מהני.) ת‛ ר‛ לסתרת ב"י שאולי צ‛ צורה של נתינה, </text:span><text:span text:style-name="T175">והוא כן אם הוא אחז קצה אחר של גט, ולא אם אחז משיחה. </text:span><text:span text:style-name="T780">ב"י</text:span><text:span text:style-name="T176"> כ‛ צד שאם מפיל משיחה </text:span><text:span text:style-name="T178">אחר שאחזה בידה</text:span><text:span text:style-name="T176">, מגו‛. </text:span><text:span text:style-name="T177">כ‛ ש</text:span><text:span text:style-name="T781">ראשונים</text:span><text:span text:style-name="T177"> אומ‛ נג"ז. </text:span><text:span text:style-name="T178">צ"ב מה לנו בהפלת משיחה, שכבר אחזה עד שלא יכול להביא אצלו. אז, אינו נותן. אולי הפלתו הוא שום סימן. ק‛ שאולי מפיל רק כיון שכבר אחזה.</text:span></text:p>
      <text:p text:style-name="P186">ראשונים<text:span text:style-name="T31"> מביאים ש</text:span>ר“י <text:span text:style-name="T31">חולק על ר"ת. </text:span>ק"נ <text:span text:style-name="T31">אומר שהוא ר"י חלוק, או שחזר לחלוק </text:span><text:span text:style-name="T157">(ע"פ מס‛ תוס‛).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ekorot-Vilna" svg:font-family="Mekorot-Vilna" style:font-pitch="variable"/>
    <style:font-face style:name="Mekorot-Vilna1" svg:font-family="Mekorot-Vilna" style:font-adornments="Viln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ofar" svg:font-family="Shofar"/>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Shofar" style:font-family-complex="Shofar" style:language-complex="zxx" style:country-complex="none"/>
    </style:style>
    <style:style style:name="Footnote" style:family="paragraph" style:parent-style-name="Standard" style:class="extra">
      <style:paragraph-properties fo:margin-left="0.2362in" fo:margin-right="0in" fo:text-align="end" style:justify-single-word="false" fo:text-indent="-0.2362in" style:auto-text-indent="false" text:number-lines="false" text:line-number="0" style:writing-mode="rl-tb"/>
      <style:text-properties fo:font-size="10pt" style:font-size-asian="10pt" style:font-name-complex="Mekorot-Vilna1" style:font-family-complex="Mekorot-Vilna" style:font-style-name-complex="Vilna" style:font-pitch-complex="variable" style:font-size-complex="10pt" style:font-weight-complex="bold"/>
    </style:style>
    <style:style style:name="Endnote" style:family="paragraph" style:parent-style-name="Standard" style:class="extra">
      <style:paragraph-properties fo:margin-left="0.2362in" fo:margin-right="0in" fo:text-align="end" style:justify-single-word="false" fo:text-indent="-0.2362in" style:auto-text-indent="false" text:number-lines="false" text:line-number="0" style:writing-mode="rl-tb"/>
      <style:text-properties fo:font-size="10pt" style:font-size-asian="10pt" style:font-name-complex="Mekorot-Vilna1" style:font-family-complex="Mekorot-Vilna" style:font-style-name-complex="Vilna"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95in" style:type="center"/>
          <style:tab-stop style:position="7.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 style:num-format="א, י, ק, ..." text:start-value="0"/>
    <text:linenumbering-configuration text:style-name="Line_20_numbering" style:num-format="1" text:number-position="right" text:increment="5"/>
  </office:styles>
  <office:automatic-styles>
    <style:page-layout style:name="Mpm1">
      <style:page-layout-properties fo:page-width="8.5in" fo:page-height="11in" style:num-format="1" style:print-orientation="portrait" fo:margin-top="0.2in" fo:margin-bottom="0.2in" fo:margin-left="0.2in" fo:margin-right="0.2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138in" style:distance-before-sep="0.0402in" style:distance-after-sep="0.0402in" style:line-style="dash" style:adjustment="right" style:rel-width="65%" style:color="#000000"/>
      </style:page-layout-properties>
      <style:header-style/>
      <style:footer-style/>
    </style:page-layout>
    <style:page-layout style:name="Mpm2">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12:30:05.450000000</meta:creation-date>
    <dc:date>2022-12-29T18:44:13.055000000</dc:date>
    <meta:editing-duration>P6DT21H31M18S</meta:editing-duration>
    <meta:editing-cycles>838</meta:editing-cycles>
    <meta:generator>LibreOffice/7.3.2.2$Windows_X86_64 LibreOffice_project/49f2b1bff42cfccbd8f788c8dc32c1c309559be0</meta:generator>
    <meta:document-statistic meta:table-count="0" meta:image-count="0" meta:object-count="0" meta:page-count="9" meta:paragraph-count="207" meta:word-count="8408" meta:character-count="42367" meta:non-whitespace-character-count="34132"/>
  </office:meta>
</office:document-meta>
</file>